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content.xml" manifest:media-type="text/xml"/>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styles.xml" manifest:media-type="text/xml"/>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3" manifest:media-type=""/>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2" style:family="table">
      <style:table-properties style:width="13.704cm" table:align="margins" style:writing-mode="lr-tb"/>
    </style:style>
    <style:style style:name="Table2.A" style:family="table-column">
      <style:table-column-properties style:column-width="1.956cm" style:rel-column-width="9354*"/>
    </style:style>
    <style:style style:name="Table2.B" style:family="table-column">
      <style:table-column-properties style:column-width="1.958cm" style:rel-column-width="9363*"/>
    </style:style>
    <style:style style:name="Table2.C" style:family="table-column">
      <style:table-column-properties style:column-width="3.646cm" style:rel-column-width="17436*"/>
    </style:style>
    <style:style style:name="Table2.D" style:family="table-column">
      <style:table-column-properties style:column-width="1.249cm" style:rel-column-width="5972*"/>
    </style:style>
    <style:style style:name="Table2.E" style:family="table-column">
      <style:table-column-properties style:column-width="2.937cm" style:rel-column-width="14045*"/>
    </style:style>
    <style:style style:name="Table2.F" style:family="table-column">
      <style:table-column-properties style:column-width="1.958cm" style:rel-column-width="9365*"/>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3" style:family="table">
      <style:table-properties style:width="12.437cm" table:align="margins" style:writing-mode="lr-tb"/>
    </style:style>
    <style:style style:name="Table3.A" style:family="table-column">
      <style:table-column-properties style:column-width="2.064cm" style:rel-column-width="10874*"/>
    </style:style>
    <style:style style:name="Table3.B" style:family="table-column">
      <style:table-column-properties style:column-width="1.487cm" style:rel-column-width="7835*"/>
    </style:style>
    <style:style style:name="Table3.C" style:family="table-column">
      <style:table-column-properties style:column-width="1.702cm" style:rel-column-width="8969*"/>
    </style:style>
    <style:style style:name="Table3.D" style:family="table-column">
      <style:table-column-properties style:column-width="1.852cm" style:rel-column-width="9759*"/>
    </style:style>
    <style:style style:name="Table3.E" style:family="table-column">
      <style:table-column-properties style:column-width="1.776cm" style:rel-column-width="9359*"/>
    </style:style>
    <style:style style:name="Table3.G" style:family="table-column">
      <style:table-column-properties style:column-width="1.78cm" style:rel-column-width="9380*"/>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Table1" style:family="table">
      <style:table-properties style:width="12.437cm" table:align="margins" style:writing-mode="lr-tb"/>
    </style:style>
    <style:style style:name="Table1.A" style:family="table-column">
      <style:table-column-properties style:column-width="2.041cm" style:rel-column-width="10756*"/>
    </style:style>
    <style:style style:name="Table1.B" style:family="table-column">
      <style:table-column-properties style:column-width="1.796cm" style:rel-column-width="9465*"/>
    </style:style>
    <style:style style:name="Table1.C" style:family="table-column">
      <style:table-column-properties style:column-width="1.596cm" style:rel-column-width="8415*"/>
    </style:style>
    <style:style style:name="Table1.D" style:family="table-column">
      <style:table-column-properties style:column-width="1.789cm" style:rel-column-width="9428*"/>
    </style:style>
    <style:style style:name="Table1.E" style:family="table-column">
      <style:table-column-properties style:column-width="1.616cm" style:rel-column-width="8518*"/>
    </style:style>
    <style:style style:name="Table1.F" style:family="table-column">
      <style:table-column-properties style:column-width="1.764cm" style:rel-column-width="9298*"/>
    </style:style>
    <style:style style:name="Table1.G" style:family="table-column">
      <style:table-column-properties style:column-width="1.833cm" style:rel-column-width="9655*"/>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635cm" fo:text-indent="0cm" style:auto-text-indent="false"/>
    </style:style>
    <style:style style:name="P2" style:family="paragraph" style:parent-style-name="TitleCIT">
      <style:paragraph-properties fo:margin-left="0cm" fo:margin-right="0cm" fo:text-indent="0cm" style:auto-text-indent="false"/>
    </style:style>
    <style:style style:name="P3" style:family="paragraph" style:parent-style-name="Standard">
      <style:paragraph-properties fo:padding="0cm" fo:border="none"/>
    </style:style>
    <style:style style:name="P4" style:family="paragraph" style:parent-style-name="AuthorsCIT">
      <style:paragraph-properties fo:text-align="start" style:justify-single-word="false"/>
    </style:style>
    <style:style style:name="P5" style:family="paragraph" style:parent-style-name="Standard">
      <style:paragraph-properties fo:margin-left="0cm" fo:margin-right="0cm" fo:text-align="justify" style:justify-single-word="false" fo:text-indent="0.801cm" style:auto-text-indent="false"/>
      <style:text-properties fo:font-size="11pt"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cm" fo:margin-right="0cm" fo:text-align="justify" style:justify-single-word="false" fo:text-indent="0.801cm" style:auto-text-indent="false"/>
      <style:text-properties fo:font-size="11pt" officeooo:paragraph-rsid="003a8ec9" style:font-size-asian="11pt" style:font-size-complex="11pt"/>
    </style:style>
    <style:style style:name="P8" style:family="paragraph" style:parent-style-name="Standard">
      <style:paragraph-properties fo:margin-left="0cm" fo:margin-right="0cm" fo:text-align="justify" style:justify-single-word="false" fo:text-indent="0cm" style:auto-text-indent="false"/>
      <style:text-properties fo:font-size="11pt" officeooo:paragraph-rsid="007075a0" style:font-size-asian="11pt" style:font-size-complex="11pt"/>
    </style:style>
    <style:style style:name="P9" style:family="paragraph" style:parent-style-name="Standard">
      <style:paragraph-properties fo:margin-left="0cm" fo:margin-right="0cm" fo:text-align="justify" style:justify-single-word="false" fo:text-indent="0cm" style:auto-text-indent="false"/>
      <style:text-properties fo:font-size="11pt" officeooo:paragraph-rsid="0071692f"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text-properties fo:font-size="11pt" officeooo:paragraph-rsid="0074603e" style:font-size-asian="11pt" style:font-size-complex="11pt"/>
    </style:style>
    <style:style style:name="P11" style:family="paragraph" style:parent-style-name="Standard">
      <style:paragraph-properties fo:margin-left="0cm" fo:margin-right="0cm" fo:text-align="justify" style:justify-single-word="false" fo:text-indent="0cm" style:auto-text-indent="false"/>
      <style:text-properties fo:font-size="11pt" officeooo:rsid="00682ad0" officeooo:paragraph-rsid="00698716" style:font-size-asian="11pt" style:font-size-complex="11pt"/>
    </style:style>
    <style:style style:name="P12" style:family="paragraph" style:parent-style-name="Standard">
      <style:paragraph-properties fo:margin-left="0cm" fo:margin-right="0cm" fo:text-align="justify" style:justify-single-word="false" fo:text-indent="0cm" style:auto-text-indent="false"/>
      <style:text-properties fo:font-size="11pt" officeooo:rsid="006b79c8" officeooo:paragraph-rsid="006b79c8" style:font-size-asian="11pt" style:font-size-complex="11pt"/>
    </style:style>
    <style:style style:name="P13" style:family="paragraph" style:parent-style-name="Table">
      <style:paragraph-properties fo:text-align="center" style:justify-single-word="false" fo:keep-with-next="always"/>
      <style:text-properties fo:font-size="11pt" officeooo:paragraph-rsid="007050b8" style:font-size-asian="11pt" style:font-size-complex="11pt"/>
    </style:style>
    <style:style style:name="P14" style:family="paragraph" style:parent-style-name="Figure">
      <style:paragraph-properties fo:text-align="center" style:justify-single-word="false"/>
      <style:text-properties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fo:font-size="11pt" fo:font-style="normal" officeooo:rsid="0068e217" officeooo:paragraph-rsid="006b79c8" style:font-size-asian="11pt" style:font-style-asian="normal" style:font-size-complex="11pt" style:font-style-complex="normal"/>
    </style:style>
    <style:style style:name="P16" style:family="paragraph" style:parent-style-name="TitleCIT">
      <style:paragraph-properties fo:margin-left="0cm" fo:margin-right="0cm" fo:text-indent="0cm" style:auto-text-indent="false"/>
      <style:text-properties fo:language="bg" fo:country="BG"/>
    </style:style>
    <style:style style:name="P17" style:family="paragraph" style:parent-style-name="Standard">
      <style:text-properties officeooo:paragraph-rsid="001f7cf9"/>
    </style:style>
    <style:style style:name="P18" style:family="paragraph" style:parent-style-name="AbstractCIT">
      <style:text-properties officeooo:paragraph-rsid="00508a0b"/>
    </style:style>
    <style:style style:name="P19" style:family="paragraph" style:parent-style-name="Table_20_Contents">
      <style:text-properties officeooo:rsid="0071692f" officeooo:paragraph-rsid="0071692f"/>
    </style:style>
    <style:style style:name="P20" style:family="paragraph" style:parent-style-name="Table_20_Contents">
      <style:text-properties officeooo:rsid="007075a0" officeooo:paragraph-rsid="007075a0"/>
    </style:style>
    <style:style style:name="P21" style:family="paragraph" style:parent-style-name="Table_20_Contents">
      <style:text-properties officeooo:rsid="0073345f" officeooo:paragraph-rsid="0073345f"/>
    </style:style>
    <style:style style:name="P22" style:family="paragraph" style:parent-style-name="Table_20_Contents">
      <style:text-properties officeooo:rsid="0074603e" officeooo:paragraph-rsid="0074603e"/>
    </style:style>
    <style:style style:name="P23" style:family="paragraph" style:parent-style-name="Table_20_Contents">
      <style:text-properties officeooo:paragraph-rsid="006f1018" style:font-size-complex="11pt"/>
    </style:style>
    <style:style style:name="P24" style:family="paragraph" style:parent-style-name="Table_20_Contents">
      <style:text-properties officeooo:rsid="006eed73" officeooo:paragraph-rsid="006f1018" style:font-size-complex="11pt"/>
    </style:style>
    <style:style style:name="P25" style:family="paragraph" style:parent-style-name="Table_20_Contents">
      <style:text-properties officeooo:rsid="006eed73" officeooo:paragraph-rsid="0074c444" style:font-size-complex="11pt"/>
    </style:style>
    <style:style style:name="P26" style:family="paragraph" style:parent-style-name="Table_20_Contents">
      <style:paragraph-properties fo:text-align="center" style:justify-single-word="false"/>
      <style:text-properties officeooo:rsid="006eed73" officeooo:paragraph-rsid="0074c444" style:font-size-complex="11pt"/>
    </style:style>
    <style:style style:name="P27" style:family="paragraph" style:parent-style-name="Table_20_Contents">
      <style:text-properties officeooo:rsid="006f1018" officeooo:paragraph-rsid="006f1018" style:font-size-complex="11pt"/>
    </style:style>
    <style:style style:name="P28" style:family="paragraph" style:parent-style-name="Table_20_Contents">
      <style:text-properties officeooo:rsid="006f1018" officeooo:paragraph-rsid="0074c444" style:font-size-complex="11pt"/>
    </style:style>
    <style:style style:name="P29" style:family="paragraph" style:parent-style-name="Table_20_Contents">
      <style:text-properties officeooo:rsid="0074603e" officeooo:paragraph-rsid="0074603e" style:font-size-complex="11pt"/>
    </style:style>
    <style:style style:name="P30" style:family="paragraph" style:parent-style-name="Table_20_Contents">
      <style:text-properties officeooo:rsid="0074c444" officeooo:paragraph-rsid="0074c444" style:font-size-complex="11pt"/>
    </style:style>
    <style:style style:name="P31" style:family="paragraph" style:parent-style-name="Table_20_Contents">
      <style:text-properties officeooo:rsid="0075bb59" officeooo:paragraph-rsid="0075bb59" style:font-size-complex="11pt"/>
    </style:style>
    <style:style style:name="P32" style:family="paragraph" style:parent-style-name="Table_20_Contents">
      <style:text-properties officeooo:rsid="0076c016" officeooo:paragraph-rsid="0076c016" style:font-size-complex="11pt"/>
    </style:style>
    <style:style style:name="P33" style:family="paragraph" style:parent-style-name="Table_20_Contents">
      <style:text-properties officeooo:rsid="0076e025" officeooo:paragraph-rsid="0076e025" style:font-size-complex="11pt"/>
    </style:style>
    <style:style style:name="P34" style:family="paragraph" style:parent-style-name="Table_20_Contents">
      <style:text-properties officeooo:rsid="0078ed47" officeooo:paragraph-rsid="0078ed47" style:font-size-complex="11pt"/>
    </style:style>
    <style:style style:name="P35" style:family="paragraph" style:parent-style-name="TextAfterSubtitleCIT">
      <style:text-properties officeooo:paragraph-rsid="0045d479"/>
    </style:style>
    <style:style style:name="P36" style:family="paragraph" style:parent-style-name="Table_20_Contents">
      <style:text-properties officeooo:rsid="007d0689" officeooo:paragraph-rsid="007d0689" style:font-size-complex="11pt"/>
    </style:style>
    <style:style style:name="P37" style:family="paragraph" style:parent-style-name="ReferencesCIT" style:list-style-name="WWNum13">
      <style:paragraph-properties fo:margin-left="1.199cm" fo:margin-right="0cm" fo:text-indent="-1.199cm" style:auto-text-indent="false"/>
    </style:style>
    <style:style style:name="P38" style:family="paragraph" style:parent-style-name="Standard">
      <style:paragraph-properties style:line-height-at-least="0.318cm"/>
    </style:style>
    <style:style style:name="P39" style:family="paragraph" style:parent-style-name="Standard">
      <style:paragraph-properties style:line-height-at-least="0.318cm"/>
      <style:text-properties fo:font-size="9pt" style:font-size-asian="9pt" style:font-size-complex="9pt"/>
    </style:style>
    <style:style style:name="P40" style:family="paragraph" style:parent-style-name="Standard">
      <style:paragraph-properties fo:text-align="justify" style:justify-single-word="false"/>
      <style:text-properties fo:font-size="11pt" fo:language="bg" fo:country="BG" style:font-size-asian="11pt" style:font-size-complex="11pt"/>
    </style:style>
    <style:style style:name="P41" style:family="paragraph" style:parent-style-name="Standard" style:list-style-name="L1">
      <style:paragraph-properties fo:text-align="justify" style:justify-single-word="false"/>
      <style:text-properties fo:font-size="11pt" fo:language="bg" fo:country="BG" style:font-size-asian="11pt" style:font-size-complex="11pt"/>
    </style:style>
    <style:style style:name="P42" style:family="paragraph" style:parent-style-name="Standard" style:list-style-name="L1">
      <style:paragraph-properties fo:text-align="justify" style:justify-single-word="false"/>
      <style:text-properties fo:font-size="11pt" fo:language="bg" fo:country="BG" officeooo:rsid="007a0292" officeooo:paragraph-rsid="007a0292" style:font-size-asian="11pt" style:font-size-complex="11pt"/>
    </style:style>
    <style:style style:name="P43" style:family="paragraph" style:parent-style-name="Standard" style:list-style-name="L2">
      <style:paragraph-properties fo:text-align="center" style:justify-single-word="false"/>
      <style:text-properties fo:font-size="11pt" fo:language="bg" fo:country="BG" officeooo:paragraph-rsid="002b957d" style:font-size-asian="11pt" style:font-size-complex="11pt"/>
    </style:style>
    <style:style style:name="P44" style:family="paragraph" style:parent-style-name="Standard" style:list-style-name="L2">
      <style:paragraph-properties fo:text-align="center" style:justify-single-word="false"/>
      <style:text-properties fo:font-size="11pt" fo:language="bg" fo:country="BG" style:font-size-asian="11pt" style:font-size-complex="11pt"/>
    </style:style>
    <style:style style:name="P45" style:family="paragraph" style:parent-style-name="Standard" style:list-style-name="L3">
      <style:paragraph-properties fo:text-align="justify" style:justify-single-word="false"/>
      <style:text-properties fo:font-size="11pt" fo:font-weight="normal" officeooo:paragraph-rsid="00361095" style:font-size-asian="11pt" style:font-weight-asian="normal" style:font-size-complex="11pt" style:font-weight-complex="normal"/>
    </style:style>
    <style:style style:name="P46" style:family="paragraph" style:parent-style-name="Standard" style:list-style-name="L3">
      <style:paragraph-properties fo:text-align="justify" style:justify-single-word="false"/>
      <style:text-properties fo:font-size="11pt" fo:font-weight="normal" style:font-size-asian="11pt" style:font-weight-asian="normal" style:font-size-complex="11pt" style:font-weight-complex="normal"/>
    </style:style>
    <style:style style:name="P47" style:family="paragraph" style:parent-style-name="Standard" style:list-style-name="L3">
      <style:paragraph-properties fo:text-align="justify" style:justify-single-word="false"/>
      <style:text-properties fo:font-size="11pt" style:font-size-asian="11pt" style:font-size-complex="11pt"/>
    </style:style>
    <style:style style:name="P48" style:family="paragraph" style:parent-style-name="Standard">
      <style:paragraph-properties fo:margin-left="0cm" fo:margin-right="0cm" fo:text-align="justify" style:justify-single-word="false" fo:text-indent="0cm" style:auto-text-indent="false"/>
    </style:style>
    <style:style style:name="P49" style:family="paragraph" style:parent-style-name="Standard">
      <style:paragraph-properties fo:margin-left="0cm" fo:margin-right="0cm" fo:text-align="justify" style:justify-single-word="false" fo:text-indent="0.801cm" style:auto-text-indent="false"/>
    </style:style>
    <style:style style:name="P50" style:family="paragraph" style:parent-style-name="Standard" style:list-style-name="L2">
      <style:paragraph-properties fo:text-align="justify" style:justify-single-word="false"/>
    </style:style>
    <style:style style:name="P51" style:family="paragraph" style:parent-style-name="Standard" style:list-style-name="WWNum13">
      <style:paragraph-properties fo:margin-left="1.199cm" fo:margin-right="0cm" fo:text-align="justify" style:justify-single-word="false" fo:text-indent="-1.199cm" style:auto-text-indent="false">
        <style:tab-stops>
          <style:tab-stop style:position="-2.048cm"/>
          <style:tab-stop style:position="-1.27cm"/>
          <style:tab-stop style:position="0cm"/>
          <style:tab-stop style:position="0.494cm"/>
          <style:tab-stop style:position="2.54cm"/>
        </style:tab-stops>
      </style:paragraph-properties>
    </style:style>
    <style:style style:name="P52" style:family="paragraph" style:parent-style-name="Standard" style:list-style-name="WWNum13">
      <style:paragraph-properties fo:margin-left="1.199cm" fo:margin-right="0cm" fo:text-align="justify" style:justify-single-word="false" fo:text-indent="-1.199cm" style:auto-text-indent="false">
        <style:tab-stops>
          <style:tab-stop style:position="-2.048cm"/>
          <style:tab-stop style:position="-1.27cm"/>
          <style:tab-stop style:position="0cm"/>
          <style:tab-stop style:position="0.494cm"/>
          <style:tab-stop style:position="2.54cm"/>
          <style:tab-stop style:position="3.81cm"/>
          <style:tab-stop style:position="5.08cm"/>
          <style:tab-stop style:position="6.35cm"/>
          <style:tab-stop style:position="7.62cm"/>
          <style:tab-stop style:position="8.89cm"/>
          <style:tab-stop style:position="9.698cm"/>
        </style:tab-stops>
      </style:paragraph-properties>
    </style:style>
    <style:style style:name="P53" style:family="paragraph" style:parent-style-name="Standard" style:list-style-name="L2">
      <style:text-properties officeooo:paragraph-rsid="002b957d"/>
    </style:style>
    <style:style style:name="P54" style:family="paragraph" style:parent-style-name="Standard">
      <style:paragraph-properties fo:margin-left="0cm" fo:margin-right="0cm" fo:text-align="justify" style:justify-single-word="false" fo:text-indent="0cm" style:auto-text-indent="false"/>
      <style:text-properties officeooo:rsid="00682ad0" officeooo:paragraph-rsid="00698716"/>
    </style:style>
    <style:style style:name="P55" style:family="paragraph" style:parent-style-name="Standard" style:list-style-name="L4">
      <style:paragraph-properties fo:text-align="justify" style:justify-single-word="false"/>
      <style:text-properties officeooo:rsid="00682ad0" officeooo:paragraph-rsid="00698716"/>
    </style:style>
    <style:style style:name="P56" style:family="paragraph" style:parent-style-name="Standard" style:list-style-name="L4">
      <style:paragraph-properties fo:text-align="justify" style:justify-single-word="false"/>
      <style:text-properties officeooo:rsid="0068e217" officeooo:paragraph-rsid="00698716"/>
    </style:style>
    <style:style style:name="P57" style:family="paragraph" style:parent-style-name="Standard">
      <style:paragraph-properties fo:margin-top="0.423cm" fo:margin-bottom="0.423cm" style:contextual-spacing="false"/>
    </style:style>
    <style:style style:name="P58" style:family="paragraph" style:parent-style-name="Style_20_10_20_pt_20_Justified" style:list-style-name="L5"/>
    <style:style style:name="P59" style:family="paragraph" style:parent-style-name="Subtitle1CIT">
      <style:paragraph-properties fo:margin-top="0.635cm" fo:margin-bottom="0.423cm" style:contextual-spacing="false"/>
      <style:text-properties officeooo:paragraph-rsid="00508a0b"/>
    </style:style>
    <style:style style:name="P60" style:family="paragraph" style:parent-style-name="Subtitle1CIT">
      <style:paragraph-properties fo:margin-top="0.635cm" fo:margin-bottom="0.423cm" style:contextual-spacing="false"/>
      <style:text-properties fo:font-size="13pt" fo:language="bg" fo:country="BG" officeooo:rsid="001b59df" officeooo:paragraph-rsid="001b59df" style:font-size-asian="13pt" style:font-size-complex="13pt" style:font-style-complex="normal"/>
    </style:style>
    <style:style style:name="P61" style:family="paragraph" style:parent-style-name="Subtitle1CIT">
      <style:text-properties officeooo:paragraph-rsid="003a8ec9"/>
    </style:style>
    <style:style style:name="P62" style:family="paragraph" style:parent-style-name="Subtitle1CIT">
      <style:text-properties officeooo:rsid="006b79c8" officeooo:paragraph-rsid="006b79c8"/>
    </style:style>
    <style:style style:name="P63" style:family="paragraph" style:parent-style-name="Subtitle1CIT">
      <style:text-properties officeooo:rsid="003a8ec9" officeooo:paragraph-rsid="003c703d"/>
    </style:style>
    <style:style style:name="P64" style:family="paragraph" style:parent-style-name="Subtitle2CIT">
      <style:text-properties officeooo:rsid="0071692f" officeooo:paragraph-rsid="0071692f"/>
    </style:style>
    <style:style style:name="P65" style:family="paragraph" style:parent-style-name="Subtitle2CIT">
      <style:text-properties officeooo:rsid="006f1018" officeooo:paragraph-rsid="006f1018"/>
    </style:style>
    <style:style style:name="P66" style:family="paragraph">
      <loext:graphic-properties draw:fill="none"/>
      <style:paragraph-properties fo:text-align="start"/>
      <style:text-properties fo:font-size="18pt"/>
    </style:style>
    <style:style style:name="T1" style:family="text">
      <style:text-properties fo:color="#000000" loext:opacity="100%" fo:font-size="9pt" style:font-size-asian="9pt" style:font-size-complex="9pt"/>
    </style:style>
    <style:style style:name="T2" style:family="text">
      <style:text-properties fo:font-size="9pt" style:font-size-asian="9pt" style:font-size-complex="9pt"/>
    </style:style>
    <style:style style:name="T3" style:family="text">
      <style:text-properties fo:font-size="9pt" fo:language="en" fo:country="US" fo:font-weight="bold" style:font-size-asian="9pt" style:font-weight-asian="bold" style:font-size-complex="9pt" style:font-weight-complex="bold"/>
    </style:style>
    <style:style style:name="T4" style:family="text">
      <style:text-properties fo:font-size="9pt" fo:language="en" fo:country="US" style:font-size-asian="9pt" style:font-size-complex="9pt"/>
    </style:style>
    <style:style style:name="T5" style:family="text">
      <style:text-properties fo:font-size="9pt" fo:language="en" fo:country="US" officeooo:rsid="001ac672" style:font-size-asian="9pt" style:font-size-complex="9pt"/>
    </style:style>
    <style:style style:name="T6" style:family="text">
      <style:text-properties fo:font-size="9pt" fo:letter-spacing="0.071cm" style:font-size-asian="9pt" style:font-size-complex="9pt"/>
    </style:style>
    <style:style style:name="T7" style:family="text">
      <style:text-properties fo:font-size="9pt" style:text-underline-style="solid" style:text-underline-width="auto" style:text-underline-color="font-color" style:font-size-asian="9pt" style:font-size-complex="9pt"/>
    </style:style>
    <style:style style:name="T8" style:family="text">
      <style:text-properties fo:font-size="9pt" fo:font-weight="bold" style:font-size-asian="9pt" style:font-weight-asian="bold" style:font-size-complex="9pt"/>
    </style:style>
    <style:style style:name="T9" style:family="text">
      <style:text-properties style:font-name="Symbol1" fo:font-size="10pt" style:font-size-asian="10pt" style:font-name-complex="Symbol2"/>
    </style:style>
    <style:style style:name="T10" style:family="text">
      <style:text-properties fo:language="bg" fo:country="BG"/>
    </style:style>
    <style:style style:name="T11" style:family="text">
      <style:text-properties fo:language="bg" fo:country="BG" officeooo:rsid="001b59df"/>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language="en" fo:country="US" officeooo:rsid="001ac672" fo:background-color="transparent" loext:char-shading-value="0"/>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language="en" fo:country="US" fo:background-color="transparent" loext:char-shading-value="0"/>
    </style:style>
    <style:style style:name="T18" style:family="text">
      <style:text-properties style:text-position="super 58%" fo:background-color="transparent" loext:char-shading-value="0"/>
    </style:style>
    <style:style style:name="T19" style:family="text">
      <style:text-properties style:use-window-font-color="true" loext:opacity="0%" style:text-underline-style="none"/>
    </style:style>
    <style:style style:name="T20" style:family="text">
      <style:text-properties style:use-window-font-color="true" loext:opacity="0%" style:text-underline-style="none" officeooo:rsid="0018a09c"/>
    </style:style>
    <style:style style:name="T21" style:family="text">
      <style:text-properties fo:font-size="11pt" style:font-size-asian="11pt" style:font-size-complex="11pt"/>
    </style:style>
    <style:style style:name="T22" style:family="text">
      <style:text-properties fo:font-size="11pt" officeooo:rsid="001f32fb" style:font-size-asian="11pt" style:font-size-complex="11pt"/>
    </style:style>
    <style:style style:name="T23" style:family="text">
      <style:text-properties fo:font-size="11pt" officeooo:rsid="001f7cf9" style:font-size-asian="11pt" style:font-size-complex="11pt"/>
    </style:style>
    <style:style style:name="T24" style:family="text">
      <style:text-properties fo:font-size="11pt" officeooo:rsid="0030beae" style:font-size-asian="11pt" style:font-size-complex="11pt"/>
    </style:style>
    <style:style style:name="T25" style:family="text">
      <style:text-properties fo:font-size="11pt" fo:font-style="normal" fo:font-weight="normal" style:font-size-asian="11pt" style:font-style-asian="normal" style:font-weight-asian="normal" style:font-size-complex="11pt"/>
    </style:style>
    <style:style style:name="T26" style:family="text">
      <style:text-properties fo:font-size="11pt" fo:font-weight="normal" style:font-size-asian="11pt" style:font-weight-asian="normal" style:font-size-complex="11pt"/>
    </style:style>
    <style:style style:name="T27" style:family="text">
      <style:text-properties fo:font-size="11pt" fo:font-weight="normal" officeooo:rsid="001ac672" style:font-size-asian="11pt" style:font-weight-asian="normal" style:font-size-complex="11pt"/>
    </style:style>
    <style:style style:name="T28" style:family="text">
      <style:text-properties fo:font-size="11pt" fo:language="bg" fo:country="BG" style:font-size-asian="11pt" style:font-size-complex="11pt"/>
    </style:style>
    <style:style style:name="T29" style:family="text">
      <style:text-properties fo:font-size="11pt" fo:language="bg" fo:country="BG" officeooo:rsid="001b59df" style:font-size-asian="11pt" style:font-size-complex="11pt"/>
    </style:style>
    <style:style style:name="T30" style:family="text">
      <style:text-properties fo:font-size="11pt" fo:language="bg" fo:country="BG" officeooo:rsid="001f32fb" style:font-size-asian="11pt" style:font-size-complex="11pt"/>
    </style:style>
    <style:style style:name="T31" style:family="text">
      <style:text-properties fo:font-size="11pt" fo:language="bg" fo:country="BG" officeooo:rsid="001f7cf9" style:font-size-asian="11pt" style:font-size-complex="11pt"/>
    </style:style>
    <style:style style:name="T32" style:family="text">
      <style:text-properties fo:font-size="11pt" fo:language="bg" fo:country="BG" officeooo:rsid="003c434f" style:font-size-asian="11pt" style:font-size-complex="11pt"/>
    </style:style>
    <style:style style:name="T33" style:family="text">
      <style:text-properties fo:font-size="11pt" fo:language="bg" fo:country="BG" officeooo:rsid="006b3dd2" style:font-size-asian="11pt" style:font-size-complex="11pt"/>
    </style:style>
    <style:style style:name="T34" style:family="text">
      <style:text-properties fo:font-size="11pt" fo:language="bg" fo:country="BG" officeooo:rsid="006b79c8" style:font-size-asian="11pt" style:font-size-complex="11pt"/>
    </style:style>
    <style:style style:name="T35" style:family="text">
      <style:text-properties fo:font-size="11pt" fo:language="bg" fo:country="BG" fo:font-style="italic" style:font-size-asian="11pt" style:font-style-asian="italic" style:font-size-complex="11pt" style:font-style-complex="italic"/>
    </style:style>
    <style:style style:name="T36" style:family="text">
      <style:text-properties fo:font-size="11pt" fo:language="bg" fo:country="BG" fo:font-style="normal" style:font-size-asian="11pt" style:font-style-asian="normal" style:font-size-complex="11pt" style:font-style-complex="normal"/>
    </style:style>
    <style:style style:name="T37" style:family="text">
      <style:text-properties fo:font-size="11pt" fo:language="en" fo:country="US" style:font-size-asian="11pt" style:font-size-complex="11pt"/>
    </style:style>
    <style:style style:name="T38" style:family="text">
      <style:text-properties fo:font-weight="bold" style:font-weight-asian="bold"/>
    </style:style>
    <style:style style:name="T39" style:family="text">
      <style:text-properties fo:font-size="13pt" style:font-size-asian="13pt" style:font-size-complex="13pt"/>
    </style:style>
    <style:style style:name="T40" style:family="text">
      <style:text-properties fo:font-size="13pt" fo:letter-spacing="0.071cm" style:font-size-asian="13pt" style:font-size-complex="13pt"/>
    </style:style>
    <style:style style:name="T41" style:family="text">
      <style:text-properties fo:letter-spacing="0.071cm"/>
    </style:style>
    <style:style style:name="T42" style:family="text">
      <style:text-properties fo:language="fr" fo:country="FR"/>
    </style:style>
    <style:style style:name="T43" style:family="text">
      <style:text-properties fo:language="fr" fo:country="FR" officeooo:rsid="006e752b"/>
    </style:style>
    <style:style style:name="T44" style:family="text">
      <style:text-properties officeooo:rsid="0018a09c"/>
    </style:style>
    <style:style style:name="T45" style:family="text">
      <style:text-properties officeooo:rsid="001ac672"/>
    </style:style>
    <style:style style:name="T46" style:family="text">
      <style:text-properties fo:background-color="transparent" loext:char-shading-value="0"/>
    </style:style>
    <style:style style:name="T47" style:family="text">
      <style:text-properties officeooo:rsid="001ac672" fo:background-color="transparent" loext:char-shading-value="0"/>
    </style:style>
    <style:style style:name="T48" style:family="text">
      <style:text-properties officeooo:rsid="0030beae"/>
    </style:style>
    <style:style style:name="T49" style:family="text">
      <style:text-properties fo:font-weight="normal" style:font-weight-asian="normal" style:font-weight-complex="normal"/>
    </style:style>
    <style:style style:name="T50" style:family="text">
      <style:text-properties fo:font-weight="normal" officeooo:rsid="0032db3a" style:font-weight-asian="normal" style:font-weight-complex="normal"/>
    </style:style>
    <style:style style:name="T51" style:family="text">
      <style:text-properties fo:font-weight="normal" officeooo:rsid="006b79c8" style:font-weight-asian="normal" style:font-weight-complex="normal"/>
    </style:style>
    <style:style style:name="T52" style:family="text">
      <style:text-properties officeooo:rsid="0032db3a"/>
    </style:style>
    <style:style style:name="T53" style:family="text">
      <style:text-properties officeooo:rsid="0068e217"/>
    </style:style>
    <style:style style:name="T54" style:family="text">
      <style:text-properties fo:font-style="italic" officeooo:rsid="0068e217"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68e217" style:font-style-asian="normal" style:font-style-complex="normal"/>
    </style:style>
    <style:style style:name="T57" style:family="text">
      <style:text-properties fo:font-style="normal" officeooo:rsid="00692c50" style:font-style-asian="normal" style:font-style-complex="normal"/>
    </style:style>
    <style:style style:name="T58" style:family="text">
      <style:text-properties fo:font-style="normal" officeooo:rsid="00698716" style:font-style-asian="normal" style:font-style-complex="normal"/>
    </style:style>
    <style:style style:name="T59" style:family="text">
      <style:text-properties officeooo:rsid="006b79c8"/>
    </style:style>
    <style:style style:name="T60" style:family="text">
      <style:text-properties officeooo:rsid="006f1018"/>
    </style:style>
    <style:style style:name="T61" style:family="text">
      <style:text-properties style:font-name="Times New Roman" style:font-name-asian="Times New Roman" style:font-name-complex="Times New Roman"/>
    </style:style>
    <style:style style:name="T62" style:family="text">
      <style:text-properties style:font-name="Times New Roman1" style:font-name-asian="Times New Roman2" style:font-name-complex="Times New Roman2"/>
    </style:style>
    <style:style style:name="T63" style:family="text">
      <style:text-properties officeooo:rsid="0074603e"/>
    </style:style>
    <style:style style:name="T64" style:family="text">
      <style:text-properties officeooo:rsid="00747885"/>
    </style:style>
    <style:style style:name="T65" style:family="text">
      <style:text-properties officeooo:rsid="0074c444"/>
    </style:style>
    <style:style style:name="T66" style:family="text">
      <style:text-properties officeooo:rsid="0076e025"/>
    </style:style>
    <style:style style:name="T67" style:family="text">
      <style:text-properties officeooo:rsid="007d0689"/>
    </style:style>
    <style:style style:name="fr1" style:family="graphic" style:parent-style-name="Frame">
      <style:graphic-properties style:run-through="foreground" style:wrap="none" style:vertical-pos="from-top" style:vertical-rel="paragraph" style:horizontal-pos="center"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8" loext:marker-style-name="T2"><text:span text:style-name="T1">BULGARIAN ACADEMY OF SCIENCES</text:span></text:p>
      <text:p text:style-name="P39" loext:marker-style-name="T2"/>
      <text:p text:style-name="P39" loext:marker-style-name="T2"/>
      <text:p text:style-name="Standard" loext:marker-style-name="T4"><text:span text:style-name="T2">CYBERNETICS AND INFORMATION TECHNOLOGIES </text:span><text:span text:style-name="T9"></text:span><text:span text:style-name="T2"> Volume </text:span><text:span text:style-name="T3">XX</text:span><text:span text:style-name="T2">, No </text:span><text:span text:style-name="T4">X</text:span></text:p>
      <text:p text:style-name="P39" loext:marker-style-name="T2"/>
      <text:p text:style-name="Standard" loext:marker-style-name="T4"><draw:line text:anchor-type="char" draw:z-index="0" draw:name="Line 27" draw:style-name="gr1" draw:text-style-name="P66" svg:x1="0cm" svg:y1="-1.108cm" svg:x2="2.222cm" svg:y2="-1.107cm"><text:p/></draw:line><text:span text:style-name="T2">Sofia </text:span><text:span text:style-name="T9"></text:span><text:span text:style-name="T2"> 20</text:span><text:span text:style-name="T4">1</text:span><text:span text:style-name="T5">X</text:span></text:p>
      <text:p text:style-name="P2"/>
      <text:p text:style-name="P2"/>
      <text:p text:style-name="P2"/>
      <text:p text:style-name="P2"/>
      <text:p text:style-name="P2"/>
      <text:p text:style-name="P2"/>
      <text:p text:style-name="P2"/>
      <text:p text:style-name="P16">Robustness and scalability of incomplete virtual pheromone maps for stigmergic collective exploration</text:p>
      <text:p text:style-name="P4"><text:span text:style-name="T13">Kalo</text:span><text:span text:style-name="T14">ya</text:span><text:span text:style-name="T13">n Dimitrov</text:span><text:span text:style-name="T17">1</text:span><text:span text:style-name="T12">, Vladimir D. Hristov</text:span><text:span text:style-name="T16">2</text:span> </text:p>
      <text:p text:style-name="AuthorAdressesCIT"><text:span text:style-name="T18">1</text:span><text:span text:style-name="T46">American </text:span><text:span text:style-name="T47">C</text:span><text:span text:style-name="T46">ollege</text:span> <text:span text:style-name="T45">of Sofia</text:span><text:line-break/><text:span text:style-name="T15">2</text:span>Technical University of Sofia, dept. Automation of electric drive, faculty of Automatics</text:p>
      <text:p text:style-name="Institutes-and-Emails">Emails: 1. <text:span text:style-name="T44">k.dimitrov25</text:span><text:a xlink:type="simple" xlink:href="mailto:author@boulder.nist.gov" text:style-name="Internet_20_link" text:visited-style-name="Visited_20_Internet_20_Link"><text:span text:style-name="Internet_20_link"><text:span text:style-name="T19">@</text:span></text:span></text:a><text:span text:style-name="Internet_20_link"><text:span text:style-name="T20">acsbg.org</text:span></text:span> <text:s text:c="4"/>2. vdhristov@tu-sofia.bg <text:s/></text:p>
      <text:p text:style-name="AbstractCIT" loext:marker-style-name="T10"><text:span text:style-name="Style_20_Abstract_20__2b__20_10_20_pt_20_Char"><text:span text:style-name="T21">Abstract:</text:span></text:span><text:span text:style-name="Style_20_Abstract_20__2b__20_10_20_pt_20_Char"><text:span text:style-name="T25"> </text:span></text:span><text:span text:style-name="T10">Swarm Guiding and Communication System</text:span> (<text:span text:style-name="T10">SGCS</text:span>)<text:span text:style-name="T10"> is a decision-making and information-sharing framework for robot swarms that only needs close-range peer-to-peer communication and no centralized control. Each robot makes decisions based on an incomplete virtual pheromone map that is updated on each interaction with another robot, imitating ant colonial behavior. Similar systems rely on continuous communication with no range limitations, environment modification, or centralized control. A computer simulation is developed to assess the effectiveness and robustness of the framework in covering an area, according to the following parameters: number of robots, communication range, individual malfunction chance of each robot, speed, battery discharge rate, and pheromone decay rate. </text:span></text:p>
      <text:p text:style-name="P18"><text:span text:style-name="Style_20_Abstract_20__2b__20_10_20_pt_20_Char"><text:span text:style-name="T21">Keywords:</text:span></text:span><text:span text:style-name="T38"> </text:span><text:span text:style-name="Style_20_Abstract_20__2b__20_10_20_pt_20_Char"><text:span text:style-name="T26"><text:s/>swarm, </text:span></text:span><text:span text:style-name="Style_20_Abstract_20__2b__20_10_20_pt_20_Char"><text:span text:style-name="T27">exploration</text:span></text:span><text:span text:style-name="Style_20_Abstract_20__2b__20_10_20_pt_20_Char"><text:span text:style-name="T26">, </text:span></text:span><text:span text:style-name="Style_20_Abstract_20__2b__20_10_20_pt_20_Char"><text:span text:style-name="T27">pheromones, robustness, scalability</text:span></text:span><text:span text:style-name="Style_20_Abstract_20__2b__20_10_20_pt_20_Char"><text:span text:style-name="T26"> </text:span></text:span></text:p>
      <text:h text:style-name="P59" text:outline-level="1"><text:bookmark-start text:name="_GoBack"/>Introduction<text:bookmark-end text:name="_GoBack"/></text:h>
      <text:p text:style-name="TextAfterSubtitleCIT"><text:span text:style-name="T10">Complex systems, most often biological ones, often exhibit what is known as emergent behavior. Emergent behavior refers to an observable behavior of a system constrained only by rules of the environment(environmental conditions) and, more importantly, the rules that each participant follows independently. Such systems are capable of collectively accomplishing tasks that no individual would be able to do </text:span><text:soft-page-break/><text:span text:style-name="T10">alone. Moreover, some of these are able to function without expensive communication to a central command center. As in </text:span><text:reference-mark-start text:name="ZOTERO_ITEM CSL_CITATION {&quot;citationID&quot;:&quot;9BrHkQR7&quot;,&quot;properties&quot;:{&quot;formattedCitation&quot;:&quot;[1]&quot;,&quot;plainCitation&quot;:&quot;[1]&quot;,&quot;noteIndex&quot;:0},&quot;citationItems&quot;:[{&quot;id&quot;:44,&quot;uris&quot;:[&quot;http://zotero.org/groups/5298066/items/82WELUP6&quot;],&quot;itemData&quot;:{&quot;id&quot;:44,&quot;type&quot;:&quot;article&quot;,&quot;abstract&quot;:&quot;Emergent behavior that appears at a given level of organization may be characterized as arising from an organizationally lower level in such a way that it transcends a mere increase in the behavioral degree of complexity. It is therefore to be distinguished from systems exhibiting chaotic behavior, for example, which are deterministic but unpredictable because of an exponential dependence on initial conditions. In emergent phenomena, higher-levels of organization are not determined by lower-levels of organization; or, more colloquially, emergent behavior is often said to be \&quot;greater than the sum of the parts\&quot;. The concept plays an especially important but contentious role in the biological sciences. This essay is intended to demystify at least some aspects of the mystery of emergence.&quot;,&quot;DOI&quot;:&quot;10.48550/arXiv.0907.1117&quot;,&quot;note&quot;:&quot;container-title: arXiv e-prints\nADS Bibcode: 2009arXiv0907.1117M&quot;,&quot;source&quot;:&quot;NASA ADS&quot;,&quot;title&quot;:&quot;The Demystification of Emergent Behavior&quot;,&quot;URL&quot;:&quot;https://ui.adsabs.harvard.edu/abs/2009arXiv0907.1117M&quot;,&quot;author&quot;:[{&quot;family&quot;:&quot;Marsh&quot;,&quot;given&quot;:&quot;Gerald E.&quot;}],&quot;accessed&quot;:{&quot;date-parts&quot;:[[&quot;2023&quot;,11,24]]},&quot;issued&quot;:{&quot;date-parts&quot;:[[&quot;2009&quot;,7,1]]}}}],&quot;schema&quot;:&quot;https://github.com/citation-style-language/schema/raw/master/csl-citation.json&quot;} RNDA68DR3KPTz"/><text:span text:style-name="T10">[1]</text:span><text:reference-mark-end text:name="ZOTERO_ITEM CSL_CITATION {&quot;citationID&quot;:&quot;9BrHkQR7&quot;,&quot;properties&quot;:{&quot;formattedCitation&quot;:&quot;[1]&quot;,&quot;plainCitation&quot;:&quot;[1]&quot;,&quot;noteIndex&quot;:0},&quot;citationItems&quot;:[{&quot;id&quot;:44,&quot;uris&quot;:[&quot;http://zotero.org/groups/5298066/items/82WELUP6&quot;],&quot;itemData&quot;:{&quot;id&quot;:44,&quot;type&quot;:&quot;article&quot;,&quot;abstract&quot;:&quot;Emergent behavior that appears at a given level of organization may be characterized as arising from an organizationally lower level in such a way that it transcends a mere increase in the behavioral degree of complexity. It is therefore to be distinguished from systems exhibiting chaotic behavior, for example, which are deterministic but unpredictable because of an exponential dependence on initial conditions. In emergent phenomena, higher-levels of organization are not determined by lower-levels of organization; or, more colloquially, emergent behavior is often said to be \&quot;greater than the sum of the parts\&quot;. The concept plays an especially important but contentious role in the biological sciences. This essay is intended to demystify at least some aspects of the mystery of emergence.&quot;,&quot;DOI&quot;:&quot;10.48550/arXiv.0907.1117&quot;,&quot;note&quot;:&quot;container-title: arXiv e-prints\nADS Bibcode: 2009arXiv0907.1117M&quot;,&quot;source&quot;:&quot;NASA ADS&quot;,&quot;title&quot;:&quot;The Demystification of Emergent Behavior&quot;,&quot;URL&quot;:&quot;https://ui.adsabs.harvard.edu/abs/2009arXiv0907.1117M&quot;,&quot;author&quot;:[{&quot;family&quot;:&quot;Marsh&quot;,&quot;given&quot;:&quot;Gerald E.&quot;}],&quot;accessed&quot;:{&quot;date-parts&quot;:[[&quot;2023&quot;,11,24]]},&quot;issued&quot;:{&quot;date-parts&quot;:[[&quot;2009&quot;,7,1]]}}}],&quot;schema&quot;:&quot;https://github.com/citation-style-language/schema/raw/master/csl-citation.json&quot;} RNDA68DR3KPTz"/><text:span text:style-name="T10">, expensive could refer to time or another resource like energy. </text:span></text:p>
      <text:p text:style-name="TextAfterSubtitleCIT"><text:span text:style-name="T10">The concept of emergent behavior is already finding uses in technology. As per </text:span><text:reference-mark-start text:name="ZOTERO_ITEM CSL_CITATION {&quot;citationID&quot;:&quot;efkIWPs9&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caqMP3DZgI"/><text:span text:style-name="T10">[2]</text:span><text:reference-mark-end text:name="ZOTERO_ITEM CSL_CITATION {&quot;citationID&quot;:&quot;efkIWPs9&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caqMP3DZgI"/><text:span text:style-name="T10">, <text:s/>swarm robotics is a subfield of robotics that draws inspiration from seemingly simplistic non-intelligent creatures that are able to achieve wonders through collaboration.</text:span></text:p>
      <text:p text:style-name="TextAfterSubtitleCIT"><text:span text:style-name="T10">Ant colonies are one of the most well-known examples of a system that exhibits emergent behavior, where individuals can exchange information outside of the central hub(nest). They are capable of task allocation, deciding between nest maintenance, foraging, and patrolling, using only environmental and social cues with no central authority, </text:span><text:span text:style-name="T11">as </text:span><text:span text:style-name="T10">shown in </text:span><text:reference-mark-start text:name="ZOTERO_ITEM CSL_CITATION {&quot;citationID&quot;:&quot;hsKQMm9V&quot;,&quot;properties&quot;:{&quot;formattedCitation&quot;:&quot;[3]&quot;,&quot;plainCitation&quot;:&quot;[3]&quot;,&quot;noteIndex&quot;:0},&quot;citationItems&quot;:[{&quot;id&quot;:35,&quot;uris&quot;:[&quot;http://zotero.org/groups/5298066/items/LU2S99CK&quot;],&quot;itemData&quot;:{&quot;id&quot;:35,&quot;type&quot;:&quot;article-journal&quot;,&quot;abstract&quot;:&quot;In social insect colonies, workers perform a variety of tasks, such as foraging, brood care and nest construction. As the needs of the colony change, and as resources become available, colonies adjust the numbers of workers engaged in each task. Task allocation is the process that results in specific workers being engaged in specific tasks, in numbers appropriate to the current situation.&quot;,&quot;container-title&quot;:&quot;Nature&quot;,&quot;DOI&quot;:&quot;10.1038/380121a0&quot;,&quot;ISSN&quot;:&quot;0028-0836, 1476-4687&quot;,&quot;issue&quot;:&quot;6570&quot;,&quot;journalAbbreviation&quot;:&quot;Nature&quot;,&quot;language&quot;:&quot;en&quot;,&quot;page&quot;:&quot;121-124&quot;,&quot;source&quot;:&quot;DOI.org (Crossref)&quot;,&quot;title&quot;:&quot;The organization of work in social insect colonies&quot;,&quot;volume&quot;:&quot;380&quot;,&quot;author&quot;:[{&quot;family&quot;:&quot;Gordon&quot;,&quot;given&quot;:&quot;Deborah M.&quot;}],&quot;issued&quot;:{&quot;date-parts&quot;:[[&quot;1996&quot;,3,14]]}}}],&quot;schema&quot;:&quot;https://github.com/citation-style-language/schema/raw/master/csl-citation.json&quot;} RNDgjnrBlNrpu"/><text:span text:style-name="T10">[3]</text:span><text:reference-mark-end text:name="ZOTERO_ITEM CSL_CITATION {&quot;citationID&quot;:&quot;hsKQMm9V&quot;,&quot;properties&quot;:{&quot;formattedCitation&quot;:&quot;[3]&quot;,&quot;plainCitation&quot;:&quot;[3]&quot;,&quot;noteIndex&quot;:0},&quot;citationItems&quot;:[{&quot;id&quot;:35,&quot;uris&quot;:[&quot;http://zotero.org/groups/5298066/items/LU2S99CK&quot;],&quot;itemData&quot;:{&quot;id&quot;:35,&quot;type&quot;:&quot;article-journal&quot;,&quot;abstract&quot;:&quot;In social insect colonies, workers perform a variety of tasks, such as foraging, brood care and nest construction. As the needs of the colony change, and as resources become available, colonies adjust the numbers of workers engaged in each task. Task allocation is the process that results in specific workers being engaged in specific tasks, in numbers appropriate to the current situation.&quot;,&quot;container-title&quot;:&quot;Nature&quot;,&quot;DOI&quot;:&quot;10.1038/380121a0&quot;,&quot;ISSN&quot;:&quot;0028-0836, 1476-4687&quot;,&quot;issue&quot;:&quot;6570&quot;,&quot;journalAbbreviation&quot;:&quot;Nature&quot;,&quot;language&quot;:&quot;en&quot;,&quot;page&quot;:&quot;121-124&quot;,&quot;source&quot;:&quot;DOI.org (Crossref)&quot;,&quot;title&quot;:&quot;The organization of work in social insect colonies&quot;,&quot;volume&quot;:&quot;380&quot;,&quot;author&quot;:[{&quot;family&quot;:&quot;Gordon&quot;,&quot;given&quot;:&quot;Deborah M.&quot;}],&quot;issued&quot;:{&quot;date-parts&quot;:[[&quot;1996&quot;,3,14]]}}}],&quot;schema&quot;:&quot;https://github.com/citation-style-language/schema/raw/master/csl-citation.json&quot;} RNDgjnrBlNrpu"/><text:span text:style-name="T10">. Furthermore, according to </text:span><text:reference-mark-start text:name="ZOTERO_ITEM CSL_CITATION {&quot;citationID&quot;:&quot;MBsviH8s&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BkbCt6Rtn6"/><text:span text:style-name="T10">[4]</text:span><text:reference-mark-end text:name="ZOTERO_ITEM CSL_CITATION {&quot;citationID&quot;:&quot;MBsviH8s&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BkbCt6Rtn6"/><text:span text:style-name="T10">, the way an ant colony performs such tasks is also demonstrative of emergent behavior. Once again they are collaboratively able to achieve their goal.</text:span></text:p>
      <text:p text:style-name="TextAfterSubtitleCIT"><text:span text:style-name="T10">Stigmergy is a form of indirect communication through the modification of the environment, through which emergent behavior can be achieved. In essence, modifications of the environment made by an individual can be detected by other participants to obtain information. As per </text:span><text:reference-mark-start text:name="ZOTERO_ITEM CSL_CITATION {&quot;citationID&quot;:&quot;mD0rgVCc&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Wsm7UCj9Zh"/><text:span text:style-name="T10">[5]</text:span><text:reference-mark-end text:name="ZOTERO_ITEM CSL_CITATION {&quot;citationID&quot;:&quot;mD0rgVCc&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Wsm7UCj9Zh"/><text:span text:style-name="T10">, French zoologist Pierre-Paul Grass'e introduces the concept in 1959 to explain how the observed coordination of insects' activities emerges from independent actions of the individual.</text:span></text:p>
      <text:p text:style-name="TextAfterSubtitleCIT"><text:span text:style-name="T10">In </text:span><text:reference-mark-start text:name="ZOTERO_ITEM CSL_CITATION {&quot;citationID&quot;:&quot;5hghKNH5&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0j9VOiAVFR"/><text:span text:style-name="T10">[5]</text:span><text:reference-mark-end text:name="ZOTERO_ITEM CSL_CITATION {&quot;citationID&quot;:&quot;5hghKNH5&quot;,&quot;properties&quot;:{&quot;formattedCitation&quot;:&quot;[5]&quot;,&quot;plainCitation&quot;:&quot;[5]&quot;,&quot;noteIndex&quot;:0},&quot;citationItems&quot;:[{&quot;id&quot;:43,&quot;uris&quot;:[&quot;http://zotero.org/groups/5298066/items/KS8LDBDU&quot;],&quot;itemData&quot;:{&quot;id&quot;:43,&quot;type&quot;:&quot;article-journal&quot;,&quot;abstract&quot;:&quot;Stigmergy is a class of mechanisms that mediate animal-animal interactions. Its introduction in 1959 by Pierre-Paul Grassé made it possible to explain what had been until then considered paradoxical observations: In an insect society individuals work as if they were alone while their collective activities appear to be coordinated. In this article we describe the history of stigmergy in the context of social insects and discuss the general properties of two distinct stigmergic mechanisms: quantitative stigmergy and qualitative stigmergy.&quot;,&quot;container-title&quot;:&quot;Artificial Life&quot;,&quot;DOI&quot;:&quot;10.1162/106454699568700&quot;,&quot;ISSN&quot;:&quot;1064-5462&quot;,&quot;issue&quot;:&quot;2&quot;,&quot;journalAbbreviation&quot;:&quot;Artif Life&quot;,&quot;language&quot;:&quot;eng&quot;,&quot;note&quot;:&quot;PMID: 10633572&quot;,&quot;page&quot;:&quot;97-116&quot;,&quot;source&quot;:&quot;PubMed&quot;,&quot;title&quot;:&quot;A brief history of stigmergy&quot;,&quot;volume&quot;:&quot;5&quot;,&quot;author&quot;:[{&quot;family&quot;:&quot;Theraulaz&quot;,&quot;given&quot;:&quot;G.&quot;},{&quot;family&quot;:&quot;Bonabeau&quot;,&quot;given&quot;:&quot;E.&quot;}],&quot;issued&quot;:{&quot;date-parts&quot;:[[&quot;1999&quot;]]}}}],&quot;schema&quot;:&quot;https://github.com/citation-style-language/schema/raw/master/csl-citation.json&quot;} RND0j9VOiAVFR"/><text:span text:style-name="T10">, two main types of stigmergy have been identified. Quantitative stigmergy refers to the use of a single type of stimuli and its quantity affects the response probability of the individual. Qualitative stigmergy, on the other hand, refers to stimuli that vary in type and can thus provoke a set of actions by the individual, depending on both the type and quantity of sensed stimuli.</text:span></text:p>
      <text:p text:style-name="TextAfterSubtitleCIT"><text:span text:style-name="T10">As stated in </text:span><text:reference-mark-start text:name="ZOTERO_ITEM CSL_CITATION {&quot;citationID&quot;:&quot;ojCgrhEl&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grusYu0cmL"/><text:span text:style-name="T10">[6]</text:span><text:reference-mark-end text:name="ZOTERO_ITEM CSL_CITATION {&quot;citationID&quot;:&quot;ojCgrhEl&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grusYu0cmL"/><text:span text:style-name="T10">, trail pheromones, a form of stigmergy, are used by a variety of ant species in nature. When an individual discovers a resource, they lay a trail of pheromones. Other individuals can then follow those trails to reach the resource. Furthermore, information can be encoded in the pheromone trail. Resource quantity or proximity can be indicated by an intensification of the trail. Hence, a pheromone map is created around the colony's nest, which is used by patrollers and foragers for navigation. </text:span></text:p>
      <text:p text:style-name="P35" loext:marker-style-name="T10"><text:span text:style-name="T10">Here we focus on the robustness, or how well the system responds to failures of agents, and scalability, i.e. how does an increase of the number of agents affect performance, of an ant-inspired approach to swarm robotics coordination for the task of area exploration, using our Swarm Guidance and Communication System(SGCS).</text:span><text:bookmark text:name="_GoBack Copy 1"/></text:p>
      <text:h text:style-name="P60" text:outline-level="1">Background</text:h>
      <text:p text:style-name="Standard"><text:span text:style-name="T28">Swarm organization systems that do not rely on emergent behavior do exist. For instance, </text:span><text:span text:style-name="T35">Karma</text:span><text:span text:style-name="T28">, presented in </text:span><text:reference-mark-start text:name="ZOTERO_ITEM CSL_CITATION {&quot;citationID&quot;:&quot;hnGa7JE4&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pIeXnSOLuS"/><text:span text:style-name="T28">[7]</text:span><text:reference-mark-end text:name="ZOTERO_ITEM CSL_CITATION {&quot;citationID&quot;:&quot;hnGa7JE4&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pIeXnSOLuS"/><text:span text:style-name="T28">, utilizes a beehive model, where participants with very simple software and hardware are governed by a central computer. Only when an individual is attached to the central hub does communication occur between the two. Hence, expensive and energy-demanding communication hardware is avoided. </text:span><text:soft-page-break/><text:span text:style-name="T28">Although </text:span><text:reference-mark-start text:name="ZOTERO_ITEM CSL_CITATION {&quot;citationID&quot;:&quot;bY7Fpll5&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Xz9EJLJLUh"/><text:span text:style-name="T28">[7]</text:span><text:reference-mark-end text:name="ZOTERO_ITEM CSL_CITATION {&quot;citationID&quot;:&quot;bY7Fpll5&quot;,&quot;properties&quot;:{&quot;formattedCitation&quot;:&quot;[7]&quot;,&quot;plainCitation&quot;:&quot;[7]&quot;,&quot;noteIndex&quot;:0},&quot;citationItems&quot;:[{&quot;id&quot;:107,&quot;uris&quot;:[&quot;http://zotero.org/groups/5298066/items/8ZW4GT6H&quot;],&quot;itemData&quot;:{&quot;id&quot;:107,&quot;type&quot;:&quot;paper-conference&quot;,&quot;abstract&quot;:&quot;Research in micro-aerial vehicle (MAV) construction, control, and high-density power sources is enabling swarms of MAVs as a new class of mobile sensing systems. For efficient operation, such systems must adapt to dynamic environments, cope with uncertainty in sensing and control, and operate with limited resources. We propose a novel system architecture based on a hive-drone model that simplifies the functionality of an individual MAV to a sequence of sensing and actuation commands with no in-field communication. This decision simplifies the hardware and software complexity of individual MAVs and moves the complexity of coordination entirely to a central hive computer. We present Karma, a system for programming and managing MAV swarms. Through simulation and testbed experiments we demonstrate how applications in Karma can run on limited resources, are robust to individual MAV failure, and adapt to changes in the environment.&quot;,&quot;DOI&quot;:&quot;10.1145/2070942.2070956&quot;,&quot;event-title&quot;:&quot;SenSys 2011 - Proceedings of the 9th ACM Conference on Embedded Networked Sensor Systems&quot;,&quot;page&quot;:&quot;121-134&quot;,&quot;source&quot;:&quot;ResearchGate&quot;,&quot;title&quot;:&quot;Programming micro-aerial vehicle swarms with karma&quot;,&quot;author&quot;:[{&quot;family&quot;:&quot;Dantu&quot;,&quot;given&quot;:&quot;Karthik&quot;},{&quot;family&quot;:&quot;Kate&quot;,&quot;given&quot;:&quot;Bryan&quot;},{&quot;family&quot;:&quot;Waterman&quot;,&quot;given&quot;:&quot;Jason&quot;},{&quot;family&quot;:&quot;Bailis&quot;,&quot;given&quot;:&quot;Peter&quot;},{&quot;family&quot;:&quot;Welsh&quot;,&quot;given&quot;:&quot;Matt&quot;}],&quot;issued&quot;:{&quot;date-parts&quot;:[[&quot;2011&quot;,11,1]]}}}],&quot;schema&quot;:&quot;https://github.com/citation-style-language/schema/raw/master/csl-citation.json&quot;} RNDXz9EJLJLUh"/><text:span text:style-name="T28"> demonstrates some adaptibility, the lack of in-field communication is a limiting factor. Furthermore, a centralized hub is a single point of failure, reducing robustness even if the system is tolerant to individual failures. </text:span></text:p>
      <text:p text:style-name="Standard"><text:span text:style-name="T28">In </text:span><text:reference-mark-start text:name="ZOTERO_ITEM CSL_CITATION {&quot;citationID&quot;:&quot;WVEO5csD&quot;,&quot;properties&quot;:{&quot;formattedCitation&quot;:&quot;[8]&quot;,&quot;plainCitation&quot;:&quot;[8]&quot;,&quot;noteIndex&quot;:0},&quot;citationItems&quot;:[{&quot;id&quot;:94,&quot;uris&quot;:[&quot;http://zotero.org/groups/5298066/items/VXBTGYBT&quot;],&quot;itemData&quot;:{&quot;id&quot;:94,&quot;type&quot;:&quot;paper-conference&quot;,&quot;abstract&quot;:&quot;This paper presents a hierarchical control architecture that enables cooperative surveillance by a heterogeneous aerial robot network comprised of mothership unmanned aircraft and daughtership micro air vehicles. Combining the endurance, range, and processing capabilities of the motherships with the stealth, flexibility, and maneuverability of swarms of daughterships enables robust control of aerial robot networks conducting collaborative operations. The hierarchical control structure decomposes the system into components that take advantage of the abilities of the different types of vehicles. The motherships act as distributed databases, fusion centers, negotiation agents, and task supervisors while daughtership control is achieved using cooperative vector field tracking. This paper describes the overall architecture and then focuses on the assignment and tracking algorithms used once sub- teams of daughtership vehicles have been deployed. A summary of the communication, command, and control structure of a heterogeneous unmanned aircraft system is also given in this paper along with hardware-in-the-loop and software simulation results verifying several components of the distributed control architecture.&quot;,&quot;DOI&quot;:&quot;10.1109/ROBOT.2008.4543204&quot;,&quot;ISBN&quot;:&quot;978-1-4244-1646-2&quot;,&quot;page&quot;:&quot;170-175&quot;,&quot;source&quot;:&quot;ResearchGate&quot;,&quot;title&quot;:&quot;Hierarchical distributed control for search and tracking by heterogeneous aerial robot networks&quot;,&quot;author&quot;:[{&quot;family&quot;:&quot;Elston&quot;,&quot;given&quot;:&quot;Jack&quot;},{&quot;family&quot;:&quot;Frew&quot;,&quot;given&quot;:&quot;Eric&quot;}],&quot;issued&quot;:{&quot;date-parts&quot;:[[&quot;2008&quot;,6,19]]}}}],&quot;schema&quot;:&quot;https://github.com/citation-style-language/schema/raw/master/csl-citation.json&quot;} RNDHvT6V1eCSw"/><text:span text:style-name="T28">[8]</text:span><text:reference-mark-end text:name="ZOTERO_ITEM CSL_CITATION {&quot;citationID&quot;:&quot;WVEO5csD&quot;,&quot;properties&quot;:{&quot;formattedCitation&quot;:&quot;[8]&quot;,&quot;plainCitation&quot;:&quot;[8]&quot;,&quot;noteIndex&quot;:0},&quot;citationItems&quot;:[{&quot;id&quot;:94,&quot;uris&quot;:[&quot;http://zotero.org/groups/5298066/items/VXBTGYBT&quot;],&quot;itemData&quot;:{&quot;id&quot;:94,&quot;type&quot;:&quot;paper-conference&quot;,&quot;abstract&quot;:&quot;This paper presents a hierarchical control architecture that enables cooperative surveillance by a heterogeneous aerial robot network comprised of mothership unmanned aircraft and daughtership micro air vehicles. Combining the endurance, range, and processing capabilities of the motherships with the stealth, flexibility, and maneuverability of swarms of daughterships enables robust control of aerial robot networks conducting collaborative operations. The hierarchical control structure decomposes the system into components that take advantage of the abilities of the different types of vehicles. The motherships act as distributed databases, fusion centers, negotiation agents, and task supervisors while daughtership control is achieved using cooperative vector field tracking. This paper describes the overall architecture and then focuses on the assignment and tracking algorithms used once sub- teams of daughtership vehicles have been deployed. A summary of the communication, command, and control structure of a heterogeneous unmanned aircraft system is also given in this paper along with hardware-in-the-loop and software simulation results verifying several components of the distributed control architecture.&quot;,&quot;DOI&quot;:&quot;10.1109/ROBOT.2008.4543204&quot;,&quot;ISBN&quot;:&quot;978-1-4244-1646-2&quot;,&quot;page&quot;:&quot;170-175&quot;,&quot;source&quot;:&quot;ResearchGate&quot;,&quot;title&quot;:&quot;Hierarchical distributed control for search and tracking by heterogeneous aerial robot networks&quot;,&quot;author&quot;:[{&quot;family&quot;:&quot;Elston&quot;,&quot;given&quot;:&quot;Jack&quot;},{&quot;family&quot;:&quot;Frew&quot;,&quot;given&quot;:&quot;Eric&quot;}],&quot;issued&quot;:{&quot;date-parts&quot;:[[&quot;2008&quot;,6,19]]}}}],&quot;schema&quot;:&quot;https://github.com/citation-style-language/schema/raw/master/csl-citation.json&quot;} RNDHvT6V1eCSw"/><text:span text:style-name="T28">, a heterogenous swarm of mother- and daughterships performs search and tracking. The motherships perform task allocation among each other through negotiation, and then each one coordinates its subswarm of daughterships.</text:span></text:p>
      <text:p text:style-name="Standard"><text:span text:style-name="T29">In </text:span><text:reference-mark-start text:name="ZOTERO_ITEM CSL_CITATION {&quot;citationID&quot;:&quot;iqpp5p3C&quot;,&quot;properties&quot;:{&quot;formattedCitation&quot;:&quot;[9]&quot;,&quot;plainCitation&quot;:&quot;[9]&quot;,&quot;noteIndex&quot;:0},&quot;citationItems&quot;:[{&quot;id&quot;:63,&quot;uris&quot;:[&quot;http://zotero.org/groups/5298066/items/IGHW6NC5&quot;],&quot;itemData&quot;:{&quot;id&quot;:63,&quot;type&quot;:&quot;paper-conference&quot;,&quot;abstract&quot;:&quot;The use of large scale multi-robot systems is motivated by a number of desirable features, such as scalability, fault tolerance, robustness and lower cost with respect to more complex and specialized agents. This work is focused on a a behavior-based approach to the problem of the multi-robot border patrolling, in the framework of the Null-Space-based Behavioral control (NSB); it is based on two previous works of the same authors, where the feasibility of the approach is demonstrated. Namely, a few aspects of the approach, not yet tackled in previous works, are investigated: its robustness to faults of individual agents, its capability of managing large numbers of robots, the possibility of adding new tasks in the framework of the multi-robot patrolling problem. Along these directions, our approach has been validated in simulation with a large number of robots and sudden faults as well as experimentally on a team composed by three Pioneers 2-DX robots.&quot;,&quot;DOI&quot;:&quot;10.1109/ROBIO.2009.5420581&quot;,&quot;source&quot;:&quot;ResearchGate&quot;,&quot;title&quot;:&quot;A fault-tolerant modular control approach to multi-robot perimeter patrol&quot;,&quot;author&quot;:[{&quot;family&quot;:&quot;Marino&quot;,&quot;given&quot;:&quot;Alessandro&quot;},{&quot;family&quot;:&quot;Parker&quot;,&quot;given&quot;:&quot;Lynne&quot;},{&quot;family&quot;:&quot;Antonelli&quot;,&quot;given&quot;:&quot;Gianluca&quot;},{&quot;family&quot;:&quot;Caccavale&quot;,&quot;given&quot;:&quot;Fabrizio&quot;},{&quot;family&quot;:&quot;Chiaverini&quot;,&quot;given&quot;:&quot;Stefano&quot;}],&quot;issued&quot;:{&quot;date-parts&quot;:[[&quot;2009&quot;,12,1]]}}}],&quot;schema&quot;:&quot;https://github.com/citation-style-language/schema/raw/master/csl-citation.json&quot;} RNDAd25gQAhNT"/><text:span text:style-name="T29">[9]</text:span><text:reference-mark-end text:name="ZOTERO_ITEM CSL_CITATION {&quot;citationID&quot;:&quot;iqpp5p3C&quot;,&quot;properties&quot;:{&quot;formattedCitation&quot;:&quot;[9]&quot;,&quot;plainCitation&quot;:&quot;[9]&quot;,&quot;noteIndex&quot;:0},&quot;citationItems&quot;:[{&quot;id&quot;:63,&quot;uris&quot;:[&quot;http://zotero.org/groups/5298066/items/IGHW6NC5&quot;],&quot;itemData&quot;:{&quot;id&quot;:63,&quot;type&quot;:&quot;paper-conference&quot;,&quot;abstract&quot;:&quot;The use of large scale multi-robot systems is motivated by a number of desirable features, such as scalability, fault tolerance, robustness and lower cost with respect to more complex and specialized agents. This work is focused on a a behavior-based approach to the problem of the multi-robot border patrolling, in the framework of the Null-Space-based Behavioral control (NSB); it is based on two previous works of the same authors, where the feasibility of the approach is demonstrated. Namely, a few aspects of the approach, not yet tackled in previous works, are investigated: its robustness to faults of individual agents, its capability of managing large numbers of robots, the possibility of adding new tasks in the framework of the multi-robot patrolling problem. Along these directions, our approach has been validated in simulation with a large number of robots and sudden faults as well as experimentally on a team composed by three Pioneers 2-DX robots.&quot;,&quot;DOI&quot;:&quot;10.1109/ROBIO.2009.5420581&quot;,&quot;source&quot;:&quot;ResearchGate&quot;,&quot;title&quot;:&quot;A fault-tolerant modular control approach to multi-robot perimeter patrol&quot;,&quot;author&quot;:[{&quot;family&quot;:&quot;Marino&quot;,&quot;given&quot;:&quot;Alessandro&quot;},{&quot;family&quot;:&quot;Parker&quot;,&quot;given&quot;:&quot;Lynne&quot;},{&quot;family&quot;:&quot;Antonelli&quot;,&quot;given&quot;:&quot;Gianluca&quot;},{&quot;family&quot;:&quot;Caccavale&quot;,&quot;given&quot;:&quot;Fabrizio&quot;},{&quot;family&quot;:&quot;Chiaverini&quot;,&quot;given&quot;:&quot;Stefano&quot;}],&quot;issued&quot;:{&quot;date-parts&quot;:[[&quot;2009&quot;,12,1]]}}}],&quot;schema&quot;:&quot;https://github.com/citation-style-language/schema/raw/master/csl-citation.json&quot;} RNDAd25gQAhNT"/><text:span text:style-name="T28"> </text:span><text:span text:style-name="T29">Marino et al. </text:span><text:span text:style-name="T28">present a patrolling system and showcases how it adapts to individual failures.</text:span></text:p>
      <text:p text:style-name="Standard"><text:span text:style-name="T28">In </text:span><text:reference-mark-start text:name="ZOTERO_ITEM CSL_CITATION {&quot;citationID&quot;:&quot;6WCa83Xg&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EtIYyfETGT"/><text:span text:style-name="T28">[10]</text:span><text:reference-mark-end text:name="ZOTERO_ITEM CSL_CITATION {&quot;citationID&quot;:&quot;6WCa83Xg&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EtIYyfETGT"/><text:span text:style-name="T28">, a dynamic programming solution algorithm for swarm coordination is used.</text:span></text:p>
      <text:p text:style-name="Standard"><text:span text:style-name="T28">As per </text:span><text:reference-mark-start text:name="ZOTERO_ITEM CSL_CITATION {&quot;citationID&quot;:&quot;Hx9jmS2H&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apZtMVS7gP"/><text:span text:style-name="T28">[2]</text:span><text:reference-mark-end text:name="ZOTERO_ITEM CSL_CITATION {&quot;citationID&quot;:&quot;Hx9jmS2H&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apZtMVS7gP"/><text:span text:style-name="T28">, true emergent behavior remains rare in practice. Industrial applications still by and large rely on centralized control even if basic swarm behaviors are integrated, and thus the system is referred to as a </text:span><text:span text:style-name="T37">“</text:span><text:span text:style-name="T28">swarm“.</text:span></text:p>
      <text:p text:style-name="Standard"><text:span text:style-name="T28">According to </text:span><text:reference-mark-start text:name="ZOTERO_ITEM CSL_CITATION {&quot;citationID&quot;:&quot;4lbKBHnj&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g1cDH99laQ"/><text:span text:style-name="T28">[11]</text:span><text:reference-mark-end text:name="ZOTERO_ITEM CSL_CITATION {&quot;citationID&quot;:&quot;4lbKBHnj&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g1cDH99laQ"/><text:span text:style-name="T28">, nonbioinspired coordination of swarms robust to individual failures do exist but do not cover the environment completely, whereas purely mathematical strategies are unable to cope with agent failure.</text:span></text:p>
      <text:p text:style-name="Standard"><text:span text:style-name="T28">Random walk methods are evaluated and improved upon in </text:span><text:reference-mark-start text:name="ZOTERO_ITEM CSL_CITATION {&quot;citationID&quot;:&quot;UNsSlLzJ&quot;,&quot;properties&quot;:{&quot;formattedCitation&quot;:&quot;[12]&quot;,&quot;plainCitation&quot;:&quot;[12]&quot;,&quot;noteIndex&quot;:0},&quot;citationItems&quot;:[{&quot;id&quot;:81,&quot;uris&quot;:[&quot;http://zotero.org/groups/5298066/items/TAXSQFUY&quot;],&quot;itemData&quot;:{&quot;id&quot;:81,&quot;type&quot;:&quot;article-journal&quot;,&quot;abstract&quot;:&quot;An environment can be searched far more efficiently if the appropriate search strategy is used. Because of the limited individual abilities of swarm robots, namely, local sensing and low processing power, random searching is the main search strategy used in swarm robotics. The random walk methods that are used most commonly are Brownian motion and Lévy flight, both of which mimic the self-organized behavior of social insects. However, both methods are somewhat limited when applied to swarm robotics, where having the robots search repeatedly can result in highly inefficient searching. Therefore, by analyzing the characteristics of swarm robotic exploration, this paper proposes an improved random walk method in which each robot adjusts its step size adaptively to reduce the number of repeated searches by estimating the density of robots in the environment. Simulation experiments and experiments with actual robots are conducted to study the effectiveness of the proposed method and evaluate its performance in an exploration mission. The experimental results presented in this paper show that an area is covered more efficiently using the proposed method than it is using either Brownian motion or Lévy flight.&quot;,&quot;container-title&quot;:&quot;Journal of Robotics&quot;,&quot;DOI&quot;:&quot;10.1155/2019/6914212&quot;,&quot;ISSN&quot;:&quot;1687-9600&quot;,&quot;language&quot;:&quot;en&quot;,&quot;note&quot;:&quot;publisher: Hindawi&quot;,&quot;page&quot;:&quot;e6914212&quot;,&quot;source&quot;:&quot;www.hindawi.com&quot;,&quot;title&quot;:&quot;A Swarm Robotic Exploration Strategy Based on an Improved Random Walk Method&quot;,&quot;volume&quot;:&quot;2019&quot;,&quot;author&quot;:[{&quot;family&quot;:&quot;Pang&quot;,&quot;given&quot;:&quot;Bao&quot;},{&quot;family&quot;:&quot;Song&quot;,&quot;given&quot;:&quot;Yong&quot;},{&quot;family&quot;:&quot;Zhang&quot;,&quot;given&quot;:&quot;Chengjin&quot;},{&quot;family&quot;:&quot;Wang&quot;,&quot;given&quot;:&quot;Hongling&quot;},{&quot;family&quot;:&quot;Yang&quot;,&quot;given&quot;:&quot;Runtao&quot;}],&quot;issued&quot;:{&quot;date-parts&quot;:[[&quot;2019&quot;,3,13]]}}}],&quot;schema&quot;:&quot;https://github.com/citation-style-language/schema/raw/master/csl-citation.json&quot;} RNDUyAq5EEJ4K"/><text:span text:style-name="T28">[12]</text:span><text:reference-mark-end text:name="ZOTERO_ITEM CSL_CITATION {&quot;citationID&quot;:&quot;UNsSlLzJ&quot;,&quot;properties&quot;:{&quot;formattedCitation&quot;:&quot;[12]&quot;,&quot;plainCitation&quot;:&quot;[12]&quot;,&quot;noteIndex&quot;:0},&quot;citationItems&quot;:[{&quot;id&quot;:81,&quot;uris&quot;:[&quot;http://zotero.org/groups/5298066/items/TAXSQFUY&quot;],&quot;itemData&quot;:{&quot;id&quot;:81,&quot;type&quot;:&quot;article-journal&quot;,&quot;abstract&quot;:&quot;An environment can be searched far more efficiently if the appropriate search strategy is used. Because of the limited individual abilities of swarm robots, namely, local sensing and low processing power, random searching is the main search strategy used in swarm robotics. The random walk methods that are used most commonly are Brownian motion and Lévy flight, both of which mimic the self-organized behavior of social insects. However, both methods are somewhat limited when applied to swarm robotics, where having the robots search repeatedly can result in highly inefficient searching. Therefore, by analyzing the characteristics of swarm robotic exploration, this paper proposes an improved random walk method in which each robot adjusts its step size adaptively to reduce the number of repeated searches by estimating the density of robots in the environment. Simulation experiments and experiments with actual robots are conducted to study the effectiveness of the proposed method and evaluate its performance in an exploration mission. The experimental results presented in this paper show that an area is covered more efficiently using the proposed method than it is using either Brownian motion or Lévy flight.&quot;,&quot;container-title&quot;:&quot;Journal of Robotics&quot;,&quot;DOI&quot;:&quot;10.1155/2019/6914212&quot;,&quot;ISSN&quot;:&quot;1687-9600&quot;,&quot;language&quot;:&quot;en&quot;,&quot;note&quot;:&quot;publisher: Hindawi&quot;,&quot;page&quot;:&quot;e6914212&quot;,&quot;source&quot;:&quot;www.hindawi.com&quot;,&quot;title&quot;:&quot;A Swarm Robotic Exploration Strategy Based on an Improved Random Walk Method&quot;,&quot;volume&quot;:&quot;2019&quot;,&quot;author&quot;:[{&quot;family&quot;:&quot;Pang&quot;,&quot;given&quot;:&quot;Bao&quot;},{&quot;family&quot;:&quot;Song&quot;,&quot;given&quot;:&quot;Yong&quot;},{&quot;family&quot;:&quot;Zhang&quot;,&quot;given&quot;:&quot;Chengjin&quot;},{&quot;family&quot;:&quot;Wang&quot;,&quot;given&quot;:&quot;Hongling&quot;},{&quot;family&quot;:&quot;Yang&quot;,&quot;given&quot;:&quot;Runtao&quot;}],&quot;issued&quot;:{&quot;date-parts&quot;:[[&quot;2019&quot;,3,13]]}}}],&quot;schema&quot;:&quot;https://github.com/citation-style-language/schema/raw/master/csl-citation.json&quot;} RNDUyAq5EEJ4K"/><text:span text:style-name="T28">.</text:span></text:p>
      <text:p text:style-name="Standard"><text:span text:style-name="T28">Stigmergic emergent behavior can be used in robotics for building strucutes like in </text:span><text:reference-mark-start text:name="ZOTERO_ITEM CSL_CITATION {&quot;citationID&quot;:&quot;Uac8YO9Y&quot;,&quot;properties&quot;:{&quot;formattedCitation&quot;:&quot;[13]&quot;,&quot;plainCitation&quot;:&quot;[13]&quot;,&quot;noteIndex&quot;:0},&quot;citationItems&quot;:[{&quot;id&quot;:104,&quot;uris&quot;:[&quot;http://zotero.org/groups/5298066/items/PPHDWTVR&quot;],&quot;itemData&quot;:{&quot;id&quot;:104,&quot;type&quot;:&quot;article-journal&quot;,&quot;container-title&quot;:&quot;Science&quot;,&quot;DOI&quot;:&quot;10.1126/science.1245842&quot;,&quot;ISSN&quot;:&quot;0036-8075, 1095-9203&quot;,&quot;issue&quot;:&quot;6172&quot;,&quot;journalAbbreviation&quot;:&quot;Science&quot;,&quot;language&quot;:&quot;en&quot;,&quot;page&quot;:&quot;754-758&quot;,&quot;source&quot;:&quot;DOI.org (Crossref)&quot;,&quot;title&quot;:&quot;Designing Collective Behavior in a Termite-Inspired Robot Construction Team&quot;,&quot;volume&quot;:&quot;343&quot;,&quot;author&quot;:[{&quot;family&quot;:&quot;Werfel&quot;,&quot;given&quot;:&quot;J.&quot;},{&quot;family&quot;:&quot;Petersen&quot;,&quot;given&quot;:&quot;K.&quot;},{&quot;family&quot;:&quot;Nagpal&quot;,&quot;given&quot;:&quot;R.&quot;}],&quot;issued&quot;:{&quot;date-parts&quot;:[[&quot;2014&quot;,2,14]]}}}],&quot;schema&quot;:&quot;https://github.com/citation-style-language/schema/raw/master/csl-citation.json&quot;} RNDHF7OPhh5vo"/><text:span text:style-name="T28">[13]</text:span><text:reference-mark-end text:name="ZOTERO_ITEM CSL_CITATION {&quot;citationID&quot;:&quot;Uac8YO9Y&quot;,&quot;properties&quot;:{&quot;formattedCitation&quot;:&quot;[13]&quot;,&quot;plainCitation&quot;:&quot;[13]&quot;,&quot;noteIndex&quot;:0},&quot;citationItems&quot;:[{&quot;id&quot;:104,&quot;uris&quot;:[&quot;http://zotero.org/groups/5298066/items/PPHDWTVR&quot;],&quot;itemData&quot;:{&quot;id&quot;:104,&quot;type&quot;:&quot;article-journal&quot;,&quot;container-title&quot;:&quot;Science&quot;,&quot;DOI&quot;:&quot;10.1126/science.1245842&quot;,&quot;ISSN&quot;:&quot;0036-8075, 1095-9203&quot;,&quot;issue&quot;:&quot;6172&quot;,&quot;journalAbbreviation&quot;:&quot;Science&quot;,&quot;language&quot;:&quot;en&quot;,&quot;page&quot;:&quot;754-758&quot;,&quot;source&quot;:&quot;DOI.org (Crossref)&quot;,&quot;title&quot;:&quot;Designing Collective Behavior in a Termite-Inspired Robot Construction Team&quot;,&quot;volume&quot;:&quot;343&quot;,&quot;author&quot;:[{&quot;family&quot;:&quot;Werfel&quot;,&quot;given&quot;:&quot;J.&quot;},{&quot;family&quot;:&quot;Petersen&quot;,&quot;given&quot;:&quot;K.&quot;},{&quot;family&quot;:&quot;Nagpal&quot;,&quot;given&quot;:&quot;R.&quot;}],&quot;issued&quot;:{&quot;date-parts&quot;:[[&quot;2014&quot;,2,14]]}}}],&quot;schema&quot;:&quot;https://github.com/citation-style-language/schema/raw/master/csl-citation.json&quot;} RNDHF7OPhh5vo"/><text:span text:style-name="T28">. The individuals use the current state of the structure they are building to guide their behavior. However, this concept is obviously inapplicable to area surveillance.</text:span></text:p>
      <text:p text:style-name="Standard"><text:span text:style-name="T28">Instead, variations of the concept of pheromones are most common in this domain even though exceptions like </text:span><text:reference-mark-start text:name="ZOTERO_ITEM CSL_CITATION {&quot;citationID&quot;:&quot;SQrRTxzM&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0aGeHRwAs5"/><text:span text:style-name="T28">[10]</text:span><text:reference-mark-end text:name="ZOTERO_ITEM CSL_CITATION {&quot;citationID&quot;:&quot;SQrRTxzM&quot;,&quot;properties&quot;:{&quot;formattedCitation&quot;:&quot;[10]&quot;,&quot;plainCitation&quot;:&quot;[10]&quot;,&quot;noteIndex&quot;:0},&quot;citationItems&quot;:[{&quot;id&quot;:85,&quot;uris&quot;:[&quot;http://zotero.org/groups/5298066/items/MN8VV4BU&quot;],&quot;itemData&quot;:{&quot;id&quot;:85,&quot;type&quot;:&quot;paper-conference&quot;,&quot;container-title&quot;:&quot;Proceedings of the 41st IEEE Conference on Decision and Control, 2002.&quot;,&quot;DOI&quot;:&quot;10.1109/CDC.2002.1184272&quot;,&quot;event-place&quot;:&quot;Las Vegas, NV, USA&quot;,&quot;event-title&quot;:&quot;IEEE Conference on Decision and Control&quot;,&quot;ISBN&quot;:&quot;978-0-7803-7516-1&quot;,&quot;page&quot;:&quot;2823-2828&quot;,&quot;publisher&quot;:&quot;IEEE&quot;,&quot;publisher-place&quot;:&quot;Las Vegas, NV, USA&quot;,&quot;source&quot;:&quot;DOI.org (Crossref)&quot;,&quot;title&quot;:&quot;Cooperative control for multiple autonomous UAV's searching for targets&quot;,&quot;URL&quot;:&quot;http://ieeexplore.ieee.org/document/1184272/&quot;,&quot;volume&quot;:&quot;3&quot;,&quot;author&quot;:[{&quot;family&quot;:&quot;Flint&quot;,&quot;given&quot;:&quot;M.&quot;},{&quot;family&quot;:&quot;Polycarpou&quot;,&quot;given&quot;:&quot;M.&quot;},{&quot;family&quot;:&quot;Fernandez-Gaucherand&quot;,&quot;given&quot;:&quot;E.&quot;}],&quot;accessed&quot;:{&quot;date-parts&quot;:[[&quot;2023&quot;,12,26]]},&quot;issued&quot;:{&quot;date-parts&quot;:[[&quot;2002&quot;]]}}}],&quot;schema&quot;:&quot;https://github.com/citation-style-language/schema/raw/master/csl-citation.json&quot;} RND0aGeHRwAs5"/><text:span text:style-name="T28"> do exist. </text:span><text:reference-mark-start text:name="ZOTERO_ITEM CSL_CITATION {&quot;citationID&quot;:&quot;jiub8X94&quot;,&quot;properties&quot;:{&quot;formattedCitation&quot;:&quot;[14]&quot;,&quot;plainCitation&quot;:&quot;[14]&quot;,&quot;noteIndex&quot;:0},&quot;citationItems&quot;:[{&quot;id&quot;:38,&quot;uris&quot;:[&quot;http://zotero.org/groups/5298066/items/IPVAJRZ8&quot;],&quot;itemData&quot;:{&quot;id&quot;:38,&quot;type&quot;:&quot;article-journal&quot;,&quot;abstract&quot;:&quot;Stigmergy is a form of indirect communication and coordination in which agents modify the environment to pass information to their peers. In nature, animals use stigmergy by, for example, releasing pheromone that conveys information to other members of their species. A few systems in swarm robotics research have replicated this process by introducing the concept of artificial pheromone. In this paper, we present\n              Phormica\n              , a system to conduct experiments in swarm robotics that enables a swarm of e-puck robots to release and detect artificial pheromone.\n              Phormica\n              emulates pheromone-based stigmergy thanks to the ability of robots to project UV light on the ground, which has been previously covered with a photochromic material. As a proof of concept, we test\n              Phormica\n              on three collective missions in which robots act collectively guided by the artificial pheromone they release and detect. Experimental results indicate that a robot swarm can effectively self-organize and act collectively by using stigmergic coordination based on the artificial pheromone provided by\n              Phormica\n              .&quot;,&quot;container-title&quot;:&quot;Frontiers in Robotics and AI&quot;,&quot;DOI&quot;:&quot;10.3389/frobt.2020.591402&quot;,&quot;ISSN&quot;:&quot;2296-9144&quot;,&quot;journalAbbreviation&quot;:&quot;Front. Robot. AI&quot;,&quot;page&quot;:&quot;591402&quot;,&quot;source&quot;:&quot;DOI.org (Crossref)&quot;,&quot;title&quot;:&quot;Phormica: Photochromic Pheromone Release and Detection System for Stigmergic Coordination in Robot Swarms&quot;,&quot;title-short&quot;:&quot;Phormica&quot;,&quot;volume&quot;:&quot;7&quot;,&quot;author&quot;:[{&quot;family&quot;:&quot;Salman&quot;,&quot;given&quot;:&quot;Muhammad&quot;},{&quot;family&quot;:&quot;Garzón Ramos&quot;,&quot;given&quot;:&quot;David&quot;},{&quot;family&quot;:&quot;Hasselmann&quot;,&quot;given&quot;:&quot;Ken&quot;},{&quot;family&quot;:&quot;Birattari&quot;,&quot;given&quot;:&quot;Mauro&quot;}],&quot;issued&quot;:{&quot;date-parts&quot;:[[&quot;2020&quot;,12,23]]}}}],&quot;schema&quot;:&quot;https://github.com/citation-style-language/schema/raw/master/csl-citation.json&quot;} RNDh2h9GidBzB"/><text:span text:style-name="T28">[14]</text:span><text:reference-mark-end text:name="ZOTERO_ITEM CSL_CITATION {&quot;citationID&quot;:&quot;jiub8X94&quot;,&quot;properties&quot;:{&quot;formattedCitation&quot;:&quot;[14]&quot;,&quot;plainCitation&quot;:&quot;[14]&quot;,&quot;noteIndex&quot;:0},&quot;citationItems&quot;:[{&quot;id&quot;:38,&quot;uris&quot;:[&quot;http://zotero.org/groups/5298066/items/IPVAJRZ8&quot;],&quot;itemData&quot;:{&quot;id&quot;:38,&quot;type&quot;:&quot;article-journal&quot;,&quot;abstract&quot;:&quot;Stigmergy is a form of indirect communication and coordination in which agents modify the environment to pass information to their peers. In nature, animals use stigmergy by, for example, releasing pheromone that conveys information to other members of their species. A few systems in swarm robotics research have replicated this process by introducing the concept of artificial pheromone. In this paper, we present\n              Phormica\n              , a system to conduct experiments in swarm robotics that enables a swarm of e-puck robots to release and detect artificial pheromone.\n              Phormica\n              emulates pheromone-based stigmergy thanks to the ability of robots to project UV light on the ground, which has been previously covered with a photochromic material. As a proof of concept, we test\n              Phormica\n              on three collective missions in which robots act collectively guided by the artificial pheromone they release and detect. Experimental results indicate that a robot swarm can effectively self-organize and act collectively by using stigmergic coordination based on the artificial pheromone provided by\n              Phormica\n              .&quot;,&quot;container-title&quot;:&quot;Frontiers in Robotics and AI&quot;,&quot;DOI&quot;:&quot;10.3389/frobt.2020.591402&quot;,&quot;ISSN&quot;:&quot;2296-9144&quot;,&quot;journalAbbreviation&quot;:&quot;Front. Robot. AI&quot;,&quot;page&quot;:&quot;591402&quot;,&quot;source&quot;:&quot;DOI.org (Crossref)&quot;,&quot;title&quot;:&quot;Phormica: Photochromic Pheromone Release and Detection System for Stigmergic Coordination in Robot Swarms&quot;,&quot;title-short&quot;:&quot;Phormica&quot;,&quot;volume&quot;:&quot;7&quot;,&quot;author&quot;:[{&quot;family&quot;:&quot;Salman&quot;,&quot;given&quot;:&quot;Muhammad&quot;},{&quot;family&quot;:&quot;Garzón Ramos&quot;,&quot;given&quot;:&quot;David&quot;},{&quot;family&quot;:&quot;Hasselmann&quot;,&quot;given&quot;:&quot;Ken&quot;},{&quot;family&quot;:&quot;Birattari&quot;,&quot;given&quot;:&quot;Mauro&quot;}],&quot;issued&quot;:{&quot;date-parts&quot;:[[&quot;2020&quot;,12,23]]}}}],&quot;schema&quot;:&quot;https://github.com/citation-style-language/schema/raw/master/csl-citation.json&quot;} RNDh2h9GidBzB"/><text:span text:style-name="T28"> and </text:span><text:reference-mark-start text:name="ZOTERO_ITEM CSL_CITATION {&quot;citationID&quot;:&quot;Ablurcav&quot;,&quot;properties&quot;:{&quot;formattedCitation&quot;:&quot;[15]&quot;,&quot;plainCitation&quot;:&quot;[15]&quot;,&quot;noteIndex&quot;:0},&quot;citationItems&quot;:[{&quot;id&quot;:88,&quot;uris&quot;:[&quot;http://zotero.org/groups/5298066/items/MAYINJTZ&quot;],&quot;itemData&quot;:{&quot;id&quot;:88,&quot;type&quot;:&quot;chapter&quot;,&quot;abstract&quot;:&quot;In this paper we present an experimental setup to model the pheromone trail based foraging behaviour of ants using a special phosphorescent glowing paint. We have built two custom addons for the e-puck robot that allow for trail laying and following on the glowing oor, as well as a way for the robots to mimic the ants capability of using polarization patterns as a means of navigation. Using simulations we show that our approach allows for ecient pathnding between nest and potential food sources. Experimental results show that our trail and sun compass add-on boards are accurate enough to allow a single robot to lay and follow a trail repeatedly.&quot;,&quot;container-title&quot;:&quot;Swarm Intelligence&quot;,&quot;event-place&quot;:&quot;Berlin, Heidelberg&quot;,&quot;ISBN&quot;:&quot;978-3-642-15460-7&quot;,&quot;language&quot;:&quot;en&quot;,&quot;note&quot;:&quot;collection-title: Lecture Notes in Computer Science\nDOI: 10.1007/978-3-642-15461-4_8&quot;,&quot;page&quot;:&quot;84-94&quot;,&quot;publisher&quot;:&quot;Springer Berlin Heidelberg&quot;,&quot;publisher-place&quot;:&quot;Berlin, Heidelberg&quot;,&quot;source&quot;:&quot;DOI.org (Crossref)&quot;,&quot;title&quot;:&quot;Antbots: A Feasible Visual Emulation of Pheromone Trails for Swarm Robots&quot;,&quot;title-short&quot;:&quot;Antbots&quot;,&quot;URL&quot;:&quot;http://link.springer.com/10.1007/978-3-642-15461-4_8&quot;,&quot;volume&quot;:&quot;623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Dorigo&quot;,&quot;given&quot;:&quot;Marco&quot;},{&quot;family&quot;:&quot;Birattari&quot;,&quot;given&quot;:&quot;Mauro&quot;},{&quot;family&quot;:&quot;Di Caro&quot;,&quot;given&quot;:&quot;Gianni A.&quot;},{&quot;family&quot;:&quot;Doursat&quot;,&quot;given&quot;:&quot;René&quot;},{&quot;family&quot;:&quot;Engelbrecht&quot;,&quot;given&quot;:&quot;Andries P.&quot;},{&quot;family&quot;:&quot;Floreano&quot;,&quot;given&quot;:&quot;Dario&quot;},{&quot;family&quot;:&quot;Gambardella&quot;,&quot;given&quot;:&quot;Luca Maria&quot;},{&quot;family&quot;:&quot;Groß&quot;,&quot;given&quot;:&quot;Roderich&quot;},{&quot;family&quot;:&quot;Şahin&quot;,&quot;given&quot;:&quot;Erol&quot;},{&quot;family&quot;:&quot;Sayama&quot;,&quot;given&quot;:&quot;Hiroki&quot;},{&quot;family&quot;:&quot;Stützle&quot;,&quot;given&quot;:&quot;Thomas&quot;}],&quot;author&quot;:[{&quot;family&quot;:&quot;Mayet&quot;,&quot;given&quot;:&quot;Ralf&quot;},{&quot;family&quot;:&quot;Roberz&quot;,&quot;given&quot;:&quot;Jonathan&quot;},{&quot;family&quot;:&quot;Schmickl&quot;,&quot;given&quot;:&quot;Thomas&quot;},{&quot;family&quot;:&quot;Crailsheim&quot;,&quot;given&quot;:&quot;Karl&quot;}],&quot;accessed&quot;:{&quot;date-parts&quot;:[[&quot;2023&quot;,12,26]]},&quot;issued&quot;:{&quot;date-parts&quot;:[[&quot;2010&quot;]]}}}],&quot;schema&quot;:&quot;https://github.com/citation-style-language/schema/raw/master/csl-citation.json&quot;} RNDilDnQ4cTym"/><text:span text:style-name="T28">[15]</text:span><text:reference-mark-end text:name="ZOTERO_ITEM CSL_CITATION {&quot;citationID&quot;:&quot;Ablurcav&quot;,&quot;properties&quot;:{&quot;formattedCitation&quot;:&quot;[15]&quot;,&quot;plainCitation&quot;:&quot;[15]&quot;,&quot;noteIndex&quot;:0},&quot;citationItems&quot;:[{&quot;id&quot;:88,&quot;uris&quot;:[&quot;http://zotero.org/groups/5298066/items/MAYINJTZ&quot;],&quot;itemData&quot;:{&quot;id&quot;:88,&quot;type&quot;:&quot;chapter&quot;,&quot;abstract&quot;:&quot;In this paper we present an experimental setup to model the pheromone trail based foraging behaviour of ants using a special phosphorescent glowing paint. We have built two custom addons for the e-puck robot that allow for trail laying and following on the glowing oor, as well as a way for the robots to mimic the ants capability of using polarization patterns as a means of navigation. Using simulations we show that our approach allows for ecient pathnding between nest and potential food sources. Experimental results show that our trail and sun compass add-on boards are accurate enough to allow a single robot to lay and follow a trail repeatedly.&quot;,&quot;container-title&quot;:&quot;Swarm Intelligence&quot;,&quot;event-place&quot;:&quot;Berlin, Heidelberg&quot;,&quot;ISBN&quot;:&quot;978-3-642-15460-7&quot;,&quot;language&quot;:&quot;en&quot;,&quot;note&quot;:&quot;collection-title: Lecture Notes in Computer Science\nDOI: 10.1007/978-3-642-15461-4_8&quot;,&quot;page&quot;:&quot;84-94&quot;,&quot;publisher&quot;:&quot;Springer Berlin Heidelberg&quot;,&quot;publisher-place&quot;:&quot;Berlin, Heidelberg&quot;,&quot;source&quot;:&quot;DOI.org (Crossref)&quot;,&quot;title&quot;:&quot;Antbots: A Feasible Visual Emulation of Pheromone Trails for Swarm Robots&quot;,&quot;title-short&quot;:&quot;Antbots&quot;,&quot;URL&quot;:&quot;http://link.springer.com/10.1007/978-3-642-15461-4_8&quot;,&quot;volume&quot;:&quot;623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Dorigo&quot;,&quot;given&quot;:&quot;Marco&quot;},{&quot;family&quot;:&quot;Birattari&quot;,&quot;given&quot;:&quot;Mauro&quot;},{&quot;family&quot;:&quot;Di Caro&quot;,&quot;given&quot;:&quot;Gianni A.&quot;},{&quot;family&quot;:&quot;Doursat&quot;,&quot;given&quot;:&quot;René&quot;},{&quot;family&quot;:&quot;Engelbrecht&quot;,&quot;given&quot;:&quot;Andries P.&quot;},{&quot;family&quot;:&quot;Floreano&quot;,&quot;given&quot;:&quot;Dario&quot;},{&quot;family&quot;:&quot;Gambardella&quot;,&quot;given&quot;:&quot;Luca Maria&quot;},{&quot;family&quot;:&quot;Groß&quot;,&quot;given&quot;:&quot;Roderich&quot;},{&quot;family&quot;:&quot;Şahin&quot;,&quot;given&quot;:&quot;Erol&quot;},{&quot;family&quot;:&quot;Sayama&quot;,&quot;given&quot;:&quot;Hiroki&quot;},{&quot;family&quot;:&quot;Stützle&quot;,&quot;given&quot;:&quot;Thomas&quot;}],&quot;author&quot;:[{&quot;family&quot;:&quot;Mayet&quot;,&quot;given&quot;:&quot;Ralf&quot;},{&quot;family&quot;:&quot;Roberz&quot;,&quot;given&quot;:&quot;Jonathan&quot;},{&quot;family&quot;:&quot;Schmickl&quot;,&quot;given&quot;:&quot;Thomas&quot;},{&quot;family&quot;:&quot;Crailsheim&quot;,&quot;given&quot;:&quot;Karl&quot;}],&quot;accessed&quot;:{&quot;date-parts&quot;:[[&quot;2023&quot;,12,26]]},&quot;issued&quot;:{&quot;date-parts&quot;:[[&quot;2010&quot;]]}}}],&quot;schema&quot;:&quot;https://github.com/citation-style-language/schema/raw/master/csl-citation.json&quot;} RNDilDnQ4cTym"/><text:span text:style-name="T28"> present similar approaches to trail pheromones. Each robot has the ability to project UV light on photochromic material, and thus leave artificial pheromones, which can then be detected by other individuals of the swarm. </text:span><text:span text:style-name="T29">In </text:span><text:reference-mark-start text:name="ZOTERO_ITEM CSL_CITATION {&quot;citationID&quot;:&quot;LRnnMtG4&quot;,&quot;properties&quot;:{&quot;formattedCitation&quot;:&quot;[16]&quot;,&quot;plainCitation&quot;:&quot;[16]&quot;,&quot;noteIndex&quot;:0},&quot;citationItems&quot;:[{&quot;id&quot;:78,&quot;uris&quot;:[&quot;http://zotero.org/groups/5298066/items/LXT8R5DC&quot;],&quot;itemData&quot;:{&quot;id&quot;:78,&quot;type&quot;:&quot;article-journal&quot;,&quot;abstract&quot;:&quot;In swarm robotics, communication among the robots is essential. Inspired by biological swarms using pheromones, we propose the use of chemical compounds to realize group foraging behavior in robot swarms. We designed a fully autonomous robot, and then created a swarm using ethanol as the trail pheromone allowing the robots to communicate with one another indirectly via pheromone trails. Our group recruitment and cooperative transport algorithms provide the robots with the required swarm behavior. We conducted both simulations and experiments with real robot swarms, and analyzed the data statistically to investigate any changes caused by pheromone communication in the performance of the swarm in solving foraging recruitment and cooperative transport tasks. The results show that the robots can communicate using pheromone trails, and that the improvement due to pheromone communication may be non-linear, depending on the size of the robot swarm.&quot;,&quot;container-title&quot;:&quot;Swarm Intelligence&quot;,&quot;DOI&quot;:&quot;10.1007/s11721-014-0097-z&quot;,&quot;journalAbbreviation&quot;:&quot;Swarm Intelligence&quot;,&quot;source&quot;:&quot;ResearchGate&quot;,&quot;title&quot;:&quot;Designing pheromone communication in swarm robotics: Group foraging behavior mediated by chemical substance&quot;,&quot;title-short&quot;:&quot;Designing pheromone communication in swarm robotics&quot;,&quot;volume&quot;:&quot;8&quot;,&quot;author&quot;:[{&quot;family&quot;:&quot;Fujisawa&quot;,&quot;given&quot;:&quot;Ryusuke&quot;},{&quot;family&quot;:&quot;Dobata&quot;,&quot;given&quot;:&quot;Shigeto&quot;},{&quot;family&quot;:&quot;Sugawara&quot;,&quot;given&quot;:&quot;Ken&quot;},{&quot;family&quot;:&quot;Matsuno&quot;,&quot;given&quot;:&quot;Fumitoshi&quot;}],&quot;issued&quot;:{&quot;date-parts&quot;:[[&quot;2014&quot;,9,1]]}}}],&quot;schema&quot;:&quot;https://github.com/citation-style-language/schema/raw/master/csl-citation.json&quot;} RND6LrhvtZXwm"/><text:span text:style-name="T28">[16]</text:span><text:reference-mark-end text:name="ZOTERO_ITEM CSL_CITATION {&quot;citationID&quot;:&quot;LRnnMtG4&quot;,&quot;properties&quot;:{&quot;formattedCitation&quot;:&quot;[16]&quot;,&quot;plainCitation&quot;:&quot;[16]&quot;,&quot;noteIndex&quot;:0},&quot;citationItems&quot;:[{&quot;id&quot;:78,&quot;uris&quot;:[&quot;http://zotero.org/groups/5298066/items/LXT8R5DC&quot;],&quot;itemData&quot;:{&quot;id&quot;:78,&quot;type&quot;:&quot;article-journal&quot;,&quot;abstract&quot;:&quot;In swarm robotics, communication among the robots is essential. Inspired by biological swarms using pheromones, we propose the use of chemical compounds to realize group foraging behavior in robot swarms. We designed a fully autonomous robot, and then created a swarm using ethanol as the trail pheromone allowing the robots to communicate with one another indirectly via pheromone trails. Our group recruitment and cooperative transport algorithms provide the robots with the required swarm behavior. We conducted both simulations and experiments with real robot swarms, and analyzed the data statistically to investigate any changes caused by pheromone communication in the performance of the swarm in solving foraging recruitment and cooperative transport tasks. The results show that the robots can communicate using pheromone trails, and that the improvement due to pheromone communication may be non-linear, depending on the size of the robot swarm.&quot;,&quot;container-title&quot;:&quot;Swarm Intelligence&quot;,&quot;DOI&quot;:&quot;10.1007/s11721-014-0097-z&quot;,&quot;journalAbbreviation&quot;:&quot;Swarm Intelligence&quot;,&quot;source&quot;:&quot;ResearchGate&quot;,&quot;title&quot;:&quot;Designing pheromone communication in swarm robotics: Group foraging behavior mediated by chemical substance&quot;,&quot;title-short&quot;:&quot;Designing pheromone communication in swarm robotics&quot;,&quot;volume&quot;:&quot;8&quot;,&quot;author&quot;:[{&quot;family&quot;:&quot;Fujisawa&quot;,&quot;given&quot;:&quot;Ryusuke&quot;},{&quot;family&quot;:&quot;Dobata&quot;,&quot;given&quot;:&quot;Shigeto&quot;},{&quot;family&quot;:&quot;Sugawara&quot;,&quot;given&quot;:&quot;Ken&quot;},{&quot;family&quot;:&quot;Matsuno&quot;,&quot;given&quot;:&quot;Fumitoshi&quot;}],&quot;issued&quot;:{&quot;date-parts&quot;:[[&quot;2014&quot;,9,1]]}}}],&quot;schema&quot;:&quot;https://github.com/citation-style-language/schema/raw/master/csl-citation.json&quot;} RND6LrhvtZXwm"/><text:span text:style-name="T28">,</text:span><text:span text:style-name="T29"> Fujisawa et al.</text:span><text:span text:style-name="T28"> use ethanol instead. However, these environmental modifications rely on a controlled environment, limiting their pratical applications. Similarly, </text:span><text:span text:style-name="T29">in </text:span><text:reference-mark-start text:name="ZOTERO_ITEM CSL_CITATION {&quot;citationID&quot;:&quot;QswZWw5M&quot;,&quot;properties&quot;:{&quot;formattedCitation&quot;:&quot;[17]&quot;,&quot;plainCitation&quot;:&quot;[17]&quot;,&quot;noteIndex&quot;:0},&quot;citationItems&quot;:[{&quot;id&quot;:89,&quot;uris&quot;:[&quot;http://zotero.org/groups/5298066/items/EZ9NZ5TY&quot;],&quot;itemData&quot;:{&quot;id&quot;:89,&quot;type&quot;:&quot;article-journal&quot;,&quot;abstract&quot;:&quot;Pheromone-based communication is one of the most effective ways of communication widely observed in nature. It is particularly used by social insects such as bees, ants and termites; both for inter-agent and agentswarm communications. Due to its effectiveness; articial pheromones have been adopted in multi-robot and swarm robotic systems for more than a decade. Although, pheromonebased communication was implemented by different means like chemical (use of particular chemical compounds) or physical (RFID tags, light, sound) ways, none of them were able to replicate all the aspects of pheromones as seen in nature. In this paper, we propose a novel articial pheromone system that is reliable, accurate and it uses off-the-shelf components only – LCD screen and low-cost USB camera. The system allows to simulate several pheromones and their interactions and to change parameters of the pheromones (diffusion, evaporation, etc.) on the y allowing for controllable experiments. We tested the performance of the system using the Colias platform in single-robot and swarm scenarios. To allow the swarm robotics community to use the system for their research, we provide it as a freely available open-source package.&quot;,&quot;language&quot;:&quot;en&quot;,&quot;source&quot;:&quot;Zotero&quot;,&quot;title&quot;:&quot;COSΦ: Articial Pheromone System for Robotic Swarms Research&quot;,&quot;author&quot;:[{&quot;family&quot;:&quot;Arvin&quot;,&quot;given&quot;:&quot;Farshad&quot;}]}}],&quot;schema&quot;:&quot;https://github.com/citation-style-language/schema/raw/master/csl-citation.json&quot;} RNDlfRKQNJp8Y"/><text:span text:style-name="T28">[17]</text:span><text:reference-mark-end text:name="ZOTERO_ITEM CSL_CITATION {&quot;citationID&quot;:&quot;QswZWw5M&quot;,&quot;properties&quot;:{&quot;formattedCitation&quot;:&quot;[17]&quot;,&quot;plainCitation&quot;:&quot;[17]&quot;,&quot;noteIndex&quot;:0},&quot;citationItems&quot;:[{&quot;id&quot;:89,&quot;uris&quot;:[&quot;http://zotero.org/groups/5298066/items/EZ9NZ5TY&quot;],&quot;itemData&quot;:{&quot;id&quot;:89,&quot;type&quot;:&quot;article-journal&quot;,&quot;abstract&quot;:&quot;Pheromone-based communication is one of the most effective ways of communication widely observed in nature. It is particularly used by social insects such as bees, ants and termites; both for inter-agent and agentswarm communications. Due to its effectiveness; articial pheromones have been adopted in multi-robot and swarm robotic systems for more than a decade. Although, pheromonebased communication was implemented by different means like chemical (use of particular chemical compounds) or physical (RFID tags, light, sound) ways, none of them were able to replicate all the aspects of pheromones as seen in nature. In this paper, we propose a novel articial pheromone system that is reliable, accurate and it uses off-the-shelf components only – LCD screen and low-cost USB camera. The system allows to simulate several pheromones and their interactions and to change parameters of the pheromones (diffusion, evaporation, etc.) on the y allowing for controllable experiments. We tested the performance of the system using the Colias platform in single-robot and swarm scenarios. To allow the swarm robotics community to use the system for their research, we provide it as a freely available open-source package.&quot;,&quot;language&quot;:&quot;en&quot;,&quot;source&quot;:&quot;Zotero&quot;,&quot;title&quot;:&quot;COSΦ: Articial Pheromone System for Robotic Swarms Research&quot;,&quot;author&quot;:[{&quot;family&quot;:&quot;Arvin&quot;,&quot;given&quot;:&quot;Farshad&quot;}]}}],&quot;schema&quot;:&quot;https://github.com/citation-style-language/schema/raw/master/csl-citation.json&quot;} RNDlfRKQNJp8Y"/><text:span text:style-name="T28"> and </text:span><text:reference-mark-start text:name="ZOTERO_ITEM CSL_CITATION {&quot;citationID&quot;:&quot;V3ff0p9k&quot;,&quot;properties&quot;:{&quot;formattedCitation&quot;:&quot;[18]&quot;,&quot;plainCitation&quot;:&quot;[18]&quot;,&quot;noteIndex&quot;:0},&quot;citationItems&quot;:[{&quot;id&quot;:66,&quot;uris&quot;:[&quot;http://zotero.org/groups/5298066/items/6X2UUMBZ&quot;],&quot;itemData&quot;:{&quot;id&quot;:66,&quot;type&quot;:&quot;article-journal&quot;,&quot;abstract&quot;:&quot;Pheromones are chemical substances released into the environment by an individual animal, which elicit stereotyped behaviours widely found across the animal kingdom. Inspired by the effective use of pheromones in social insects, pheromonal communication has been adopted to swarm robotics domain using diverse approaches such as alcohol, RFID tags and light. COSΦ is one of the light-based artificial pheromone systems which can emulate realistic pheromones and environment properties through the system. This article provides a significant improvement to the state-of-the-art by proposing a novel artificial pheromone system that simulates pheromones with environmental effects by adopting a model of spatio-temporal development of pheromone derived from a flow of fluid in nature. Using the proposed system, we investigated the collective behaviour of a robot swarm in a bio-inspired aggregation scenario, where robots aggregated on a circular pheromone cue with different environmental factors, that is, diffusion and pheromone shift. The results demonstrated the feasibility of the proposed pheromone system for use in swarm robotic applications.&quot;,&quot;container-title&quot;:&quot;Adaptive Behavior&quot;,&quot;DOI&quot;:&quot;10.1177/1059712320918936&quot;,&quot;ISSN&quot;:&quot;1059-7123, 1741-2633&quot;,&quot;issue&quot;:&quot;4&quot;,&quot;journalAbbreviation&quot;:&quot;Adaptive Behavior&quot;,&quot;language&quot;:&quot;en&quot;,&quot;page&quot;:&quot;395-415&quot;,&quot;source&quot;:&quot;DOI.org (Crossref)&quot;,&quot;title&quot;:&quot;Bio-inspired artificial pheromone system for swarm robotics applications&quot;,&quot;volume&quot;:&quot;29&quot;,&quot;author&quot;:[{&quot;family&quot;:&quot;Na&quot;,&quot;given&quot;:&quot;Seongin&quot;},{&quot;family&quot;:&quot;Qiu&quot;,&quot;given&quot;:&quot;Yiping&quot;},{&quot;family&quot;:&quot;Turgut&quot;,&quot;given&quot;:&quot;Ali E&quot;},{&quot;family&quot;:&quot;Ulrich&quot;,&quot;given&quot;:&quot;Jiří&quot;},{&quot;family&quot;:&quot;Krajník&quot;,&quot;given&quot;:&quot;Tomáš&quot;},{&quot;family&quot;:&quot;Yue&quot;,&quot;given&quot;:&quot;Shigang&quot;},{&quot;family&quot;:&quot;Lennox&quot;,&quot;given&quot;:&quot;Barry&quot;},{&quot;family&quot;:&quot;Arvin&quot;,&quot;given&quot;:&quot;Farshad&quot;}],&quot;issued&quot;:{&quot;date-parts&quot;:[[&quot;2021&quot;,8]]}}}],&quot;schema&quot;:&quot;https://github.com/citation-style-language/schema/raw/master/csl-citation.json&quot;} RNDnqYieHbXgB"/><text:span text:style-name="T28">[18]</text:span><text:reference-mark-end text:name="ZOTERO_ITEM CSL_CITATION {&quot;citationID&quot;:&quot;V3ff0p9k&quot;,&quot;properties&quot;:{&quot;formattedCitation&quot;:&quot;[18]&quot;,&quot;plainCitation&quot;:&quot;[18]&quot;,&quot;noteIndex&quot;:0},&quot;citationItems&quot;:[{&quot;id&quot;:66,&quot;uris&quot;:[&quot;http://zotero.org/groups/5298066/items/6X2UUMBZ&quot;],&quot;itemData&quot;:{&quot;id&quot;:66,&quot;type&quot;:&quot;article-journal&quot;,&quot;abstract&quot;:&quot;Pheromones are chemical substances released into the environment by an individual animal, which elicit stereotyped behaviours widely found across the animal kingdom. Inspired by the effective use of pheromones in social insects, pheromonal communication has been adopted to swarm robotics domain using diverse approaches such as alcohol, RFID tags and light. COSΦ is one of the light-based artificial pheromone systems which can emulate realistic pheromones and environment properties through the system. This article provides a significant improvement to the state-of-the-art by proposing a novel artificial pheromone system that simulates pheromones with environmental effects by adopting a model of spatio-temporal development of pheromone derived from a flow of fluid in nature. Using the proposed system, we investigated the collective behaviour of a robot swarm in a bio-inspired aggregation scenario, where robots aggregated on a circular pheromone cue with different environmental factors, that is, diffusion and pheromone shift. The results demonstrated the feasibility of the proposed pheromone system for use in swarm robotic applications.&quot;,&quot;container-title&quot;:&quot;Adaptive Behavior&quot;,&quot;DOI&quot;:&quot;10.1177/1059712320918936&quot;,&quot;ISSN&quot;:&quot;1059-7123, 1741-2633&quot;,&quot;issue&quot;:&quot;4&quot;,&quot;journalAbbreviation&quot;:&quot;Adaptive Behavior&quot;,&quot;language&quot;:&quot;en&quot;,&quot;page&quot;:&quot;395-415&quot;,&quot;source&quot;:&quot;DOI.org (Crossref)&quot;,&quot;title&quot;:&quot;Bio-inspired artificial pheromone system for swarm robotics applications&quot;,&quot;volume&quot;:&quot;29&quot;,&quot;author&quot;:[{&quot;family&quot;:&quot;Na&quot;,&quot;given&quot;:&quot;Seongin&quot;},{&quot;family&quot;:&quot;Qiu&quot;,&quot;given&quot;:&quot;Yiping&quot;},{&quot;family&quot;:&quot;Turgut&quot;,&quot;given&quot;:&quot;Ali E&quot;},{&quot;family&quot;:&quot;Ulrich&quot;,&quot;given&quot;:&quot;Jiří&quot;},{&quot;family&quot;:&quot;Krajník&quot;,&quot;given&quot;:&quot;Tomáš&quot;},{&quot;family&quot;:&quot;Yue&quot;,&quot;given&quot;:&quot;Shigang&quot;},{&quot;family&quot;:&quot;Lennox&quot;,&quot;given&quot;:&quot;Barry&quot;},{&quot;family&quot;:&quot;Arvin&quot;,&quot;given&quot;:&quot;Farshad&quot;}],&quot;issued&quot;:{&quot;date-parts&quot;:[[&quot;2021&quot;,8]]}}}],&quot;schema&quot;:&quot;https://github.com/citation-style-language/schema/raw/master/csl-citation.json&quot;} RNDnqYieHbXgB"/><text:span text:style-name="T28">, cameras and LCD screens</text:span><text:span text:style-name="T29"> are used</text:span><text:span text:style-name="T28">. In </text:span><text:reference-mark-start text:name="ZOTERO_ITEM CSL_CITATION {&quot;citationID&quot;:&quot;ijmpiTpj&quot;,&quot;properties&quot;:{&quot;formattedCitation&quot;:&quot;[19]&quot;,&quot;plainCitation&quot;:&quot;[19]&quot;,&quot;noteIndex&quot;:0},&quot;citationItems&quot;:[{&quot;id&quot;:64,&quot;uris&quot;:[&quot;http://zotero.org/groups/5298066/items/6HY9QQL8&quot;],&quot;itemData&quot;:{&quot;id&quot;:64,&quot;type&quot;:&quot;article-journal&quot;,&quot;abstract&quot;:&quot;Swarm robotics is an emerging interdisciplinary field that has many potential real-world applications. Swarm robotics aims to produce robust, scalable, and flexible self-organizing behaviors through local interactions from a large number of simple robots. In this paper, a novel pheromone model of swarm foraging behavior is developed based on a neural network. The output of a single neuron corresponds to the density of a pheromone, which diffuses to neighboring neurons through their local connections. A neural network is updated based on the proposed evaporation model. Neural networks can often mimic the dynamics and features of pheromones. Therefore, in this work, we develop an optimization method to determine the key parameters of cooperative foraging based on mathematical modeling. The differential equation variables represent the number of foraging robots assigned different tasks. The solutions of the differential equations represent the dynamics of the foraging behavior. The key parameters that affect task allocation are determined to make optimal decision rules. Simulation experiments are conducted under different foraging scenarios. The experimental results demonstrate the effectiveness of the proposed pheromone model.&quot;,&quot;container-title&quot;:&quot;Applied Soft Computing&quot;,&quot;DOI&quot;:&quot;10.1016/j.asoc.2020.106156&quot;,&quot;ISSN&quot;:&quot;15684946&quot;,&quot;journalAbbreviation&quot;:&quot;Applied Soft Computing&quot;,&quot;language&quot;:&quot;en&quot;,&quot;page&quot;:&quot;106156&quot;,&quot;source&quot;:&quot;DOI.org (Crossref)&quot;,&quot;title&quot;:&quot;A novel foraging algorithm for swarm robotics based on virtual pheromones and neural network&quot;,&quot;volume&quot;:&quot;90&quot;,&quot;author&quot;:[{&quot;family&quot;:&quot;Song&quot;,&quot;given&quot;:&quot;Yong&quot;},{&quot;family&quot;:&quot;Fang&quot;,&quot;given&quot;:&quot;Xing&quot;},{&quot;family&quot;:&quot;Liu&quot;,&quot;given&quot;:&quot;Bing&quot;},{&quot;family&quot;:&quot;Li&quot;,&quot;given&quot;:&quot;Caihong&quot;},{&quot;family&quot;:&quot;Li&quot;,&quot;given&quot;:&quot;Yibin&quot;},{&quot;family&quot;:&quot;Yang&quot;,&quot;given&quot;:&quot;Simon X.&quot;}],&quot;issued&quot;:{&quot;date-parts&quot;:[[&quot;2020&quot;,5]]}}}],&quot;schema&quot;:&quot;https://github.com/citation-style-language/schema/raw/master/csl-citation.json&quot;} RNDnQTDRRZJ4S"/><text:span text:style-name="T28">[19]</text:span><text:reference-mark-end text:name="ZOTERO_ITEM CSL_CITATION {&quot;citationID&quot;:&quot;ijmpiTpj&quot;,&quot;properties&quot;:{&quot;formattedCitation&quot;:&quot;[19]&quot;,&quot;plainCitation&quot;:&quot;[19]&quot;,&quot;noteIndex&quot;:0},&quot;citationItems&quot;:[{&quot;id&quot;:64,&quot;uris&quot;:[&quot;http://zotero.org/groups/5298066/items/6HY9QQL8&quot;],&quot;itemData&quot;:{&quot;id&quot;:64,&quot;type&quot;:&quot;article-journal&quot;,&quot;abstract&quot;:&quot;Swarm robotics is an emerging interdisciplinary field that has many potential real-world applications. Swarm robotics aims to produce robust, scalable, and flexible self-organizing behaviors through local interactions from a large number of simple robots. In this paper, a novel pheromone model of swarm foraging behavior is developed based on a neural network. The output of a single neuron corresponds to the density of a pheromone, which diffuses to neighboring neurons through their local connections. A neural network is updated based on the proposed evaporation model. Neural networks can often mimic the dynamics and features of pheromones. Therefore, in this work, we develop an optimization method to determine the key parameters of cooperative foraging based on mathematical modeling. The differential equation variables represent the number of foraging robots assigned different tasks. The solutions of the differential equations represent the dynamics of the foraging behavior. The key parameters that affect task allocation are determined to make optimal decision rules. Simulation experiments are conducted under different foraging scenarios. The experimental results demonstrate the effectiveness of the proposed pheromone model.&quot;,&quot;container-title&quot;:&quot;Applied Soft Computing&quot;,&quot;DOI&quot;:&quot;10.1016/j.asoc.2020.106156&quot;,&quot;ISSN&quot;:&quot;15684946&quot;,&quot;journalAbbreviation&quot;:&quot;Applied Soft Computing&quot;,&quot;language&quot;:&quot;en&quot;,&quot;page&quot;:&quot;106156&quot;,&quot;source&quot;:&quot;DOI.org (Crossref)&quot;,&quot;title&quot;:&quot;A novel foraging algorithm for swarm robotics based on virtual pheromones and neural network&quot;,&quot;volume&quot;:&quot;90&quot;,&quot;author&quot;:[{&quot;family&quot;:&quot;Song&quot;,&quot;given&quot;:&quot;Yong&quot;},{&quot;family&quot;:&quot;Fang&quot;,&quot;given&quot;:&quot;Xing&quot;},{&quot;family&quot;:&quot;Liu&quot;,&quot;given&quot;:&quot;Bing&quot;},{&quot;family&quot;:&quot;Li&quot;,&quot;given&quot;:&quot;Caihong&quot;},{&quot;family&quot;:&quot;Li&quot;,&quot;given&quot;:&quot;Yibin&quot;},{&quot;family&quot;:&quot;Yang&quot;,&quot;given&quot;:&quot;Simon X.&quot;}],&quot;issued&quot;:{&quot;date-parts&quot;:[[&quot;2020&quot;,5]]}}}],&quot;schema&quot;:&quot;https://github.com/citation-style-language/schema/raw/master/csl-citation.json&quot;} RNDnQTDRRZJ4S"/><text:span text:style-name="T28">, a novel neural network model for foraging is proposed but along with </text:span><text:reference-mark-start text:name="ZOTERO_ITEM CSL_CITATION {&quot;citationID&quot;:&quot;TjIhikAG&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CPNpU1cWp8"/><text:span text:style-name="T28">[11]</text:span><text:reference-mark-end text:name="ZOTERO_ITEM CSL_CITATION {&quot;citationID&quot;:&quot;TjIhikAG&quot;,&quot;properties&quot;:{&quot;formattedCitation&quot;:&quot;[11]&quot;,&quot;plainCitation&quot;:&quot;[11]&quot;,&quot;noteIndex&quot;:0},&quot;citationItems&quot;:[{&quot;id&quot;:82,&quot;uris&quot;:[&quot;http://zotero.org/groups/5298066/items/SVMFJ2SS&quot;],&quot;itemData&quot;:{&quot;id&quot;:82,&quot;type&quot;:&quot;paper-conference&quot;,&quot;abstract&quot;:&quot;Cooperative and distributed strategy is considered for a team of mobile robots to explore and patrol environments. The coordination strategy is based on modied version of the articial ant system. The covered area is marked with amount of pheromone. The kind of pheromone causes repulsion of robots. They are directed to unexplored regions and the regions that were not recently explored for accomplishment cooperative tasks as exploration and surveillance. Previously, application of the strategy conrmed that exploration and surveillance general behaviors emerge from the individual agent behavior. The strategy is able to adapt the current system dynamics if the number of robots or the environment structure or both change. Three approaches relied on variation of pheromone releasing are presented for comparison as well as two mechanisms for steering adjusting. As performance criterion for patrolling, it is considered the time gap between two visits of the same region. Experiments results demonstrate that different congurations of strategies affect exploration and surveillance behaviors. The results show the performance of proposed approaches.&quot;,&quot;container-title&quot;:&quot;2011 IEEE 5th International Conference on Cybernetics and Intelligent Systems (CIS)&quot;,&quot;DOI&quot;:&quot;10.1109/ICCIS.2011.6070332&quot;,&quot;event-place&quot;:&quot;Qingdao, China&quot;,&quot;event-title&quot;:&quot;2011 IEEE 5th International Conference on Cybernetics and Intelligent Systems (CIS)&quot;,&quot;ISBN&quot;:&quot;978-1-61284-199-1&quot;,&quot;language&quot;:&quot;en&quot;,&quot;page&quot;:&quot;223-228&quot;,&quot;publisher&quot;:&quot;IEEE&quot;,&quot;publisher-place&quot;:&quot;Qingdao, China&quot;,&quot;source&quot;:&quot;DOI.org (Crossref)&quot;,&quot;title&quot;:&quot;Bio-inspired coordination of multiple robots systems and stigmergy mechanims to cooperative exploration and surveillance tasks&quot;,&quot;URL&quot;:&quot;http://ieeexplore.ieee.org/document/6070332/&quot;,&quot;author&quot;:[{&quot;family&quot;:&quot;Calvo&quot;,&quot;given&quot;:&quot;Rodrigo&quot;},{&quot;family&quot;:&quot;Oliveira&quot;,&quot;given&quot;:&quot;Janderdeson Rodrigo De&quot;},{&quot;family&quot;:&quot;Figueiredo&quot;,&quot;given&quot;:&quot;Mauricio&quot;},{&quot;family&quot;:&quot;Romero&quot;,&quot;given&quot;:&quot;Roseli Ap. Francelin&quot;}],&quot;accessed&quot;:{&quot;date-parts&quot;:[[&quot;2023&quot;,12,27]]},&quot;issued&quot;:{&quot;date-parts&quot;:[[&quot;2011&quot;,9]]}}}],&quot;schema&quot;:&quot;https://github.com/citation-style-language/schema/raw/master/csl-citation.json&quot;} RNDCPNpU1cWp8"/><text:span text:style-name="T28"> assumes indirect environmental communication.</text:span></text:p>
      <text:p text:style-name="Standard"><text:span text:style-name="T28">According to </text:span><text:reference-mark-start text:name="ZOTERO_ITEM CSL_CITATION {&quot;citationID&quot;:&quot;itD4t93Y&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Qpf0brOri5"/><text:span text:style-name="T28">[20]</text:span><text:reference-mark-end text:name="ZOTERO_ITEM CSL_CITATION {&quot;citationID&quot;:&quot;itD4t93Y&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Qpf0brOri5"/><text:span text:style-name="T28">, a more common approach is the use of digital or virtual pheromones, shared globally throughout the swarm. For example, </text:span><text:span text:style-name="T29">in </text:span><text:reference-mark-start text:name="ZOTERO_ITEM CSL_CITATION {&quot;citationID&quot;:&quot;x8UCNKLF&quot;,&quot;properties&quot;:{&quot;formattedCitation&quot;:&quot;[21]&quot;,&quot;plainCitation&quot;:&quot;[21]&quot;,&quot;noteIndex&quot;:0},&quot;citationItems&quot;:[{&quot;id&quot;:40,&quot;uris&quot;:[&quot;http://zotero.org/groups/5298066/items/CVGM46RY&quot;],&quot;itemData&quot;:{&quot;id&quot;:40,&quot;type&quot;:&quot;thesis&quot;,&quot;abstract&quot;:&quot;This thesis aims to implement and evaluate a foraging behavior based on en-\ntirely virtual pheromones using a simulated environment with the Turtlebot\n3 Burger and ROS. Implementation of the behavior is realized with multiple\nprocesses responsible for localization, pheromone map creation, pheromone\nsensing or navigation. As the pheromone is entirely virtual the sensing of the\npheromone uses a digital pheromone map which is exchanged using wireless\ncommunications. The evaluation uses a best-case scenario in which the robots\ndrive between home and resource uninterrupted as baseline comparison. Three\ndifferent scenarios are tested which differ in environment, and number and\nquality of resources. It is concluded that, while the performance is worse than\nthe baseline, the resource is reliably detected in the single resource scenario\nbut in the multi resource scenario the best resource is not found reliably.&quot;,&quot;event-place&quot;:&quot;Magdeburg&quot;,&quot;language&quot;:&quot;en&quot;,&quot;number-of-pages&quot;:&quot;63&quot;,&quot;publisher&quot;:&quot;Otto-von-Guericke Universität&quot;,&quot;publisher-place&quot;:&quot;Magdeburg&quot;,&quot;title&quot;:&quot;Virtual Pheromone for Swarm Robotic Navigation&quot;,&quot;URL&quot;:&quot;https://www.is.ovgu.de/is_media/Master+und+Bachelor_Arbeiten/BachelorThesis_NicoWinkelstr%C3%A4ter_2019-p-5856.pdf&quot;,&quot;author&quot;:[{&quot;family&quot;:&quot;Winkelsträter&quot;,&quot;given&quot;:&quot;Nico&quot;}],&quot;accessed&quot;:{&quot;date-parts&quot;:[[&quot;2023&quot;,11,24]]},&quot;issued&quot;:{&quot;date-parts&quot;:[[&quot;2019&quot;,12,5]]}}}],&quot;schema&quot;:&quot;https://github.com/citation-style-language/schema/raw/master/csl-citation.json&quot;} RNDYi2iwOi4El"/><text:span text:style-name="T28">[21]</text:span><text:reference-mark-end text:name="ZOTERO_ITEM CSL_CITATION {&quot;citationID&quot;:&quot;x8UCNKLF&quot;,&quot;properties&quot;:{&quot;formattedCitation&quot;:&quot;[21]&quot;,&quot;plainCitation&quot;:&quot;[21]&quot;,&quot;noteIndex&quot;:0},&quot;citationItems&quot;:[{&quot;id&quot;:40,&quot;uris&quot;:[&quot;http://zotero.org/groups/5298066/items/CVGM46RY&quot;],&quot;itemData&quot;:{&quot;id&quot;:40,&quot;type&quot;:&quot;thesis&quot;,&quot;abstract&quot;:&quot;This thesis aims to implement and evaluate a foraging behavior based on en-\ntirely virtual pheromones using a simulated environment with the Turtlebot\n3 Burger and ROS. Implementation of the behavior is realized with multiple\nprocesses responsible for localization, pheromone map creation, pheromone\nsensing or navigation. As the pheromone is entirely virtual the sensing of the\npheromone uses a digital pheromone map which is exchanged using wireless\ncommunications. The evaluation uses a best-case scenario in which the robots\ndrive between home and resource uninterrupted as baseline comparison. Three\ndifferent scenarios are tested which differ in environment, and number and\nquality of resources. It is concluded that, while the performance is worse than\nthe baseline, the resource is reliably detected in the single resource scenario\nbut in the multi resource scenario the best resource is not found reliably.&quot;,&quot;event-place&quot;:&quot;Magdeburg&quot;,&quot;language&quot;:&quot;en&quot;,&quot;number-of-pages&quot;:&quot;63&quot;,&quot;publisher&quot;:&quot;Otto-von-Guericke Universität&quot;,&quot;publisher-place&quot;:&quot;Magdeburg&quot;,&quot;title&quot;:&quot;Virtual Pheromone for Swarm Robotic Navigation&quot;,&quot;URL&quot;:&quot;https://www.is.ovgu.de/is_media/Master+und+Bachelor_Arbeiten/BachelorThesis_NicoWinkelstr%C3%A4ter_2019-p-5856.pdf&quot;,&quot;author&quot;:[{&quot;family&quot;:&quot;Winkelsträter&quot;,&quot;given&quot;:&quot;Nico&quot;}],&quot;accessed&quot;:{&quot;date-parts&quot;:[[&quot;2023&quot;,11,24]]},&quot;issued&quot;:{&quot;date-parts&quot;:[[&quot;2019&quot;,12,5]]}}}],&quot;schema&quot;:&quot;https://github.com/citation-style-language/schema/raw/master/csl-citation.json&quot;} RNDYi2iwOi4El"/><text:span text:style-name="T28"> and </text:span><text:reference-mark-start text:name="ZOTERO_ITEM CSL_CITATION {&quot;citationID&quot;:&quot;EzSz94SD&quot;,&quot;properties&quot;:{&quot;formattedCitation&quot;:&quot;[22]&quot;,&quot;plainCitation&quot;:&quot;[22]&quot;,&quot;noteIndex&quot;:0},&quot;citationItems&quot;:[{&quot;id&quot;:98,&quot;uris&quot;:[&quot;http://zotero.org/groups/5298066/items/AZIEMK8N&quot;],&quot;itemData&quot;:{&quot;id&quot;:98,&quot;type&quot;:&quot;article-journal&quot;,&quot;container-title&quot;:&quot;Artificial Life and Robotics&quot;,&quot;DOI&quot;:&quot;10.1007/s10015-016-0279-4&quot;,&quot;ISSN&quot;:&quot;1433-5298, 1614-7456&quot;,&quot;issue&quot;:&quot;2&quot;,&quot;journalAbbreviation&quot;:&quot;Artif Life Robotics&quot;,&quot;language&quot;:&quot;en&quot;,&quot;page&quot;:&quot;221-231&quot;,&quot;source&quot;:&quot;DOI.org (Crossref)&quot;,&quot;title&quot;:&quot;On a bio-inspired hybrid pheromone signalling for efficient map exploration of multiple mobile service robots&quot;,&quot;volume&quot;:&quot;21&quot;,&quot;author&quot;:[{&quot;family&quot;:&quot;Ravankar&quot;,&quot;given&quot;:&quot;Abhijeet&quot;},{&quot;family&quot;:&quot;Ravankar&quot;,&quot;given&quot;:&quot;Ankit A.&quot;},{&quot;family&quot;:&quot;Kobayashi&quot;,&quot;given&quot;:&quot;Yukinori&quot;},{&quot;family&quot;:&quot;Emaru&quot;,&quot;given&quot;:&quot;Takanori&quot;}],&quot;issued&quot;:{&quot;date-parts&quot;:[[&quot;2016&quot;,6]]}}}],&quot;schema&quot;:&quot;https://github.com/citation-style-language/schema/raw/master/csl-citation.json&quot;} RNDntNBk3fiat"/><text:span text:style-name="T28">[22]</text:span><text:reference-mark-end text:name="ZOTERO_ITEM CSL_CITATION {&quot;citationID&quot;:&quot;EzSz94SD&quot;,&quot;properties&quot;:{&quot;formattedCitation&quot;:&quot;[22]&quot;,&quot;plainCitation&quot;:&quot;[22]&quot;,&quot;noteIndex&quot;:0},&quot;citationItems&quot;:[{&quot;id&quot;:98,&quot;uris&quot;:[&quot;http://zotero.org/groups/5298066/items/AZIEMK8N&quot;],&quot;itemData&quot;:{&quot;id&quot;:98,&quot;type&quot;:&quot;article-journal&quot;,&quot;container-title&quot;:&quot;Artificial Life and Robotics&quot;,&quot;DOI&quot;:&quot;10.1007/s10015-016-0279-4&quot;,&quot;ISSN&quot;:&quot;1433-5298, 1614-7456&quot;,&quot;issue&quot;:&quot;2&quot;,&quot;journalAbbreviation&quot;:&quot;Artif Life Robotics&quot;,&quot;language&quot;:&quot;en&quot;,&quot;page&quot;:&quot;221-231&quot;,&quot;source&quot;:&quot;DOI.org (Crossref)&quot;,&quot;title&quot;:&quot;On a bio-inspired hybrid pheromone signalling for efficient map exploration of multiple mobile service robots&quot;,&quot;volume&quot;:&quot;21&quot;,&quot;author&quot;:[{&quot;family&quot;:&quot;Ravankar&quot;,&quot;given&quot;:&quot;Abhijeet&quot;},{&quot;family&quot;:&quot;Ravankar&quot;,&quot;given&quot;:&quot;Ankit A.&quot;},{&quot;family&quot;:&quot;Kobayashi&quot;,&quot;given&quot;:&quot;Yukinori&quot;},{&quot;family&quot;:&quot;Emaru&quot;,&quot;given&quot;:&quot;Takanori&quot;}],&quot;issued&quot;:{&quot;date-parts&quot;:[[&quot;2016&quot;,6]]}}}],&quot;schema&quot;:&quot;https://github.com/citation-style-language/schema/raw/master/csl-citation.json&quot;} RNDntNBk3fiat"/><text:span text:style-name="T28"> such systems </text:span><text:span text:style-name="T29">that use </text:span><text:span text:style-name="T28">a centralized synchronization node, which maintains a global pheromone map, </text:span><text:span text:style-name="T29">are demonstrated</text:span><text:span text:style-name="T28">. Nevertheless, this approach makes impractical assumptions such as infinite communication range or relies on some sort of centralization, negating much of the benefits of a truly distributed swarm system. </text:span></text:p>
      <text:p text:style-name="Standard"><text:span text:style-name="T28">Various works such as </text:span><text:reference-mark-start text:name="ZOTERO_ITEM CSL_CITATION {&quot;citationID&quot;:&quot;tRJkg3wR&quot;,&quot;properties&quot;:{&quot;formattedCitation&quot;:&quot;[23]&quot;,&quot;plainCitation&quot;:&quot;[23]&quot;,&quot;noteIndex&quot;:0},&quot;citationItems&quot;:[{&quot;id&quot;:93,&quot;uris&quot;:[&quot;http://zotero.org/groups/5298066/items/QF54AN8K&quot;],&quot;itemData&quot;:{&quot;id&quot;:93,&quot;type&quot;:&quot;paper-conference&quot;,&quot;abstract&quot;:&quot;In time-critical situations such as rescue missions, effective exploration is essential. Exploration of such unknown environments may be achieved through the dispersion of a swarm of robots. Recent research has turned to biology where pheromone trails provide a form of collective memory of visited areas. Rather than the attractive pheromones that have been the focus of much research, this paper considers locally distributed repellent pheromones. Further, the conditions for maximising search efciency are investigated.&quot;,&quot;container-title&quot;:&quot;2014 IEEE Symposium on Swarm Intelligence&quot;,&quot;DOI&quot;:&quot;10.1109/SIS.2014.7011802&quot;,&quot;event-place&quot;:&quot;Orlando, FL, USA&quot;,&quot;event-title&quot;:&quot;2014 IEEE Symposium On Swarm Intelligence (SIS)&quot;,&quot;ISBN&quot;:&quot;978-1-4799-4458-3&quot;,&quot;language&quot;:&quot;en&quot;,&quot;page&quot;:&quot;1-8&quot;,&quot;publisher&quot;:&quot;IEEE&quot;,&quot;publisher-place&quot;:&quot;Orlando, FL, USA&quot;,&quot;source&quot;:&quot;DOI.org (Crossref)&quot;,&quot;title&quot;:&quot;Repellent pheromones for effective swarm robot search in unknown environments&quot;,&quot;URL&quot;:&quot;http://ieeexplore.ieee.org/document/7011802/&quot;,&quot;author&quot;:[{&quot;family&quot;:&quot;Fossum&quot;,&quot;given&quot;:&quot;Filip&quot;},{&quot;family&quot;:&quot;Montanier&quot;,&quot;given&quot;:&quot;Jean-Marc&quot;},{&quot;family&quot;:&quot;Haddow&quot;,&quot;given&quot;:&quot;Pauline C.&quot;}],&quot;accessed&quot;:{&quot;date-parts&quot;:[[&quot;2023&quot;,12,26]]},&quot;issued&quot;:{&quot;date-parts&quot;:[[&quot;2014&quot;,12]]}}}],&quot;schema&quot;:&quot;https://github.com/citation-style-language/schema/raw/master/csl-citation.json&quot;} RND5KqdJsh623"/><text:span text:style-name="T28">[23]</text:span><text:reference-mark-end text:name="ZOTERO_ITEM CSL_CITATION {&quot;citationID&quot;:&quot;tRJkg3wR&quot;,&quot;properties&quot;:{&quot;formattedCitation&quot;:&quot;[23]&quot;,&quot;plainCitation&quot;:&quot;[23]&quot;,&quot;noteIndex&quot;:0},&quot;citationItems&quot;:[{&quot;id&quot;:93,&quot;uris&quot;:[&quot;http://zotero.org/groups/5298066/items/QF54AN8K&quot;],&quot;itemData&quot;:{&quot;id&quot;:93,&quot;type&quot;:&quot;paper-conference&quot;,&quot;abstract&quot;:&quot;In time-critical situations such as rescue missions, effective exploration is essential. Exploration of such unknown environments may be achieved through the dispersion of a swarm of robots. Recent research has turned to biology where pheromone trails provide a form of collective memory of visited areas. Rather than the attractive pheromones that have been the focus of much research, this paper considers locally distributed repellent pheromones. Further, the conditions for maximising search efciency are investigated.&quot;,&quot;container-title&quot;:&quot;2014 IEEE Symposium on Swarm Intelligence&quot;,&quot;DOI&quot;:&quot;10.1109/SIS.2014.7011802&quot;,&quot;event-place&quot;:&quot;Orlando, FL, USA&quot;,&quot;event-title&quot;:&quot;2014 IEEE Symposium On Swarm Intelligence (SIS)&quot;,&quot;ISBN&quot;:&quot;978-1-4799-4458-3&quot;,&quot;language&quot;:&quot;en&quot;,&quot;page&quot;:&quot;1-8&quot;,&quot;publisher&quot;:&quot;IEEE&quot;,&quot;publisher-place&quot;:&quot;Orlando, FL, USA&quot;,&quot;source&quot;:&quot;DOI.org (Crossref)&quot;,&quot;title&quot;:&quot;Repellent pheromones for effective swarm robot search in unknown environments&quot;,&quot;URL&quot;:&quot;http://ieeexplore.ieee.org/document/7011802/&quot;,&quot;author&quot;:[{&quot;family&quot;:&quot;Fossum&quot;,&quot;given&quot;:&quot;Filip&quot;},{&quot;family&quot;:&quot;Montanier&quot;,&quot;given&quot;:&quot;Jean-Marc&quot;},{&quot;family&quot;:&quot;Haddow&quot;,&quot;given&quot;:&quot;Pauline C.&quot;}],&quot;accessed&quot;:{&quot;date-parts&quot;:[[&quot;2023&quot;,12,26]]},&quot;issued&quot;:{&quot;date-parts&quot;:[[&quot;2014&quot;,12]]}}}],&quot;schema&quot;:&quot;https://github.com/citation-style-language/schema/raw/master/csl-citation.json&quot;} RND5KqdJsh623"/><text:span text:style-name="T28"> and </text:span><text:reference-mark-start text:name="ZOTERO_ITEM CSL_CITATION {&quot;citationID&quot;:&quot;yW6cSuHL&quot;,&quot;properties&quot;:{&quot;formattedCitation&quot;:&quot;[24]&quot;,&quot;plainCitation&quot;:&quot;[24]&quot;,&quot;noteIndex&quot;:0},&quot;citationItems&quot;:[{&quot;id&quot;:90,&quot;uris&quot;:[&quot;http://zotero.org/groups/5298066/items/VG4BBLIE&quot;],&quot;itemData&quot;:{&quot;id&quot;:90,&quot;type&quot;:&quot;article-journal&quot;,&quot;abstract&quot;:&quot;This work proposes a control law for efcient area coverage and pop-up threat detection by a robot swarm inspired by the dynamical behavior of ant colonies foraging for food. In the rst part, performance metrics that evaluate area coverage in terms of characteristics such as rate, completeness and frequency of coverage are developed. Next, the Keller–Segel model for chemotaxis is adapted to develop a virtual-pheromone-based method of area coverage. Sensitivity analyses with respect to the model parameters such as rate of pheromone diffusion, rate of pheromone evaporation, and white noise intensity then identify and establish noise intensity as the most inuential parameter in the context of efcient area coverage and establish trends between these different parameters which can be generalized to other pheromone-based systems. In addition, the analyses yield optimal values for the model parameters with respect to the proposed performance metrics. A nite resolution of model parameter values were tested to determine the optimal one. In the second part of the work, the control framework is expanded to investigate the efcacy of non-Brownian search strategies characterized by Le´vy ight, a non-Brownian stochastic process which takes variable path lengths from a power-law distribution. It is shown that a control law that incorporates a combination of gradient following and Le´vy ight provides superior area coverage and pop-up threat detection by the swarm. The results highlight both the potential benets of robot swarm design inspired by social insect behavior as well as the interesting possibilities suggested by considerations of non-Brownian noise.&quot;,&quot;container-title&quot;:&quot;Swarm Intelligence&quot;,&quot;DOI&quot;:&quot;10.1007/s11721-017-0132-y&quot;,&quot;ISSN&quot;:&quot;1935-3812, 1935-3820&quot;,&quot;issue&quot;:&quot;1&quot;,&quot;journalAbbreviation&quot;:&quot;Swarm Intell&quot;,&quot;language&quot;:&quot;en&quot;,&quot;page&quot;:&quot;39-69&quot;,&quot;source&quot;:&quot;DOI.org (Crossref)&quot;,&quot;title&quot;:&quot;Efficient spatial coverage by a robot swarm based on an ant foraging model and the Lévy distribution&quot;,&quot;volume&quot;:&quot;11&quot;,&quot;author&quot;:[{&quot;family&quot;:&quot;Schroeder&quot;,&quot;given&quot;:&quot;Adam&quot;},{&quot;family&quot;:&quot;Ramakrishnan&quot;,&quot;given&quot;:&quot;Subramanian&quot;},{&quot;family&quot;:&quot;Kumar&quot;,&quot;given&quot;:&quot;Manish&quot;},{&quot;family&quot;:&quot;Trease&quot;,&quot;given&quot;:&quot;Brian&quot;}],&quot;issued&quot;:{&quot;date-parts&quot;:[[&quot;2017&quot;,3]]}}}],&quot;schema&quot;:&quot;https://github.com/citation-style-language/schema/raw/master/csl-citation.json&quot;} RNDgIVs7bQft6"/><text:span text:style-name="T28">[24]</text:span><text:reference-mark-end text:name="ZOTERO_ITEM CSL_CITATION {&quot;citationID&quot;:&quot;yW6cSuHL&quot;,&quot;properties&quot;:{&quot;formattedCitation&quot;:&quot;[24]&quot;,&quot;plainCitation&quot;:&quot;[24]&quot;,&quot;noteIndex&quot;:0},&quot;citationItems&quot;:[{&quot;id&quot;:90,&quot;uris&quot;:[&quot;http://zotero.org/groups/5298066/items/VG4BBLIE&quot;],&quot;itemData&quot;:{&quot;id&quot;:90,&quot;type&quot;:&quot;article-journal&quot;,&quot;abstract&quot;:&quot;This work proposes a control law for efcient area coverage and pop-up threat detection by a robot swarm inspired by the dynamical behavior of ant colonies foraging for food. In the rst part, performance metrics that evaluate area coverage in terms of characteristics such as rate, completeness and frequency of coverage are developed. Next, the Keller–Segel model for chemotaxis is adapted to develop a virtual-pheromone-based method of area coverage. Sensitivity analyses with respect to the model parameters such as rate of pheromone diffusion, rate of pheromone evaporation, and white noise intensity then identify and establish noise intensity as the most inuential parameter in the context of efcient area coverage and establish trends between these different parameters which can be generalized to other pheromone-based systems. In addition, the analyses yield optimal values for the model parameters with respect to the proposed performance metrics. A nite resolution of model parameter values were tested to determine the optimal one. In the second part of the work, the control framework is expanded to investigate the efcacy of non-Brownian search strategies characterized by Le´vy ight, a non-Brownian stochastic process which takes variable path lengths from a power-law distribution. It is shown that a control law that incorporates a combination of gradient following and Le´vy ight provides superior area coverage and pop-up threat detection by the swarm. The results highlight both the potential benets of robot swarm design inspired by social insect behavior as well as the interesting possibilities suggested by considerations of non-Brownian noise.&quot;,&quot;container-title&quot;:&quot;Swarm Intelligence&quot;,&quot;DOI&quot;:&quot;10.1007/s11721-017-0132-y&quot;,&quot;ISSN&quot;:&quot;1935-3812, 1935-3820&quot;,&quot;issue&quot;:&quot;1&quot;,&quot;journalAbbreviation&quot;:&quot;Swarm Intell&quot;,&quot;language&quot;:&quot;en&quot;,&quot;page&quot;:&quot;39-69&quot;,&quot;source&quot;:&quot;DOI.org (Crossref)&quot;,&quot;title&quot;:&quot;Efficient spatial coverage by a robot swarm based on an ant foraging model and the Lévy distribution&quot;,&quot;volume&quot;:&quot;11&quot;,&quot;author&quot;:[{&quot;family&quot;:&quot;Schroeder&quot;,&quot;given&quot;:&quot;Adam&quot;},{&quot;family&quot;:&quot;Ramakrishnan&quot;,&quot;given&quot;:&quot;Subramanian&quot;},{&quot;family&quot;:&quot;Kumar&quot;,&quot;given&quot;:&quot;Manish&quot;},{&quot;family&quot;:&quot;Trease&quot;,&quot;given&quot;:&quot;Brian&quot;}],&quot;issued&quot;:{&quot;date-parts&quot;:[[&quot;2017&quot;,3]]}}}],&quot;schema&quot;:&quot;https://github.com/citation-style-language/schema/raw/master/csl-citation.json&quot;} RNDgIVs7bQft6"/><text:span text:style-name="T28"> rely on either of the former two approaches.</text:span></text:p>
      <text:p text:style-name="Standard"><text:span text:style-name="T29">In </text:span><text:reference-mark-start text:name="ZOTERO_ITEM CSL_CITATION {&quot;citationID&quot;:&quot;205oKfyT&quot;,&quot;properties&quot;:{&quot;formattedCitation&quot;:&quot;[25]&quot;,&quot;plainCitation&quot;:&quot;[25]&quot;,&quot;noteIndex&quot;:0},&quot;citationItems&quot;:[{&quot;id&quot;:102,&quot;uris&quot;:[&quot;http://zotero.org/groups/5298066/items/DQB5ECJ3&quot;],&quot;itemData&quot;:{&quot;id&quot;:102,&quot;type&quot;:&quot;paper-conference&quot;,&quot;abstract&quot;:&quot;We describe techniques for coordinating the actions of large numbers of small-scale robots to achieve useful large-scale results in surveillance, reconnaissance, hazard detection, and path nding. We exploit the biologically inspired notion of a “virtual pheromone,” implemented using simple transceivers mounted atop each robot. Unlike the chemical markers used by insect colonies for communication and coordination, our virtual pheromones are symbolic messages tied to the robots themselves rather than to xed locations in the environment. This enables our robot collective to become a distributed computing mesh embedded within the environment, while simultaneously acting as a physical embodiment of the user interface. This leads to notions of world-embedded computation and world-embedded displays that provide different ways to think about robot colonies and the types of distributed computations that such colonies might perform.&quot;,&quot;DOI&quot;:&quot;10.1117/12.417331&quot;,&quot;event-place&quot;:&quot;Boston, MA&quot;,&quot;event-title&quot;:&quot;Intelligent Systems and Smart Manufacturing&quot;,&quot;language&quot;:&quot;en&quot;,&quot;page&quot;:&quot;67-75&quot;,&quot;publisher-place&quot;:&quot;Boston, MA&quot;,&quot;source&quot;:&quot;DOI.org (Crossref)&quot;,&quot;title&quot;:&quot;Pheromone robotics&quot;,&quot;URL&quot;:&quot;http://proceedings.spiedigitallibrary.org/proceeding.aspx?articleid=927316&quot;,&quot;author&quot;:[{&quot;family&quot;:&quot;Payton&quot;,&quot;given&quot;:&quot;David W.&quot;},{&quot;family&quot;:&quot;Daily&quot;,&quot;given&quot;:&quot;Michael J.&quot;},{&quot;family&quot;:&quot;Hoff&quot;,&quot;given&quot;:&quot;Bruce&quot;},{&quot;family&quot;:&quot;Howard&quot;,&quot;given&quot;:&quot;Michael D.&quot;},{&quot;family&quot;:&quot;Lee&quot;,&quot;given&quot;:&quot;Craig L.&quot;}],&quot;editor&quot;:[{&quot;family&quot;:&quot;Choset&quot;,&quot;given&quot;:&quot;Howie M.&quot;},{&quot;family&quot;:&quot;Gage&quot;,&quot;given&quot;:&quot;Douglas W.&quot;},{&quot;family&quot;:&quot;Stein&quot;,&quot;given&quot;:&quot;Matthew R.&quot;}],&quot;accessed&quot;:{&quot;date-parts&quot;:[[&quot;2023&quot;,12,25]]},&quot;issued&quot;:{&quot;date-parts&quot;:[[&quot;2001&quot;,3,2]]}}}],&quot;schema&quot;:&quot;https://github.com/citation-style-language/schema/raw/master/csl-citation.json&quot;} RNDOCYta16tBm"/><text:span text:style-name="T29">[25]</text:span><text:reference-mark-end text:name="ZOTERO_ITEM CSL_CITATION {&quot;citationID&quot;:&quot;205oKfyT&quot;,&quot;properties&quot;:{&quot;formattedCitation&quot;:&quot;[25]&quot;,&quot;plainCitation&quot;:&quot;[25]&quot;,&quot;noteIndex&quot;:0},&quot;citationItems&quot;:[{&quot;id&quot;:102,&quot;uris&quot;:[&quot;http://zotero.org/groups/5298066/items/DQB5ECJ3&quot;],&quot;itemData&quot;:{&quot;id&quot;:102,&quot;type&quot;:&quot;paper-conference&quot;,&quot;abstract&quot;:&quot;We describe techniques for coordinating the actions of large numbers of small-scale robots to achieve useful large-scale results in surveillance, reconnaissance, hazard detection, and path nding. We exploit the biologically inspired notion of a “virtual pheromone,” implemented using simple transceivers mounted atop each robot. Unlike the chemical markers used by insect colonies for communication and coordination, our virtual pheromones are symbolic messages tied to the robots themselves rather than to xed locations in the environment. This enables our robot collective to become a distributed computing mesh embedded within the environment, while simultaneously acting as a physical embodiment of the user interface. This leads to notions of world-embedded computation and world-embedded displays that provide different ways to think about robot colonies and the types of distributed computations that such colonies might perform.&quot;,&quot;DOI&quot;:&quot;10.1117/12.417331&quot;,&quot;event-place&quot;:&quot;Boston, MA&quot;,&quot;event-title&quot;:&quot;Intelligent Systems and Smart Manufacturing&quot;,&quot;language&quot;:&quot;en&quot;,&quot;page&quot;:&quot;67-75&quot;,&quot;publisher-place&quot;:&quot;Boston, MA&quot;,&quot;source&quot;:&quot;DOI.org (Crossref)&quot;,&quot;title&quot;:&quot;Pheromone robotics&quot;,&quot;URL&quot;:&quot;http://proceedings.spiedigitallibrary.org/proceeding.aspx?articleid=927316&quot;,&quot;author&quot;:[{&quot;family&quot;:&quot;Payton&quot;,&quot;given&quot;:&quot;David W.&quot;},{&quot;family&quot;:&quot;Daily&quot;,&quot;given&quot;:&quot;Michael J.&quot;},{&quot;family&quot;:&quot;Hoff&quot;,&quot;given&quot;:&quot;Bruce&quot;},{&quot;family&quot;:&quot;Howard&quot;,&quot;given&quot;:&quot;Michael D.&quot;},{&quot;family&quot;:&quot;Lee&quot;,&quot;given&quot;:&quot;Craig L.&quot;}],&quot;editor&quot;:[{&quot;family&quot;:&quot;Choset&quot;,&quot;given&quot;:&quot;Howie M.&quot;},{&quot;family&quot;:&quot;Gage&quot;,&quot;given&quot;:&quot;Douglas W.&quot;},{&quot;family&quot;:&quot;Stein&quot;,&quot;given&quot;:&quot;Matthew R.&quot;}],&quot;accessed&quot;:{&quot;date-parts&quot;:[[&quot;2023&quot;,12,25]]},&quot;issued&quot;:{&quot;date-parts&quot;:[[&quot;2001&quot;,3,2]]}}}],&quot;schema&quot;:&quot;https://github.com/citation-style-language/schema/raw/master/csl-citation.json&quot;} RNDOCYta16tBm"/><text:span text:style-name="T28">, </text:span><text:reference-mark-start text:name="ZOTERO_ITEM CSL_CITATION {&quot;citationID&quot;:&quot;xQIa1jBg&quot;,&quot;properties&quot;:{&quot;formattedCitation&quot;:&quot;[26]&quot;,&quot;plainCitation&quot;:&quot;[26]&quot;,&quot;noteIndex&quot;:0},&quot;citationItems&quot;:[{&quot;id&quot;:95,&quot;uris&quot;:[&quot;http://zotero.org/groups/5298066/items/X3BUPCDU&quot;],&quot;itemData&quot;:{&quot;id&quot;:95,&quot;type&quot;:&quot;article-journal&quot;,&quot;abstract&quot;:&quot;To safely and efficiently guide personnel of search and rescue operations in disaster areas, swift gathering of relevant information such as the locations of victims, must occur. Using the concept of ‘repellent virtual pheromones’ inspired by insect colony coordination behaviors, miniature robots can be quickly dispersed to survey a disaster site. Assisted by visual servoing, dispersion of the miniature robots can quickly cover an area. An external observer such as another robot or an overhead camera is brought into the control loop to provide each miniature robot estimations of the positions of all of the other near-by robots in the robotic team. These miniature robots can then move away from the other near-by robots on the team, resulting in the robot collective becoming swiftly distributed through the local area. The technique has been simulated with differing pheromone persistence levels and implemented using the miniature Scout robots, developed by the Center for Distributed Robotics at the University of Minnesota, which are well-suited to surveillance and reconnaissance missions.&quot;,&quot;container-title&quot;:&quot;Journal of Intelligent and Robotic Systems&quot;,&quot;DOI&quot;:&quot;10.1007/s10846-006-9038-4&quot;,&quot;journalAbbreviation&quot;:&quot;Journal of Intelligent and Robotic Systems&quot;,&quot;page&quot;:&quot;307-321&quot;,&quot;source&quot;:&quot;ResearchGate&quot;,&quot;title&quot;:&quot;Using Virtual Pheromones and Cameras for Dispersing a Team of Multiple Miniature Robots&quot;,&quot;volume&quot;:&quot;45&quot;,&quot;author&quot;:[{&quot;family&quot;:&quot;Pearce&quot;,&quot;given&quot;:&quot;Janice&quot;},{&quot;family&quot;:&quot;Powers&quot;,&quot;given&quot;:&quot;Bob&quot;},{&quot;family&quot;:&quot;Hess&quot;,&quot;given&quot;:&quot;Chistopher&quot;},{&quot;family&quot;:&quot;Rybski&quot;,&quot;given&quot;:&quot;Paul&quot;},{&quot;family&quot;:&quot;Stoeter&quot;,&quot;given&quot;:&quot;Sascha&quot;},{&quot;family&quot;:&quot;Papanikolopoulos&quot;,&quot;given&quot;:&quot;Nikolaos&quot;}],&quot;issued&quot;:{&quot;date-parts&quot;:[[&quot;2006&quot;,4,1]]}}}],&quot;schema&quot;:&quot;https://github.com/citation-style-language/schema/raw/master/csl-citation.json&quot;} RNDJFYQNi7Myz"/><text:span text:style-name="T28">[26]</text:span><text:reference-mark-end text:name="ZOTERO_ITEM CSL_CITATION {&quot;citationID&quot;:&quot;xQIa1jBg&quot;,&quot;properties&quot;:{&quot;formattedCitation&quot;:&quot;[26]&quot;,&quot;plainCitation&quot;:&quot;[26]&quot;,&quot;noteIndex&quot;:0},&quot;citationItems&quot;:[{&quot;id&quot;:95,&quot;uris&quot;:[&quot;http://zotero.org/groups/5298066/items/X3BUPCDU&quot;],&quot;itemData&quot;:{&quot;id&quot;:95,&quot;type&quot;:&quot;article-journal&quot;,&quot;abstract&quot;:&quot;To safely and efficiently guide personnel of search and rescue operations in disaster areas, swift gathering of relevant information such as the locations of victims, must occur. Using the concept of ‘repellent virtual pheromones’ inspired by insect colony coordination behaviors, miniature robots can be quickly dispersed to survey a disaster site. Assisted by visual servoing, dispersion of the miniature robots can quickly cover an area. An external observer such as another robot or an overhead camera is brought into the control loop to provide each miniature robot estimations of the positions of all of the other near-by robots in the robotic team. These miniature robots can then move away from the other near-by robots on the team, resulting in the robot collective becoming swiftly distributed through the local area. The technique has been simulated with differing pheromone persistence levels and implemented using the miniature Scout robots, developed by the Center for Distributed Robotics at the University of Minnesota, which are well-suited to surveillance and reconnaissance missions.&quot;,&quot;container-title&quot;:&quot;Journal of Intelligent and Robotic Systems&quot;,&quot;DOI&quot;:&quot;10.1007/s10846-006-9038-4&quot;,&quot;journalAbbreviation&quot;:&quot;Journal of Intelligent and Robotic Systems&quot;,&quot;page&quot;:&quot;307-321&quot;,&quot;source&quot;:&quot;ResearchGate&quot;,&quot;title&quot;:&quot;Using Virtual Pheromones and Cameras for Dispersing a Team of Multiple Miniature Robots&quot;,&quot;volume&quot;:&quot;45&quot;,&quot;author&quot;:[{&quot;family&quot;:&quot;Pearce&quot;,&quot;given&quot;:&quot;Janice&quot;},{&quot;family&quot;:&quot;Powers&quot;,&quot;given&quot;:&quot;Bob&quot;},{&quot;family&quot;:&quot;Hess&quot;,&quot;given&quot;:&quot;Chistopher&quot;},{&quot;family&quot;:&quot;Rybski&quot;,&quot;given&quot;:&quot;Paul&quot;},{&quot;family&quot;:&quot;Stoeter&quot;,&quot;given&quot;:&quot;Sascha&quot;},{&quot;family&quot;:&quot;Papanikolopoulos&quot;,&quot;given&quot;:&quot;Nikolaos&quot;}],&quot;issued&quot;:{&quot;date-parts&quot;:[[&quot;2006&quot;,4,1]]}}}],&quot;schema&quot;:&quot;https://github.com/citation-style-language/schema/raw/master/csl-citation.json&quot;} RNDJFYQNi7Myz"/><text:span text:style-name="T28">, and </text:span><text:reference-mark-start text:name="ZOTERO_ITEM CSL_CITATION {&quot;citationID&quot;:&quot;nXYcRkNB&quot;,&quot;properties&quot;:{&quot;formattedCitation&quot;:&quot;[27]&quot;,&quot;plainCitation&quot;:&quot;[27]&quot;,&quot;noteIndex&quot;:0},&quot;citationItems&quot;:[{&quot;id&quot;:91,&quot;uris&quot;:[&quot;http://zotero.org/groups/5298066/items/CM9NRCB4&quot;],&quot;itemData&quot;:{&quot;id&quot;:91,&quot;type&quot;:&quot;paper-conference&quot;,&quot;abstract&quot;:&quot;This article presents a bio-inspired communication strategy for large-scale robot swarms. The strategy is based on robot-to-robot interactions without any central communication unit. Thus, the emerging swarm regulates itself in a purely self-organized way. The strategy is biologically inspired by the trophallactic behavior performed by social insects. The experiments shown in this article are performed with a simulation environment that was developed to model the properties of a specific type of swarm robot. We investigated the suggested communication strategy in several arena scenarios and studied the properties of some emergent collective decisions made by the robots&quot;,&quot;DOI&quot;:&quot;10.1109/BIOROB.2006.1639116&quot;,&quot;ISBN&quot;:&quot;978-1-4244-0040-9&quot;,&quot;page&quot;:&quot;377-382&quot;,&quot;source&quot;:&quot;ResearchGate&quot;,&quot;title&quot;:&quot;Trophallaxis among swarm-robots: A biologically inspired strategy for swarm robotics&quot;,&quot;title-short&quot;:&quot;Trophallaxis among swarm-robots&quot;,&quot;author&quot;:[{&quot;family&quot;:&quot;Schmickl&quot;,&quot;given&quot;:&quot;Thomas&quot;},{&quot;family&quot;:&quot;Crailsheim&quot;,&quot;given&quot;:&quot;Karl&quot;}],&quot;issued&quot;:{&quot;date-parts&quot;:[[&quot;2006&quot;,1,1]]}}}],&quot;schema&quot;:&quot;https://github.com/citation-style-language/schema/raw/master/csl-citation.json&quot;} RNDivyKGH4wq2"/><text:span text:style-name="T28">[27]</text:span><text:reference-mark-end text:name="ZOTERO_ITEM CSL_CITATION {&quot;citationID&quot;:&quot;nXYcRkNB&quot;,&quot;properties&quot;:{&quot;formattedCitation&quot;:&quot;[27]&quot;,&quot;plainCitation&quot;:&quot;[27]&quot;,&quot;noteIndex&quot;:0},&quot;citationItems&quot;:[{&quot;id&quot;:91,&quot;uris&quot;:[&quot;http://zotero.org/groups/5298066/items/CM9NRCB4&quot;],&quot;itemData&quot;:{&quot;id&quot;:91,&quot;type&quot;:&quot;paper-conference&quot;,&quot;abstract&quot;:&quot;This article presents a bio-inspired communication strategy for large-scale robot swarms. The strategy is based on robot-to-robot interactions without any central communication unit. Thus, the emerging swarm regulates itself in a purely self-organized way. The strategy is biologically inspired by the trophallactic behavior performed by social insects. The experiments shown in this article are performed with a simulation environment that was developed to model the properties of a specific type of swarm robot. We investigated the suggested communication strategy in several arena scenarios and studied the properties of some emergent collective decisions made by the robots&quot;,&quot;DOI&quot;:&quot;10.1109/BIOROB.2006.1639116&quot;,&quot;ISBN&quot;:&quot;978-1-4244-0040-9&quot;,&quot;page&quot;:&quot;377-382&quot;,&quot;source&quot;:&quot;ResearchGate&quot;,&quot;title&quot;:&quot;Trophallaxis among swarm-robots: A biologically inspired strategy for swarm robotics&quot;,&quot;title-short&quot;:&quot;Trophallaxis among swarm-robots&quot;,&quot;author&quot;:[{&quot;family&quot;:&quot;Schmickl&quot;,&quot;given&quot;:&quot;Thomas&quot;},{&quot;family&quot;:&quot;Crailsheim&quot;,&quot;given&quot;:&quot;Karl&quot;}],&quot;issued&quot;:{&quot;date-parts&quot;:[[&quot;2006&quot;,1,1]]}}}],&quot;schema&quot;:&quot;https://github.com/citation-style-language/schema/raw/master/csl-citation.json&quot;} RNDivyKGH4wq2"/><text:span text:style-name="T28">, the generation of a map </text:span><text:span text:style-name="T29">is avoided</text:span><text:span text:style-name="T28">; instead, they only rely on peer-to-peer communication. In the former two, the swarm agents themselves act as pheromones of sorts. In </text:span><text:reference-mark-start text:name="ZOTERO_ITEM CSL_CITATION {&quot;citationID&quot;:&quot;bx74z72Q&quot;,&quot;properties&quot;:{&quot;formattedCitation&quot;:&quot;[28]&quot;,&quot;plainCitation&quot;:&quot;[28]&quot;,&quot;noteIndex&quot;:0},&quot;citationItems&quot;:[{&quot;id&quot;:72,&quot;uris&quot;:[&quot;http://zotero.org/groups/5298066/items/34CSR8RY&quot;],&quot;itemData&quot;:{&quot;id&quot;:72,&quot;type&quot;:&quot;article-journal&quot;,&quot;abstract&quot;:&quot;The advent of the swarm makes it feasible to dynamically monitor a wide area for maritime applications. The crucial problems of underwater swarm monitoring are communication and behavior coordination. To tackle these problems, we propose a wide area monitoring strategy that searches for static targets of interest simultaneously. Traditionally, an underwater robot adopts either acoustic communication or optical communication. However, the former is low in bandwidth and the latter is short in communication range. Our strategy coordinates underwater robots through indirect communication, which is inspired by social insects that exchange information by pheromone. The indirect communication is established with the help of a set of underwater communication nodes. We adopt a virtual pheromone-based controller and provide a set of rules to integrate the area of interest into the pheromone. Based on the information in the virtual pheromone, behavior laws are developed to guide the swarm to monitor and search with nearby information. In addition, a robot can improve its performance when using additional far-away pheromone information. The monitoring strategy is further improved by adopting a swarm evolution scheme which automatically adjusts the visiting period. Experimental results show that our strategy is superior to the random strategy in most cases.&quot;,&quot;container-title&quot;:&quot;Sensors&quot;,&quot;DOI&quot;:&quot;10.3390/s19194089&quot;,&quot;ISSN&quot;:&quot;1424-8220&quot;,&quot;issue&quot;:&quot;19&quot;,&quot;language&quot;:&quot;en&quot;,&quot;license&quot;:&quot;http://creativecommons.org/licenses/by/3.0/&quot;,&quot;note&quot;:&quot;number: 19\npublisher: Multidisciplinary Digital Publishing Institute&quot;,&quot;page&quot;:&quot;4089&quot;,&quot;source&quot;:&quot;www.mdpi.com&quot;,&quot;title&quot;:&quot;A Pheromone-Inspired Monitoring Strategy Using a Swarm of Underwater Robots&quot;,&quot;volume&quot;:&quot;19&quot;,&quot;author&quot;:[{&quot;family&quot;:&quot;Li&quot;,&quot;given&quot;:&quot;Guannan&quot;},{&quot;family&quot;:&quot;Chen&quot;,&quot;given&quot;:&quot;Chao&quot;},{&quot;family&quot;:&quot;Geng&quot;,&quot;given&quot;:&quot;Chao&quot;},{&quot;family&quot;:&quot;Li&quot;,&quot;given&quot;:&quot;Meng&quot;},{&quot;family&quot;:&quot;Xu&quot;,&quot;given&quot;:&quot;Hongli&quot;},{&quot;family&quot;:&quot;Lin&quot;,&quot;given&quot;:&quot;Yang&quot;}],&quot;issued&quot;:{&quot;date-parts&quot;:[[&quot;2019&quot;,1]]}}}],&quot;schema&quot;:&quot;https://github.com/citation-style-language/schema/raw/master/csl-citation.json&quot;} RNDc3HCUREtXW"/><text:span text:style-name="T28">[28]</text:span><text:reference-mark-end text:name="ZOTERO_ITEM CSL_CITATION {&quot;citationID&quot;:&quot;bx74z72Q&quot;,&quot;properties&quot;:{&quot;formattedCitation&quot;:&quot;[28]&quot;,&quot;plainCitation&quot;:&quot;[28]&quot;,&quot;noteIndex&quot;:0},&quot;citationItems&quot;:[{&quot;id&quot;:72,&quot;uris&quot;:[&quot;http://zotero.org/groups/5298066/items/34CSR8RY&quot;],&quot;itemData&quot;:{&quot;id&quot;:72,&quot;type&quot;:&quot;article-journal&quot;,&quot;abstract&quot;:&quot;The advent of the swarm makes it feasible to dynamically monitor a wide area for maritime applications. The crucial problems of underwater swarm monitoring are communication and behavior coordination. To tackle these problems, we propose a wide area monitoring strategy that searches for static targets of interest simultaneously. Traditionally, an underwater robot adopts either acoustic communication or optical communication. However, the former is low in bandwidth and the latter is short in communication range. Our strategy coordinates underwater robots through indirect communication, which is inspired by social insects that exchange information by pheromone. The indirect communication is established with the help of a set of underwater communication nodes. We adopt a virtual pheromone-based controller and provide a set of rules to integrate the area of interest into the pheromone. Based on the information in the virtual pheromone, behavior laws are developed to guide the swarm to monitor and search with nearby information. In addition, a robot can improve its performance when using additional far-away pheromone information. The monitoring strategy is further improved by adopting a swarm evolution scheme which automatically adjusts the visiting period. Experimental results show that our strategy is superior to the random strategy in most cases.&quot;,&quot;container-title&quot;:&quot;Sensors&quot;,&quot;DOI&quot;:&quot;10.3390/s19194089&quot;,&quot;ISSN&quot;:&quot;1424-8220&quot;,&quot;issue&quot;:&quot;19&quot;,&quot;language&quot;:&quot;en&quot;,&quot;license&quot;:&quot;http://creativecommons.org/licenses/by/3.0/&quot;,&quot;note&quot;:&quot;number: 19\npublisher: Multidisciplinary Digital Publishing Institute&quot;,&quot;page&quot;:&quot;4089&quot;,&quot;source&quot;:&quot;www.mdpi.com&quot;,&quot;title&quot;:&quot;A Pheromone-Inspired Monitoring Strategy Using a Swarm of Underwater Robots&quot;,&quot;volume&quot;:&quot;19&quot;,&quot;author&quot;:[{&quot;family&quot;:&quot;Li&quot;,&quot;given&quot;:&quot;Guannan&quot;},{&quot;family&quot;:&quot;Chen&quot;,&quot;given&quot;:&quot;Chao&quot;},{&quot;family&quot;:&quot;Geng&quot;,&quot;given&quot;:&quot;Chao&quot;},{&quot;family&quot;:&quot;Li&quot;,&quot;given&quot;:&quot;Meng&quot;},{&quot;family&quot;:&quot;Xu&quot;,&quot;given&quot;:&quot;Hongli&quot;},{&quot;family&quot;:&quot;Lin&quot;,&quot;given&quot;:&quot;Yang&quot;}],&quot;issued&quot;:{&quot;date-parts&quot;:[[&quot;2019&quot;,1]]}}}],&quot;schema&quot;:&quot;https://github.com/citation-style-language/schema/raw/master/csl-citation.json&quot;} RNDc3HCUREtXW"/><text:span text:style-name="T28">, pre-set communication nodes are used to establish communication within the swarm.</text:span></text:p>
      <text:p text:style-name="Standard"><text:span text:style-name="T29">In </text:span><text:reference-mark-start text:name="ZOTERO_ITEM CSL_CITATION {&quot;citationID&quot;:&quot;Ha8oxyor&quot;,&quot;properties&quot;:{&quot;formattedCitation&quot;:&quot;[29]&quot;,&quot;plainCitation&quot;:&quot;[29]&quot;,&quot;noteIndex&quot;:0},&quot;citationItems&quot;:[{&quot;id&quot;:101,&quot;uris&quot;:[&quot;http://zotero.org/groups/5298066/items/U653HS3A&quot;],&quot;itemData&quot;:{&quot;id&quot;:101,&quot;type&quot;:&quot;chapter&quot;,&quot;abstract&quot;:&quot;One of the parade examples of agent coordination through a shared environment is the use of chemical markers, or pheromones, for path planning in insect colonies. We have developed a digital analog of this mechanism that is well suited to problems such as the control of unmanned robotic vehicles, and extended it in novel ways to provide a rich set of tools for robotic control. We introduce the approach, describe the mechanisms we have developed, and summarize the technology’s performance in a series of scenarios reflecting military command and control.&quot;,&quot;container-title&quot;:&quot;Environments for Multi-Agent Systems&quot;,&quot;event-place&quot;:&quot;Berlin, Heidelberg&quot;,&quot;ISBN&quot;:&quot;978-3-540-24575-9&quot;,&quot;language&quot;:&quot;en&quot;,&quot;note&quot;:&quot;collection-title: Lecture Notes in Computer Science\nDOI: 10.1007/978-3-540-32259-7_13&quot;,&quot;page&quot;:&quot;246-263&quot;,&quot;publisher&quot;:&quot;Springer Berlin Heidelberg&quot;,&quot;publisher-place&quot;:&quot;Berlin, Heidelberg&quot;,&quot;source&quot;:&quot;DOI.org (Crossref)&quot;,&quot;title&quot;:&quot;Digital Pheromones for Coordination of Unmanned Vehicles&quot;,&quot;URL&quot;:&quot;http://link.springer.com/10.1007/978-3-540-32259-7_13&quot;,&quot;volume&quot;:&quot;337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Weyns&quot;,&quot;given&quot;:&quot;Danny&quot;},{&quot;family&quot;:&quot;Van Dyke Parunak&quot;,&quot;given&quot;:&quot;H.&quot;},{&quot;family&quot;:&quot;Michel&quot;,&quot;given&quot;:&quot;Fabien&quot;}],&quot;author&quot;:[{&quot;family&quot;:&quot;Van Dyke Parunak&quot;,&quot;given&quot;:&quot;H.&quot;},{&quot;family&quot;:&quot;Brueckner&quot;,&quot;given&quot;:&quot;Sven A.&quot;},{&quot;family&quot;:&quot;Sauter&quot;,&quot;given&quot;:&quot;John&quot;}],&quot;accessed&quot;:{&quot;date-parts&quot;:[[&quot;2023&quot;,12,25]]},&quot;issued&quot;:{&quot;date-parts&quot;:[[&quot;2005&quot;]]}}}],&quot;schema&quot;:&quot;https://github.com/citation-style-language/schema/raw/master/csl-citation.json&quot;} RNDy51AC175nc"/><text:span text:style-name="T28">[29]</text:span><text:reference-mark-end text:name="ZOTERO_ITEM CSL_CITATION {&quot;citationID&quot;:&quot;Ha8oxyor&quot;,&quot;properties&quot;:{&quot;formattedCitation&quot;:&quot;[29]&quot;,&quot;plainCitation&quot;:&quot;[29]&quot;,&quot;noteIndex&quot;:0},&quot;citationItems&quot;:[{&quot;id&quot;:101,&quot;uris&quot;:[&quot;http://zotero.org/groups/5298066/items/U653HS3A&quot;],&quot;itemData&quot;:{&quot;id&quot;:101,&quot;type&quot;:&quot;chapter&quot;,&quot;abstract&quot;:&quot;One of the parade examples of agent coordination through a shared environment is the use of chemical markers, or pheromones, for path planning in insect colonies. We have developed a digital analog of this mechanism that is well suited to problems such as the control of unmanned robotic vehicles, and extended it in novel ways to provide a rich set of tools for robotic control. We introduce the approach, describe the mechanisms we have developed, and summarize the technology’s performance in a series of scenarios reflecting military command and control.&quot;,&quot;container-title&quot;:&quot;Environments for Multi-Agent Systems&quot;,&quot;event-place&quot;:&quot;Berlin, Heidelberg&quot;,&quot;ISBN&quot;:&quot;978-3-540-24575-9&quot;,&quot;language&quot;:&quot;en&quot;,&quot;note&quot;:&quot;collection-title: Lecture Notes in Computer Science\nDOI: 10.1007/978-3-540-32259-7_13&quot;,&quot;page&quot;:&quot;246-263&quot;,&quot;publisher&quot;:&quot;Springer Berlin Heidelberg&quot;,&quot;publisher-place&quot;:&quot;Berlin, Heidelberg&quot;,&quot;source&quot;:&quot;DOI.org (Crossref)&quot;,&quot;title&quot;:&quot;Digital Pheromones for Coordination of Unmanned Vehicles&quot;,&quot;URL&quot;:&quot;http://link.springer.com/10.1007/978-3-540-32259-7_13&quot;,&quot;volume&quot;:&quot;3374&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Weyns&quot;,&quot;given&quot;:&quot;Danny&quot;},{&quot;family&quot;:&quot;Van Dyke Parunak&quot;,&quot;given&quot;:&quot;H.&quot;},{&quot;family&quot;:&quot;Michel&quot;,&quot;given&quot;:&quot;Fabien&quot;}],&quot;author&quot;:[{&quot;family&quot;:&quot;Van Dyke Parunak&quot;,&quot;given&quot;:&quot;H.&quot;},{&quot;family&quot;:&quot;Brueckner&quot;,&quot;given&quot;:&quot;Sven A.&quot;},{&quot;family&quot;:&quot;Sauter&quot;,&quot;given&quot;:&quot;John&quot;}],&quot;accessed&quot;:{&quot;date-parts&quot;:[[&quot;2023&quot;,12,25]]},&quot;issued&quot;:{&quot;date-parts&quot;:[[&quot;2005&quot;]]}}}],&quot;schema&quot;:&quot;https://github.com/citation-style-language/schema/raw/master/csl-citation.json&quot;} RNDy51AC175nc"/><text:span text:style-name="T28">, </text:span><text:span text:style-name="T29">Van Dyke Parunak et al.</text:span><text:span text:style-name="T28"> consider military appilcations and propose the concept of </text:span><text:span text:style-name="T35">place agents</text:span><text:span text:style-name="T28">, representing parts of the physical space and the strength of each flavor of pheromone in it, and thus the graph of these </text:span><text:span text:style-name="T35">place agents</text:span><text:span text:style-name="T28"> is a virtual map. </text:span><text:span text:style-name="T35">Walker agents</text:span><text:span text:style-name="T28"> represent the swarm individuals and can move from one </text:span><text:span text:style-name="T35">place agent</text:span><text:span text:style-name="T28"> to another. The map is assumed to be globally synchronized between </text:span><text:span text:style-name="T35">walker </text:span><text:soft-page-break/><text:span text:style-name="T35">agents</text:span><text:span text:style-name="T28">. Furthermore, </text:span><text:span text:style-name="T30">in </text:span><text:reference-mark-start text:name="ZOTERO_ITEM CSL_CITATION {&quot;citationID&quot;:&quot;DbbZg3sB&quot;,&quot;properties&quot;:{&quot;formattedCitation&quot;:&quot;[30]&quot;,&quot;plainCitation&quot;:&quot;[30]&quot;,&quot;noteIndex&quot;:0},&quot;citationItems&quot;:[{&quot;id&quot;:99,&quot;uris&quot;:[&quot;http://zotero.org/groups/5298066/items/95H7QRXD&quot;],&quot;itemData&quot;:{&quot;id&quot;:99,&quot;type&quot;:&quot;paper-conference&quot;,&quot;abstract&quot;:&quot;The use of digital pheromones for controlling and coordinating swarms of unmanned vehicles is studied under various conditions to determine their effectiveness in multiple military scenarios. The study demonstrates the effectiveness of these pheromone algorithms for surveillance, target acquisition, and tracking. The algorithms were demonstrated on hardware platforms and the results from the demonstration are reported&quot;,&quot;DOI&quot;:&quot;10.1145/1082473.1082610&quot;,&quot;page&quot;:&quot;903-910&quot;,&quot;source&quot;:&quot;ResearchGate&quot;,&quot;title&quot;:&quot;Performance of Digital Pheromones for Swarming Vehicle Control&quot;,&quot;author&quot;:[{&quot;family&quot;:&quot;Sauter&quot;,&quot;given&quot;:&quot;John&quot;},{&quot;family&quot;:&quot;Matthews&quot;,&quot;given&quot;:&quot;Robert&quot;},{&quot;family&quot;:&quot;Parunak&quot;,&quot;given&quot;:&quot;Van&quot;},{&quot;family&quot;:&quot;Brueckner&quot;,&quot;given&quot;:&quot;Sven&quot;}],&quot;issued&quot;:{&quot;date-parts&quot;:[[&quot;2005&quot;,7,25]]}}}],&quot;schema&quot;:&quot;https://github.com/citation-style-language/schema/raw/master/csl-citation.json&quot;} RNDjgrFcPwLVa"/><text:span text:style-name="T30">[30]</text:span><text:reference-mark-end text:name="ZOTERO_ITEM CSL_CITATION {&quot;citationID&quot;:&quot;DbbZg3sB&quot;,&quot;properties&quot;:{&quot;formattedCitation&quot;:&quot;[30]&quot;,&quot;plainCitation&quot;:&quot;[30]&quot;,&quot;noteIndex&quot;:0},&quot;citationItems&quot;:[{&quot;id&quot;:99,&quot;uris&quot;:[&quot;http://zotero.org/groups/5298066/items/95H7QRXD&quot;],&quot;itemData&quot;:{&quot;id&quot;:99,&quot;type&quot;:&quot;paper-conference&quot;,&quot;abstract&quot;:&quot;The use of digital pheromones for controlling and coordinating swarms of unmanned vehicles is studied under various conditions to determine their effectiveness in multiple military scenarios. The study demonstrates the effectiveness of these pheromone algorithms for surveillance, target acquisition, and tracking. The algorithms were demonstrated on hardware platforms and the results from the demonstration are reported&quot;,&quot;DOI&quot;:&quot;10.1145/1082473.1082610&quot;,&quot;page&quot;:&quot;903-910&quot;,&quot;source&quot;:&quot;ResearchGate&quot;,&quot;title&quot;:&quot;Performance of Digital Pheromones for Swarming Vehicle Control&quot;,&quot;author&quot;:[{&quot;family&quot;:&quot;Sauter&quot;,&quot;given&quot;:&quot;John&quot;},{&quot;family&quot;:&quot;Matthews&quot;,&quot;given&quot;:&quot;Robert&quot;},{&quot;family&quot;:&quot;Parunak&quot;,&quot;given&quot;:&quot;Van&quot;},{&quot;family&quot;:&quot;Brueckner&quot;,&quot;given&quot;:&quot;Sven&quot;}],&quot;issued&quot;:{&quot;date-parts&quot;:[[&quot;2005&quot;,7,25]]}}}],&quot;schema&quot;:&quot;https://github.com/citation-style-language/schema/raw/master/csl-citation.json&quot;} RNDjgrFcPwLVa"/><text:span text:style-name="T28">, </text:span><text:span text:style-name="T30">Sauter et al. </text:span><text:span text:style-name="T28">note that a fixed pattern search covers an area faster than its pheromone-guided counterpart. </text:span></text:p>
      <text:p text:style-name="Standard"><text:span text:style-name="T28">In </text:span><text:reference-mark-start text:name="ZOTERO_ITEM CSL_CITATION {&quot;citationID&quot;:&quot;pIpze4qn&quot;,&quot;properties&quot;:{&quot;formattedCitation&quot;:&quot;[31]&quot;,&quot;plainCitation&quot;:&quot;[31]&quot;,&quot;noteIndex&quot;:0},&quot;citationItems&quot;:[{&quot;id&quot;:100,&quot;uris&quot;:[&quot;http://zotero.org/groups/5298066/items/25LKCZED&quot;],&quot;itemData&quot;:{&quot;id&quot;:100,&quot;type&quot;:&quot;article-journal&quot;,&quot;abstract&quot;:&quot;Swarming without positioning information is interesting in application-oriented systems because it alleviates the need for sensors which are dependent on the environment, expensive in terms of energy, cost, size and weight, or unusable at useful ranges for reallife scenarios. This principle is applied to the development of a swarm of micro air vehicles (SMAVs) for the deployment of ad hoc wireless communication networks (SMAVNETs) between ground users in disaster areas. Rather than relying on positioning information, MAVs rely on local communication with immediate neighbors and proprioceptive sensors which provide heading, speed and altitude.&quot;,&quot;container-title&quot;:&quot;Swarm Intelligence&quot;,&quot;DOI&quot;:&quot;10.1007/s11721-008-0013-5&quot;,&quot;ISSN&quot;:&quot;1935-3812, 1935-3820&quot;,&quot;issue&quot;:&quot;2-4&quot;,&quot;journalAbbreviation&quot;:&quot;Swarm Intell&quot;,&quot;language&quot;:&quot;en&quot;,&quot;page&quot;:&quot;167-188&quot;,&quot;source&quot;:&quot;DOI.org (Crossref)&quot;,&quot;title&quot;:&quot;Ant-based swarming with positionless micro air vehicles for communication relay&quot;,&quot;volume&quot;:&quot;2&quot;,&quot;author&quot;:[{&quot;family&quot;:&quot;Hauert&quot;,&quot;given&quot;:&quot;Sabine&quot;},{&quot;family&quot;:&quot;Winkler&quot;,&quot;given&quot;:&quot;Laurent&quot;},{&quot;family&quot;:&quot;Zufferey&quot;,&quot;given&quot;:&quot;Jean-Christophe&quot;},{&quot;family&quot;:&quot;Floreano&quot;,&quot;given&quot;:&quot;Dario&quot;}],&quot;issued&quot;:{&quot;date-parts&quot;:[[&quot;2008&quot;,12]]}}}],&quot;schema&quot;:&quot;https://github.com/citation-style-language/schema/raw/master/csl-citation.json&quot;} RNDcrp5BZZ721"/><text:span text:style-name="T28">[31]</text:span><text:reference-mark-end text:name="ZOTERO_ITEM CSL_CITATION {&quot;citationID&quot;:&quot;pIpze4qn&quot;,&quot;properties&quot;:{&quot;formattedCitation&quot;:&quot;[31]&quot;,&quot;plainCitation&quot;:&quot;[31]&quot;,&quot;noteIndex&quot;:0},&quot;citationItems&quot;:[{&quot;id&quot;:100,&quot;uris&quot;:[&quot;http://zotero.org/groups/5298066/items/25LKCZED&quot;],&quot;itemData&quot;:{&quot;id&quot;:100,&quot;type&quot;:&quot;article-journal&quot;,&quot;abstract&quot;:&quot;Swarming without positioning information is interesting in application-oriented systems because it alleviates the need for sensors which are dependent on the environment, expensive in terms of energy, cost, size and weight, or unusable at useful ranges for reallife scenarios. This principle is applied to the development of a swarm of micro air vehicles (SMAVs) for the deployment of ad hoc wireless communication networks (SMAVNETs) between ground users in disaster areas. Rather than relying on positioning information, MAVs rely on local communication with immediate neighbors and proprioceptive sensors which provide heading, speed and altitude.&quot;,&quot;container-title&quot;:&quot;Swarm Intelligence&quot;,&quot;DOI&quot;:&quot;10.1007/s11721-008-0013-5&quot;,&quot;ISSN&quot;:&quot;1935-3812, 1935-3820&quot;,&quot;issue&quot;:&quot;2-4&quot;,&quot;journalAbbreviation&quot;:&quot;Swarm Intell&quot;,&quot;language&quot;:&quot;en&quot;,&quot;page&quot;:&quot;167-188&quot;,&quot;source&quot;:&quot;DOI.org (Crossref)&quot;,&quot;title&quot;:&quot;Ant-based swarming with positionless micro air vehicles for communication relay&quot;,&quot;volume&quot;:&quot;2&quot;,&quot;author&quot;:[{&quot;family&quot;:&quot;Hauert&quot;,&quot;given&quot;:&quot;Sabine&quot;},{&quot;family&quot;:&quot;Winkler&quot;,&quot;given&quot;:&quot;Laurent&quot;},{&quot;family&quot;:&quot;Zufferey&quot;,&quot;given&quot;:&quot;Jean-Christophe&quot;},{&quot;family&quot;:&quot;Floreano&quot;,&quot;given&quot;:&quot;Dario&quot;}],&quot;issued&quot;:{&quot;date-parts&quot;:[[&quot;2008&quot;,12]]}}}],&quot;schema&quot;:&quot;https://github.com/citation-style-language/schema/raw/master/csl-citation.json&quot;} RNDcrp5BZZ721"/><text:span text:style-name="T28">, a method for deployment of an ad hoc wireless communication network of UAVs between 2 ground users is presented. Pheromones are deposited on swarm agents themselves due to the lack of positioning information, needed for a virtual map. </text:span></text:p>
      <text:p text:style-name="Standard"><text:span text:style-name="T30">In </text:span><text:reference-mark-start text:name="ZOTERO_ITEM CSL_CITATION {&quot;citationID&quot;:&quot;Aqj6v3WZ&quot;,&quot;properties&quot;:{&quot;formattedCitation&quot;:&quot;[32]&quot;,&quot;plainCitation&quot;:&quot;[32]&quot;,&quot;noteIndex&quot;:0},&quot;citationItems&quot;:[{&quot;id&quot;:87,&quot;uris&quot;:[&quot;http://zotero.org/groups/5298066/items/HGC24YA7&quot;],&quot;itemData&quot;:{&quot;id&quot;:87,&quot;type&quot;:&quot;paper-conference&quot;,&quot;abstract&quot;:&quot;In MANET research the mobility of the nodes is often described using standard synthetic models. Given a particular application, e.g. networks of unmanned aerial vehicles (UAVs) performing a cooperative task, the use of a standard synthetic mobility model can result in incorrect conclusions, as the movement pattern can impact the networking performance of the system. In this paper we present the criteria that characterize desirable mobility properties for the movement of UAVs in a reconnaissance scenario, and provide two mobility models for the scenario. In the first mobility model the UAVs move independently and randomly, and in the second model pheromones guide their movement. The random model is very simple but it achieves mediocre results. The pheromone model has very good scanning properties, but it has problems with respect to network connectivity. The study shows that there in an inherent conflict between the two goals of maximum coverage by frequent rescanning and adequate communication connectivity.&quot;,&quot;container-title&quot;:&quot;2006 International Conference on Wireless and Mobile Communications (ICWMC'06)&quot;,&quot;DOI&quot;:&quot;10.1109/ICWMC.2006.63&quot;,&quot;event-place&quot;:&quot;Bucharest, Romania&quot;,&quot;event-title&quot;:&quot;2006 International Conference on Wireless and Mobile Communications (ICWMC'06)&quot;,&quot;ISBN&quot;:&quot;978-0-7695-2629-4&quot;,&quot;language&quot;:&quot;en&quot;,&quot;page&quot;:&quot;33-33&quot;,&quot;publisher&quot;:&quot;IEEE&quot;,&quot;publisher-place&quot;:&quot;Bucharest, Romania&quot;,&quot;source&quot;:&quot;DOI.org (Crossref)&quot;,&quot;title&quot;:&quot;Mobility Models for UAV Group Reconnaissance Applications&quot;,&quot;URL&quot;:&quot;http://ieeexplore.ieee.org/document/4124182/&quot;,&quot;author&quot;:[{&quot;family&quot;:&quot;Kuiper&quot;,&quot;given&quot;:&quot;Erik&quot;},{&quot;family&quot;:&quot;Nadjm-Tehrani&quot;,&quot;given&quot;:&quot;Simin&quot;}],&quot;accessed&quot;:{&quot;date-parts&quot;:[[&quot;2023&quot;,12,26]]},&quot;issued&quot;:{&quot;date-parts&quot;:[[&quot;2006&quot;,7]]}}}],&quot;schema&quot;:&quot;https://github.com/citation-style-language/schema/raw/master/csl-citation.json&quot;} RNDEPBiu9XQFn"/><text:span text:style-name="T30">[32]</text:span><text:reference-mark-end text:name="ZOTERO_ITEM CSL_CITATION {&quot;citationID&quot;:&quot;Aqj6v3WZ&quot;,&quot;properties&quot;:{&quot;formattedCitation&quot;:&quot;[32]&quot;,&quot;plainCitation&quot;:&quot;[32]&quot;,&quot;noteIndex&quot;:0},&quot;citationItems&quot;:[{&quot;id&quot;:87,&quot;uris&quot;:[&quot;http://zotero.org/groups/5298066/items/HGC24YA7&quot;],&quot;itemData&quot;:{&quot;id&quot;:87,&quot;type&quot;:&quot;paper-conference&quot;,&quot;abstract&quot;:&quot;In MANET research the mobility of the nodes is often described using standard synthetic models. Given a particular application, e.g. networks of unmanned aerial vehicles (UAVs) performing a cooperative task, the use of a standard synthetic mobility model can result in incorrect conclusions, as the movement pattern can impact the networking performance of the system. In this paper we present the criteria that characterize desirable mobility properties for the movement of UAVs in a reconnaissance scenario, and provide two mobility models for the scenario. In the first mobility model the UAVs move independently and randomly, and in the second model pheromones guide their movement. The random model is very simple but it achieves mediocre results. The pheromone model has very good scanning properties, but it has problems with respect to network connectivity. The study shows that there in an inherent conflict between the two goals of maximum coverage by frequent rescanning and adequate communication connectivity.&quot;,&quot;container-title&quot;:&quot;2006 International Conference on Wireless and Mobile Communications (ICWMC'06)&quot;,&quot;DOI&quot;:&quot;10.1109/ICWMC.2006.63&quot;,&quot;event-place&quot;:&quot;Bucharest, Romania&quot;,&quot;event-title&quot;:&quot;2006 International Conference on Wireless and Mobile Communications (ICWMC'06)&quot;,&quot;ISBN&quot;:&quot;978-0-7695-2629-4&quot;,&quot;language&quot;:&quot;en&quot;,&quot;page&quot;:&quot;33-33&quot;,&quot;publisher&quot;:&quot;IEEE&quot;,&quot;publisher-place&quot;:&quot;Bucharest, Romania&quot;,&quot;source&quot;:&quot;DOI.org (Crossref)&quot;,&quot;title&quot;:&quot;Mobility Models for UAV Group Reconnaissance Applications&quot;,&quot;URL&quot;:&quot;http://ieeexplore.ieee.org/document/4124182/&quot;,&quot;author&quot;:[{&quot;family&quot;:&quot;Kuiper&quot;,&quot;given&quot;:&quot;Erik&quot;},{&quot;family&quot;:&quot;Nadjm-Tehrani&quot;,&quot;given&quot;:&quot;Simin&quot;}],&quot;accessed&quot;:{&quot;date-parts&quot;:[[&quot;2023&quot;,12,26]]},&quot;issued&quot;:{&quot;date-parts&quot;:[[&quot;2006&quot;,7]]}}}],&quot;schema&quot;:&quot;https://github.com/citation-style-language/schema/raw/master/csl-citation.json&quot;} RNDEPBiu9XQFn"/> <text:span text:style-name="T22">Kuiper and Nadjm-Tehrani</text:span><text:span text:style-name="T28"> utilize the concept of local virtual pheromone maps that are shared when agents are within communication range of one another. Likewise, </text:span><text:span text:style-name="T30">in </text:span><text:reference-mark-start text:name="ZOTERO_ITEM CSL_CITATION {&quot;citationID&quot;:&quot;630o8npV&quot;,&quot;properties&quot;:{&quot;formattedCitation&quot;:&quot;[33]&quot;,&quot;plainCitation&quot;:&quot;[33]&quot;,&quot;noteIndex&quot;:0},&quot;citationItems&quot;:[{&quot;id&quot;:86,&quot;uris&quot;:[&quot;http://zotero.org/groups/5298066/items/WY656TBM&quot;],&quot;itemData&quot;:{&quot;id&quot;:86,&quot;type&quot;:&quot;paper-conference&quot;,&quot;abstract&quot;:&quot;Some imaging tasks and modalities (e.g., interferometric SAR) require managing a dynamic spatio-temporal configuration of sensors (whether electro-optic or RF) over a wide area. One promising approach is to mount each sensor on a separate unpiloted vehicle, and endow the population of such vehicles with the ability to configure themselves and coordinate their actions to create and maintain the required sensor configuration. This paper describes some scenarios where such a capability would be useful, identifies technical issues that need to be addressed, suggests general principles and techniques that we have found useful in dealing with such scenarios, and describes a specific example that we have constructed and tested in a simulation environment.&quot;,&quot;container-title&quot;:&quot;2nd AIAA \&quot;Unmanned Unlimited\&quot; Conf. and Workshop &amp; Exhibit&quot;,&quot;DOI&quot;:&quot;10.2514/6.2003-6525&quot;,&quot;event-place&quot;:&quot;San Diego, California&quot;,&quot;event-title&quot;:&quot;2nd AIAA \&quot;Unmanned Unlimited\&quot; Conf. and Workshop &amp; Exhibit&quot;,&quot;ISBN&quot;:&quot;978-1-62410-094-9&quot;,&quot;language&quot;:&quot;en&quot;,&quot;publisher&quot;:&quot;American Institute of Aeronautics and Astronautics&quot;,&quot;publisher-place&quot;:&quot;San Diego, California&quot;,&quot;source&quot;:&quot;DOI.org (Crossref)&quot;,&quot;title&quot;:&quot;Swarming Coordination of Multiple UAV's for Collaborative Sensing&quot;,&quot;URL&quot;:&quot;https://arc.aiaa.org/doi/10.2514/6.2003-6525&quot;,&quot;author&quot;:[{&quot;family&quot;:&quot;Parunak&quot;,&quot;given&quot;:&quot;H. Van Dyke&quot;},{&quot;family&quot;:&quot;Brueckner&quot;,&quot;given&quot;:&quot;Sven&quot;},{&quot;family&quot;:&quot;Odell&quot;,&quot;given&quot;:&quot;James&quot;}],&quot;accessed&quot;:{&quot;date-parts&quot;:[[&quot;2023&quot;,12,26]]},&quot;issued&quot;:{&quot;date-parts&quot;:[[&quot;2003&quot;,9,15]]}}}],&quot;schema&quot;:&quot;https://github.com/citation-style-language/schema/raw/master/csl-citation.json&quot;} RNDNAbmNKGefi"/><text:span text:style-name="T28">[33]</text:span><text:reference-mark-end text:name="ZOTERO_ITEM CSL_CITATION {&quot;citationID&quot;:&quot;630o8npV&quot;,&quot;properties&quot;:{&quot;formattedCitation&quot;:&quot;[33]&quot;,&quot;plainCitation&quot;:&quot;[33]&quot;,&quot;noteIndex&quot;:0},&quot;citationItems&quot;:[{&quot;id&quot;:86,&quot;uris&quot;:[&quot;http://zotero.org/groups/5298066/items/WY656TBM&quot;],&quot;itemData&quot;:{&quot;id&quot;:86,&quot;type&quot;:&quot;paper-conference&quot;,&quot;abstract&quot;:&quot;Some imaging tasks and modalities (e.g., interferometric SAR) require managing a dynamic spatio-temporal configuration of sensors (whether electro-optic or RF) over a wide area. One promising approach is to mount each sensor on a separate unpiloted vehicle, and endow the population of such vehicles with the ability to configure themselves and coordinate their actions to create and maintain the required sensor configuration. This paper describes some scenarios where such a capability would be useful, identifies technical issues that need to be addressed, suggests general principles and techniques that we have found useful in dealing with such scenarios, and describes a specific example that we have constructed and tested in a simulation environment.&quot;,&quot;container-title&quot;:&quot;2nd AIAA \&quot;Unmanned Unlimited\&quot; Conf. and Workshop &amp; Exhibit&quot;,&quot;DOI&quot;:&quot;10.2514/6.2003-6525&quot;,&quot;event-place&quot;:&quot;San Diego, California&quot;,&quot;event-title&quot;:&quot;2nd AIAA \&quot;Unmanned Unlimited\&quot; Conf. and Workshop &amp; Exhibit&quot;,&quot;ISBN&quot;:&quot;978-1-62410-094-9&quot;,&quot;language&quot;:&quot;en&quot;,&quot;publisher&quot;:&quot;American Institute of Aeronautics and Astronautics&quot;,&quot;publisher-place&quot;:&quot;San Diego, California&quot;,&quot;source&quot;:&quot;DOI.org (Crossref)&quot;,&quot;title&quot;:&quot;Swarming Coordination of Multiple UAV's for Collaborative Sensing&quot;,&quot;URL&quot;:&quot;https://arc.aiaa.org/doi/10.2514/6.2003-6525&quot;,&quot;author&quot;:[{&quot;family&quot;:&quot;Parunak&quot;,&quot;given&quot;:&quot;H. Van Dyke&quot;},{&quot;family&quot;:&quot;Brueckner&quot;,&quot;given&quot;:&quot;Sven&quot;},{&quot;family&quot;:&quot;Odell&quot;,&quot;given&quot;:&quot;James&quot;}],&quot;accessed&quot;:{&quot;date-parts&quot;:[[&quot;2023&quot;,12,26]]},&quot;issued&quot;:{&quot;date-parts&quot;:[[&quot;2003&quot;,9,15]]}}}],&quot;schema&quot;:&quot;https://github.com/citation-style-language/schema/raw/master/csl-citation.json&quot;} RNDNAbmNKGefi"/><text:span text:style-name="T28">, </text:span><text:span text:style-name="T30">Parunak et al. </text:span><text:span text:style-name="T28">make use of this concept in combination with task allocation for target search and imaging. </text:span><text:span text:style-name="T30">In </text:span><text:reference-mark-start text:name="ZOTERO_ITEM CSL_CITATION {&quot;citationID&quot;:&quot;zzd42JTg&quot;,&quot;properties&quot;:{&quot;formattedCitation&quot;:&quot;[34]&quot;,&quot;plainCitation&quot;:&quot;[34]&quot;,&quot;noteIndex&quot;:0},&quot;citationItems&quot;:[{&quot;id&quot;:84,&quot;uris&quot;:[&quot;http://zotero.org/groups/5298066/items/FUDS4TG9&quot;],&quot;itemData&quot;:{&quot;id&quot;:84,&quot;type&quot;:&quot;paper-conference&quot;,&quot;abstract&quot;:&quot;In this paper, we present a control architecture that allows multiple Unmanned Aerial Vehicles (UAVs) to cooperatively detect mobile RF (Radio Frequency) emitting ground targets. The architecture is developed under the premise that UAVs are controlled as a distributed system. The distributed system-based technique maximizes the search and detection capabilities of multiple UAVs. We use a hybrid approach that combines a set of intentional cooperative rules with emerging properties of a swarm to accomplish the objective. The UAVs are equipped only with low-precision RF direction nding sensors and we assume the targets may emit signals randomly with variable duration. Once a target is detected, each UAV optimizes a cost function to determine whether to participate in a cooperative localization task. The cost function balances between the completion of detecting all targets (global search) in the search space and increasing the precision of cooperatively locating already detected targets. A search function for each UAV determines the collective search patterns of collaborating UAVs. Two functions used by each UAV determine (1) the optimal number of UAVs involved in locating targets, (2) the search pattern to detect all targets, and (3) the UAV ight path for an individual UAV. We show the validity of our algorithm using simulation results. Hardware implementation of the strategies is planned for this coming year.&quot;,&quot;container-title&quot;:&quot;Proceedings of the 2005 IEEE International Conference on Robotics and Automation&quot;,&quot;DOI&quot;:&quot;10.1109/ROBOT.2005.1570725&quot;,&quot;event-place&quot;:&quot;Barcelona, Spain&quot;,&quot;event-title&quot;:&quot;2005 IEEE International Conference on Robotics and Automation&quot;,&quot;ISBN&quot;:&quot;978-0-7803-8914-4&quot;,&quot;language&quot;:&quot;en&quot;,&quot;page&quot;:&quot;3954-3959&quot;,&quot;publisher&quot;:&quot;IEEE&quot;,&quot;publisher-place&quot;:&quot;Barcelona, Spain&quot;,&quot;source&quot;:&quot;DOI.org (Crossref)&quot;,&quot;title&quot;:&quot;Developing a Control Architecture for Multiple Unmanned Aerial Vehicles to Search and Localize RF Time-Varying Mobile Targets: Part I&quot;,&quot;title-short&quot;:&quot;Developing a Control Architecture for Multiple Unmanned Aerial Vehicles to Search and Localize RF Time-Varying Mobile Targets&quot;,&quot;URL&quot;:&quot;http://ieeexplore.ieee.org/document/1570725/&quot;,&quot;author&quot;:[{&quot;family&quot;:&quot;Pack&quot;,&quot;given&quot;:&quot;D.J.&quot;},{&quot;family&quot;:&quot;York&quot;,&quot;given&quot;:&quot;G.W.P.&quot;}],&quot;accessed&quot;:{&quot;date-parts&quot;:[[&quot;2023&quot;,12,26]]},&quot;issued&quot;:{&quot;date-parts&quot;:[[&quot;2005&quot;]]}}}],&quot;schema&quot;:&quot;https://github.com/citation-style-language/schema/raw/master/csl-citation.json&quot;} RNDy3yPbosXGW"/><text:span text:style-name="T30">[34]</text:span><text:reference-mark-end text:name="ZOTERO_ITEM CSL_CITATION {&quot;citationID&quot;:&quot;zzd42JTg&quot;,&quot;properties&quot;:{&quot;formattedCitation&quot;:&quot;[34]&quot;,&quot;plainCitation&quot;:&quot;[34]&quot;,&quot;noteIndex&quot;:0},&quot;citationItems&quot;:[{&quot;id&quot;:84,&quot;uris&quot;:[&quot;http://zotero.org/groups/5298066/items/FUDS4TG9&quot;],&quot;itemData&quot;:{&quot;id&quot;:84,&quot;type&quot;:&quot;paper-conference&quot;,&quot;abstract&quot;:&quot;In this paper, we present a control architecture that allows multiple Unmanned Aerial Vehicles (UAVs) to cooperatively detect mobile RF (Radio Frequency) emitting ground targets. The architecture is developed under the premise that UAVs are controlled as a distributed system. The distributed system-based technique maximizes the search and detection capabilities of multiple UAVs. We use a hybrid approach that combines a set of intentional cooperative rules with emerging properties of a swarm to accomplish the objective. The UAVs are equipped only with low-precision RF direction nding sensors and we assume the targets may emit signals randomly with variable duration. Once a target is detected, each UAV optimizes a cost function to determine whether to participate in a cooperative localization task. The cost function balances between the completion of detecting all targets (global search) in the search space and increasing the precision of cooperatively locating already detected targets. A search function for each UAV determines the collective search patterns of collaborating UAVs. Two functions used by each UAV determine (1) the optimal number of UAVs involved in locating targets, (2) the search pattern to detect all targets, and (3) the UAV ight path for an individual UAV. We show the validity of our algorithm using simulation results. Hardware implementation of the strategies is planned for this coming year.&quot;,&quot;container-title&quot;:&quot;Proceedings of the 2005 IEEE International Conference on Robotics and Automation&quot;,&quot;DOI&quot;:&quot;10.1109/ROBOT.2005.1570725&quot;,&quot;event-place&quot;:&quot;Barcelona, Spain&quot;,&quot;event-title&quot;:&quot;2005 IEEE International Conference on Robotics and Automation&quot;,&quot;ISBN&quot;:&quot;978-0-7803-8914-4&quot;,&quot;language&quot;:&quot;en&quot;,&quot;page&quot;:&quot;3954-3959&quot;,&quot;publisher&quot;:&quot;IEEE&quot;,&quot;publisher-place&quot;:&quot;Barcelona, Spain&quot;,&quot;source&quot;:&quot;DOI.org (Crossref)&quot;,&quot;title&quot;:&quot;Developing a Control Architecture for Multiple Unmanned Aerial Vehicles to Search and Localize RF Time-Varying Mobile Targets: Part I&quot;,&quot;title-short&quot;:&quot;Developing a Control Architecture for Multiple Unmanned Aerial Vehicles to Search and Localize RF Time-Varying Mobile Targets&quot;,&quot;URL&quot;:&quot;http://ieeexplore.ieee.org/document/1570725/&quot;,&quot;author&quot;:[{&quot;family&quot;:&quot;Pack&quot;,&quot;given&quot;:&quot;D.J.&quot;},{&quot;family&quot;:&quot;York&quot;,&quot;given&quot;:&quot;G.W.P.&quot;}],&quot;accessed&quot;:{&quot;date-parts&quot;:[[&quot;2023&quot;,12,26]]},&quot;issued&quot;:{&quot;date-parts&quot;:[[&quot;2005&quot;]]}}}],&quot;schema&quot;:&quot;https://github.com/citation-style-language/schema/raw/master/csl-citation.json&quot;} RNDy3yPbosXGW"/><text:span text:style-name="T28">, </text:span><text:span text:style-name="T30">Pack and York</text:span><text:span text:style-name="T28"> utilize a similar approach even if pheromones are not explicitly mentioned. All of the above, however, are concerned with relatively small swarm sizes with 0% individual failure chance. </text:span></text:p>
      <text:p text:style-name="Standard"><text:span text:style-name="T28">In </text:span><text:reference-mark-start text:name="ZOTERO_ITEM CSL_CITATION {&quot;citationID&quot;:&quot;bjETiyMO&quot;,&quot;properties&quot;:{&quot;formattedCitation&quot;:&quot;[35]&quot;,&quot;plainCitation&quot;:&quot;[35]&quot;,&quot;noteIndex&quot;:0},&quot;citationItems&quot;:[{&quot;id&quot;:77,&quot;uris&quot;:[&quot;http://zotero.org/groups/5298066/items/2XQNG6CC&quot;],&quot;itemData&quot;:{&quot;id&quot;:77,&quot;type&quot;:&quot;article&quot;,&quot;abstract&quot;:&quot;Representation and control of the dynamics of stigmergic substances used by bio-inspired approaches is a challenge when applied to robotics. In order to overcome this challenge, this work proposes a model to coordinate swarms of robots based on the virtualisation and control of these substances in a local scope. The model presents a new pheromone modelling, which enables the decentralisation and asynchronicity of navigation decisions. Each robot maintains an independent virtual pheromone map, which is continuously updated with the robot's deposits and pheromone evaporation. Moreover, the individual pheromone map is also updated by aggregating information from other robots that are exploring nearby areas. Thus, individual and independent maps replace the need of a centralising agent that controls and distributes the pheromone information, which is not always practicable. Pheromone information propagation is inspired by ants' vibroacoustic communication, which, in turn, is characterised as an indirect communication through a type of gossip protocol. The proposed model was evaluated through an agent simulation software, implemented by the authors, and in the Webots platform. Experiments were carried out to validate the model in different environments, with different shapes and sizes, as well as varying the number of robots. The analysis of the results has shown that the model was able to perform the coordination of the swarm, and the robots have exhibited an expressive performance executing the surveillance task.&quot;,&quot;DOI&quot;:&quot;10.48550/arXiv.2202.13456&quot;,&quot;note&quot;:&quot;arXiv:2202.13456 [cs]&quot;,&quot;number&quot;:&quot;arXiv:2202.13456&quot;,&quot;publisher&quot;:&quot;arXiv&quot;,&quot;source&quot;:&quot;arXiv.org&quot;,&quot;title&quot;:&quot;PheroCom: Decentralised and asynchronous swarm robotics coordination based on virtual pheromone and vibroacoustic communication&quot;,&quot;title-short&quot;:&quot;PheroCom&quot;,&quot;URL&quot;:&quot;http://arxiv.org/abs/2202.13456&quot;,&quot;author&quot;:[{&quot;family&quot;:&quot;Tinoco&quot;,&quot;given&quot;:&quot;Claudiney R.&quot;},{&quot;family&quot;:&quot;Oliveira&quot;,&quot;given&quot;:&quot;Gina M. B.&quot;}],&quot;accessed&quot;:{&quot;date-parts&quot;:[[&quot;2023&quot;,12,27]]},&quot;issued&quot;:{&quot;date-parts&quot;:[[&quot;2022&quot;,2,27]]}}}],&quot;schema&quot;:&quot;https://github.com/citation-style-language/schema/raw/master/csl-citation.json&quot;} RNDPUvypCuIpY"/><text:span text:style-name="T28">[35]</text:span><text:reference-mark-end text:name="ZOTERO_ITEM CSL_CITATION {&quot;citationID&quot;:&quot;bjETiyMO&quot;,&quot;properties&quot;:{&quot;formattedCitation&quot;:&quot;[35]&quot;,&quot;plainCitation&quot;:&quot;[35]&quot;,&quot;noteIndex&quot;:0},&quot;citationItems&quot;:[{&quot;id&quot;:77,&quot;uris&quot;:[&quot;http://zotero.org/groups/5298066/items/2XQNG6CC&quot;],&quot;itemData&quot;:{&quot;id&quot;:77,&quot;type&quot;:&quot;article&quot;,&quot;abstract&quot;:&quot;Representation and control of the dynamics of stigmergic substances used by bio-inspired approaches is a challenge when applied to robotics. In order to overcome this challenge, this work proposes a model to coordinate swarms of robots based on the virtualisation and control of these substances in a local scope. The model presents a new pheromone modelling, which enables the decentralisation and asynchronicity of navigation decisions. Each robot maintains an independent virtual pheromone map, which is continuously updated with the robot's deposits and pheromone evaporation. Moreover, the individual pheromone map is also updated by aggregating information from other robots that are exploring nearby areas. Thus, individual and independent maps replace the need of a centralising agent that controls and distributes the pheromone information, which is not always practicable. Pheromone information propagation is inspired by ants' vibroacoustic communication, which, in turn, is characterised as an indirect communication through a type of gossip protocol. The proposed model was evaluated through an agent simulation software, implemented by the authors, and in the Webots platform. Experiments were carried out to validate the model in different environments, with different shapes and sizes, as well as varying the number of robots. The analysis of the results has shown that the model was able to perform the coordination of the swarm, and the robots have exhibited an expressive performance executing the surveillance task.&quot;,&quot;DOI&quot;:&quot;10.48550/arXiv.2202.13456&quot;,&quot;note&quot;:&quot;arXiv:2202.13456 [cs]&quot;,&quot;number&quot;:&quot;arXiv:2202.13456&quot;,&quot;publisher&quot;:&quot;arXiv&quot;,&quot;source&quot;:&quot;arXiv.org&quot;,&quot;title&quot;:&quot;PheroCom: Decentralised and asynchronous swarm robotics coordination based on virtual pheromone and vibroacoustic communication&quot;,&quot;title-short&quot;:&quot;PheroCom&quot;,&quot;URL&quot;:&quot;http://arxiv.org/abs/2202.13456&quot;,&quot;author&quot;:[{&quot;family&quot;:&quot;Tinoco&quot;,&quot;given&quot;:&quot;Claudiney R.&quot;},{&quot;family&quot;:&quot;Oliveira&quot;,&quot;given&quot;:&quot;Gina M. B.&quot;}],&quot;accessed&quot;:{&quot;date-parts&quot;:[[&quot;2023&quot;,12,27]]},&quot;issued&quot;:{&quot;date-parts&quot;:[[&quot;2022&quot;,2,27]]}}}],&quot;schema&quot;:&quot;https://github.com/citation-style-language/schema/raw/master/csl-citation.json&quot;} RNDPUvypCuIpY"/><text:span text:style-name="T28">, local virtual pheromone maps are also used for surveillance of an indoor area. The effect of the communication range is explored but for a maximum of 36 agents. Furthermore, 0% individual failure chance is assumed. Similarly, </text:span><text:span text:style-name="T31">in </text:span><text:reference-mark-start text:name="ZOTERO_ITEM CSL_CITATION {&quot;citationID&quot;:&quot;6K2W6Zt0&quot;,&quot;properties&quot;:{&quot;formattedCitation&quot;:&quot;[36]&quot;,&quot;plainCitation&quot;:&quot;[36]&quot;,&quot;noteIndex&quot;:0},&quot;citationItems&quot;:[{&quot;id&quot;:70,&quot;uris&quot;:[&quot;http://zotero.org/groups/5298066/items/7LDQXV7F&quot;],&quot;itemData&quot;:{&quot;id&quot;:70,&quot;type&quot;:&quot;chapter&quot;,&quot;abstract&quot;:&quot;In this article we address the optimisation of pheromone communication used for the mobility management of a swarm of Unmanned Aerial Vehicles (UAVs) for surveillance applications. A genetic algorithm is proposed to optimise the exchange of pheromone maps used in the CACOC (Chaotic Ant Colony Optimisation for Coverage) mobility model which improves the vehicles’ routes in order to achieve unpredictable trajectories as well as maximise area coverage. Experiments are conducted using realistic simulations, which additionally permit to assess the impact of packet loss ratios on the performance of the surveillance system, in terms of reliability and area coverage.&quot;,&quot;container-title&quot;:&quot;Computational Collective Intelligence&quot;,&quot;event-place&quot;:&quot;Cham&quot;,&quot;ISBN&quot;:&quot;978-3-030-88080-4&quot;,&quot;language&quot;:&quot;en&quot;,&quot;note&quot;:&quot;collection-title: Lecture Notes in Computer Science\nDOI: 10.1007/978-3-030-88081-1_17&quot;,&quot;page&quot;:&quot;228-240&quot;,&quot;publisher&quot;:&quot;Springer International Publishing&quot;,&quot;publisher-place&quot;:&quot;Cham&quot;,&quot;source&quot;:&quot;DOI.org (Crossref)&quot;,&quot;title&quot;:&quot;Improving Pheromone Communication for UAV Swarm Mobility Management&quot;,&quot;URL&quot;:&quot;https://link.springer.com/10.1007/978-3-030-88081-1_17&quot;,&quot;volume&quot;:&quot;12876&quot;,&quot;editor&quot;:[{&quot;family&quot;:&quot;Nguyen&quot;,&quot;given&quot;:&quot;Ngoc Thanh&quot;},{&quot;family&quot;:&quot;Iliadis&quot;,&quot;given&quot;:&quot;Lazaros&quot;},{&quot;family&quot;:&quot;Maglogiannis&quot;,&quot;given&quot;:&quot;Ilias&quot;},{&quot;family&quot;:&quot;Trawiński&quot;,&quot;given&quot;:&quot;Bogdan&quot;}],&quot;author&quot;:[{&quot;family&quot;:&quot;Stolfi&quot;,&quot;given&quot;:&quot;Daniel H.&quot;},{&quot;family&quot;:&quot;Brust&quot;,&quot;given&quot;:&quot;Matthias R.&quot;},{&quot;family&quot;:&quot;Danoy&quot;,&quot;given&quot;:&quot;Grégoire&quot;},{&quot;family&quot;:&quot;Bouvry&quot;,&quot;given&quot;:&quot;Pascal&quot;}],&quot;accessed&quot;:{&quot;date-parts&quot;:[[&quot;2023&quot;,12,28]]},&quot;issued&quot;:{&quot;date-parts&quot;:[[&quot;2021&quot;]]}}}],&quot;schema&quot;:&quot;https://github.com/citation-style-language/schema/raw/master/csl-citation.json&quot;} RNDcwtEk5S1mR"/><text:span text:style-name="T31">[36]</text:span><text:reference-mark-end text:name="ZOTERO_ITEM CSL_CITATION {&quot;citationID&quot;:&quot;6K2W6Zt0&quot;,&quot;properties&quot;:{&quot;formattedCitation&quot;:&quot;[36]&quot;,&quot;plainCitation&quot;:&quot;[36]&quot;,&quot;noteIndex&quot;:0},&quot;citationItems&quot;:[{&quot;id&quot;:70,&quot;uris&quot;:[&quot;http://zotero.org/groups/5298066/items/7LDQXV7F&quot;],&quot;itemData&quot;:{&quot;id&quot;:70,&quot;type&quot;:&quot;chapter&quot;,&quot;abstract&quot;:&quot;In this article we address the optimisation of pheromone communication used for the mobility management of a swarm of Unmanned Aerial Vehicles (UAVs) for surveillance applications. A genetic algorithm is proposed to optimise the exchange of pheromone maps used in the CACOC (Chaotic Ant Colony Optimisation for Coverage) mobility model which improves the vehicles’ routes in order to achieve unpredictable trajectories as well as maximise area coverage. Experiments are conducted using realistic simulations, which additionally permit to assess the impact of packet loss ratios on the performance of the surveillance system, in terms of reliability and area coverage.&quot;,&quot;container-title&quot;:&quot;Computational Collective Intelligence&quot;,&quot;event-place&quot;:&quot;Cham&quot;,&quot;ISBN&quot;:&quot;978-3-030-88080-4&quot;,&quot;language&quot;:&quot;en&quot;,&quot;note&quot;:&quot;collection-title: Lecture Notes in Computer Science\nDOI: 10.1007/978-3-030-88081-1_17&quot;,&quot;page&quot;:&quot;228-240&quot;,&quot;publisher&quot;:&quot;Springer International Publishing&quot;,&quot;publisher-place&quot;:&quot;Cham&quot;,&quot;source&quot;:&quot;DOI.org (Crossref)&quot;,&quot;title&quot;:&quot;Improving Pheromone Communication for UAV Swarm Mobility Management&quot;,&quot;URL&quot;:&quot;https://link.springer.com/10.1007/978-3-030-88081-1_17&quot;,&quot;volume&quot;:&quot;12876&quot;,&quot;editor&quot;:[{&quot;family&quot;:&quot;Nguyen&quot;,&quot;given&quot;:&quot;Ngoc Thanh&quot;},{&quot;family&quot;:&quot;Iliadis&quot;,&quot;given&quot;:&quot;Lazaros&quot;},{&quot;family&quot;:&quot;Maglogiannis&quot;,&quot;given&quot;:&quot;Ilias&quot;},{&quot;family&quot;:&quot;Trawiński&quot;,&quot;given&quot;:&quot;Bogdan&quot;}],&quot;author&quot;:[{&quot;family&quot;:&quot;Stolfi&quot;,&quot;given&quot;:&quot;Daniel H.&quot;},{&quot;family&quot;:&quot;Brust&quot;,&quot;given&quot;:&quot;Matthias R.&quot;},{&quot;family&quot;:&quot;Danoy&quot;,&quot;given&quot;:&quot;Grégoire&quot;},{&quot;family&quot;:&quot;Bouvry&quot;,&quot;given&quot;:&quot;Pascal&quot;}],&quot;accessed&quot;:{&quot;date-parts&quot;:[[&quot;2023&quot;,12,28]]},&quot;issued&quot;:{&quot;date-parts&quot;:[[&quot;2021&quot;]]}}}],&quot;schema&quot;:&quot;https://github.com/citation-style-language/schema/raw/master/csl-citation.json&quot;} RNDcwtEk5S1mR"/><text:span text:style-name="T21">,</text:span> <text:span text:style-name="T23">Stolfi et al.</text:span><text:span text:style-name="T28"> use a genetic algorithm to optimize swarm parameters for communication of incomplete virtual pheromone maps. </text:span><text:span text:style-name="T31">Hecker and Moses in </text:span><text:reference-mark-start text:name="ZOTERO_ITEM CSL_CITATION {&quot;citationID&quot;:&quot;8kdC880k&quot;,&quot;properties&quot;:{&quot;formattedCitation&quot;:&quot;[37]&quot;,&quot;plainCitation&quot;:&quot;[37]&quot;,&quot;noteIndex&quot;:0},&quot;citationItems&quot;:[{&quot;id&quot;:74,&quot;uris&quot;:[&quot;http://zotero.org/groups/5298066/items/S6TQ9EGH&quot;],&quot;itemData&quot;:{&quot;id&quot;:74,&quot;type&quot;:&quot;article-journal&quot;,&quot;abstract&quot;:&quot;For robot swarms to operate outside of the laboratory in complex real-world environments, they require the kind of error tolerance, exibility, and scalability seen in living systems. While robot swarms are often designed to mimic some aspect of the behavior of social insects or other organisms, no systems have yet addressed all of these capabilities in a single framework. We describe a swarm robotics system that emulates ant behaviors, which govern memory, communication, and movement, as well as an evolutionary process that tailors those behaviors into foraging strategies that maximize performance under varied and complex conditions. The system evolves appropriate solutions to different environmental challenges. Solutions include the following: (1) increased communication when sensed information is reliable and resources to be collected are highly clustered, (2) less communication and more individual memory when cluster sizes are variable, and (3) greater dispersal with increasing swarm size. Analysis of the evolved behaviors reveals the importance of interactions among behaviors, and of the interdependencies between behaviors and environments. The effectiveness of interacting behaviors depends on the uncertainty of sensed information, the resource distribution, and the swarm size. Such interactions could not be manually specied, but are effectively evolved in simulation and transferred to physical robots. This work is the rst to demonstrate high-level robot swarm behaviors that can be automatically tuned to produce efcient collective foraging strategies in varied and complex environments.&quot;,&quot;container-title&quot;:&quot;Swarm Intelligence&quot;,&quot;DOI&quot;:&quot;10.1007/s11721-015-0104-z&quot;,&quot;ISSN&quot;:&quot;1935-3812, 1935-3820&quot;,&quot;journalAbbreviation&quot;:&quot;Swarm Intell&quot;,&quot;language&quot;:&quot;en&quot;,&quot;source&quot;:&quot;DOI.org (Crossref)&quot;,&quot;title&quot;:&quot;Beyond pheromones: evolving error-tolerant, flexible, and scalable ant-inspired robot swarms&quot;,&quot;title-short&quot;:&quot;Beyond pheromones&quot;,&quot;URL&quot;:&quot;http://link.springer.com/10.1007/s11721-015-0104-z&quot;,&quot;author&quot;:[{&quot;family&quot;:&quot;Hecker&quot;,&quot;given&quot;:&quot;Joshua P.&quot;},{&quot;family&quot;:&quot;Moses&quot;,&quot;given&quot;:&quot;Melanie E.&quot;}],&quot;accessed&quot;:{&quot;date-parts&quot;:[[&quot;2023&quot;,12,28]]},&quot;issued&quot;:{&quot;date-parts&quot;:[[&quot;2015&quot;,2,15]]}}}],&quot;schema&quot;:&quot;https://github.com/citation-style-language/schema/raw/master/csl-citation.json&quot;} RNDvegJmESOMQ"/><text:span text:style-name="T31">[37]</text:span><text:reference-mark-end text:name="ZOTERO_ITEM CSL_CITATION {&quot;citationID&quot;:&quot;8kdC880k&quot;,&quot;properties&quot;:{&quot;formattedCitation&quot;:&quot;[37]&quot;,&quot;plainCitation&quot;:&quot;[37]&quot;,&quot;noteIndex&quot;:0},&quot;citationItems&quot;:[{&quot;id&quot;:74,&quot;uris&quot;:[&quot;http://zotero.org/groups/5298066/items/S6TQ9EGH&quot;],&quot;itemData&quot;:{&quot;id&quot;:74,&quot;type&quot;:&quot;article-journal&quot;,&quot;abstract&quot;:&quot;For robot swarms to operate outside of the laboratory in complex real-world environments, they require the kind of error tolerance, exibility, and scalability seen in living systems. While robot swarms are often designed to mimic some aspect of the behavior of social insects or other organisms, no systems have yet addressed all of these capabilities in a single framework. We describe a swarm robotics system that emulates ant behaviors, which govern memory, communication, and movement, as well as an evolutionary process that tailors those behaviors into foraging strategies that maximize performance under varied and complex conditions. The system evolves appropriate solutions to different environmental challenges. Solutions include the following: (1) increased communication when sensed information is reliable and resources to be collected are highly clustered, (2) less communication and more individual memory when cluster sizes are variable, and (3) greater dispersal with increasing swarm size. Analysis of the evolved behaviors reveals the importance of interactions among behaviors, and of the interdependencies between behaviors and environments. The effectiveness of interacting behaviors depends on the uncertainty of sensed information, the resource distribution, and the swarm size. Such interactions could not be manually specied, but are effectively evolved in simulation and transferred to physical robots. This work is the rst to demonstrate high-level robot swarm behaviors that can be automatically tuned to produce efcient collective foraging strategies in varied and complex environments.&quot;,&quot;container-title&quot;:&quot;Swarm Intelligence&quot;,&quot;DOI&quot;:&quot;10.1007/s11721-015-0104-z&quot;,&quot;ISSN&quot;:&quot;1935-3812, 1935-3820&quot;,&quot;journalAbbreviation&quot;:&quot;Swarm Intell&quot;,&quot;language&quot;:&quot;en&quot;,&quot;source&quot;:&quot;DOI.org (Crossref)&quot;,&quot;title&quot;:&quot;Beyond pheromones: evolving error-tolerant, flexible, and scalable ant-inspired robot swarms&quot;,&quot;title-short&quot;:&quot;Beyond pheromones&quot;,&quot;URL&quot;:&quot;http://link.springer.com/10.1007/s11721-015-0104-z&quot;,&quot;author&quot;:[{&quot;family&quot;:&quot;Hecker&quot;,&quot;given&quot;:&quot;Joshua P.&quot;},{&quot;family&quot;:&quot;Moses&quot;,&quot;given&quot;:&quot;Melanie E.&quot;}],&quot;accessed&quot;:{&quot;date-parts&quot;:[[&quot;2023&quot;,12,28]]},&quot;issued&quot;:{&quot;date-parts&quot;:[[&quot;2015&quot;,2,15]]}}}],&quot;schema&quot;:&quot;https://github.com/citation-style-language/schema/raw/master/csl-citation.json&quot;} RNDvegJmESOMQ"/><text:span text:style-name="T28"> also utilize a genetic algorithm for foraging and, additionally, to account for sensor errors.</text:span></text:p>
      <text:p text:style-name="Standard"><text:span text:style-name="T28">Adaptive fault recovery strategies for swarms are discussed in </text:span><text:reference-mark-start text:name="ZOTERO_ITEM CSL_CITATION {&quot;citationID&quot;:&quot;ByYTJySV&quot;,&quot;properties&quot;:{&quot;formattedCitation&quot;:&quot;[38]&quot;,&quot;plainCitation&quot;:&quot;[38]&quot;,&quot;noteIndex&quot;:0},&quot;citationItems&quot;:[{&quot;id&quot;:73,&quot;uris&quot;:[&quot;http://zotero.org/groups/5298066/items/VEUUDJMK&quot;],&quot;itemData&quot;:{&quot;id&quot;:73,&quot;type&quot;:&quot;article-journal&quot;,&quot;language&quot;:&quot;en&quot;,&quot;source&quot;:&quot;Zotero&quot;,&quot;title&quot;:&quot;Fault Recovery in Swarm Robotics Systems using Learning Algorithms&quot;,&quot;author&quot;:[{&quot;family&quot;:&quot;Oladiran&quot;,&quot;given&quot;:&quot;Oyinlola&quot;}]}}],&quot;schema&quot;:&quot;https://github.com/citation-style-language/schema/raw/master/csl-citation.json&quot;} RNDtlPEi5nF95"/><text:span text:style-name="T28">[38]</text:span><text:reference-mark-end text:name="ZOTERO_ITEM CSL_CITATION {&quot;citationID&quot;:&quot;ByYTJySV&quot;,&quot;properties&quot;:{&quot;formattedCitation&quot;:&quot;[38]&quot;,&quot;plainCitation&quot;:&quot;[38]&quot;,&quot;noteIndex&quot;:0},&quot;citationItems&quot;:[{&quot;id&quot;:73,&quot;uris&quot;:[&quot;http://zotero.org/groups/5298066/items/VEUUDJMK&quot;],&quot;itemData&quot;:{&quot;id&quot;:73,&quot;type&quot;:&quot;article-journal&quot;,&quot;language&quot;:&quot;en&quot;,&quot;source&quot;:&quot;Zotero&quot;,&quot;title&quot;:&quot;Fault Recovery in Swarm Robotics Systems using Learning Algorithms&quot;,&quot;author&quot;:[{&quot;family&quot;:&quot;Oladiran&quot;,&quot;given&quot;:&quot;Oyinlola&quot;}]}}],&quot;schema&quot;:&quot;https://github.com/citation-style-language/schema/raw/master/csl-citation.json&quot;} RNDtlPEi5nF95"/><text:span text:style-name="T28">. Collective fault detection is demonstrated in </text:span><text:reference-mark-start text:name="ZOTERO_ITEM CSL_CITATION {&quot;citationID&quot;:&quot;Jze7PYsh&quot;,&quot;properties&quot;:{&quot;formattedCitation&quot;:&quot;[39]&quot;,&quot;plainCitation&quot;:&quot;[39]&quot;,&quot;noteIndex&quot;:0},&quot;citationItems&quot;:[{&quot;id&quot;:67,&quot;uris&quot;:[&quot;http://zotero.org/groups/5298066/items/MZIR8KGP&quot;],&quot;itemData&quot;:{&quot;id&quot;:67,&quot;type&quot;:&quot;article-journal&quot;,&quot;abstract&quot;:&quot;One of the essential beneﬁts of swarm robotic systems is redundancy. In case one robot breaks down, another robot can take steps to repair the failed robot or take over the failed robot’s task. Although fault tolerance and robustness to individual failures have often been central arguments in favor of swarm robotic systems, few studies have been dedicated to the subject. In this paper, we take inspiration from the synchronized ﬂashing behavior observed in some species of ﬁreﬂies. We derive a completely decentralized algorithm to detect non-operational robots in a swarm robotic system. Each robot ﬂashes by lighting up its on-board light-emitting diodes (LEDs), and neighboring robots are driven to ﬂash in synchrony. Since robots that are suffering catastrophic failures do not ﬂash periodically, they can be detected by operational robots. We explore the performance of the proposed algorithm both on a real-world swarm robotic system and in simulation. We show that failed robots are detected correctly and in a timely manner, and we show that a system composed of robots with simulated self-repair capabilities can survive relatively high failure rates.&quot;,&quot;container-title&quot;:&quot;IEEE Transactions on Evolutionary Computation&quot;,&quot;DOI&quot;:&quot;10.1109/TEVC.2009.2017516&quot;,&quot;ISSN&quot;:&quot;1941-0026, 1089-778X&quot;,&quot;issue&quot;:&quot;4&quot;,&quot;journalAbbreviation&quot;:&quot;IEEE Trans. Evol. Computat.&quot;,&quot;language&quot;:&quot;en&quot;,&quot;page&quot;:&quot;754-766&quot;,&quot;source&quot;:&quot;DOI.org (Crossref)&quot;,&quot;title&quot;:&quot;From Fireflies to Fault-Tolerant Swarms of Robots&quot;,&quot;volume&quot;:&quot;13&quot;,&quot;author&quot;:[{&quot;family&quot;:&quot;Christensen&quot;,&quot;given&quot;:&quot;A.L.&quot;},{&quot;family&quot;:&quot;O'Grady&quot;,&quot;given&quot;:&quot;R.&quot;},{&quot;family&quot;:&quot;Dorigo&quot;,&quot;given&quot;:&quot;M.&quot;}],&quot;issued&quot;:{&quot;date-parts&quot;:[[&quot;2009&quot;,8]]}}}],&quot;schema&quot;:&quot;https://github.com/citation-style-language/schema/raw/master/csl-citation.json&quot;} RNDlDsoL1ipet"/><text:span text:style-name="T28">[39]</text:span><text:reference-mark-end text:name="ZOTERO_ITEM CSL_CITATION {&quot;citationID&quot;:&quot;Jze7PYsh&quot;,&quot;properties&quot;:{&quot;formattedCitation&quot;:&quot;[39]&quot;,&quot;plainCitation&quot;:&quot;[39]&quot;,&quot;noteIndex&quot;:0},&quot;citationItems&quot;:[{&quot;id&quot;:67,&quot;uris&quot;:[&quot;http://zotero.org/groups/5298066/items/MZIR8KGP&quot;],&quot;itemData&quot;:{&quot;id&quot;:67,&quot;type&quot;:&quot;article-journal&quot;,&quot;abstract&quot;:&quot;One of the essential beneﬁts of swarm robotic systems is redundancy. In case one robot breaks down, another robot can take steps to repair the failed robot or take over the failed robot’s task. Although fault tolerance and robustness to individual failures have often been central arguments in favor of swarm robotic systems, few studies have been dedicated to the subject. In this paper, we take inspiration from the synchronized ﬂashing behavior observed in some species of ﬁreﬂies. We derive a completely decentralized algorithm to detect non-operational robots in a swarm robotic system. Each robot ﬂashes by lighting up its on-board light-emitting diodes (LEDs), and neighboring robots are driven to ﬂash in synchrony. Since robots that are suffering catastrophic failures do not ﬂash periodically, they can be detected by operational robots. We explore the performance of the proposed algorithm both on a real-world swarm robotic system and in simulation. We show that failed robots are detected correctly and in a timely manner, and we show that a system composed of robots with simulated self-repair capabilities can survive relatively high failure rates.&quot;,&quot;container-title&quot;:&quot;IEEE Transactions on Evolutionary Computation&quot;,&quot;DOI&quot;:&quot;10.1109/TEVC.2009.2017516&quot;,&quot;ISSN&quot;:&quot;1941-0026, 1089-778X&quot;,&quot;issue&quot;:&quot;4&quot;,&quot;journalAbbreviation&quot;:&quot;IEEE Trans. Evol. Computat.&quot;,&quot;language&quot;:&quot;en&quot;,&quot;page&quot;:&quot;754-766&quot;,&quot;source&quot;:&quot;DOI.org (Crossref)&quot;,&quot;title&quot;:&quot;From Fireflies to Fault-Tolerant Swarms of Robots&quot;,&quot;volume&quot;:&quot;13&quot;,&quot;author&quot;:[{&quot;family&quot;:&quot;Christensen&quot;,&quot;given&quot;:&quot;A.L.&quot;},{&quot;family&quot;:&quot;O'Grady&quot;,&quot;given&quot;:&quot;R.&quot;},{&quot;family&quot;:&quot;Dorigo&quot;,&quot;given&quot;:&quot;M.&quot;}],&quot;issued&quot;:{&quot;date-parts&quot;:[[&quot;2009&quot;,8]]}}}],&quot;schema&quot;:&quot;https://github.com/citation-style-language/schema/raw/master/csl-citation.json&quot;} RNDlDsoL1ipet"/><text:span text:style-name="T28">. Byzantine fault tolerance is implemented </text:span><text:span text:style-name="T31">by Liao et al. in </text:span><text:reference-mark-start text:name="ZOTERO_ITEM CSL_CITATION {&quot;citationID&quot;:&quot;9NqE9IdU&quot;,&quot;properties&quot;:{&quot;formattedCitation&quot;:&quot;[40]&quot;,&quot;plainCitation&quot;:&quot;[40]&quot;,&quot;noteIndex&quot;:0},&quot;citationItems&quot;:[{&quot;id&quot;:65,&quot;uris&quot;:[&quot;http://zotero.org/groups/5298066/items/VUWTMPK6&quot;],&quot;itemData&quot;:{&quot;id&quot;:65,&quot;type&quot;:&quot;paper-conference&quot;,&quot;container-title&quot;:&quot;2021 China Automation Congress (CAC)&quot;,&quot;DOI&quot;:&quot;10.1109/CAC53003.2021.9727874&quot;,&quot;event-place&quot;:&quot;Beijing, China&quot;,&quot;event-title&quot;:&quot;2021 China Automation Congress (CAC)&quot;,&quot;ISBN&quot;:&quot;978-1-66542-647-3&quot;,&quot;page&quot;:&quot;7150-7154&quot;,&quot;publisher&quot;:&quot;IEEE&quot;,&quot;publisher-place&quot;:&quot;Beijing, China&quot;,&quot;source&quot;:&quot;DOI.org (Crossref)&quot;,&quot;title&quot;:&quot;UAV Swarm Exploration With Byzantine Fault Tolerance&quot;,&quot;URL&quot;:&quot;https://ieeexplore.ieee.org/document/9727874/&quot;,&quot;author&quot;:[{&quot;family&quot;:&quot;Liao&quot;,&quot;given&quot;:&quot;Zhentang&quot;},{&quot;family&quot;:&quot;Zhang&quot;,&quot;given&quot;:&quot;Lihua&quot;},{&quot;family&quot;:&quot;Dong&quot;,&quot;given&quot;:&quot;Zhiyan&quot;}],&quot;accessed&quot;:{&quot;date-parts&quot;:[[&quot;2023&quot;,12,28]]},&quot;issued&quot;:{&quot;date-parts&quot;:[[&quot;2021&quot;,10,22]]}}}],&quot;schema&quot;:&quot;https://github.com/citation-style-language/schema/raw/master/csl-citation.json&quot;} RND97XMPI7CpI"/><text:span text:style-name="T31">[40]</text:span><text:reference-mark-end text:name="ZOTERO_ITEM CSL_CITATION {&quot;citationID&quot;:&quot;9NqE9IdU&quot;,&quot;properties&quot;:{&quot;formattedCitation&quot;:&quot;[40]&quot;,&quot;plainCitation&quot;:&quot;[40]&quot;,&quot;noteIndex&quot;:0},&quot;citationItems&quot;:[{&quot;id&quot;:65,&quot;uris&quot;:[&quot;http://zotero.org/groups/5298066/items/VUWTMPK6&quot;],&quot;itemData&quot;:{&quot;id&quot;:65,&quot;type&quot;:&quot;paper-conference&quot;,&quot;container-title&quot;:&quot;2021 China Automation Congress (CAC)&quot;,&quot;DOI&quot;:&quot;10.1109/CAC53003.2021.9727874&quot;,&quot;event-place&quot;:&quot;Beijing, China&quot;,&quot;event-title&quot;:&quot;2021 China Automation Congress (CAC)&quot;,&quot;ISBN&quot;:&quot;978-1-66542-647-3&quot;,&quot;page&quot;:&quot;7150-7154&quot;,&quot;publisher&quot;:&quot;IEEE&quot;,&quot;publisher-place&quot;:&quot;Beijing, China&quot;,&quot;source&quot;:&quot;DOI.org (Crossref)&quot;,&quot;title&quot;:&quot;UAV Swarm Exploration With Byzantine Fault Tolerance&quot;,&quot;URL&quot;:&quot;https://ieeexplore.ieee.org/document/9727874/&quot;,&quot;author&quot;:[{&quot;family&quot;:&quot;Liao&quot;,&quot;given&quot;:&quot;Zhentang&quot;},{&quot;family&quot;:&quot;Zhang&quot;,&quot;given&quot;:&quot;Lihua&quot;},{&quot;family&quot;:&quot;Dong&quot;,&quot;given&quot;:&quot;Zhiyan&quot;}],&quot;accessed&quot;:{&quot;date-parts&quot;:[[&quot;2023&quot;,12,28]]},&quot;issued&quot;:{&quot;date-parts&quot;:[[&quot;2021&quot;,10,22]]}}}],&quot;schema&quot;:&quot;https://github.com/citation-style-language/schema/raw/master/csl-citation.json&quot;} RND97XMPI7CpI"/><text:span text:style-name="T28">.</text:span></text:p>
      <text:p text:style-name="Standard"><text:span text:style-name="T31">In </text:span><text:reference-mark-start text:name="ZOTERO_ITEM CSL_CITATION {&quot;citationID&quot;:&quot;O12Mf7Er&quot;,&quot;properties&quot;:{&quot;formattedCitation&quot;:&quot;[41]&quot;,&quot;plainCitation&quot;:&quot;[41]&quot;,&quot;noteIndex&quot;:0},&quot;citationItems&quot;:[{&quot;id&quot;:71,&quot;uris&quot;:[&quot;http://zotero.org/groups/5298066/items/LAMWUKFA&quot;],&quot;itemData&quot;:{&quot;id&quot;:71,&quot;type&quot;:&quot;chapter&quot;,&quot;abstract&quot;:&quot;This paper challenges the common assumption that swarm robotic systems are robust and scalable by default. We present an analysis based on both reliability modelling and experimental trials of a case study swarm performing team work, in which failures are deliberately induced. Our case study has been carefully chosen to represent a swarm task in which the overall desired system behaviour is an emergent property of the interactions between robots, in order that we can assess the fault tolerance of a self-organising system. Our findings show that in the presence of worst-case partially failed robots the overall system reliability quickly falls with increasing swarm size. We conclude that future large scale swarm systems will need a new approach to achieving high levels of fault tolerance.&quot;,&quot;container-title&quot;:&quot;Springer Tracts in Advanced Robotics&quot;,&quot;ISBN&quot;:&quot;978-3-642-32722-3&quot;,&quot;note&quot;:&quot;journalAbbreviation: Springer Tracts in Advanced Robotics\nDOI: 10.1007/978-3-642-32723-0_31&quot;,&quot;page&quot;:&quot;431-444&quot;,&quot;source&quot;:&quot;ResearchGate&quot;,&quot;title&quot;:&quot;On Fault Tolerance and Scalability of Swarm Robotic Systems&quot;,&quot;volume&quot;:&quot;83&quot;,&quot;author&quot;:[{&quot;family&quot;:&quot;Bjerknes&quot;,&quot;given&quot;:&quot;Jan&quot;},{&quot;family&quot;:&quot;Winfield&quot;,&quot;given&quot;:&quot;Alan&quot;}],&quot;issued&quot;:{&quot;date-parts&quot;:[[&quot;2013&quot;,1,1]]}}}],&quot;schema&quot;:&quot;https://github.com/citation-style-language/schema/raw/master/csl-citation.json&quot;} RND640iCYMPcy"/><text:span text:style-name="T31">[41]</text:span><text:reference-mark-end text:name="ZOTERO_ITEM CSL_CITATION {&quot;citationID&quot;:&quot;O12Mf7Er&quot;,&quot;properties&quot;:{&quot;formattedCitation&quot;:&quot;[41]&quot;,&quot;plainCitation&quot;:&quot;[41]&quot;,&quot;noteIndex&quot;:0},&quot;citationItems&quot;:[{&quot;id&quot;:71,&quot;uris&quot;:[&quot;http://zotero.org/groups/5298066/items/LAMWUKFA&quot;],&quot;itemData&quot;:{&quot;id&quot;:71,&quot;type&quot;:&quot;chapter&quot;,&quot;abstract&quot;:&quot;This paper challenges the common assumption that swarm robotic systems are robust and scalable by default. We present an analysis based on both reliability modelling and experimental trials of a case study swarm performing team work, in which failures are deliberately induced. Our case study has been carefully chosen to represent a swarm task in which the overall desired system behaviour is an emergent property of the interactions between robots, in order that we can assess the fault tolerance of a self-organising system. Our findings show that in the presence of worst-case partially failed robots the overall system reliability quickly falls with increasing swarm size. We conclude that future large scale swarm systems will need a new approach to achieving high levels of fault tolerance.&quot;,&quot;container-title&quot;:&quot;Springer Tracts in Advanced Robotics&quot;,&quot;ISBN&quot;:&quot;978-3-642-32722-3&quot;,&quot;note&quot;:&quot;journalAbbreviation: Springer Tracts in Advanced Robotics\nDOI: 10.1007/978-3-642-32723-0_31&quot;,&quot;page&quot;:&quot;431-444&quot;,&quot;source&quot;:&quot;ResearchGate&quot;,&quot;title&quot;:&quot;On Fault Tolerance and Scalability of Swarm Robotic Systems&quot;,&quot;volume&quot;:&quot;83&quot;,&quot;author&quot;:[{&quot;family&quot;:&quot;Bjerknes&quot;,&quot;given&quot;:&quot;Jan&quot;},{&quot;family&quot;:&quot;Winfield&quot;,&quot;given&quot;:&quot;Alan&quot;}],&quot;issued&quot;:{&quot;date-parts&quot;:[[&quot;2013&quot;,1,1]]}}}],&quot;schema&quot;:&quot;https://github.com/citation-style-language/schema/raw/master/csl-citation.json&quot;} RND640iCYMPcy"/><text:span text:style-name="T31">,</text:span><text:span text:style-name="T28"> the reliability of a swarm performing flocking and beacon-taxis </text:span><text:span text:style-name="T31">is examined</text:span><text:span text:style-name="T28">, whereas </text:span><text:span text:style-name="T31">in </text:span><text:reference-mark-start text:name="ZOTERO_ITEM CSL_CITATION {&quot;citationID&quot;:&quot;pgn11PBC&quot;,&quot;properties&quot;:{&quot;formattedCitation&quot;:&quot;[42]&quot;,&quot;plainCitation&quot;:&quot;[42]&quot;,&quot;noteIndex&quot;:0},&quot;citationItems&quot;:[{&quot;id&quot;:68,&quot;uris&quot;:[&quot;http://zotero.org/groups/5298066/items/75CYDGAH&quot;],&quot;itemData&quot;:{&quot;id&quot;:68,&quot;type&quot;:&quot;article-journal&quot;,&quot;abstract&quot;:&quot;The swarm intelligence literature frequently asserts that swarms exhibit high levels of robustness. That claim is, however, rather less frequently supported by empirical or theoretical analysis. But what do we mean by a 'robust' swarm? How would we measure the robustness or – to put it another way – fault-tolerance of a robotic swarm? These questions are not just of academic interest. If swarm robotics is to make the transition from the laboratory to real-world engineering implementation, we would need to be able to address these questions in a way that would satisfy the needs of the world of safety certification. This paper explores fault-tolerance in robot swarms through Failure Mode and Effect Analysis (FMEA) and reliability modelling. The work of this paper is illustrated by a case study of a wireless connected robot swarm, employing both simulation and real-robot laboratory experiments.&quot;,&quot;container-title&quot;:&quot;International Journal of Modelling Identification and Control&quot;,&quot;DOI&quot;:&quot;10.1504/IJMIC.2006.008645&quot;,&quot;journalAbbreviation&quot;:&quot;International Journal of Modelling Identification and Control&quot;,&quot;page&quot;:&quot;30-37&quot;,&quot;source&quot;:&quot;ResearchGate&quot;,&quot;title&quot;:&quot;Safety in Numbers: Fault Tolerance in Robot Swarms&quot;,&quot;title-short&quot;:&quot;Safety in Numbers&quot;,&quot;volume&quot;:&quot;1&quot;,&quot;author&quot;:[{&quot;family&quot;:&quot;Winfield&quot;,&quot;given&quot;:&quot;Alan&quot;},{&quot;family&quot;:&quot;Nembrini&quot;,&quot;given&quot;:&quot;Julien&quot;}],&quot;issued&quot;:{&quot;date-parts&quot;:[[&quot;2006&quot;,1,1]]}}}],&quot;schema&quot;:&quot;https://github.com/citation-style-language/schema/raw/master/csl-citation.json&quot;} RNDnt1BvuxeCw"/><text:span text:style-name="T28">[42]</text:span><text:reference-mark-end text:name="ZOTERO_ITEM CSL_CITATION {&quot;citationID&quot;:&quot;pgn11PBC&quot;,&quot;properties&quot;:{&quot;formattedCitation&quot;:&quot;[42]&quot;,&quot;plainCitation&quot;:&quot;[42]&quot;,&quot;noteIndex&quot;:0},&quot;citationItems&quot;:[{&quot;id&quot;:68,&quot;uris&quot;:[&quot;http://zotero.org/groups/5298066/items/75CYDGAH&quot;],&quot;itemData&quot;:{&quot;id&quot;:68,&quot;type&quot;:&quot;article-journal&quot;,&quot;abstract&quot;:&quot;The swarm intelligence literature frequently asserts that swarms exhibit high levels of robustness. That claim is, however, rather less frequently supported by empirical or theoretical analysis. But what do we mean by a 'robust' swarm? How would we measure the robustness or – to put it another way – fault-tolerance of a robotic swarm? These questions are not just of academic interest. If swarm robotics is to make the transition from the laboratory to real-world engineering implementation, we would need to be able to address these questions in a way that would satisfy the needs of the world of safety certification. This paper explores fault-tolerance in robot swarms through Failure Mode and Effect Analysis (FMEA) and reliability modelling. The work of this paper is illustrated by a case study of a wireless connected robot swarm, employing both simulation and real-robot laboratory experiments.&quot;,&quot;container-title&quot;:&quot;International Journal of Modelling Identification and Control&quot;,&quot;DOI&quot;:&quot;10.1504/IJMIC.2006.008645&quot;,&quot;journalAbbreviation&quot;:&quot;International Journal of Modelling Identification and Control&quot;,&quot;page&quot;:&quot;30-37&quot;,&quot;source&quot;:&quot;ResearchGate&quot;,&quot;title&quot;:&quot;Safety in Numbers: Fault Tolerance in Robot Swarms&quot;,&quot;title-short&quot;:&quot;Safety in Numbers&quot;,&quot;volume&quot;:&quot;1&quot;,&quot;author&quot;:[{&quot;family&quot;:&quot;Winfield&quot;,&quot;given&quot;:&quot;Alan&quot;},{&quot;family&quot;:&quot;Nembrini&quot;,&quot;given&quot;:&quot;Julien&quot;}],&quot;issued&quot;:{&quot;date-parts&quot;:[[&quot;2006&quot;,1,1]]}}}],&quot;schema&quot;:&quot;https://github.com/citation-style-language/schema/raw/master/csl-citation.json&quot;} RNDnt1BvuxeCw"/><text:span text:style-name="T28"> </text:span><text:span text:style-name="T31">Winfield and Nembrini</text:span><text:span text:style-name="T28"> employ Failure Mode and Effect Analysis.</text:span></text:p>
      <text:p text:style-name="P17"><text:span text:style-name="T28">Finally, </text:span><text:span text:style-name="T31">in </text:span><text:reference-mark-start text:name="ZOTERO_ITEM CSL_CITATION {&quot;citationID&quot;:&quot;b3BTLT78&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UrF3fwqCd8"/><text:span text:style-name="T28">[20]</text:span><text:reference-mark-end text:name="ZOTERO_ITEM CSL_CITATION {&quot;citationID&quot;:&quot;b3BTLT78&quot;,&quot;properties&quot;:{&quot;formattedCitation&quot;:&quot;[20]&quot;,&quot;plainCitation&quot;:&quot;[20]&quot;,&quot;noteIndex&quot;:0},&quot;citationItems&quot;:[{&quot;id&quot;:36,&quot;uris&quot;:[&quot;http://zotero.org/groups/5298066/items/PEKHU8KA&quot;],&quot;itemData&quot;:{&quot;id&quot;:36,&quot;type&quot;:&quot;article-journal&quot;,&quot;abstract&quot;:&quot;Area coverage and collective exploration are key challenges for swarm robotics. Previous research in this field has drawn inspiration from ant colonies, with real, or more commonly virtual, pheromones deposited into a shared environment to coordinate behaviour through stigmergy. Repellent pheromones can facilitate rapid dispersal of robotic agents, yet this has been demonstrated only for relatively small swarm sizes (N &lt; 30). Here, we report findings from swarms of real robots (Kilobots) an order of magnitude larger (N &gt; 300) and from realistic simulation experiments up to N = 400. We identify limitations to stigmergy in a spatially constrained, high-density environment—a free but bounded two-dimensional workspace—using repellent binary pheromone. At larger N and higher densities, a simple stigmergic avoidance algorithm becomes first no better, then inferior to, the area coverage of non-interacting random walkers. Thus, the assumption of robustness and scalability for such approaches may need to be re-examined when they are working at a high density caused by ever-increasing swarm sizes. Instead, subcellular biology, and diffusive processes, may prove a better source of inspiration at large N in high agent density environments.&quot;,&quot;container-title&quot;:&quot;Royal Society Open Science&quot;,&quot;DOI&quot;:&quot;10.1098/rsos.190225&quot;,&quot;issue&quot;:&quot;11&quot;,&quot;note&quot;:&quot;publisher: Royal Society&quot;,&quot;page&quot;:&quot;190225&quot;,&quot;source&quot;:&quot;royalsocietypublishing.org (Atypon)&quot;,&quot;title&quot;:&quot;Testing the limits of pheromone stigmergy in high-density robot swarms&quot;,&quot;volume&quot;:&quot;6&quot;,&quot;author&quot;:[{&quot;family&quot;:&quot;Hunt&quot;,&quot;given&quot;:&quot;Edmund R.&quot;},{&quot;family&quot;:&quot;Jones&quot;,&quot;given&quot;:&quot;Simon&quot;},{&quot;family&quot;:&quot;Hauert&quot;,&quot;given&quot;:&quot;Sabine&quot;}],&quot;issued&quot;:{&quot;date-parts&quot;:[[&quot;2019&quot;,11,6]]}}}],&quot;schema&quot;:&quot;https://github.com/citation-style-language/schema/raw/master/csl-citation.json&quot;} RNDUrF3fwqCd8"/><text:span text:style-name="T28"> </text:span><text:span text:style-name="T31">Hunt et al. </text:span><text:span text:style-name="T28">suggest that repellent pheromone robotic swarm systems are not scalable, i.e. the efficiency decreases at high number of participants due to pheromone saturation and is even comparable to random walk algorithms.</text:span></text:p>
      <text:h text:style-name="Subtitle1CIT" text:outline-level="1"><text:bookmark-start text:name="__RefHeading___Toc2016_1608336277"/>Applications<text:bookmark-end text:name="__RefHeading___Toc2016_1608336277"/></text:h>
      <text:p text:style-name="P40" loext:marker-style-name="T28">One of the main intended applications is in agriculture. As the bee population is dwindling, such MAV(Micro-aerial vehicle) swarms can prove a suitable replacement and help with sustainability. Moreover, closed-space hydroponics and aeroponics systems currently rely on manual pollination---a task that can be automated with MAV swarms. </text:p>
      <text:p text:style-name="P40" loext:marker-style-name="T28">Some plant species need to be pollinated in bursts due to their short bloom period. Currently, this is achieved by moving bee hives to the desired location, but this could also be achieved with a robotic swarm. All this shows the substantial improvements to agriculture that such a system could bring.</text:p>
      <text:p text:style-name="P40" loext:marker-style-name="T28">Artificial swarms can also be incredibly useful in search-and-rescue scenarios. Having a fault-tolerant system that quickly covers a wide area, even in difficult conditions, could be the difference between life and death. <text:s text:c="2"/></text:p>
      <text:p text:style-name="P40" loext:marker-style-name="T28"><text:soft-page-break/>A robotic swarm could be used to sweep a battlefield and discover mines and bombs, greatly reducing the risk for teams that dispose of unexploded ordnance.</text:p>
      <text:p text:style-name="P40" loext:marker-style-name="T28">Identifying radiation, chemical, and biological hazards is another dangerous task that could be effectively performed by artificial swarms. If employed, such a system could protect the health and lives of professionals in the field. </text:p>
      <text:p text:style-name="P40" loext:marker-style-name="T28">Another possible application is security. A swarm of unpredictably moving tiny robots eliminates blind spots of stationary cameras. This can in turn greatly aid law enforcement and justice. </text:p>
      <text:p text:style-name="P40" loext:marker-style-name="T28">Exploration of hard-to-reach areas is another task well-suited to artificial swarms, particularly in connection with space exploration and eventual colonization.</text:p>
      <text:p text:style-name="P40" loext:marker-style-name="T28">Yet another possiblity is environmental monitoring such as tracking and reducing water pollution.</text:p>
      <text:p text:style-name="P40" loext:marker-style-name="T28">Moreover, it could be used to find and track endangered species, helping with their preservation. Finally, lost farm animals can also be located with such a system. </text:p>
      <text:p text:style-name="P40" loext:marker-style-name="T28">The simulation in particular could help determine optimal parameters for the system when used in practice. <text:s/></text:p>
      <text:h text:style-name="Subtitle1CIT" text:outline-level="1"><text:bookmark-start text:name="__RefHeading___Toc19835_1986182285"/>Approach and Algorithm<text:bookmark-end text:name="__RefHeading___Toc19835_1986182285"/></text:h>
      <text:p text:style-name="P48" loext:marker-style-name="T28"><text:span text:style-name="T28">SGCS uses partial virtual pheromone maps that are only updated when two participants come within communication range of each other. No direct environment modification or central control is used. This approach has the following advantages: </text:span></text:p>
      <text:list text:style-name="L1">
        <text:list-item>
          <text:p text:style-name="P41">No preparation of the site of operation is needed prior to deploying the system.</text:p>
        </text:list-item>
        <text:list-item>
          <text:p text:style-name="P41">No specialized hardware is needed for environment modification or detection of those modifications.</text:p>
        </text:list-item>
        <text:list-item>
          <text:p text:style-name="P42">Algorithm complexity does not scale with swarm size</text:p>
        </text:list-item>
        <text:list-item>
          <text:p text:style-name="P41">Energy consumption for communication is reduced due to the low range requirements.</text:p>
        </text:list-item>
        <text:list-item>
          <text:p text:style-name="P41">The system is agnostic to the communication hardware, allowing adaptibility to the environment where the system is deployed. For example, RF communication could be used for aerial swarms and sonar for underwater operations.</text:p>
        </text:list-item>
        <text:list-item>
          <text:p text:style-name="P41">No single point of failure exists as failure of any individual participant does not effect the others.</text:p>
        </text:list-item>
      </text:list>
      <text:p text:style-name="P49" loext:marker-style-name="T28"><text:span text:style-name="T28">The disadvantages are the hardware requirements listed in Subsection </text:span><text:span text:style-name="T28"><text:bookmark-ref text:reference-format="number" text:ref-name="__RefHeading___Toc2068_1838378862">7.3</text:bookmark-ref></text:span><text:span text:style-name="T28">.</text:span></text:p>
      <text:p text:style-name="P49" loext:marker-style-name="T28"><text:span text:style-name="T28">The algorithm executed by each </text:span><text:span text:style-name="T34">agent</text:span><text:span text:style-name="T28"> independently consists of repeatedly peforming the following steps:</text:span></text:p>
      <text:list text:style-name="L2">
        <text:list-item>
          <text:p text:style-name="P53"><text:span text:style-name="T28">For each pheromone on the </text:span><text:span text:style-name="T34">agent</text:span><text:span text:style-name="T28">'s virtual pheromone map, decrease its strength </text:span><text:span text:style-name="T28"><draw:frame draw:style-name="fr4" draw:name="Object2" text:anchor-type="as-char" svg:y="-0.266cm" svg:width="0.229cm" svg:height="0.39cm" draw:z-index="15"><draw:object xlink:href="./Object 2" xlink:type="simple" xlink:show="embed" xlink:actuate="onLoad"/><draw:image xlink:href="./ObjectReplacements/Object 2" xlink:type="simple" xlink:show="embed" xlink:actuate="onLoad"/></draw:frame></text:span><text:span text:style-name="T28">, according to </text:span><text:reference-mark-start text:name="ZOTERO_ITEM CSL_CITATION {&quot;citationID&quot;:&quot;1eLxw99K&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JC00nsbRT6"/><text:span text:style-name="T28">[6]</text:span><text:reference-mark-end text:name="ZOTERO_ITEM CSL_CITATION {&quot;citationID&quot;:&quot;1eLxw99K&quot;,&quot;properties&quot;:{&quot;formattedCitation&quot;:&quot;[6]&quot;,&quot;plainCitation&quot;:&quot;[6]&quot;,&quot;noteIndex&quot;:0},&quot;citationItems&quot;:[{&quot;id&quot;:62,&quot;uris&quot;:[&quot;http://zotero.org/groups/5298066/items/TQE8WMPA&quot;],&quot;itemData&quot;:{&quot;id&quot;:62,&quot;type&quot;:&quot;article-journal&quot;,&quot;abstract&quot;:&quot;Pharaoh s ants (Monomorium pharaonis) use at least three types of foraging trail pheromone: a longlasting attractive pheromone and two short-lived pheromones, one attractive and one repellent. We measured the decay rates of the behavioural response of ant workers at a trail bifurcation to trail substrate marked with either repellent or attractive short-lived pheromones. Our results show that the repellent pheromone effect lasts more than twice as long as the attractive pheromone effect (78 min versus 33 min). Although the effects of these two pheromones decay at approximately the same rate, the initial effect of the repellent pheromone on branch choice is almost twice that of the attractive pheromone (48 % versus 25 % above control). We hypothesise that the two pheromones have complementary but distinct roles, with the repellent pheromone specifically directing ants at bifurcations, while the attractive pheromone guides ants along the entire trail.&quot;,&quot;container-title&quot;:&quot;Insectes Sociaux&quot;,&quot;DOI&quot;:&quot;10.1007/s00040-008-0994-5&quot;,&quot;ISSN&quot;:&quot;0020-1812, 1420-9098&quot;,&quot;issue&quot;:&quot;3&quot;,&quot;journalAbbreviation&quot;:&quot;Insect. Soc.&quot;,&quot;language&quot;:&quot;en&quot;,&quot;page&quot;:&quot;246-251&quot;,&quot;source&quot;:&quot;DOI.org (Crossref)&quot;,&quot;title&quot;:&quot;Decay rates of attractive and repellent pheromones in an ant foraging trail network&quot;,&quot;volume&quot;:&quot;55&quot;,&quot;author&quot;:[{&quot;family&quot;:&quot;Robinson&quot;,&quot;given&quot;:&quot;E. J. H.&quot;},{&quot;family&quot;:&quot;Green&quot;,&quot;given&quot;:&quot;K. E.&quot;},{&quot;family&quot;:&quot;Jenner&quot;,&quot;given&quot;:&quot;E. A.&quot;},{&quot;family&quot;:&quot;Holcombe&quot;,&quot;given&quot;:&quot;M.&quot;},{&quot;family&quot;:&quot;Ratnieks&quot;,&quot;given&quot;:&quot;F. L. W.&quot;}],&quot;issued&quot;:{&quot;date-parts&quot;:[[&quot;2008&quot;,9]]}}}],&quot;schema&quot;:&quot;https://github.com/citation-style-language/schema/raw/master/csl-citation.json&quot;} RNDJC00nsbRT6"/><text:span text:style-name="T28">, and destroy it if it has completely decayed, i.e. </text:span><text:span text:style-name="T28"><draw:frame draw:style-name="fr4" draw:name="Object3" text:anchor-type="as-char" svg:y="-0.266cm" svg:width="1.048cm" svg:height="0.39cm" draw:z-index="16"><draw:object xlink:href="./Object 3" xlink:type="simple" xlink:show="embed" xlink:actuate="onLoad"/><draw:image xlink:href="./ObjectReplacements/Object 3" xlink:type="simple" xlink:show="embed" xlink:actuate="onLoad"/></draw:frame></text:span><text:span text:style-name="T28">. </text:span></text:p>
          <text:p text:style-name="P43"><draw:frame draw:style-name="fr4" draw:name="Object4" text:anchor-type="as-char" svg:y="-0.369cm" svg:width="2.729cm" svg:height="0.519cm" draw:z-index="17"><draw:object xlink:href="./Object 4" xlink:type="simple" xlink:show="embed" xlink:actuate="onLoad"/><draw:image xlink:href="./ObjectReplacements/Object 4" xlink:type="simple" xlink:show="embed" xlink:actuate="onLoad"/></draw:frame></text:p>
        </text:list-item>
        <text:list-item>
          <text:p text:style-name="P50"><text:soft-page-break/><text:span text:style-name="T28">Every </text:span><text:span text:style-name="T28"><draw:frame draw:style-name="fr4" draw:name="Object5" text:anchor-type="as-char" svg:y="-0.266cm" svg:width="0.48cm" svg:height="0.416cm" draw:z-index="18"><draw:object xlink:href="./Object 5" xlink:type="simple" xlink:show="embed" xlink:actuate="onLoad"/><draw:image xlink:href="./ObjectReplacements/Object 5" xlink:type="simple" xlink:show="embed" xlink:actuate="onLoad"/></draw:frame></text:span><text:span text:style-name="T28">-th timestep drop a new pheromone with strength </text:span><text:span text:style-name="T28"><draw:frame draw:style-name="fr4" draw:name="Object6" text:anchor-type="as-char" svg:y="-0.266cm" svg:width="1.351cm" svg:height="0.416cm" draw:z-index="19"><draw:object xlink:href="./Object 6" xlink:type="simple" xlink:show="embed" xlink:actuate="onLoad"/><draw:image xlink:href="./ObjectReplacements/Object 6" xlink:type="simple" xlink:show="embed" xlink:actuate="onLoad"/></draw:frame></text:span><text:span text:style-name="T28"><text:s/>at the </text:span><text:span text:style-name="T34">agent</text:span><text:span text:style-name="T28">'s current position </text:span><text:span text:style-name="T28"><draw:frame draw:style-name="fr4" draw:name="Object7" text:anchor-type="as-char" svg:y="-0.309cm" svg:width="0.215cm" svg:height="0.432cm" draw:z-index="20"><draw:object xlink:href="./Object 7" xlink:type="simple" xlink:show="embed" xlink:actuate="onLoad"/><draw:image xlink:href="./ObjectReplacements/Object 7" xlink:type="simple" xlink:show="embed" xlink:actuate="onLoad"/></draw:frame></text:span><text:span text:style-name="T28">.</text:span></text:p>
        </text:list-item>
        <text:list-item>
          <text:p text:style-name="P50"><text:span text:style-name="T28">Every </text:span><text:span text:style-name="T28"><draw:frame draw:style-name="fr4" draw:name="Object8" text:anchor-type="as-char" svg:y="-0.266cm" svg:width="0.33cm" svg:height="0.39cm" draw:z-index="21"><draw:object xlink:href="./Object 8" xlink:type="simple" xlink:show="embed" xlink:actuate="onLoad"/><draw:image xlink:href="./ObjectReplacements/Object 8" xlink:type="simple" xlink:show="embed" xlink:actuate="onLoad"/></draw:frame></text:span><text:span text:style-name="T28">-th timestep, decide on a direction by picking </text:span><text:span text:style-name="T36"><draw:frame draw:style-name="fr4" draw:name="Object9" text:anchor-type="as-char" svg:y="-0.266cm" svg:width="0.219cm" svg:height="0.39cm" draw:z-index="22"><draw:object xlink:href="./Object 9" xlink:type="simple" xlink:show="embed" xlink:actuate="onLoad"/><draw:image xlink:href="./ObjectReplacements/Object 9" xlink:type="simple" xlink:show="embed" xlink:actuate="onLoad"/></draw:frame></text:span><text:span text:style-name="T28"><text:s/>random directions and for the </text:span><text:span text:style-name="T28"><draw:frame draw:style-name="fr4" draw:name="Object10" text:anchor-type="as-char" svg:y="-0.266cm" svg:width="0.213cm" svg:height="0.39cm" draw:z-index="23"><draw:object xlink:href="./Object 10" xlink:type="simple" xlink:show="embed" xlink:actuate="onLoad"/><draw:image xlink:href="./ObjectReplacements/Object 10" xlink:type="simple" xlink:show="embed" xlink:actuate="onLoad"/></draw:frame></text:span><text:span text:style-name="T28">-th(</text:span><text:span text:style-name="T28"><draw:frame draw:style-name="fr4" draw:name="Object11" text:anchor-type="as-char" svg:y="-0.266cm" svg:width="1.236cm" svg:height="0.39cm" draw:z-index="24"><draw:object xlink:href="./Object 11" xlink:type="simple" xlink:show="embed" xlink:actuate="onLoad"/><draw:image xlink:href="./ObjectReplacements/Object 11" xlink:type="simple" xlink:show="embed" xlink:actuate="onLoad"/></draw:frame></text:span><text:span text:style-name="T28">) direction calculating a desirability rating </text:span><text:span text:style-name="T28"><draw:frame draw:style-name="fr4" draw:name="Object12" text:anchor-type="as-char" svg:y="-0.266cm" svg:width="0.365cm" svg:height="0.416cm" draw:z-index="25"><draw:object xlink:href="./Object 12" xlink:type="simple" xlink:show="embed" xlink:actuate="onLoad"/><draw:image xlink:href="./ObjectReplacements/Object 12" xlink:type="simple" xlink:show="embed" xlink:actuate="onLoad"/></draw:frame></text:span><text:span text:style-name="T28">:</text:span></text:p>
          <text:list>
            <text:list-item>
              <text:p text:style-name="P50"><text:span text:style-name="T28">Randomly generate </text:span><text:span text:style-name="T28"><draw:frame draw:style-name="fr4" draw:name="Object13" text:anchor-type="as-char" svg:y="-0.309cm" svg:width="0.314cm" svg:height="0.46cm" draw:z-index="26"><draw:object xlink:href="./Object 13" xlink:type="simple" xlink:show="embed" xlink:actuate="onLoad"/><draw:image xlink:href="./ObjectReplacements/Object 13" xlink:type="simple" xlink:show="embed" xlink:actuate="onLoad"/></draw:frame></text:span><text:span text:style-name="T28"><text:s/>as a possible future direction with </text:span><text:span text:style-name="T28"><draw:frame draw:style-name="fr4" draw:name="Object14" text:anchor-type="as-char" svg:y="-0.307cm" svg:width="0.972cm" svg:height="0.43cm" draw:z-index="27"><draw:object xlink:href="./Object 14" xlink:type="simple" xlink:show="embed" xlink:actuate="onLoad"/><draw:image xlink:href="./ObjectReplacements/Object 14" xlink:type="simple" xlink:show="embed" xlink:actuate="onLoad"/></draw:frame></text:span><text:span text:style-name="T28">, where </text:span><text:span text:style-name="T28"><draw:frame draw:style-name="fr4" draw:name="Object15" text:anchor-type="as-char" svg:y="-0.28cm" svg:width="0.203cm" svg:height="0.303cm" draw:z-index="28"><draw:object xlink:href="./Object 15" xlink:type="simple" xlink:show="embed" xlink:actuate="onLoad"/><draw:image xlink:href="./ObjectReplacements/Object 15" xlink:type="simple" xlink:show="embed" xlink:actuate="onLoad"/></draw:frame></text:span><text:span text:style-name="T28"><text:s/>is the angular distance between </text:span><text:span text:style-name="T28"><draw:frame draw:style-name="fr4" draw:name="Object16" text:anchor-type="as-char" svg:y="-0.309cm" svg:width="0.314cm" svg:height="0.46cm" draw:z-index="29"><draw:object xlink:href="./Object 16" xlink:type="simple" xlink:show="embed" xlink:actuate="onLoad"/><draw:image xlink:href="./ObjectReplacements/Object 16" xlink:type="simple" xlink:show="embed" xlink:actuate="onLoad"/></draw:frame></text:span><text:span text:style-name="T28"><text:s/>and the current direction </text:span><text:span text:style-name="T28"><draw:frame draw:style-name="fr4" draw:name="Object17" text:anchor-type="as-char" svg:y="-0.309cm" svg:width="0.302cm" svg:height="0.46cm" draw:z-index="30"><draw:object xlink:href="./Object 17" xlink:type="simple" xlink:show="embed" xlink:actuate="onLoad"/><draw:image xlink:href="./ObjectReplacements/Object 17" xlink:type="simple" xlink:show="embed" xlink:actuate="onLoad"/></draw:frame></text:span><text:span text:style-name="T28">.</text:span></text:p>
            </text:list-item>
            <text:list-item>
              <text:p text:style-name="P50"><text:span text:style-name="T28">With a virtual pheromone map of </text:span><text:span text:style-name="T28"><draw:frame draw:style-name="fr4" draw:name="Object18" text:anchor-type="as-char" svg:y="-0.266cm" svg:width="0.309cm" svg:height="0.39cm" draw:z-index="31"><draw:object xlink:href="./Object 18" xlink:type="simple" xlink:show="embed" xlink:actuate="onLoad"/><draw:image xlink:href="./ObjectReplacements/Object 18" xlink:type="simple" xlink:show="embed" xlink:actuate="onLoad"/></draw:frame></text:span><text:span text:style-name="T28"><text:s/>pheromones: </text:span></text:p>
              <text:p text:style-name="P44"><draw:frame draw:style-name="fr4" draw:name="Object19" text:anchor-type="as-char" svg:y="-0.654cm" svg:width="2.826cm" svg:height="1.087cm" draw:z-index="32"><draw:object xlink:href="./Object 19" xlink:type="simple" xlink:show="embed" xlink:actuate="onLoad"/><draw:image xlink:href="./ObjectReplacements/Object 19" xlink:type="simple" xlink:show="embed" xlink:actuate="onLoad"/></draw:frame></text:p>
              <text:p text:style-name="P50"><text:span text:style-name="T28"><draw:frame draw:style-name="fr4" draw:name="Object20" text:anchor-type="as-char" svg:y="-0.266cm" svg:width="0.303cm" svg:height="0.416cm" draw:z-index="33"><draw:object xlink:href="./Object 20" xlink:type="simple" xlink:show="embed" xlink:actuate="onLoad"/><draw:image xlink:href="./ObjectReplacements/Object 20" xlink:type="simple" xlink:show="embed" xlink:actuate="onLoad"/></draw:frame></text:span><text:span text:style-name="T28"><text:s/>is the strength of the </text:span><text:span text:style-name="T28"><draw:frame draw:style-name="fr4" draw:name="Object21" text:anchor-type="as-char" svg:y="-0.266cm" svg:width="0.123cm" svg:height="0.39cm" draw:z-index="34"><draw:object xlink:href="./Object 21" xlink:type="simple" xlink:show="embed" xlink:actuate="onLoad"/><draw:image xlink:href="./ObjectReplacements/Object 21" xlink:type="simple" xlink:show="embed" xlink:actuate="onLoad"/></draw:frame></text:span><text:span text:style-name="T28">-th pheromone, </text:span><text:span text:style-name="T28"><draw:frame draw:style-name="fr4" draw:name="Object22" text:anchor-type="as-char" svg:y="-0.309cm" svg:width="0.256cm" svg:height="0.46cm" draw:z-index="35"><draw:object xlink:href="./Object 22" xlink:type="simple" xlink:show="embed" xlink:actuate="onLoad"/><draw:image xlink:href="./ObjectReplacements/Object 22" xlink:type="simple" xlink:show="embed" xlink:actuate="onLoad"/></draw:frame></text:span><text:span text:style-name="T28"><text:s/>is its position, and </text:span><text:span text:style-name="T28"><draw:frame draw:style-name="fr4" draw:name="Object23" text:anchor-type="as-char" svg:y="-0.28cm" svg:width="0.33cm" svg:height="0.43cm" draw:z-index="36"><draw:object xlink:href="./Object 23" xlink:type="simple" xlink:show="embed" xlink:actuate="onLoad"/><draw:image xlink:href="./ObjectReplacements/Object 23" xlink:type="simple" xlink:show="embed" xlink:actuate="onLoad"/></draw:frame></text:span><text:span text:style-name="T28"><text:s/>is the angular distance between the pheromone </text:span><text:span text:style-name="T28"><draw:frame draw:style-name="fr4" draw:name="Object24" text:anchor-type="as-char" svg:y="-0.309cm" svg:width="1.429cm" svg:height="0.46cm" draw:z-index="58"><draw:object xlink:href="./Object 24" xlink:type="simple" xlink:show="embed" xlink:actuate="onLoad"/><draw:image xlink:href="./ObjectReplacements/Object 24" xlink:type="simple" xlink:show="embed" xlink:actuate="onLoad"/></draw:frame></text:span><text:span text:style-name="T28"><text:s/>and the considered future direction </text:span><text:span text:style-name="T28"><draw:frame draw:style-name="fr4" draw:name="Object25" text:anchor-type="as-char" svg:y="-0.309cm" svg:width="0.314cm" svg:height="0.46cm" draw:z-index="59"><draw:object xlink:href="./Object 25" xlink:type="simple" xlink:show="embed" xlink:actuate="onLoad"/><draw:image xlink:href="./ObjectReplacements/Object 25" xlink:type="simple" xlink:show="embed" xlink:actuate="onLoad"/></draw:frame></text:span><text:span text:style-name="T28">.</text:span></text:p>
            </text:list-item>
          </text:list>
        </text:list-item>
        <text:list-item>
          <text:p text:style-name="P50"><text:span text:style-name="T28">Pick the </text:span><text:span text:style-name="T28"><draw:frame draw:style-name="fr4" draw:name="Object26" text:anchor-type="as-char" svg:y="-0.309cm" svg:width="0.314cm" svg:height="0.46cm" draw:z-index="60"><draw:object xlink:href="./Object 26" xlink:type="simple" xlink:show="embed" xlink:actuate="onLoad"/><draw:image xlink:href="./ObjectReplacements/Object 26" xlink:type="simple" xlink:show="embed" xlink:actuate="onLoad"/></draw:frame></text:span><text:span text:style-name="T28"><text:s/>with the highest d_k as the new </text:span><text:span text:style-name="T28"><draw:frame draw:style-name="fr4" draw:name="Object27" text:anchor-type="as-char" svg:y="-0.309cm" svg:width="0.302cm" svg:height="0.46cm" draw:z-index="62"><draw:object xlink:href="./Object 27" xlink:type="simple" xlink:show="embed" xlink:actuate="onLoad"/><draw:image xlink:href="./ObjectReplacements/Object 27" xlink:type="simple" xlink:show="embed" xlink:actuate="onLoad"/></draw:frame></text:span></text:p>
        </text:list-item>
        <text:list-item>
          <text:p text:style-name="P50"><text:span text:style-name="T28">Move along the direction of </text:span><text:span text:style-name="T28"><draw:frame draw:style-name="fr4" draw:name="Object28" text:anchor-type="as-char" svg:y="-0.309cm" svg:width="0.302cm" svg:height="0.46cm" draw:z-index="63"><draw:object xlink:href="./Object 28" xlink:type="simple" xlink:show="embed" xlink:actuate="onLoad"/><draw:image xlink:href="./ObjectReplacements/Object 28" xlink:type="simple" xlink:show="embed" xlink:actuate="onLoad"/></draw:frame></text:span><text:span text:style-name="T28">: </text:span><text:span text:style-name="T28"><draw:frame draw:style-name="fr4" draw:name="Object29" text:anchor-type="as-char" svg:y="-0.309cm" svg:width="1.522cm" svg:height="0.46cm" draw:z-index="64"><draw:object xlink:href="./Object 29" xlink:type="simple" xlink:show="embed" xlink:actuate="onLoad"/><draw:image xlink:href="./ObjectReplacements/Object 29" xlink:type="simple" xlink:show="embed" xlink:actuate="onLoad"/></draw:frame></text:span></text:p>
        </text:list-item>
      </text:list>
      <text:p text:style-name="P49" loext:marker-style-name="T28"><text:span text:style-name="T28">The algorithm has a complexity of </text:span><text:span text:style-name="T28"><draw:frame draw:style-name="fr4" draw:name="Object1" text:anchor-type="as-char" svg:y="-0.355cm" svg:width="0.958cm" svg:height="0.478cm" draw:z-index="11"><draw:object xlink:href="./Object 1" xlink:type="simple" xlink:show="embed" xlink:actuate="onLoad"/><draw:image xlink:href="./ObjectReplacements/Object 1" xlink:type="simple" xlink:show="embed" xlink:actuate="onLoad"/></draw:frame></text:span><text:span text:style-name="T28"><text:s/>with respect to the number of considered future directions and the number of pheromones on the virtual map of the </text:span><text:span text:style-name="T34">agent</text:span><text:span text:style-name="T28">. </text:span></text:p>
      <text:p text:style-name="P49" loext:marker-style-name="T28"><text:span text:style-name="T28">No separate fault tolerance mechanisms are implemented.</text:span></text:p>
      <text:h text:style-name="P61" text:outline-level="1"><text:bookmark-start text:name="__RefHeading___Toc3570_1608336277"/>Simulation environment and simulation<text:bookmark-end text:name="__RefHeading___Toc3570_1608336277"/></text:h>
      <text:p text:style-name="P6">A 2D simulation is developed to assess the performance of SGCS and specifically its robustness. The following parameters can be set at the start: simulation steps(<draw:frame draw:style-name="fr4" draw:name="Object30" text:anchor-type="as-char" svg:y="-0.266cm" svg:width="0.266cm" svg:height="0.39cm" draw:z-index="37"><draw:object xlink:href="./Object 30" xlink:type="simple" xlink:show="embed" xlink:actuate="onLoad"/><draw:image xlink:href="./ObjectReplacements/Object 30" xlink:type="simple" xlink:show="embed" xlink:actuate="onLoad"/></draw:frame>), area width(<draw:frame draw:style-name="fr4" draw:name="Object31" text:anchor-type="as-char" svg:y="-0.266cm" svg:width="0.372cm" svg:height="0.39cm" draw:z-index="38"><draw:object xlink:href="./Object 31" xlink:type="simple" xlink:show="embed" xlink:actuate="onLoad"/><draw:image xlink:href="./ObjectReplacements/Object 31" xlink:type="simple" xlink:show="embed" xlink:actuate="onLoad"/></draw:frame>) and height(<draw:frame draw:style-name="fr4" draw:name="Object32" text:anchor-type="as-char" svg:y="-0.266cm" svg:width="0.34cm" svg:height="0.39cm" draw:z-index="39"><draw:object xlink:href="./Object 32" xlink:type="simple" xlink:show="embed" xlink:actuate="onLoad"/><draw:image xlink:href="./ObjectReplacements/Object 32" xlink:type="simple" xlink:show="embed" xlink:actuate="onLoad"/></draw:frame>), number of <text:span text:style-name="T59">agents</text:span>(<draw:frame draw:style-name="fr4" draw:name="Object33" text:anchor-type="as-char" svg:y="-0.266cm" svg:width="0.326cm" svg:height="0.416cm" draw:z-index="40"><draw:object xlink:href="./Object 33" xlink:type="simple" xlink:show="embed" xlink:actuate="onLoad"/><draw:image xlink:href="./ObjectReplacements/Object 33" xlink:type="simple" xlink:show="embed" xlink:actuate="onLoad"/></draw:frame>), decison steps(<draw:frame draw:style-name="fr4" draw:name="Object34" text:anchor-type="as-char" svg:y="-0.266cm" svg:width="0.33cm" svg:height="0.39cm" draw:z-index="41"><draw:object xlink:href="./Object 34" xlink:type="simple" xlink:show="embed" xlink:actuate="onLoad"/><draw:image xlink:href="./ObjectReplacements/Object 34" xlink:type="simple" xlink:show="embed" xlink:actuate="onLoad"/></draw:frame>), considered directions(<draw:frame draw:style-name="fr4" draw:name="Object35" text:anchor-type="as-char" svg:y="-0.266cm" svg:width="0.219cm" svg:height="0.39cm" draw:z-index="42"><draw:object xlink:href="./Object 35" xlink:type="simple" xlink:show="embed" xlink:actuate="onLoad"/><draw:image xlink:href="./ObjectReplacements/Object 35" xlink:type="simple" xlink:show="embed" xlink:actuate="onLoad"/></draw:frame>), communication range(<draw:frame draw:style-name="fr4" draw:name="Object36" text:anchor-type="as-char" svg:y="-0.266cm" svg:width="0.833cm" svg:height="0.416cm" draw:z-index="43"><draw:object xlink:href="./Object 36" xlink:type="simple" xlink:show="embed" xlink:actuate="onLoad"/><draw:image xlink:href="./ObjectReplacements/Object 36" xlink:type="simple" xlink:show="embed" xlink:actuate="onLoad"/></draw:frame>), sensor range(<draw:frame draw:style-name="fr4" draw:name="Object37" text:anchor-type="as-char" svg:y="-0.266cm" svg:width="0.684cm" svg:height="0.416cm" draw:z-index="44"><draw:object xlink:href="./Object 37" xlink:type="simple" xlink:show="embed" xlink:actuate="onLoad"/><draw:image xlink:href="./ObjectReplacements/Object 37" xlink:type="simple" xlink:show="embed" xlink:actuate="onLoad"/></draw:frame>), speed(<draw:frame draw:style-name="fr4" draw:name="Object39" text:anchor-type="as-char" svg:y="-0.266cm" svg:width="0.198cm" svg:height="0.39cm" draw:z-index="45"><draw:object xlink:href="./Object 39" xlink:type="simple" xlink:show="embed" xlink:actuate="onLoad"/><draw:image xlink:href="./ObjectReplacements/Object 39" xlink:type="simple" xlink:show="embed" xlink:actuate="onLoad"/></draw:frame>), pheromone drop steps(<draw:frame draw:style-name="fr4" draw:name="Object40" text:anchor-type="as-char" svg:y="-0.266cm" svg:width="0.48cm" svg:height="0.416cm" draw:z-index="46"><draw:object xlink:href="./Object 40" xlink:type="simple" xlink:show="embed" xlink:actuate="onLoad"/><draw:image xlink:href="./ObjectReplacements/Object 40" xlink:type="simple" xlink:show="embed" xlink:actuate="onLoad"/></draw:frame>), initial pheromone strength(<draw:frame draw:style-name="fr4" draw:name="Object41" text:anchor-type="as-char" svg:y="-0.266cm" svg:width="0.797cm" svg:height="0.416cm" draw:z-index="47"><draw:object xlink:href="./Object 41" xlink:type="simple" xlink:show="embed" xlink:actuate="onLoad"/><draw:image xlink:href="./ObjectReplacements/Object 41" xlink:type="simple" xlink:show="embed" xlink:actuate="onLoad"/></draw:frame>), fence strength coefficient(<draw:frame draw:style-name="fr4" draw:name="Object42" text:anchor-type="as-char" svg:y="-0.198cm" svg:width="0.259cm" svg:height="0.22cm" draw:z-index="48"><draw:object xlink:href="./Object 42" xlink:type="simple" xlink:show="embed" xlink:actuate="onLoad"/><draw:image xlink:href="./ObjectReplacements/Object 42" xlink:type="simple" xlink:show="embed" xlink:actuate="onLoad"/></draw:frame><text:span text:style-name="T48">)</text:span>, and pheromone decay rate(<draw:frame draw:style-name="fr4" draw:name="Object43" text:anchor-type="as-char" svg:y="-0.291cm" svg:width="0.242cm" svg:height="0.312cm" draw:z-index="49"><draw:object xlink:href="./Object 43" xlink:type="simple" xlink:show="embed" xlink:actuate="onLoad"/><draw:image xlink:href="./ObjectReplacements/Object 43" xlink:type="simple" xlink:show="embed" xlink:actuate="onLoad"/></draw:frame>). <text:span text:style-name="T52">Additionally, a failure function is specified that determines the number of </text:span><text:span text:style-name="T59">agents</text:span><text:span text:style-name="T52"> to destroy on each timestep.</text:span></text:p>
      <text:p text:style-name="P5">The simulation performs the following steps:</text:p>
      <text:list text:style-name="L3">
        <text:list-item>
          <text:p text:style-name="P45">Execute the main algorithm for each <text:span text:style-name="T59">agent</text:span> as described in Section <text:bookmark-ref text:reference-format="number" text:ref-name="__RefHeading___Toc19835_1986182285">4</text:bookmark-ref></text:p>
        </text:list-item>
        <text:list-item>
          <text:p text:style-name="P46">The distance between each pair of individuals <draw:frame draw:style-name="fr4" draw:name="Object38" text:anchor-type="as-char" svg:y="-0.266cm" svg:width="0.376cm" svg:height="0.416cm" draw:z-index="50"><draw:object xlink:href="./Object 38" xlink:type="simple" xlink:show="embed" xlink:actuate="onLoad"/><draw:image xlink:href="./ObjectReplacements/Object 38" xlink:type="simple" xlink:show="embed" xlink:actuate="onLoad"/></draw:frame><text:s/>is calculated and compared with the communication range <draw:frame draw:style-name="fr4" draw:name="Object44" text:anchor-type="as-char" svg:y="-0.266cm" svg:width="0.833cm" svg:height="0.416cm" draw:z-index="51"><draw:object xlink:href="./Object 44" xlink:type="simple" xlink:show="embed" xlink:actuate="onLoad"/><draw:image xlink:href="./ObjectReplacements/Object 44" xlink:type="simple" xlink:show="embed" xlink:actuate="onLoad"/></draw:frame>. If <draw:frame draw:style-name="fr4" draw:name="Object45" text:anchor-type="as-char" svg:y="-0.266cm" svg:width="1.475cm" svg:height="0.416cm" draw:z-index="52"><draw:object xlink:href="./Object 45" xlink:type="simple" xlink:show="embed" xlink:actuate="onLoad"/><draw:image xlink:href="./ObjectReplacements/Object 45" xlink:type="simple" xlink:show="embed" xlink:actuate="onLoad"/></draw:frame>, the pair synchronizes their virtual pheromone maps to simulate communication with limited range.</text:p>
        </text:list-item>
        <text:list-item>
          <text:p text:style-name="P47"><text:span text:style-name="T50">Randomly destroy the number of </text:span><text:span text:style-name="T51">agents</text:span><text:span text:style-name="T50"> given by the failure function</text:span><text:span text:style-name="T49">. </text:span></text:p>
        </text:list-item>
      </text:list>
      <text:p text:style-name="P7">The same simulations were also performed for an unbiased random walk that simply picks a random future direction <draw:frame draw:style-name="fr4" draw:name="Object46" text:anchor-type="as-char" svg:y="-0.309cm" svg:width="0.342cm" svg:height="0.46cm" draw:z-index="56"><draw:object xlink:href="./Object 46" xlink:type="simple" xlink:show="embed" xlink:actuate="onLoad"/><draw:image xlink:href="./ObjectReplacements/Object 46" xlink:type="simple" xlink:show="embed" xlink:actuate="onLoad"/></draw:frame><text:s text:c="2"/>with <draw:frame draw:style-name="fr4" draw:name="Object47" text:anchor-type="as-char" svg:y="-0.335cm" svg:width="1.062cm" svg:height="0.469cm" draw:z-index="57"><draw:object xlink:href="./Object 47" xlink:type="simple" xlink:show="embed" xlink:actuate="onLoad"/><draw:image xlink:href="./ObjectReplacements/Object 47" xlink:type="simple" xlink:show="embed" xlink:actuate="onLoad"/></draw:frame>(the angular distance between <draw:frame draw:style-name="fr4" draw:name="Object50" text:anchor-type="as-char" svg:y="-0.309cm" svg:width="0.342cm" svg:height="0.46cm" draw:z-index="65"><draw:object xlink:href="./Object 50" xlink:type="simple" xlink:show="embed" xlink:actuate="onLoad"/><draw:image xlink:href="./ObjectReplacements/Object 50" xlink:type="simple" xlink:show="embed" xlink:actuate="onLoad"/></draw:frame><text:s/>and the current direction <draw:frame draw:style-name="fr4" draw:name="Object49" text:anchor-type="as-char" svg:y="-0.309cm" svg:width="0.302cm" svg:height="0.46cm" draw:z-index="66"><draw:object xlink:href="./Object 49" xlink:type="simple" xlink:show="embed" xlink:actuate="onLoad"/><draw:image xlink:href="./ObjectReplacements/Object 49" xlink:type="simple" xlink:show="embed" xlink:actuate="onLoad"/></draw:frame>) every <draw:frame draw:style-name="fr4" draw:name="Object48" text:anchor-type="as-char" svg:y="-0.266cm" svg:width="0.33cm" svg:height="0.39cm" draw:z-index="61"><draw:object xlink:href="./Object 48" xlink:type="simple" xlink:show="embed" xlink:actuate="onLoad"/><draw:image xlink:href="./ObjectReplacements/Object 48" xlink:type="simple" xlink:show="embed" xlink:actuate="onLoad"/></draw:frame><text:s/>steps.</text:p>
      <text:p text:style-name="P11">The simulation area is divided into a grid of <draw:frame draw:style-name="fr4" draw:name="Object54" text:anchor-type="as-char" svg:y="-0.289cm" svg:width="1.131cm" svg:height="0.423cm" draw:z-index="67"><draw:object xlink:href="./Object 54" xlink:type="simple" xlink:show="embed" xlink:actuate="onLoad"/><draw:image xlink:href="./ObjectReplacements/Object 54" xlink:type="simple" xlink:show="embed" xlink:actuate="onLoad"/></draw:frame><text:span text:style-name="T53">cells. Each cell records the number of times it has been </text:span><text:span text:style-name="T54">scanned</text:span><text:span text:style-name="T56">, i.e. an agent was within </text:span><text:span text:style-name="T56"><draw:frame draw:style-name="fr4" draw:name="Object55" text:anchor-type="as-char" svg:y="-0.266cm" svg:width="0.684cm" svg:height="0.416cm" draw:z-index="68"><draw:object xlink:href="./Object 55" xlink:type="simple" xlink:show="embed" xlink:actuate="onLoad"/><draw:image xlink:href="./ObjectReplacements/Object 55" xlink:type="simple" xlink:show="embed" xlink:actuate="onLoad"/><svg:desc>formula</svg:desc></draw:frame></text:span><text:span text:style-name="T56"><text:s/>number of cells from it. </text:span></text:p>
      <text:p text:style-name="P54" loext:marker-style-name="T28"><text:soft-page-break/><text:span text:style-name="T32">T</text:span><text:span text:style-name="T28">wo metrics were used to assess the algorithm </text:span><text:span text:style-name="T33">in comparison to the unbiased random walk</text:span><text:span text:style-name="T28">:</text:span></text:p>
      <text:list text:style-name="L4">
        <text:list-item>
          <text:p text:style-name="P55">Area covered in relation to time: the ratio<text:span text:style-name="T21">(</text:span><text:span text:style-name="T21"><draw:frame draw:style-name="fr4" draw:name="Object57" text:anchor-type="as-char" svg:y="-0.21cm" svg:width="0.258cm" svg:height="0.318cm" draw:z-index="69"><draw:object xlink:href="./Object 56" xlink:type="simple" xlink:show="embed" xlink:actuate="onLoad"/><draw:image xlink:href="./ObjectReplacements/Object 56" xlink:type="simple" xlink:show="embed" xlink:actuate="onLoad"/><svg:desc>formula</svg:desc></draw:frame></text:span><text:span text:style-name="T24">)</text:span> between <text:span text:style-name="T53">cells that have been </text:span><text:span text:style-name="T54">scanned </text:span><text:span text:style-name="T53">at least once and those that are yet to be</text:span></text:p>
        </text:list-item>
        <text:list-item>
          <text:p text:style-name="P56"><text:span text:style-name="T55">Consistency: how close the results of the different trials with the same simulation parameters are, calculated as </text:span><text:span text:style-name="T55"><draw:frame draw:style-name="fr4" draw:name="Object56" text:anchor-type="as-char" svg:y="-0.794cm" svg:width="2.976cm" svg:height="1.194cm" draw:z-index="70"><draw:object xlink:href="./Object 57" xlink:type="simple" xlink:show="embed" xlink:actuate="onLoad"/><draw:image xlink:href="./ObjectReplacements/Object 57" xlink:type="simple" xlink:show="embed" xlink:actuate="onLoad"/><svg:desc>formula</svg:desc></draw:frame></text:span><text:span text:style-name="T55">, where </text:span><text:span text:style-name="T55"><draw:frame draw:style-name="fr4" draw:name="Object58" text:anchor-type="as-char" svg:y="-0.289cm" svg:width="0.422cm" svg:height="0.423cm" draw:z-index="71"><draw:object xlink:href="./Object 58" xlink:type="simple" xlink:show="embed" xlink:actuate="onLoad"/><draw:image xlink:href="./ObjectReplacements/Object 58" xlink:type="simple" xlink:show="embed" xlink:actuate="onLoad"/><svg:desc>formula</svg:desc></draw:frame></text:span><text:span text:style-name="T55"><text:s/>is the number of trials, </text:span><text:span text:style-name="T55"><draw:frame draw:style-name="fr4" draw:name="Object59" text:anchor-type="as-char" svg:y="-0.21cm" svg:width="0.406cm" svg:height="0.374cm" draw:z-index="72"><draw:object xlink:href="./Object 59" xlink:type="simple" xlink:show="embed" xlink:actuate="onLoad"/><draw:image xlink:href="./ObjectReplacements/Object 59" xlink:type="simple" xlink:show="embed" xlink:actuate="onLoad"/><svg:desc>formula</svg:desc></draw:frame></text:span><text:span text:style-name="T55"><text:s/></text:span><text:span text:style-name="T57">is the area covered </text:span><text:span text:style-name="T58">on </text:span><text:span text:style-name="T57">the </text:span><text:span text:style-name="T57"><draw:frame draw:style-name="fr4" draw:name="Object61" text:anchor-type="as-char" svg:y="-0.289cm" svg:width="0.134cm" svg:height="0.423cm" draw:z-index="74"><draw:object xlink:href="./Object 60" xlink:type="simple" xlink:show="embed" xlink:actuate="onLoad"/><draw:image xlink:href="./ObjectReplacements/Object 60" xlink:type="simple" xlink:show="embed" xlink:actuate="onLoad"/><svg:desc>formula</svg:desc></draw:frame></text:span><text:span text:style-name="T57">-th simulation step </text:span><text:span text:style-name="T58">of </text:span><text:span text:style-name="T57">trial </text:span><text:span text:style-name="T57"><draw:frame draw:style-name="fr4" draw:name="Object60" text:anchor-type="as-char" svg:y="-0.289cm" svg:width="0.213cm" svg:height="0.423cm" draw:z-index="75"><draw:object xlink:href="./Object 61" xlink:type="simple" xlink:show="embed" xlink:actuate="onLoad"/><draw:image xlink:href="./ObjectReplacements/Object 61" xlink:type="simple" xlink:show="embed" xlink:actuate="onLoad"/><svg:desc>formula</svg:desc></draw:frame></text:span><text:span text:style-name="T57">, </text:span><text:span text:style-name="T58">and </text:span><text:span text:style-name="T58"><draw:frame draw:style-name="fr4" draw:name="Object62" text:anchor-type="as-char" svg:y="-0.268cm" svg:width="0.337cm" svg:height="0.432cm" draw:z-index="83"><draw:object xlink:href="./Object 62" xlink:type="simple" xlink:show="embed" xlink:actuate="onLoad"/><draw:image xlink:href="./ObjectReplacements/Object 62" xlink:type="simple" xlink:show="embed" xlink:actuate="onLoad"/><svg:desc>formula</svg:desc></draw:frame></text:span><text:span text:style-name="T58"><text:s/>is the mean area coverage on this timestep</text:span></text:p>
        </text:list-item>
      </text:list>
      <text:p text:style-name="P15">Additionally, the time to reach 99% area coverage is compared.</text:p>
      <text:p text:style-name="P15"><draw:frame draw:style-name="fr2" draw:name="Frame3" text:anchor-type="paragraph" svg:x="0cm" svg:y="0.109cm" svg:width="14.004cm" draw:z-index="12"><draw:text-box fo:min-height="0.586cm"><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row><table:table-cell table:style-name="Table2.A1" office:value-type="string"><text:p text:style-name="P20">Bot Count</text:p></table:table-cell><table:table-cell table:style-name="Table2.A1" office:value-type="string"><text:p text:style-name="P21"><text:span text:style-name="T61">№</text:span><text:span text:style-name="T62"> Trials</text:span></text:p></table:table-cell><table:table-cell table:style-name="Table2.A1" office:value-type="string"><text:p text:style-name="P22">Failures</text:p></table:table-cell><table:table-cell table:style-name="Table2.A1" office:value-type="string"><text:p text:style-name="P10"><draw:frame draw:style-name="fr4" draw:name="Object73" text:anchor-type="as-char" svg:y="-0.198cm" svg:width="0.259cm" svg:height="0.22cm" draw:z-index="84"><draw:object xlink:href="./Object 73" xlink:type="simple" xlink:show="embed" xlink:actuate="onLoad"/><draw:image xlink:href="./ObjectReplacements/Object 73" xlink:type="simple" xlink:show="embed" xlink:actuate="onLoad"/><svg:desc>formula</svg:desc></draw:frame></text:p></table:table-cell><table:table-cell table:style-name="Table2.E1" table:number-columns-spanned="2" office:value-type="string"><text:p text:style-name="P20">Common parameters</text:p></table:table-cell><table:covered-table-cell/></table:table-row><table:table-row><table:table-cell table:style-name="Table2.A2" office:value-type="string"><text:p text:style-name="P19">1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5" text:anchor-type="as-char" svg:y="-0.266cm" svg:width="0.372cm" svg:height="0.39cm" draw:z-index="85"><draw:object xlink:href="./Object 65" xlink:type="simple" xlink:show="embed" xlink:actuate="onLoad"/><draw:image xlink:href="./ObjectReplacements/Object 65" xlink:type="simple" xlink:show="embed" xlink:actuate="onLoad"/><svg:desc>formula</svg:desc></draw:frame></text:p></table:table-cell><table:table-cell table:style-name="Table2.F2" office:value-type="string"><text:p text:style-name="P20">801</text:p></table:table-cell></table:table-row><table:table-row><table:table-cell table:style-name="Table2.A2" office:value-type="string"><text:p text:style-name="P19">2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4" text:anchor-type="as-char" svg:y="-0.266cm" svg:width="0.34cm" svg:height="0.39cm" draw:z-index="86"><draw:object xlink:href="./Object 64" xlink:type="simple" xlink:show="embed" xlink:actuate="onLoad"/><draw:image xlink:href="./ObjectReplacements/Object 64" xlink:type="simple" xlink:show="embed" xlink:actuate="onLoad"/><svg:desc>formula</svg:desc></draw:frame></text:p></table:table-cell><table:table-cell table:style-name="Table2.F2" office:value-type="string"><text:p text:style-name="P20">801</text:p></table:table-cell></table:table-row><table:table-row><table:table-cell table:style-name="Table2.A2" office:value-type="string"><text:p text:style-name="P19">5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3" text:anchor-type="as-char" svg:y="-0.266cm" svg:width="0.198cm" svg:height="0.39cm" draw:z-index="73"><draw:object xlink:href="./Object 63" xlink:type="simple" xlink:show="embed" xlink:actuate="onLoad"/><draw:image xlink:href="./ObjectReplacements/Object 63" xlink:type="simple" xlink:show="embed" xlink:actuate="onLoad"/><svg:desc>formula</svg:desc></draw:frame></text:p></table:table-cell><table:table-cell table:style-name="Table2.F2" office:value-type="string"><text:p text:style-name="P20">2</text:p></table:table-cell></table:table-row><table:table-row><table:table-cell table:style-name="Table2.A2" office:value-type="string"><text:p text:style-name="P19">10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6" text:anchor-type="as-char" svg:y="-0.266cm" svg:width="0.684cm" svg:height="0.416cm" draw:z-index="76"><draw:object xlink:href="./Object 66" xlink:type="simple" xlink:show="embed" xlink:actuate="onLoad"/><draw:image xlink:href="./ObjectReplacements/Object 66" xlink:type="simple" xlink:show="embed" xlink:actuate="onLoad"/><svg:desc>formula</svg:desc></draw:frame></text:p></table:table-cell><table:table-cell table:style-name="Table2.F2" office:value-type="string"><text:p text:style-name="P20">2</text:p></table:table-cell></table:table-row><table:table-row><table:table-cell table:style-name="Table2.A2" office:value-type="string"><text:p text:style-name="P19">50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7" text:anchor-type="as-char" svg:y="-0.266cm" svg:width="0.833cm" svg:height="0.416cm" draw:z-index="77"><draw:object xlink:href="./Object 67" xlink:type="simple" xlink:show="embed" xlink:actuate="onLoad"/><draw:image xlink:href="./ObjectReplacements/Object 67" xlink:type="simple" xlink:show="embed" xlink:actuate="onLoad"/><svg:desc>formula</svg:desc></draw:frame></text:p></table:table-cell><table:table-cell table:style-name="Table2.F2" office:value-type="string"><text:p text:style-name="P20">50</text:p></table:table-cell></table:table-row><table:table-row><table:table-cell table:style-name="Table2.A2" office:value-type="string"><text:p text:style-name="P19">1000</text:p></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8" text:anchor-type="as-char" svg:y="-0.266cm" svg:width="0.48cm" svg:height="0.416cm" draw:z-index="78"><draw:object xlink:href="./Object 68" xlink:type="simple" xlink:show="embed" xlink:actuate="onLoad"/><draw:image xlink:href="./ObjectReplacements/Object 68" xlink:type="simple" xlink:show="embed" xlink:actuate="onLoad"/><svg:desc>formula</svg:desc></draw:frame></text:p></table:table-cell><table:table-cell table:style-name="Table2.F2" office:value-type="string"><text:p text:style-name="P20">20</text:p></table:table-cell></table:table-row><table:table-row><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8"><draw:frame draw:style-name="fr4" draw:name="Object69" text:anchor-type="as-char" svg:y="-0.266cm" svg:width="0.219cm" svg:height="0.39cm" draw:z-index="79"><draw:object xlink:href="./Object 69" xlink:type="simple" xlink:show="embed" xlink:actuate="onLoad"/><draw:image xlink:href="./ObjectReplacements/Object 69" xlink:type="simple" xlink:show="embed" xlink:actuate="onLoad"/><svg:desc>formula</svg:desc></draw:frame></text:p></table:table-cell><table:table-cell table:style-name="Table2.F2" office:value-type="string"><text:p text:style-name="P20">5</text:p></table:table-cell></table:table-row><table:table-row><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9"><draw:frame draw:style-name="fr4" draw:name="Object70" text:anchor-type="as-char" svg:y="-0.266cm" svg:width="0.33cm" svg:height="0.39cm" draw:z-index="80"><draw:object xlink:href="./Object 70" xlink:type="simple" xlink:show="embed" xlink:actuate="onLoad"/><draw:image xlink:href="./ObjectReplacements/Object 70" xlink:type="simple" xlink:show="embed" xlink:actuate="onLoad"/><svg:desc>formula</svg:desc></draw:frame></text:p></table:table-cell><table:table-cell table:style-name="Table2.F2" office:value-type="string"><text:p text:style-name="P19">10</text:p></table:table-cell></table:table-row><table:table-row><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9"><draw:frame draw:style-name="fr4" draw:name="Object71" text:anchor-type="as-char" svg:y="-0.291cm" svg:width="0.242cm" svg:height="0.312cm" draw:z-index="81"><draw:object xlink:href="./Object 71" xlink:type="simple" xlink:show="embed" xlink:actuate="onLoad"/><draw:image xlink:href="./ObjectReplacements/Object 71" xlink:type="simple" xlink:show="embed" xlink:actuate="onLoad"/><svg:desc>formula</svg:desc></draw:frame></text:p></table:table-cell><table:table-cell table:style-name="Table2.F2" office:value-type="string"><text:p text:style-name="P19">0.02</text:p></table:table-cell></table:table-row><table:table-row><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Table_20_Contents"/></table:table-cell><table:table-cell table:style-name="Table2.A2" office:value-type="string"><text:p text:style-name="P9"><draw:frame draw:style-name="fr4" draw:name="Object72" text:anchor-type="as-char" svg:y="-0.266cm" svg:width="0.797cm" svg:height="0.416cm" draw:z-index="82"><draw:object xlink:href="./Object 72" xlink:type="simple" xlink:show="embed" xlink:actuate="onLoad"/><draw:image xlink:href="./ObjectReplacements/Object 72" xlink:type="simple" xlink:show="embed" xlink:actuate="onLoad"/><svg:desc>formula</svg:desc></draw:frame></text:p></table:table-cell><table:table-cell table:style-name="Table2.F2" office:value-type="string"><text:p text:style-name="P19">200</text:p></table:table-cell></table:table-row></table:table><text:p text:style-name="P13">Table <text:sequence text:ref-name="refTable0" text:name="Table" text:formula="ooow:Table+1" style:num-format="1">1</text:sequence>: Simulation Parameters</text:p></draw:text-box></draw:frame></text:p>
      <text:h text:style-name="P62" text:outline-level="1">Results and Analysis</text:h>
      <text:h text:style-name="P64" text:outline-level="2" text:is-list-header="true"><draw:frame draw:style-name="fr1" draw:name="Frame4" text:anchor-type="paragraph" svg:y="0.443cm" svg:width="12.737cm" draw:z-index="13"><draw:text-box fo:min-height="0.813cm"><table:table table:name="Table3" table:style-name="Table3"><table:table-column table:style-name="Table3.A"/><table:table-column table:style-name="Table3.B"/><table:table-column table:style-name="Table3.C"/><table:table-column table:style-name="Table3.D"/><table:table-column table:style-name="Table3.E" table:number-columns-repeated="2"/><table:table-column table:style-name="Table3.G"/><table:table-row><table:table-cell table:style-name="Table3.A1" office:value-type="string"><text:p text:style-name="P23"/></table:table-cell><table:table-cell table:style-name="Table3.A1" office:value-type="string"><text:p text:style-name="P24">10</text:p></table:table-cell><table:table-cell table:style-name="Table3.A1" office:value-type="string"><text:p text:style-name="P24">20</text:p></table:table-cell><table:table-cell table:style-name="Table3.A1" office:value-type="string"><text:p text:style-name="P24">50</text:p></table:table-cell><table:table-cell table:style-name="Table3.A1" office:value-type="string"><text:p text:style-name="P24">100</text:p></table:table-cell><table:table-cell table:style-name="Table3.A1" office:value-type="string"><text:p text:style-name="P24">500</text:p></table:table-cell><table:table-cell table:style-name="Table3.G1" office:value-type="string"><text:p text:style-name="P24">1000</text:p></table:table-cell></table:table-row><table:table-row><table:table-cell table:style-name="Table3.A2" office:value-type="string"><text:p text:style-name="P30">Biased</text:p></table:table-cell><table:table-cell table:style-name="Table3.A2" office:value-type="string"><text:p text:style-name="P31">27268.0</text:p></table:table-cell><table:table-cell table:style-name="Table3.A2" office:value-type="string"><text:p text:style-name="P34">13374.4</text:p></table:table-cell><table:table-cell table:style-name="Table3.A2" office:value-type="string"><text:p text:style-name="P30">5565.0</text:p></table:table-cell><table:table-cell table:style-name="Table3.A2" office:value-type="string"><text:p text:style-name="P30">2768.2</text:p></table:table-cell><table:table-cell table:style-name="Table3.A2" office:value-type="string"><text:p text:style-name="P30">565.67</text:p></table:table-cell><table:table-cell table:style-name="Table3.G2" office:value-type="string"><text:p text:style-name="P23"/></table:table-cell></table:table-row><table:table-row><table:table-cell table:style-name="Table3.A2" office:value-type="string"><text:p text:style-name="P30">Random</text:p></table:table-cell><table:table-cell table:style-name="Table3.A2" office:value-type="string"><text:p text:style-name="P31">32749.4</text:p></table:table-cell><table:table-cell table:style-name="Table3.A2" office:value-type="string"><text:p text:style-name="P34">16297.6</text:p></table:table-cell><table:table-cell table:style-name="Table3.A2" office:value-type="string"><text:p text:style-name="P30">6917.2</text:p></table:table-cell><table:table-cell table:style-name="Table3.A2" office:value-type="string"><text:p text:style-name="P30">3586.8</text:p></table:table-cell><table:table-cell table:style-name="Table3.A2" office:value-type="string"><text:p text:style-name="P26">-</text:p></table:table-cell><table:table-cell table:style-name="Table3.G2" office:value-type="string"><text:p text:style-name="P25"/></table:table-cell></table:table-row><table:table-row><table:table-cell table:style-name="Table3.A2" office:value-type="string"><text:p text:style-name="P33">Difference</text:p></table:table-cell><table:table-cell table:style-name="Table3.A2" office:value-type="string"><text:p text:style-name="P31"/></table:table-cell><table:table-cell table:style-name="Table3.A2" office:value-type="string"><text:p text:style-name="P28"/></table:table-cell><table:table-cell table:style-name="Table3.A2" office:value-type="string"><text:p text:style-name="P30"/></table:table-cell><table:table-cell table:style-name="Table3.A2" office:value-type="string"><text:p text:style-name="P30"/></table:table-cell><table:table-cell table:style-name="Table3.A2" office:value-type="string"><text:p text:style-name="P26"/></table:table-cell><table:table-cell table:style-name="Table3.G2" office:value-type="string"><text:p text:style-name="P25"/></table:table-cell></table:table-row><table:table-row><table:table-cell table:style-name="Table3.A2" office:value-type="string"><text:p text:style-name="P30">Ratio</text:p></table:table-cell><table:table-cell table:style-name="Table3.A2" office:value-type="string"><text:p text:style-name="P31">1.2</text:p></table:table-cell><table:table-cell table:style-name="Table3.A2" office:value-type="string"><text:p text:style-name="P36">1.2</text:p></table:table-cell><table:table-cell table:style-name="Table3.A2" office:value-type="string"><text:p text:style-name="P30">1.2</text:p></table:table-cell><table:table-cell table:style-name="Table3.A2" office:value-type="string"><text:p text:style-name="P30">1.3</text:p></table:table-cell><table:table-cell table:style-name="Table3.A2" office:value-type="string"><text:p text:style-name="P26">-</text:p></table:table-cell><table:table-cell table:style-name="Table3.G2" office:value-type="string"><text:p text:style-name="P25"/></table:table-cell></table:table-row></table:table><text:p text:style-name="P14">Figure <text:sequence text:ref-name="refFigure0" text:name="Figure" text:formula="ooow:Figure+1" style:num-format="1">1</text:sequence>: <text:span text:style-name="T64">Mean timestep of 99% coverage </text:span><text:span text:style-name="T65">with 0% failure chance</text:span></text:p></draw:text-box></draw:frame><text:soft-page-break/></text:h>
      <text:h text:style-name="P65" text:outline-level="2" text:is-list-header="true">The biased method <text:span text:style-name="T66">also</text:span> consistently outperforms the fully random walk, according to the consistency metric. Even though simulation with more agents run for fewer timesteps, the consistency difference between the two algorithms increases, which suggests that the system displays more deterministic behavior. <text:span text:style-name="T65">This is due to the higher concentration of pheromones produced by the higher number of agents. Hence, the movement of each agent is more stigmergic than stochastic.</text:span> Higher consistency is desirable for practical applications; hence, the benefits of a biased walk method scale with the swarm size.</text:h>
      <text:h text:style-name="P63" text:outline-level="1"><draw:frame draw:style-name="fr1" draw:name="Frame2" text:anchor-type="paragraph" svg:y="1.005cm" svg:width="12.737cm" draw:z-index="14"><draw:text-box fo:min-height="0.813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column table:style-name="Table1.G"/><table:table-row><table:table-cell table:style-name="Table1.A1" office:value-type="string"><text:p text:style-name="P23"/></table:table-cell><table:table-cell table:style-name="Table1.A1" office:value-type="string"><text:p text:style-name="P24">10</text:p></table:table-cell><table:table-cell table:style-name="Table1.A1" office:value-type="string"><text:p text:style-name="P24">20</text:p></table:table-cell><table:table-cell table:style-name="Table1.A1" office:value-type="string"><text:p text:style-name="P24">50</text:p></table:table-cell><table:table-cell table:style-name="Table1.A1" office:value-type="string"><text:p text:style-name="P24">100</text:p></table:table-cell><table:table-cell table:style-name="Table1.A1" office:value-type="string"><text:p text:style-name="P24">500</text:p></table:table-cell><table:table-cell table:style-name="Table1.G1" office:value-type="string"><text:p text:style-name="P24">1000</text:p></table:table-cell></table:table-row><table:table-row><table:table-cell table:style-name="Table1.A2" office:value-type="string"><text:p text:style-name="P24">Biased</text:p></table:table-cell><table:table-cell table:style-name="Table1.A2" office:value-type="string"><text:p text:style-name="P32">24747.29</text:p></table:table-cell><table:table-cell table:style-name="Table1.A2" office:value-type="string"><text:p text:style-name="P34">5476.74</text:p></table:table-cell><table:table-cell table:style-name="Table1.A2" office:value-type="string"><text:p text:style-name="P27">2343.29</text:p></table:table-cell><table:table-cell table:style-name="Table1.A2" office:value-type="string"><text:p text:style-name="P27">1297.74</text:p></table:table-cell><table:table-cell table:style-name="Table1.A2" office:value-type="string"><text:p text:style-name="P24">69.34</text:p></table:table-cell><table:table-cell table:style-name="Table1.G2" office:value-type="string"><text:p text:style-name="P23"/></table:table-cell></table:table-row><table:table-row><table:table-cell table:style-name="Table1.A2" office:value-type="string"><text:p text:style-name="P24">Random</text:p></table:table-cell><table:table-cell table:style-name="Table1.A2" office:value-type="string"><text:p text:style-name="P32">44699.24</text:p></table:table-cell><table:table-cell table:style-name="Table1.A2" office:value-type="string"><text:p text:style-name="P34">23124.19</text:p></table:table-cell><table:table-cell table:style-name="Table1.A2" office:value-type="string"><text:p text:style-name="P27">11703.73</text:p></table:table-cell><table:table-cell table:style-name="Table1.A2" office:value-type="string"><text:p text:style-name="P27">7820.71</text:p></table:table-cell><table:table-cell table:style-name="Table1.A2" office:value-type="string"><text:p text:style-name="P24">1085.76</text:p></table:table-cell><table:table-cell table:style-name="Table1.G2" office:value-type="string"><text:p text:style-name="P23"/></table:table-cell></table:table-row><table:table-row><table:table-cell table:style-name="Table1.A2" office:value-type="string"><text:p text:style-name="P33">Difference</text:p></table:table-cell><table:table-cell table:style-name="Table1.A2" office:value-type="string"><text:p text:style-name="P32"/></table:table-cell><table:table-cell table:style-name="Table1.A2" office:value-type="string"><text:p text:style-name="P23"/></table:table-cell><table:table-cell table:style-name="Table1.A2" office:value-type="string"><text:p text:style-name="P27"/></table:table-cell><table:table-cell table:style-name="Table1.A2" office:value-type="string"><text:p text:style-name="P27"/></table:table-cell><table:table-cell table:style-name="Table1.A2" office:value-type="string"><text:p text:style-name="P24"/></table:table-cell><table:table-cell table:style-name="Table1.G2" office:value-type="string"><text:p text:style-name="P23"/></table:table-cell></table:table-row><table:table-row><table:table-cell table:style-name="Table1.A2" office:value-type="string"><text:p text:style-name="P29">Ratio</text:p></table:table-cell><table:table-cell table:style-name="Table1.A2" office:value-type="string"><text:p text:style-name="P33">1.81</text:p></table:table-cell><table:table-cell table:style-name="Table1.A2" office:value-type="string"><text:p text:style-name="P23"/></table:table-cell><table:table-cell table:style-name="Table1.A2" office:value-type="string"><text:p text:style-name="P29">4.99</text:p></table:table-cell><table:table-cell table:style-name="Table1.A2" office:value-type="string"><text:p text:style-name="P29">6.03</text:p></table:table-cell><table:table-cell table:style-name="Table1.A2" office:value-type="string"><text:p text:style-name="P29">15.66</text:p></table:table-cell><table:table-cell table:style-name="Table1.G2" office:value-type="string"><text:p text:style-name="P23"/></table:table-cell></table:table-row></table:table><text:p text:style-name="P14">Figure <text:sequence text:ref-name="refFigure1" text:name="Figure" text:formula="ooow:Figure+1" style:num-format="1">2</text:sequence>: Consistency comparison <text:span text:style-name="T60">of 0% failure chance trials</text:span><text:span text:style-name="T65">(lower is better)</text:span></text:p></draw:text-box></draw:frame>Future Improvements</text:h>
      <text:h text:style-name="Subtitle2CIT" text:outline-level="2">Algorithm</text:h>
      <text:p text:style-name="Style_20_10_20_pt_20_Justified">The algorithm currently uses a constant speed. Varying the speed of the <text:span text:style-name="T59">agent</text:span> depending on some factors could lead to an increase in efficiency while reducing power consumption. </text:p>
      <text:p text:style-name="Style_20_10_20_pt_20_Justified"><text:soft-page-break/>As can be seen on the heatmaps in <text:span text:style-name="T67">Appendix </text:span>, the parameter region and <text:span text:style-name="T63">the region </text:span>around the initial <text:span text:style-name="T59">agent</text:span> position are notably more visited than those between the two, reducing the overall efficiency. Further optimizations are requried such as tuning the evaporation rate <draw:frame draw:style-name="fr4" draw:name="Object51" text:anchor-type="as-char" svg:y="-0.318cm" svg:width="0.263cm" svg:height="0.342cm" draw:z-index="53"><draw:object xlink:href="./Object 51" xlink:type="simple" xlink:show="embed" xlink:actuate="onLoad"/><draw:image xlink:href="./ObjectReplacements/Object 51" xlink:type="simple" xlink:show="embed" xlink:actuate="onLoad"/></draw:frame><text:s/>and the fence strength coefficient <draw:frame draw:style-name="fr4" draw:name="Object52" text:anchor-type="as-char" svg:y="-0.215cm" svg:width="0.282cm" svg:height="0.242cm" draw:z-index="54"><draw:object xlink:href="./Object 52" xlink:type="simple" xlink:show="embed" xlink:actuate="onLoad"/><draw:image xlink:href="./ObjectReplacements/Object 52" xlink:type="simple" xlink:show="embed" xlink:actuate="onLoad"/></draw:frame><text:s/>to make the coverage more uniform. An entirely different method from fence pheromones might be needed. </text:p>
      <text:p text:style-name="Style_20_10_20_pt_20_Justified">Little constraints are imposed on the change of direction by the <text:span text:style-name="T59">agents</text:span>, i.e. the algorithm relies on the <text:span text:style-name="T59">agents</text:span> being able to instantaneously change direction up to <draw:frame draw:style-name="fr4" draw:name="Object53" text:anchor-type="as-char" svg:y="-0.335cm" svg:width="0.547cm" svg:height="0.469cm" draw:z-index="55"><draw:object xlink:href="./Object 53" xlink:type="simple" xlink:show="embed" xlink:actuate="onLoad"/><draw:image xlink:href="./ObjectReplacements/Object 53" xlink:type="simple" xlink:show="embed" xlink:actuate="onLoad"/></draw:frame>, which is impossible in practice. The algorithm should factor in the maneuverability of the <text:span text:style-name="T59">agents</text:span>.</text:p>
      <text:p text:style-name="Style_20_10_20_pt_20_Justified">Currently each <text:span text:style-name="T59">agent</text:span> only performs observations and data-collection. Working on a task like pollination(See Section <text:bookmark-ref text:reference-format="page" text:ref-name="__RefHeading___Toc2016_1608336277">4</text:bookmark-ref>), would require a modification of the algorithm that allows the <text:span text:style-name="T59">agent</text:span> to stay in place for some duration to perform the task, for example.</text:p>
      <text:p text:style-name="Style_20_10_20_pt_20_Justified">Only repulsive pheromones are used as of now. However, attractive pheromones could be implemented to foster collaboration when performing tasks, similar to what is observed in nature as noted in <text:reference-mark-start text:name="ZOTERO_ITEM CSL_CITATION {&quot;citationID&quot;:&quot;McG9hpn9&quot;,&quot;properties&quot;:{&quot;formattedCitation&quot;:&quot;[43]&quot;,&quot;plainCitation&quot;:&quot;[43]&quot;,&quot;noteIndex&quot;:0},&quot;citationItems&quot;:[{&quot;id&quot;:37,&quot;uris&quot;:[&quot;http://zotero.org/groups/5298066/items/T25XYG9N&quot;],&quot;itemData&quot;:{&quot;id&quot;:37,&quot;type&quot;:&quot;article-journal&quot;,&quot;abstract&quot;:&quot;The study of trail laying, recruitment of workers and trail-following by worker ants comprises a co-operative study of entomologists and chemists that has resulted in the identification of the chemical nature of such pheromones in many species of five subfamilies of ants. These pheromones may comprise a single compound or, in one exceptional case, a blend of as many as 14 compounds, they may come from a single gland, or in some cases, a combination of two glands. They may be peculiar to a single species or may be shared by a number of species. They exist in the glandular secretion in nanogram to picogram quantities and are detected by workers in minute amounts on a trail. The present state of knowledge of these pheromones and their chemical structures is reviewed. Suitable bioassays and odour perception are discussed and the stereobiology of a few examples is considered.&quot;,&quot;container-title&quot;:&quot;Physiological Entomology&quot;,&quot;DOI&quot;:&quot;10.1111/j.1365-3032.2008.00658.x&quot;,&quot;ISSN&quot;:&quot;1365-3032&quot;,&quot;issue&quot;:&quot;1&quot;,&quot;language&quot;:&quot;en&quot;,&quot;license&quot;:&quot;© 2008 The Author Journal compilation © 2008 The Royal Entomological Society&quot;,&quot;note&quot;:&quot;_eprint: https://onlinelibrary.wiley.com/doi/pdf/10.1111/j.1365-3032.2008.00658.x&quot;,&quot;page&quot;:&quot;1-17&quot;,&quot;source&quot;:&quot;Wiley Online Library&quot;,&quot;title&quot;:&quot;Trail pheromones of ants&quot;,&quot;volume&quot;:&quot;34&quot;,&quot;author&quot;:[{&quot;family&quot;:&quot;David Morgan&quot;,&quot;given&quot;:&quot;E.&quot;}],&quot;issued&quot;:{&quot;date-parts&quot;:[[&quot;2009&quot;]]}}}],&quot;schema&quot;:&quot;https://github.com/citation-style-language/schema/raw/master/csl-citation.json&quot;} RNDh3KkuKenTE"/>[43]<text:reference-mark-end text:name="ZOTERO_ITEM CSL_CITATION {&quot;citationID&quot;:&quot;McG9hpn9&quot;,&quot;properties&quot;:{&quot;formattedCitation&quot;:&quot;[43]&quot;,&quot;plainCitation&quot;:&quot;[43]&quot;,&quot;noteIndex&quot;:0},&quot;citationItems&quot;:[{&quot;id&quot;:37,&quot;uris&quot;:[&quot;http://zotero.org/groups/5298066/items/T25XYG9N&quot;],&quot;itemData&quot;:{&quot;id&quot;:37,&quot;type&quot;:&quot;article-journal&quot;,&quot;abstract&quot;:&quot;The study of trail laying, recruitment of workers and trail-following by worker ants comprises a co-operative study of entomologists and chemists that has resulted in the identification of the chemical nature of such pheromones in many species of five subfamilies of ants. These pheromones may comprise a single compound or, in one exceptional case, a blend of as many as 14 compounds, they may come from a single gland, or in some cases, a combination of two glands. They may be peculiar to a single species or may be shared by a number of species. They exist in the glandular secretion in nanogram to picogram quantities and are detected by workers in minute amounts on a trail. The present state of knowledge of these pheromones and their chemical structures is reviewed. Suitable bioassays and odour perception are discussed and the stereobiology of a few examples is considered.&quot;,&quot;container-title&quot;:&quot;Physiological Entomology&quot;,&quot;DOI&quot;:&quot;10.1111/j.1365-3032.2008.00658.x&quot;,&quot;ISSN&quot;:&quot;1365-3032&quot;,&quot;issue&quot;:&quot;1&quot;,&quot;language&quot;:&quot;en&quot;,&quot;license&quot;:&quot;© 2008 The Author Journal compilation © 2008 The Royal Entomological Society&quot;,&quot;note&quot;:&quot;_eprint: https://onlinelibrary.wiley.com/doi/pdf/10.1111/j.1365-3032.2008.00658.x&quot;,&quot;page&quot;:&quot;1-17&quot;,&quot;source&quot;:&quot;Wiley Online Library&quot;,&quot;title&quot;:&quot;Trail pheromones of ants&quot;,&quot;volume&quot;:&quot;34&quot;,&quot;author&quot;:[{&quot;family&quot;:&quot;David Morgan&quot;,&quot;given&quot;:&quot;E.&quot;}],&quot;issued&quot;:{&quot;date-parts&quot;:[[&quot;2009&quot;]]}}}],&quot;schema&quot;:&quot;https://github.com/citation-style-language/schema/raw/master/csl-citation.json&quot;} RNDh3KkuKenTE"/>. Hence, although currently quantitative stigmergy is implemented, qualitative could be as well.</text:p>
      <text:p text:style-name="Style_20_10_20_pt_20_Justified">Data collection and distribution throughout the network is not considered here. Ant colonial behavior in nature could possibly be used to fulfill this task similar to <text:reference-mark-start text:name="ZOTERO_ITEM CSL_CITATION {&quot;citationID&quot;:&quot;iq04jetF&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LvrsoKjYGz"/>[4]<text:reference-mark-end text:name="ZOTERO_ITEM CSL_CITATION {&quot;citationID&quot;:&quot;iq04jetF&quot;,&quot;properties&quot;:{&quot;formattedCitation&quot;:&quot;[4]&quot;,&quot;plainCitation&quot;:&quot;[4]&quot;,&quot;noteIndex&quot;:0},&quot;citationItems&quot;:[{&quot;id&quot;:48,&quot;uris&quot;:[&quot;http://zotero.org/groups/5298066/items/WM3KA5RB&quot;],&quot;itemData&quot;:{&quot;id&quot;:48,&quot;type&quot;:&quot;article-journal&quot;,&quot;abstract&quot;:&quot;To study how a social group, such as an ant colony, monitors events occurring throughout its territory, we present a model of a network of patrolling ants engaged in information collection and dissemination. In this network, individuals follow independent paths through a region and can exchange signals with each other upon encounter. The paths of the ants are described by correlated random walks. Through simulations and analytic approximations, including a new approach to the spatial logistic equation, we study the efficiency with which such a network discovers a constantly changing stream of \&quot;events\&quot; scattered throughout the region and the speed with which information spreads to all ants in the network. We demonstrate that efficiency of event discovery and the speed of information spread are enhanced by increased network size and straighter individual ant paths, and that these two effects interact. The results lead to predictions regarding the relations among species-specific movement patterns, colony size, and ant ecology.&quot;,&quot;container-title&quot;:&quot;The American Naturalist&quot;,&quot;DOI&quot;:&quot;10.1086/285418&quot;,&quot;ISSN&quot;:&quot;0003-0147&quot;,&quot;issue&quot;:&quot;3&quot;,&quot;journalAbbreviation&quot;:&quot;Am Nat&quot;,&quot;language&quot;:&quot;eng&quot;,&quot;note&quot;:&quot;PMID: 19426049&quot;,&quot;page&quot;:&quot;373-400&quot;,&quot;source&quot;:&quot;PubMed&quot;,&quot;title&quot;:&quot;Information collection and spread by networks of patrolling ants&quot;,&quot;volume&quot;:&quot;140&quot;,&quot;author&quot;:[{&quot;family&quot;:&quot;Adler&quot;,&quot;given&quot;:&quot;F. R.&quot;},{&quot;family&quot;:&quot;Gordon&quot;,&quot;given&quot;:&quot;D. M.&quot;}],&quot;issued&quot;:{&quot;date-parts&quot;:[[&quot;1992&quot;,9]]}}}],&quot;schema&quot;:&quot;https://github.com/citation-style-language/schema/raw/master/csl-citation.json&quot;} RNDLvrsoKjYGz"/>.</text:p>
      <text:p text:style-name="Style_20_10_20_pt_20_Justified">The algoirthm currently does not avoid collisions between two participants, which is vital for practical applications.</text:p>
      <text:h text:style-name="Subtitle2CIT" text:outline-level="2">Simulation</text:h>
      <text:p text:style-name="Style_20_10_20_pt_20_Justified">The simulation is currently only 2D, and can thus only simulate ground swarms. However, as explained in Section <text:bookmark-ref text:reference-format="number" text:ref-name="__RefHeading___Toc2016_1608336277">3</text:bookmark-ref>, SGCS could be particularly useful for aerial or underwater swarms. Hence, a 3D simulation would be needed to assess the feasibility of those use cases.</text:p>
      <text:p text:style-name="Style_20_10_20_pt_20_Justified">No obstacles are currently present in the simulation. The addition of obstacles would provide a more realistic environment for testing of the algorithm.</text:p>
      <text:p text:style-name="Style_20_10_20_pt_20_Justified">The simulation of communication is also oversimplified. It is instantaneous and fully reliable if the pair of <text:span text:style-name="T59">agents</text:span> are within range of each other or is completely absent otherwise. Using a more unreliable and thus realistic model for communication simulation would allow to better assess the algorithm's practical feasibility. Additionally, making obstacles affect the communication would be a further improvement.</text:p>
      <text:h text:style-name="Subtitle2CIT" text:outline-level="2"><text:bookmark-start text:name="__RefHeading___Toc2068_1838378862"/>Hardware Implementation<text:bookmark-end text:name="__RefHeading___Toc2068_1838378862"/></text:h>
      <text:p text:style-name="Style_20_10_20_pt_20_Justified">The system has not yet been deployed on real hardware. For a swarm of robots to be able to make use of SGCS, each individual must meet the following requirements.</text:p>
      <text:list text:style-name="L5">
        <text:list-item>
          <text:p text:style-name="P58">Processing capabilities are needed for execution of the above outlined algorithm. Little processing power is needed due to the simplicity of the algorithm. </text:p>
        </text:list-item>
        <text:list-item>
          <text:p text:style-name="P58">Memory capabilities are necessary to record the virtual pheromone map.</text:p>
        </text:list-item>
        <text:list-item>
          <text:p text:style-name="P58">Positioning is needed to place pheromones on the virtual pheromone map as well as to compare the robot's current position with the recorded pheromones.</text:p>
        </text:list-item>
        <text:list-item>
          <text:p text:style-name="P58"><text:soft-page-break/>Peer-to-peer communication is required to allow for synchronization of virtual pheromone maps between participants. Short-range communication is sufficient (See Section <text:bookmark-ref text:reference-format="number" text:ref-name="__RefHeading___Toc3570_1608336277">5</text:bookmark-ref>). The effect of communication range on performance is not explored in this work and needs to be investigated further.</text:p>
        </text:list-item>
      </text:list>
      <text:p text:style-name="Style_20_10_20_pt_20_Justified">A number of research platforms for testing swarm robotics algorithms are reviewd in <text:reference-mark-start text:name="ZOTERO_ITEM CSL_CITATION {&quot;citationID&quot;:&quot;AV5yNlAF&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26G0U7uzJT"/>[2]<text:reference-mark-end text:name="ZOTERO_ITEM CSL_CITATION {&quot;citationID&quot;:&quot;AV5yNlAF&quot;,&quot;properties&quot;:{&quot;formattedCitation&quot;:&quot;[2]&quot;,&quot;plainCitation&quot;:&quot;[2]&quot;,&quot;noteIndex&quot;:0},&quot;citationItems&quot;:[{&quot;id&quot;:46,&quot;uris&quot;:[&quot;http://zotero.org/groups/5298066/items/QI7IA8GG&quot;],&quot;itemData&quot;:{&quot;id&quot;:46,&quot;type&quot;:&quot;article-journal&quot;,&quot;abstract&quot;:&quot;In swarm robotics multiple robots collectively solve problems by forming advantageous structures and behaviors similar to the ones observed in natural systems, such as swarms of bees, birds, or fish. However, the step to industrial applications has not yet been made successfully. Literature is light on real-world swarm applications that apply actual swarm algorithms. Typically, only parts of swarm algorithms are used which we refer to as basic swarm behaviors. In this paper we collect and categorize these behaviors into spatial organization, navigation, decision making, and miscellaneous. This taxonomy is then applied to categorize a number of existing swarm robotic applications from research and industrial domains. Along with the classification, we give a comprehensive overview of research platforms that can be used for testing and evaluating swarm behavior, systems that are already on the market, and projects that target a specific market. Results from this survey show that swarm robotic applications are still rare today. Many industrial projects still rely on centralized control, and even though a solution with multiple robots is employed, the principal idea of swarm robotics of distributed decision making is neglected. We identified mainly following reasons: First of all, swarm behavior emerging from local interactions is hard to predict and a proof of its eligibility for applications in an industrial context is difficult to provide. Second, current communication architectures often do not match requirements for swarm communication, which often leads to a system with a centralized communication infrastructure. Finally, testing swarms for real industrial applications is an issue, since deployment in a productive environment is typically too risky and simulations of a target system may not be sufficiently accurate. In contrast, the research platforms present a means for transforming swarm robotics solutions from theory to prototype industrial systems.&quot;,&quot;container-title&quot;:&quot;Frontiers in Robotics and AI&quot;,&quot;ISSN&quot;:&quot;2296-9144&quot;,&quot;source&quot;:&quot;Frontiers&quot;,&quot;title&quot;:&quot;Swarm Robotic Behaviors and Current Applications&quot;,&quot;URL&quot;:&quot;https://www.frontiersin.org/articles/10.3389/frobt.2020.00036&quot;,&quot;volume&quot;:&quot;7&quot;,&quot;author&quot;:[{&quot;family&quot;:&quot;Schranz&quot;,&quot;given&quot;:&quot;Melanie&quot;},{&quot;family&quot;:&quot;Umlauft&quot;,&quot;given&quot;:&quot;Martina&quot;},{&quot;family&quot;:&quot;Sende&quot;,&quot;given&quot;:&quot;Micha&quot;},{&quot;family&quot;:&quot;Elmenreich&quot;,&quot;given&quot;:&quot;Wilfried&quot;}],&quot;accessed&quot;:{&quot;date-parts&quot;:[[&quot;2023&quot;,11,24]]},&quot;issued&quot;:{&quot;date-parts&quot;:[[&quot;2020&quot;]]}}}],&quot;schema&quot;:&quot;https://github.com/citation-style-language/schema/raw/master/csl-citation.json&quot;} RND26G0U7uzJT"/>, most of which are suitable for SGCS due to the low requirements outlined above. Testing on a hardware platform would provide a more accurate measure of the algorithms efficiency, robustness, and scalability. Moreover, SGCS was initially inspired by the development of the RoboBee, and the need for swarm coordination on a heavily restricted hardware platform such as <text:reference-mark-start text:name="ZOTERO_ITEM CSL_CITATION {&quot;citationID&quot;:&quot;nckXU2MI&quot;,&quot;properties&quot;:{&quot;formattedCitation&quot;:&quot;[44]&quot;,&quot;plainCitation&quot;:&quot;[44]&quot;,&quot;noteIndex&quot;:0},&quot;citationItems&quot;:[{&quot;id&quot;:108,&quot;uris&quot;:[&quot;http://zotero.org/groups/5298066/items/FBSUTCLG&quot;],&quot;itemData&quot;:{&quot;id&quot;:108,&quot;type&quot;:&quot;article-journal&quot;,&quot;abstract&quot;:&quot;Flying insects capable of navigating in highly cluttered natural environments can withstand in-flight collisions because of the combination of their low inertia1 and the resilience of their wings2, exoskeletons1 and muscles. Current insect-scale (less than ten centimetres long and weighing less than five grams) aerial robots3–6 use rigid microscale actuators, which are typically fragile under external impact. Biomimetic artificial muscles7–10 that are capable of large deformation offer a promising alternative for actuation because they can endure the stresses caused by such impacts. However, existing soft actuators11–13 have not yet demonstrated sufficient power density to achieve lift-off, and their actuation nonlinearity and limited bandwidth create further challenges for achieving closed-loop (driven by an input control signal that is adjusted based on sensory feedback) flight control. Here we develop heavier-than-air aerial robots powered by soft artificial muscles that demonstrate open-loop (driven by a predetermined signal without feedback), passively stable (upright during flight) ascending flight as well as closed-loop, hovering flight. The robots are driven by multi-layered dielectric elastomer actuators that weigh 100 milligrams each and have a resonance frequency of 500 hertz and power density of 600 watts per kilogram. To increase the mechanical power output of the actuator and to demonstrate flight control, we present ways to overcome challenges unique to soft actuators, such as nonlinear transduction and dynamic buckling. These robots can sense and withstand collisions with surrounding obstacles and can recover from in-flight collisions by exploiting material robustness and vehicle passive stability. We also fly two micro-aerial vehicles simultaneously in a cluttered environment. They collide with the wall and each other without suffering damage. These robots rely on offboard amplifiers and an external motion-capture system to provide power to the dielectric elastomer actuators and to control their flight. Our work demonstrates how soft actuators can achieve sufficient power density and bandwidth to enable controlled flight, illustrating the potential of developing next-generation agile soft robots.&quot;,&quot;container-title&quot;:&quot;Nature&quot;,&quot;DOI&quot;:&quot;10.1038/s41586-019-1737-7&quot;,&quot;ISSN&quot;:&quot;1476-4687&quot;,&quot;issue&quot;:&quot;7782&quot;,&quot;language&quot;:&quot;en&quot;,&quot;license&quot;:&quot;2019 The Author(s), under exclusive licence to Springer Nature Limited&quot;,&quot;note&quot;:&quot;number: 7782\npublisher: Nature Publishing Group&quot;,&quot;page&quot;:&quot;324-329&quot;,&quot;source&quot;:&quot;www.nature.com&quot;,&quot;title&quot;:&quot;Controlled flight of a microrobot powered by soft artificial muscles&quot;,&quot;volume&quot;:&quot;575&quot;,&quot;author&quot;:[{&quot;family&quot;:&quot;Chen&quot;,&quot;given&quot;:&quot;Yufeng&quot;},{&quot;family&quot;:&quot;Zhao&quot;,&quot;given&quot;:&quot;Huichan&quot;},{&quot;family&quot;:&quot;Mao&quot;,&quot;given&quot;:&quot;Jie&quot;},{&quot;family&quot;:&quot;Chirarattananon&quot;,&quot;given&quot;:&quot;Pakpong&quot;},{&quot;family&quot;:&quot;Helbling&quot;,&quot;given&quot;:&quot;E. Farrell&quot;},{&quot;family&quot;:&quot;Hyun&quot;,&quot;given&quot;:&quot;Nak-seung Patrick&quot;},{&quot;family&quot;:&quot;Clarke&quot;,&quot;given&quot;:&quot;David R.&quot;},{&quot;family&quot;:&quot;Wood&quot;,&quot;given&quot;:&quot;Robert J.&quot;}],&quot;issued&quot;:{&quot;date-parts&quot;:[[&quot;2019&quot;,11]]}}}],&quot;schema&quot;:&quot;https://github.com/citation-style-language/schema/raw/master/csl-citation.json&quot;} RNDVOrkacxHio"/>[44]<text:reference-mark-end text:name="ZOTERO_ITEM CSL_CITATION {&quot;citationID&quot;:&quot;nckXU2MI&quot;,&quot;properties&quot;:{&quot;formattedCitation&quot;:&quot;[44]&quot;,&quot;plainCitation&quot;:&quot;[44]&quot;,&quot;noteIndex&quot;:0},&quot;citationItems&quot;:[{&quot;id&quot;:108,&quot;uris&quot;:[&quot;http://zotero.org/groups/5298066/items/FBSUTCLG&quot;],&quot;itemData&quot;:{&quot;id&quot;:108,&quot;type&quot;:&quot;article-journal&quot;,&quot;abstract&quot;:&quot;Flying insects capable of navigating in highly cluttered natural environments can withstand in-flight collisions because of the combination of their low inertia1 and the resilience of their wings2, exoskeletons1 and muscles. Current insect-scale (less than ten centimetres long and weighing less than five grams) aerial robots3–6 use rigid microscale actuators, which are typically fragile under external impact. Biomimetic artificial muscles7–10 that are capable of large deformation offer a promising alternative for actuation because they can endure the stresses caused by such impacts. However, existing soft actuators11–13 have not yet demonstrated sufficient power density to achieve lift-off, and their actuation nonlinearity and limited bandwidth create further challenges for achieving closed-loop (driven by an input control signal that is adjusted based on sensory feedback) flight control. Here we develop heavier-than-air aerial robots powered by soft artificial muscles that demonstrate open-loop (driven by a predetermined signal without feedback), passively stable (upright during flight) ascending flight as well as closed-loop, hovering flight. The robots are driven by multi-layered dielectric elastomer actuators that weigh 100 milligrams each and have a resonance frequency of 500 hertz and power density of 600 watts per kilogram. To increase the mechanical power output of the actuator and to demonstrate flight control, we present ways to overcome challenges unique to soft actuators, such as nonlinear transduction and dynamic buckling. These robots can sense and withstand collisions with surrounding obstacles and can recover from in-flight collisions by exploiting material robustness and vehicle passive stability. We also fly two micro-aerial vehicles simultaneously in a cluttered environment. They collide with the wall and each other without suffering damage. These robots rely on offboard amplifiers and an external motion-capture system to provide power to the dielectric elastomer actuators and to control their flight. Our work demonstrates how soft actuators can achieve sufficient power density and bandwidth to enable controlled flight, illustrating the potential of developing next-generation agile soft robots.&quot;,&quot;container-title&quot;:&quot;Nature&quot;,&quot;DOI&quot;:&quot;10.1038/s41586-019-1737-7&quot;,&quot;ISSN&quot;:&quot;1476-4687&quot;,&quot;issue&quot;:&quot;7782&quot;,&quot;language&quot;:&quot;en&quot;,&quot;license&quot;:&quot;2019 The Author(s), under exclusive licence to Springer Nature Limited&quot;,&quot;note&quot;:&quot;number: 7782\npublisher: Nature Publishing Group&quot;,&quot;page&quot;:&quot;324-329&quot;,&quot;source&quot;:&quot;www.nature.com&quot;,&quot;title&quot;:&quot;Controlled flight of a microrobot powered by soft artificial muscles&quot;,&quot;volume&quot;:&quot;575&quot;,&quot;author&quot;:[{&quot;family&quot;:&quot;Chen&quot;,&quot;given&quot;:&quot;Yufeng&quot;},{&quot;family&quot;:&quot;Zhao&quot;,&quot;given&quot;:&quot;Huichan&quot;},{&quot;family&quot;:&quot;Mao&quot;,&quot;given&quot;:&quot;Jie&quot;},{&quot;family&quot;:&quot;Chirarattananon&quot;,&quot;given&quot;:&quot;Pakpong&quot;},{&quot;family&quot;:&quot;Helbling&quot;,&quot;given&quot;:&quot;E. Farrell&quot;},{&quot;family&quot;:&quot;Hyun&quot;,&quot;given&quot;:&quot;Nak-seung Patrick&quot;},{&quot;family&quot;:&quot;Clarke&quot;,&quot;given&quot;:&quot;David R.&quot;},{&quot;family&quot;:&quot;Wood&quot;,&quot;given&quot;:&quot;Robert J.&quot;}],&quot;issued&quot;:{&quot;date-parts&quot;:[[&quot;2019&quot;,11]]}}}],&quot;schema&quot;:&quot;https://github.com/citation-style-language/schema/raw/master/csl-citation.json&quot;} RNDVOrkacxHio"/>. As such, it is our goal to one day have SGCS perform practical tasks on real hardware.</text:p>
      <text:h text:style-name="P62" text:outline-level="1">Conclusion</text:h>
      <text:p text:style-name="P12">In all cases, the unbiased random walk demonstrated inferior performance. </text:p>
      <text:p text:style-name="P57" loext:marker-style-name="T39"><text:span text:style-name="T40">Reference</text:span><text:span text:style-name="T39">s</text:span></text:p>
      <text:p text:style-name="Style_20_10_20_pt_20_Justified">List of references, subsequent lines indented. Please, note that <text:span text:style-name="T38">all</text:span> references listed here must be directly cited in the body of the text. For example, “In [2] Smith has investigated…” (Use ReferencesCIT case for references).</text:p>
      <text:p text:style-name="Style_20_10_20_pt_20_Justified"/>
      <text:list text:style-name="WWNum13">
        <text:list-item>
          <text:p text:style-name="P37"><text:span text:style-name="T41">Brow</text:span>n, F., M. G. <text:span text:style-name="T41">Harri</text:span>s, A. N. <text:span text:style-name="T41">Othe</text:span>r. Name of paper. – In: Name(s) of Editor(s) (ed.), <text:span text:style-name="Subsection_20_Title_20_Char_20_Char"><text:span text:style-name="T2">Name of Book, </text:span></text:span>Publisher, Place of publication, Year, page numbers.</text:p>
        </text:list-item>
        <text:list-item>
          <text:p text:style-name="P51" loext:marker-style-name="T7"><text:span text:style-name="T6">Smit</text:span><text:span text:style-name="T2">h, S. E. </text:span><text:span text:style-name="Subsection_20_Title_20_Char_20_Char"><text:span text:style-name="T2">Name of Book</text:span></text:span><text:span text:style-name="T2">, page or chapter numbers if relevant. Publisher, Place of publication, Year.</text:span></text:p>
        </text:list-item>
        <text:list-item>
          <text:p text:style-name="P52" loext:marker-style-name="T2"><text:span text:style-name="T6">Smit</text:span><text:span text:style-name="T2">h, S. E., L. Q. </text:span><text:span text:style-name="T6">Jone</text:span><text:span text:style-name="T2">s. Name of Paper. – </text:span><text:span text:style-name="Subsection_20_Title_20_Char_20_Char"><text:span text:style-name="T2">Name of Journal,</text:span></text:span><text:span text:style-name="T2"> Vol. </text:span><text:span text:style-name="T8">5</text:span><text:span text:style-name="T2">, 2011 (Year), No 3 (number), page numbers.</text:span></text:p>
        </text:list-item>
      </text:list>
      <text:p text:style-name="Section_20_Title" loext:marker-style-name="T42"><text:span text:style-name="T42">Appendix A. </text:span><text:span text:style-name="T43">Heatmaps of area coverage with 0% failure chance</text:span></text:p>
      <text:p text:style-name="Section_20_Title" loext:marker-style-name="T42"><text:span text:style-name="T42">Appendix B. SECOND APPENDI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tarSymbol" svg:font-family="Star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en" fo:country="GB"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ab-stops>
          <style:tab-stop style:position="1.27cm"/>
          <style:tab-stop style:position="2.54cm"/>
        </style:tab-stops>
      </style:paragraph-properties>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orphans="0" fo:widows="0" fo:keep-with-next="always"/>
      <style:text-properties fo:font-size="20pt" style:font-size-asian="20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style:border-line-width="0.03cm 0.03cm 0.03cm" fo:padding="0cm" fo:border="2.55pt double #000000" style:shadow="none" fo:keep-with-next="always"/>
      <style:text-properties fo:font-size="24pt" fo:font-weight="bold" style:font-size-asian="24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8pt" style:font-size-asian="18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ab-stops>
          <style:tab-stop style:position="16.027cm" style:type="right" style:leader-style="dotted" style:leader-text="."/>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padding="0cm" fo:border="0.85pt solid #000000" style:shadow="non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ab-stops>
          <style:tab-stop style:position="-2.048cm"/>
          <style:tab-stop style:position="-1.27cm"/>
          <style:tab-stop style:position="0cm"/>
          <style:tab-stop style:position="0.635cm"/>
          <style:tab-stop style:position="1.556cm"/>
          <style:tab-stop style:position="2.508cm"/>
          <style:tab-stop style:position="3.81cm"/>
        </style:tab-stops>
      </style:paragraph-properties>
      <style:text-properties fo:font-size="10pt" fo:font-weight="bold" style:font-size-asian="10pt" style:font-weight-asian="bold"/>
    </style:style>
    <style:style style:name="Heading_20_7" style:display-name="Heading 7" style:family="paragraph" style:parent-style-name="Standard" style:next-style-name="Standard" style:default-outline-level="7" style:list-style-name="" style:class="text">
      <style:paragraph-properties fo:margin-top="0.212cm" fo:margin-bottom="0.212cm" style:contextual-spacing="false" fo:text-align="center" style:justify-single-word="false" fo:keep-with-next="always">
        <style:tab-stops>
          <style:tab-stop style:position="-2.048cm"/>
          <style:tab-stop style:position="-1.27cm"/>
          <style:tab-stop style:position="0cm"/>
          <style:tab-stop style:position="0.635cm"/>
          <style:tab-stop style:position="1.588cm"/>
        </style:tab-stops>
      </style:paragraph-properties>
      <style:text-properties fo:font-size="10pt" fo:font-weight="bold" style:font-size-asian="10pt" style:font-weight-asian="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ab-stops>
          <style:tab-stop style:position="-2.048cm"/>
          <style:tab-stop style:position="-1.27cm"/>
          <style:tab-stop style:position="0cm"/>
          <style:tab-stop style:position="0.635cm"/>
          <style:tab-stop style:position="1.556cm"/>
          <style:tab-stop style:position="2.508cm"/>
          <style:tab-stop style:position="3.81cm"/>
        </style:tab-stops>
      </style:paragraph-properties>
      <style:text-properties style:font-name="Arial Narrow" fo:font-family="'Arial Narrow'" style:font-family-generic="roman" style:font-pitch="variable" fo:font-size="26pt" fo:font-weight="bold" style:font-size-asian="2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ab-stops>
          <style:tab-stop style:position="0.25cm"/>
          <style:tab-stop style:position="0.751cm"/>
          <style:tab-stop style:position="4.725cm"/>
          <style:tab-stop style:position="6.757cm"/>
          <style:tab-stop style:position="8.789cm"/>
          <style:tab-stop style:position="10.821cm"/>
          <style:tab-stop style:position="12.853cm"/>
          <style:tab-stop style:position="14.885cm"/>
          <style:tab-stop style:position="16.917cm"/>
        </style:tab-stops>
      </style:paragraph-properties>
      <style:text-properties fo:font-size="16pt" fo:font-weight="bold" style:font-size-asian="16pt" style:font-weight-asian="bold"/>
    </style:style>
    <style:style style:name="Body_20_Text_20_2" style:display-name="Body Text 2" style:family="paragraph" style:parent-style-name="Standard">
      <style:paragraph-properties fo:text-align="justify" style:justify-single-word="false">
        <style:tab-stops>
          <style:tab-stop style:position="-2.54cm"/>
          <style:tab-stop style:position="-1.27cm"/>
          <style:tab-stop style:position="0cm"/>
          <style:tab-stop style:position="0.579cm"/>
          <style:tab-stop style:position="2.54cm"/>
        </style:tab-stops>
      </style:paragraph-properties>
      <style:text-properties fo:color="#ff0000" loext:opacity="100%" style:text-underline-style="solid" style:text-underline-width="auto" style:text-underline-color="font-color" fo:font-weight="bold" style:font-weight-asian="bold"/>
    </style:style>
    <style:style style:name="Body_20_Text_20_3" style:display-name="Body Text 3" style:family="paragraph" style:parent-style-name="Standard">
      <style:paragraph-properties fo:text-align="justify" style:justify-single-word="false">
        <style:tab-stops>
          <style:tab-stop style:position="1.27cm"/>
          <style:tab-stop style:position="2.54cm"/>
        </style:tab-stops>
      </style:paragraph-properties>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_5f_" style:display-name="_" style:family="paragraph" style:parent-style-name="Standard">
      <style:paragraph-properties fo:margin-left="1.556cm" fo:margin-right="0cm" fo:orphans="0" fo:widows="0" fo:text-indent="-0.921cm" style:auto-text-indent="false"/>
      <style:text-properties fo:language="en" fo:country="US"/>
    </style:style>
    <style:style style:name="Text_20_body_20_indent" style:display-name="Text body indent" style:family="paragraph" style:parent-style-name="Standard" style:class="text">
      <style:paragraph-properties fo:margin-left="0.501cm" fo:margin-right="0cm" fo:text-indent="-0.25cm" style:auto-text-indent="false">
        <style:tab-stops>
          <style:tab-stop style:position="0.25cm"/>
          <style:tab-stop style:position="0.751cm"/>
          <style:tab-stop style:position="4.725cm"/>
          <style:tab-stop style:position="6.757cm"/>
          <style:tab-stop style:position="8.789cm"/>
          <style:tab-stop style:position="10.821cm"/>
          <style:tab-stop style:position="12.853cm"/>
          <style:tab-stop style:position="14.885cm"/>
          <style:tab-stop style:position="16.917cm"/>
        </style:tab-stops>
      </style:paragraph-properties>
      <style:text-properties fo:font-size="7pt" fo:font-style="italic" style:font-size-asian="7pt" style:font-style-asian="italic"/>
    </style:style>
    <style:style style:name="Body_20_Text_20_Indent_20_2" style:display-name="Body Text Indent 2" style:family="paragraph" style:parent-style-name="Standard">
      <style:paragraph-properties fo:margin-left="0.25cm" fo:margin-right="0cm" fo:text-indent="0cm" style:auto-text-indent="false">
        <style:tab-stops>
          <style:tab-stop style:position="0.25cm"/>
          <style:tab-stop style:position="0.751cm"/>
          <style:tab-stop style:position="4.725cm"/>
          <style:tab-stop style:position="6.757cm"/>
          <style:tab-stop style:position="8.789cm"/>
          <style:tab-stop style:position="10.821cm"/>
          <style:tab-stop style:position="12.853cm"/>
          <style:tab-stop style:position="14.885cm"/>
          <style:tab-stop style:position="16.917cm"/>
        </style:tab-stops>
      </style:paragraph-properties>
      <style:text-properties fo:font-size="7pt" fo:font-style="italic" style:font-size-asian="7pt" style:font-style-asian="italic"/>
    </style:style>
    <style:style style:name="Body_20_Text_20_Indent_20_3" style:display-name="Body Text Indent 3" style:family="paragraph" style:parent-style-name="Standard">
      <style:paragraph-properties fo:margin-left="0.25cm" fo:margin-right="0cm" fo:text-indent="-0.25cm" style:auto-text-indent="false">
        <style:tab-stops>
          <style:tab-stop style:position="0.25cm"/>
          <style:tab-stop style:position="0.751cm"/>
          <style:tab-stop style:position="4.725cm"/>
          <style:tab-stop style:position="6.757cm"/>
          <style:tab-stop style:position="8.789cm"/>
          <style:tab-stop style:position="10.821cm"/>
          <style:tab-stop style:position="12.853cm"/>
          <style:tab-stop style:position="14.885cm"/>
          <style:tab-stop style:position="16.917cm"/>
        </style:tab-stops>
      </style:paragraph-properties>
      <style:text-properties fo:font-size="7pt" style:font-size-asian="7pt"/>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Indent" style:display-name="Body Text Indent" style:family="paragraph" style:parent-style-name="Text_20_body">
      <style:paragraph-properties fo:margin-left="0cm" fo:margin-right="0cm" fo:margin-top="0cm" fo:margin-bottom="0.212cm" style:contextual-spacing="false" fo:text-align="start" style:justify-single-word="false" fo:text-indent="0.37cm" style:auto-text-indent="false">
        <style:tab-stops/>
      </style:paragraph-properties>
    </style:style>
    <style:style style:name="Body_20_Text_20_First_20_Indent_20_2" style:display-name="Body Text First Indent 2" style:family="paragraph" style:parent-style-name="Text_20_body_20_indent">
      <style:paragraph-properties fo:margin-left="0.499cm" fo:margin-right="0cm" fo:margin-top="0cm" fo:margin-bottom="0.212cm" style:contextual-spacing="false" fo:text-indent="0.37cm" style:auto-text-indent="false">
        <style:tab-stops/>
      </style:paragraph-properties>
      <style:text-properties fo:font-size="12pt" fo:font-style="normal" style:font-size-asian="12pt" style:font-style-asian="normal"/>
    </style:style>
    <style:style style:name="caption" style:family="paragraph" style:parent-style-name="Standard" style:next-style-name="Standard">
      <style:paragraph-properties fo:margin-top="0.212cm" fo:margin-bottom="0.212cm" style:contextual-spacing="false"/>
      <style:text-properties fo:font-weight="bold" style:font-weight-asian="bold"/>
    </style:style>
    <style:style style:name="Closing" style:family="paragraph" style:parent-style-name="Standard">
      <style:paragraph-properties fo:margin-left="7.5cm" fo:margin-right="0cm" fo:text-indent="0cm" style:auto-text-indent="false"/>
    </style:style>
    <style:style style:name="annotation_20_text" style:display-name="annotation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Endnote" style:family="paragraph" style:parent-style-name="Standard" style:class="extra">
      <style:text-properties fo:font-size="10pt" style:font-size-asian="10pt"/>
    </style:style>
    <style:style style:name="envelope_20_address" style:display-name="envelope address" style:family="paragraph" style:parent-style-name="Standard">
      <style:paragraph-properties fo:margin-left="5.08cm" fo:margin-right="0cm" fo:text-indent="0cm" style:auto-text-indent="false"/>
      <style:text-properties style:font-name="Arial" fo:font-family="Arial" style:font-family-generic="roman" style:font-pitch="variable"/>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auto-update="true">
      <style:paragraph-properties fo:margin-left="0.423cm" fo:margin-right="0cm" fo:text-indent="-0.423cm" style:auto-text-indent="false"/>
    </style:style>
    <style:style style:name="index_20_2" style:display-name="index 2" style:family="paragraph" style:parent-style-name="Standard" style:next-style-name="Standard" style:auto-update="true">
      <style:paragraph-properties fo:margin-left="0.847cm" fo:margin-right="0cm" fo:text-indent="-0.423cm" style:auto-text-indent="false"/>
    </style:style>
    <style:style style:name="index_20_3" style:display-name="index 3" style:family="paragraph" style:parent-style-name="Standard" style:next-style-name="Standard" style:auto-update="true">
      <style:paragraph-properties fo:margin-left="1.27cm" fo:margin-right="0cm" fo:text-indent="-0.423cm" style:auto-text-indent="false"/>
    </style:style>
    <style:style style:name="index_20_4" style:display-name="index 4" style:family="paragraph" style:parent-style-name="Standard" style:next-style-name="Standard" style:auto-update="true">
      <style:paragraph-properties fo:margin-left="1.693cm" fo:margin-right="0cm" fo:text-indent="-0.423cm" style:auto-text-indent="false"/>
    </style:style>
    <style:style style:name="index_20_5" style:display-name="index 5" style:family="paragraph" style:parent-style-name="Standard" style:next-style-name="Standard" style:auto-update="true">
      <style:paragraph-properties fo:margin-left="2.117cm" fo:margin-right="0cm" fo:text-indent="-0.423cm" style:auto-text-indent="false"/>
    </style:style>
    <style:style style:name="index_20_6" style:display-name="index 6" style:family="paragraph" style:parent-style-name="Standard" style:next-style-name="Standard" style:auto-update="true">
      <style:paragraph-properties fo:margin-left="2.54cm" fo:margin-right="0cm" fo:text-indent="-0.423cm" style:auto-text-indent="false"/>
    </style:style>
    <style:style style:name="index_20_7" style:display-name="index 7" style:family="paragraph" style:parent-style-name="Standard" style:next-style-name="Standard" style:auto-update="true">
      <style:paragraph-properties fo:margin-left="2.963cm" fo:margin-right="0cm" fo:text-indent="-0.423cm" style:auto-text-indent="false"/>
    </style:style>
    <style:style style:name="index_20_8" style:display-name="index 8" style:family="paragraph" style:parent-style-name="Standard" style:next-style-name="Standard" style:auto-update="true">
      <style:paragraph-properties fo:margin-left="3.387cm" fo:margin-right="0cm" fo:text-indent="-0.423cm" style:auto-text-indent="false"/>
    </style:style>
    <style:style style:name="index_20_9" style:display-name="index 9" style:family="paragraph" style:parent-style-name="Standard" style:next-style-name="Standard" style:auto-update="true">
      <style:paragraph-properties fo:margin-left="3.81cm" fo:margin-right="0cm" fo:text-indent="-0.423cm" style:auto-text-indent="false"/>
    </style:style>
    <style:style style:name="index_20_heading" style:display-name="index heading" style:family="paragraph" style:parent-style-name="Standard" style:next-style-name="index_20_1">
      <style:text-properties style:font-name="Arial" fo:font-family="Arial" style:font-family-generic="roman" style:font-pitch="variable" fo:font-weight="bold" style:font-weight-asian="bold"/>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auto-update="true" style:list-style-name="WWNum1"/>
    <style:style style:name="List_20_Bullet_20_2" style:display-name="List Bullet 2" style:family="paragraph" style:parent-style-name="Standard" style:auto-update="true" style:list-style-name="WWNum2"/>
    <style:style style:name="List_20_Bullet_20_3" style:display-name="List Bullet 3" style:family="paragraph" style:parent-style-name="Standard" style:auto-update="true" style:list-style-name="WWNum3"/>
    <style:style style:name="List_20_Bullet_20_4" style:display-name="List Bullet 4" style:family="paragraph" style:parent-style-name="Standard" style:auto-update="true" style:list-style-name="WWNum4"/>
    <style:style style:name="List_20_Bullet_20_5" style:display-name="List Bullet 5" style:family="paragraph" style:parent-style-name="Standard" style:auto-update="true" style:list-style-name="WWNum5"/>
    <style:style style:name="List_20_Continue" style:display-name="List Continue" style:family="paragraph" style:parent-style-name="Standard">
      <style:paragraph-properties fo:margin-left="0.499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style:contextual-spacing="false" fo:text-indent="0cm" style:auto-text-indent="false"/>
    </style:style>
    <style:style style:name="List_20_Number" style:display-name="List Number" style:family="paragraph" style:parent-style-name="Standard" style:list-style-name="WWNum6"/>
    <style:style style:name="List_20_Number_20_2" style:display-name="List Number 2" style:family="paragraph" style:parent-style-name="Standard" style:list-style-name="WWNum7"/>
    <style:style style:name="List_20_Number_20_3" style:display-name="List Number 3" style:family="paragraph" style:parent-style-name="Standard" style:list-style-name="WWNum8"/>
    <style:style style:name="List_20_Number_20_4" style:display-name="List Number 4" style:family="paragraph" style:parent-style-name="Standard" style:list-style-name="WWNum9"/>
    <style:style style:name="List_20_Number_20_5" style:display-name="List Number 5" style:family="paragraph" style:parent-style-name="Standard" style:list-style-name="WWNum10"/>
    <style:style style:name="macro" style:family="paragraph">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1" fo:font-family="'Courier New'" style:font-family-generic="roman" style:font-pitch="variable" fo:language="en" fo:country="GB"/>
    </style:style>
    <style:style style:name="Message_20_Header" style:display-name="Message Header" style:family="paragraph" style:parent-style-name="Standard">
      <loext:graphic-properties draw:fill="solid" draw:fill-color="#cccccc"/>
      <style:paragraph-properties fo:margin-left="2cm" fo:margin-right="0cm" fo:text-indent="-2cm" style:auto-text-indent="false" fo:background-color="#cccccc" fo:padding="0.035cm" fo:border="0.74pt solid #000000" style:shadow="none"/>
      <style:text-properties style:font-name="Arial" fo:font-family="Arial" style:font-family-generic="roman" style:font-pitch="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family="'Courier New'" style:font-family-generic="roman" style:font-pitch="variable" fo:font-size="10pt" style:font-size-asian="10pt"/>
    </style:style>
    <style:style style:name="Salutation" style:family="paragraph" style:parent-style-name="Standard" style:next-style-name="Standard" style:class="text"/>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class="index">
      <style:paragraph-properties fo:margin-left="3.387cm" fo:margin-right="0cm" fo:text-indent="0cm" style:auto-text-indent="false"/>
    </style:style>
    <style:style style:name="Section" style:family="paragraph" style:parent-style-name="Standard">
      <style:paragraph-properties fo:margin-top="0.212cm" fo:margin-bottom="0.212cm" style:contextual-spacing="false" fo:text-align="center" style:justify-single-word="false"/>
      <style:text-properties fo:font-size="10pt" style:font-size-asian="10pt"/>
    </style:style>
    <style:style style:name="Section_20_Title" style:display-name="Section Title" style:family="paragraph" style:parent-style-name="Standard" loext:linked-style-name="Section_20_Title_20_Char" style:auto-update="true">
      <style:paragraph-properties fo:margin-top="0.635cm" fo:margin-bottom="0.423cm" style:contextual-spacing="false" style:snap-to-layout-grid="false"/>
      <style:text-properties fo:font-size="13pt" style:font-size-asian="13pt" style:font-size-complex="13pt"/>
    </style:style>
    <style:style style:name="Subsection_20_Title" style:display-name="Subsection Title" style:family="paragraph" style:parent-style-name="Standard" loext:linked-style-name="Subsection_20_Title_20_Char_20_Char" style:auto-update="true">
      <style:paragraph-properties fo:text-align="justify" style:justify-single-word="false"/>
      <style:text-properties fo:font-size="11pt" style:font-size-asian="11pt" style:font-size-complex="11pt"/>
    </style:style>
    <style:style style:name="Style_20_Justified_20_Left_3a__20__20_0_20_cm_20_Hanging_3a__20__20_0.63_20_cm" style:display-name="Style Justified Left:  0 cm Hanging:  0.63 cm" style:family="paragraph" style:parent-style-name="Standard" loext:linked-style-name="Style_20_Justified_20_Left_3a__20__20_0_20_cm_20_Hanging_3a__20__20_0.63_20_cm_20_Char" style:auto-update="true">
      <style:paragraph-properties fo:margin-left="0.63cm" fo:margin-right="0cm" fo:margin-top="0.141cm" fo:margin-bottom="0.141cm" style:contextual-spacing="false" fo:text-align="justify" style:justify-single-word="false" fo:text-indent="-0.63cm" style:auto-text-indent="false" style:snap-to-layout-grid="false"/>
      <style:text-properties fo:font-size="10pt" style:font-size-asian="10pt"/>
    </style:style>
    <style:style style:name="Style_20_Style_20_10_20_pt_20_Italic_20__2b_" style:display-name="Style Style 10 pt Italic +" style:family="paragraph" style:parent-style-name="Subsection_20_Title" loext:linked-style-name="Style_20_Style_20_10_20_pt_20_Italic_20__2b__20_Char" style:auto-update="true">
      <style:paragraph-properties fo:margin-top="0.106cm" fo:margin-bottom="0.212cm" style:contextual-spacing="false" fo:text-align="center" style:justify-single-word="false" style:snap-to-layout-grid="false"/>
      <style:text-properties fo:font-size="9pt" style:font-size-asian="9pt" style:font-size-complex="9pt" style:font-style-complex="italic"/>
    </style:style>
    <style:style style:name="Style_20_10_20_pt_20_Justified" style:display-name="Style 10 pt Justified" style:family="paragraph" style:parent-style-name="Standard" loext:linked-style-name="Style_20_10_20_pt_20_Justified_20_Char" style:auto-update="true">
      <style:paragraph-properties fo:text-align="justify" style:justify-single-word="false" style:snap-to-layout-grid="false"/>
      <style:text-properties fo:font-size="11pt" style:font-size-asian="11pt" style:font-size-complex="11pt" style:font-style-complex="italic"/>
    </style:style>
    <style:style style:name="Author_20_address" style:display-name="Author address" style:family="paragraph" style:parent-style-name="Style_20_Style_20_10_20_pt_20_Italic_20__2b_" loext:linked-style-name="Author_20_address_20_Char" style:auto-update="true">
      <style:paragraph-properties fo:margin-top="0cm" fo:margin-bottom="0cm" style:contextual-spacing="false" fo:text-align="justify" style:justify-single-word="false"/>
    </style:style>
    <style:style style:name="Paper_20_Title" style:display-name="Paper Title" style:family="paragraph" style:parent-style-name="Standard" style:auto-update="true">
      <style:paragraph-properties fo:margin-left="0cm" fo:margin-right="0.75cm" fo:margin-top="0cm" fo:margin-bottom="0.423cm" style:contextual-spacing="false" fo:text-align="center" style:justify-single-word="false" fo:text-indent="0cm" style:auto-text-indent="false" style:snap-to-layout-grid="false"/>
      <style:text-properties fo:font-size="14pt" fo:font-weight="bold" style:font-size-asian="14pt" style:font-weight-asian="bold" style:font-size-complex="14pt"/>
    </style:style>
    <style:style style:name="Style_20_10_20_pt_20_Bold_20_Centered_20_Left_3a__20__20_1.5_20_cm_20_Right_3a__20__20_1.55_20_cm" style:display-name="Style 10 pt Bold Centered Left:  1.5 cm Right:  1.55 cm" style:family="paragraph" style:parent-style-name="Standard" loext:linked-style-name="Style_20_10_20_pt_20_Bold_20_Centered_20_Left_3a__20__20_1.5_20_cm_20_Right_3a__20__20_1.55_20_cm_20_Char" style:auto-update="true">
      <style:paragraph-properties fo:margin-top="0.423cm" fo:margin-bottom="0.212cm" style:contextual-spacing="false" fo:text-align="justify" style:justify-single-word="false"/>
      <style:text-properties fo:font-size="13pt" fo:font-style="italic" style:font-size-asian="13pt" style:font-style-asian="italic" style:font-size-complex="13pt" style:font-weight-complex="bold"/>
    </style:style>
    <style:style style:name="Table_20_Caption" style:display-name="Table Caption" style:family="paragraph" style:parent-style-name="Standard" style:auto-update="true">
      <style:paragraph-properties fo:text-align="center" style:justify-single-word="false"/>
      <style:text-properties fo:font-size="9pt" style:font-size-asian="9pt"/>
    </style:style>
    <style:style style:name="Figure_20_caption" style:display-name="Figure caption" style:family="paragraph" style:parent-style-name="Standard">
      <style:paragraph-properties fo:margin-left="0.501cm" fo:margin-right="0cm" fo:text-align="justify" style:justify-single-word="false" fo:text-indent="-0.501cm" style:auto-text-indent="false"/>
      <style:text-properties fo:font-size="10pt" style:font-size-asian="10pt"/>
    </style:style>
    <style:style style:name="Abstract" style:family="paragraph" style:parent-style-name="Standard" style:next-style-name="Standard" loext:linked-style-name="Abstract_20_Char">
      <style:paragraph-properties fo:margin-left="0cm" fo:margin-right="0cm" fo:margin-top="0.035cm" fo:margin-bottom="0cm" style:contextual-spacing="false" fo:text-align="justify" style:justify-single-word="false" fo:text-indent="0.356cm" style:auto-text-indent="false"/>
      <style:text-properties fo:font-size="9pt" fo:language="en" fo:country="US" fo:font-weight="bold" style:font-size-asian="9pt" style:font-weight-asian="bold" style:font-size-complex="9pt" style:font-weight-complex="bold"/>
    </style:style>
    <style:style style:name="Text" style:family="paragraph" style:parent-style-name="Style_20_10_20_pt_20_Justified" loext:linked-style-name="Text_20_Char" style:class="extra"/>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text-properties fo:font-size="10pt" fo:language="en" fo:country="US" style:font-size-asian="10pt"/>
    </style:style>
    <style:style style:name="Style_20_Abstract_20__2b__20_10_20_pt" style:display-name="Style Abstract + 10 pt" style:family="paragraph" style:parent-style-name="Abstract" loext:linked-style-name="Style_20_Abstract_20__2b__20_10_20_pt_20_Char">
      <style:paragraph-properties fo:margin-left="0cm" fo:margin-right="0cm" fo:margin-top="0.141cm" fo:margin-bottom="0.141cm" style:contextual-spacing="false" fo:text-indent="0.36cm" style:auto-text-indent="false"/>
      <style:text-properties fo:font-size="10pt" style:font-size-asian="10pt"/>
    </style:style>
    <style:style style:name="Style_20_Abstract_20__2b__20_Left_3a__20__20_1.5_20_cm_20_First_20_line_3a__20__20_0_20_cm_20_Right_3a__20__20_1.55_20_cm..." style:display-name="Style Abstract + Left:  1.5 cm First line:  0 cm Right:  1.55 cm..." style:family="paragraph" style:parent-style-name="Abstract" loext:linked-style-name="Style_20_Abstract_20__2b__20_Left_3a__20__20_1.5_20_cm_20_First_20_line_3a__20__20_0_20_cm_20_Right_3a__20__20_1.55_20_cm..._20_Char">
      <style:paragraph-properties fo:margin-left="1.501cm" fo:margin-right="1.55cm" fo:margin-top="0.141cm" fo:margin-bottom="0.141cm" style:contextual-spacing="false" fo:text-indent="0cm" style:auto-text-indent="false" fo:padding-left="0cm" fo:padding-right="0cm" fo:padding-top="0.035cm" fo:padding-bottom="0.035cm" fo:border-left="none" fo:border-right="none" fo:border-top="0.51pt solid #000000" fo:border-bottom="0.51pt solid #000000" style:snap-to-layout-grid="false"/>
      <style:text-properties style:font-size-complex="10pt"/>
    </style:style>
    <style:style style:name="Style_20_Style_20_Abstract_20__2b__20_Left_3a__20__20_1.5_20_cm_20_First_20_line_3a__20__20_0_20_cm_20_Right_3a__20__20_1.55..." style:display-name="Style Style Abstract + Left:  1.5 cm First line:  0 cm Right:  1.55..." style:family="paragraph" style:parent-style-name="Style_20_Abstract_20__2b__20_Left_3a__20__20_1.5_20_cm_20_First_20_line_3a__20__20_0_20_cm_20_Right_3a__20__20_1.55_20_cm..." loext:linked-style-name="Style_20_Style_20_Abstract_20__2b__20_Left_3a__20__20_1.5_20_cm_20_First_20_line_3a__20__20_0_20_cm_20_Right_3a__20__20_1.55..._20_Char">
      <style:paragraph-properties fo:padding-left="0cm" fo:padding-right="0cm" fo:padding-top="0.141cm" fo:padding-bottom="0.141cm" fo:border-left="none" fo:border-right="none" fo:border-top="0.51pt solid #000000" fo:border-bottom="0.51pt solid #000000"/>
    </style:style>
    <style:style style:name="TitleCIT" style:family="paragraph" style:parent-style-name="Standard" loext:linked-style-name="TitleCIT_20_Char">
      <style:paragraph-properties fo:margin-left="0cm" fo:margin-right="0.748cm" fo:text-align="justify" style:justify-single-word="false" fo:text-indent="0cm" style:auto-text-indent="false">
        <style:tab-stops>
          <style:tab-stop style:position="-1.93cm"/>
        </style:tab-stops>
      </style:paragraph-properties>
      <style:text-properties fo:font-size="14pt" style:font-size-asian="14pt" style:font-size-complex="14pt"/>
    </style:style>
    <style:style style:name="AuthorsCIT" style:family="paragraph" style:parent-style-name="Style_20_10_20_pt_20_Bold_20_Centered_20_Left_3a__20__20_1.5_20_cm_20_Right_3a__20__20_1.55_20_cm" loext:linked-style-name="AuthorsCIT_20_Char"/>
    <style:style style:name="Institutes-and-Emails" style:family="paragraph" style:parent-style-name="Author_20_address" loext:linked-style-name="Institutes-and-Emails_20_Char1">
      <style:text-properties fo:font-style="italic" style:font-style-asian="italic"/>
    </style:style>
    <style:style style:name="Style1" style:family="paragraph" style:parent-style-name="Style_20_Style_20_Abstract_20__2b__20_Left_3a__20__20_1.5_20_cm_20_First_20_line_3a__20__20_0_20_cm_20_Right_3a__20__20_1.55..." loext:linked-style-name="Style1_20_Char">
      <style:paragraph-properties fo:margin-left="0cm" fo:margin-right="0cm" fo:margin-top="0.423cm" fo:margin-bottom="0.212cm" style:contextual-spacing="false" fo:text-indent="0cm" style:auto-text-indent="false" fo:padding="0cm" fo:border="none"/>
      <style:text-properties fo:font-size="11pt" fo:font-style="italic" fo:font-weight="normal" style:font-size-asian="11pt" style:font-style-asian="italic" style:font-weight-asian="normal" style:font-size-complex="11pt"/>
    </style:style>
    <style:style style:name="KeywordsCIT" style:family="paragraph" style:parent-style-name="Style_20_Style_20_Abstract_20__2b__20_Left_3a__20__20_1.5_20_cm_20_First_20_line_3a__20__20_0_20_cm_20_Right_3a__20__20_1.55..." loext:linked-style-name="KeywordsCIT_20_Char">
      <style:paragraph-properties fo:margin-left="0cm" fo:margin-right="0cm" fo:margin-top="0cm" fo:margin-bottom="0cm" style:contextual-spacing="false" fo:text-indent="0cm" style:auto-text-indent="false" fo:padding="0cm" fo:border="none"/>
      <style:text-properties fo:font-size="11pt" fo:font-style="italic" fo:font-weight="normal" style:font-size-asian="11pt" style:font-style-asian="italic" style:font-weight-asian="normal" style:font-size-complex="11pt"/>
    </style:style>
    <style:style style:name="Subtitle1CIT" style:family="paragraph" style:parent-style-name="Section_20_Title" loext:linked-style-name="Subtitle1CIT_20_Char" style:default-outline-level="1"/>
    <style:style style:name="TextAfterSubtitleCIT" style:family="paragraph" style:parent-style-name="Text" loext:linked-style-name="TextAfterSubtitleCIT_20_Char"/>
    <style:style style:name="TextCIT" style:family="paragraph" style:parent-style-name="Text" loext:linked-style-name="TextCIT_20_Char">
      <style:paragraph-properties fo:margin-left="0cm" fo:margin-right="0cm" fo:text-indent="0.801cm" style:auto-text-indent="false"/>
    </style:style>
    <style:style style:name="Subtitle2CIT" style:family="paragraph" style:parent-style-name="Subsection_20_Title" loext:linked-style-name="Subtitle2CIT_20_Char" style:default-outline-level="2"/>
    <style:style style:name="AuthorAdressesCIT" style:family="paragraph" style:parent-style-name="Institutes-and-Emails" loext:linked-style-name="AuthorAdressesCIT_20_Char">
      <style:paragraph-properties fo:text-align="start" style:justify-single-word="false"/>
    </style:style>
    <style:style style:name="AbstractCIT" style:family="paragraph" style:parent-style-name="Style1" loext:linked-style-name="AbstractCIT_20_Char"/>
    <style:style style:name="NumberingCIT" style:family="paragraph" style:parent-style-name="Standard" loext:linked-style-name="NumberingCIT_20_Char" style:list-style-name="WWNum15">
      <style:paragraph-properties fo:margin-left="0cm" fo:margin-right="0cm" fo:text-align="justify" style:justify-single-word="false" fo:text-indent="0.801cm" style:auto-text-indent="false"/>
      <style:text-properties fo:font-size="11pt" style:font-size-asian="11pt" style:font-size-complex="11pt"/>
    </style:style>
    <style:style style:name="BulletsCIT" style:family="paragraph" style:parent-style-name="Standard" loext:linked-style-name="BulletsCIT_20_Char" style:list-style-name="WWNum16">
      <style:paragraph-properties fo:margin-left="0cm" fo:margin-right="0cm" fo:text-align="justify" style:justify-single-word="false" fo:text-indent="0.801cm" style:auto-text-indent="false"/>
      <style:text-properties fo:font-size="11pt" style:font-size-asian="11pt" style:font-size-complex="11pt"/>
    </style:style>
    <style:style style:name="ReferencesCIT" style:family="paragraph" style:parent-style-name="Standard" loext:linked-style-name="ReferencesCIT_20_Char" style:list-style-name="WWNum13">
      <style:paragraph-properties fo:margin-left="1.199cm" fo:margin-right="0cm" fo:text-align="justify" style:justify-single-word="false" fo:text-indent="-1.199cm" style:auto-text-indent="false">
        <style:tab-stops>
          <style:tab-stop style:position="-2.048cm"/>
          <style:tab-stop style:position="-1.27cm"/>
          <style:tab-stop style:position="0cm"/>
          <style:tab-stop style:position="0.494cm"/>
          <style:tab-stop style:position="2.54cm"/>
        </style:tab-stops>
      </style:paragraph-properties>
      <style:text-properties fo:font-size="9pt" style:font-size-asian="9pt" style:font-size-complex="9pt"/>
    </style:style>
    <style:style style:name="Char2" style:family="paragraph" style:parent-style-name="Standard">
      <style:paragraph-properties>
        <style:tab-stops>
          <style:tab-stop style:position="1.251cm"/>
        </style:tab-stops>
      </style:paragraph-properties>
      <style:text-properties style:font-name="Tahoma" fo:font-family="Tahoma" style:font-family-generic="roman" style:font-pitch="variable" fo:language="pl" fo:country="PL" style:language-asian="pl" style:country-asian="PL"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ubsection_20_Title_20_Char_20_Char" style:display-name="Subsection Title Char Char" style:family="text" loext:linked-style-name="Subsection_20_Title">
      <style:text-properties fo:font-size="11pt" fo:language="en" fo:country="GB" style:font-size-asian="11pt" style:font-size-complex="11pt"/>
    </style:style>
    <style:style style:name="Style_20_10_20_pt_20_Justified_20_Char" style:display-name="Style 10 pt Justified Char" style:family="text" loext:linked-style-name="Style_20_10_20_pt_20_Justified">
      <style:text-properties fo:font-size="11pt" fo:language="en" fo:country="GB" style:font-size-asian="11pt" style:font-size-complex="11pt" style:font-style-complex="italic"/>
    </style:style>
    <style:style style:name="Style_20_Justified_20_Left_3a__20__20_0_20_cm_20_Hanging_3a__20__20_0.63_20_cm_20_Char" style:display-name="Style Justified Left:  0 cm Hanging:  0.63 cm Char" style:family="text" loext:linked-style-name="Style_20_Justified_20_Left_3a__20__20_0_20_cm_20_Hanging_3a__20__20_0.63_20_cm">
      <style:text-properties fo:language="en" fo:country="GB" style:language-asian="en" style:country-asian="US" style:language-complex="ar" style:country-complex="SA"/>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bstract_20_Char" style:display-name="Abstract Char" style:family="text" loext:linked-style-name="Abstrac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10_20_pt_20_Char" style:display-name="Style Abstract + 10 pt Char" style:family="text" style:parent-style-name="Abstract_20_Char" loext:linked-style-name="Style_20_Abstract_20__2b__20_10_20_p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TitleCIT_20_Char" style:display-name="TitleCIT Char" style:family="text" loext:linked-style-name="TitleCIT">
      <style:text-properties fo:font-size="14pt" fo:language="en" fo:country="GB" style:font-size-asian="14pt" style:font-size-complex="14pt"/>
    </style:style>
    <style:style style:name="Style_20_10_20_pt_20_Bold_20_Centered_20_Left_3a__20__20_1.5_20_cm_20_Right_3a__20__20_1.55_20_cm_20_Char" style:display-name="Style 10 pt Bold Centered Left:  1.5 cm Right:  1.55 cm Char" style:family="text" loext:linked-style-name="Style_20_10_20_pt_20_Bold_20_Centered_20_Left_3a__20__20_1.5_20_cm_20_Right_3a__20__20_1.55_20_cm">
      <style:text-properties fo:font-size="13pt" fo:language="en" fo:country="GB" fo:font-style="italic" style:font-size-asian="13pt" style:font-style-asian="italic" style:font-size-complex="13pt" style:font-weight-complex="bold"/>
    </style:style>
    <style:style style:name="AuthorsCIT_20_Char" style:display-name="AuthorsCIT Char" style:family="text" style:parent-style-name="Style_20_10_20_pt_20_Bold_20_Centered_20_Left_3a__20__20_1.5_20_cm_20_Right_3a__20__20_1.55_20_cm_20_Char" loext:linked-style-name="AuthorsCIT">
      <style:text-properties fo:font-size="13pt" fo:language="en" fo:country="GB" fo:font-style="italic" style:font-size-asian="13pt" style:font-style-asian="italic" style:font-size-complex="13pt" style:font-weight-complex="bold"/>
    </style:style>
    <style:style style:name="Style_20_Style_20_10_20_pt_20_Italic_20__2b__20_Char" style:display-name="Style Style 10 pt Italic + Char" style:family="text" loext:linked-style-name="Style_20_Style_20_10_20_pt_20_Italic_20__2b_">
      <style:text-properties fo:font-size="9pt" fo:language="en" fo:country="GB" style:font-size-asian="9pt" style:font-size-complex="9pt" style:font-style-complex="italic"/>
    </style:style>
    <style:style style:name="Author_20_address_20_Char" style:display-name="Author address Char" style:family="text" style:parent-style-name="Style_20_Style_20_10_20_pt_20_Italic_20__2b__20_Char" loext:linked-style-name="Author_20_address">
      <style:text-properties fo:font-size="9pt" fo:language="en" fo:country="GB" style:font-size-asian="9pt" style:font-size-complex="9pt" style:font-style-complex="italic"/>
    </style:style>
    <style:style style:name="Institutes-and-Emails_20_Char" style:display-name="Institutes-and-Emails Char" style:family="text" style:parent-style-name="Author_20_address_20_Char">
      <style:text-properties fo:font-size="9pt" fo:language="en" fo:country="GB" style:font-size-asian="9pt" style:font-size-complex="9pt" style:font-style-complex="italic"/>
    </style:style>
    <style:style style:name="Style_20_Abstract_20__2b__20_Left_3a__20__20_1.5_20_cm_20_First_20_line_3a__20__20_0_20_cm_20_Right_3a__20__20_1.55_20_cm..._20_Char" style:display-name="Style Abstract + Left:  1.5 cm First line:  0 cm Right:  1.55 cm... Char" style:family="text" style:parent-style-name="Abstract_20_Char" loext:linked-style-name="Style_20_Abstract_20__2b__20_Left_3a__20__20_1.5_20_cm_20_First_20_line_3a__20__20_0_20_cm_20_Right_3a__20__20_1.55_20_cm...">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Style_20_Abstract_20__2b__20_Left_3a__20__20_1.5_20_cm_20_First_20_line_3a__20__20_0_20_cm_20_Right_3a__20__20_1.55..._20_Char" style:display-name="Style Style Abstract + Left:  1.5 cm First line:  0 cm Right:  1.55... Char" style:family="text" style:parent-style-name="Style_20_Abstract_20__2b__20_Left_3a__20__20_1.5_20_cm_20_First_20_line_3a__20__20_0_20_cm_20_Right_3a__20__20_1.55_20_cm..._20_Char" loext:linked-style-name="Style_20_Style_20_Abstract_20__2b__20_Left_3a__20__20_1.5_20_cm_20_First_20_line_3a__20__20_0_20_cm_20_Right_3a__20__20_1.55...">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1_20_Char" style:display-name="Style1 Char" style:family="text" loext:linked-style-name="Style1">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KeywordsCIT_20_Char" style:display-name="KeywordsCIT Char" style:family="text" loext:linked-style-name="Keywords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Section_20_Title_20_Char" style:display-name="Section Title Char" style:family="text" loext:linked-style-name="Section_20_Title">
      <style:text-properties fo:font-size="13pt" fo:language="en" fo:country="GB" style:font-size-asian="13pt" style:font-size-complex="13pt"/>
    </style:style>
    <style:style style:name="Subtitle1CIT_20_Char" style:display-name="Subtitle1CIT Char" style:family="text" style:parent-style-name="Section_20_Title_20_Char" loext:linked-style-name="Subtitle1CIT">
      <style:text-properties fo:font-size="13pt" fo:language="en" fo:country="GB" style:font-size-asian="13pt" style:font-size-complex="13pt"/>
    </style:style>
    <style:style style:name="Text_20_Char" style:display-name="Text Char" style:family="text" style:parent-style-name="Style_20_10_20_pt_20_Justified_20_Char" loext:linked-style-name="Text">
      <style:text-properties fo:font-size="11pt" fo:language="en" fo:country="GB" style:font-size-asian="11pt" style:font-size-complex="11pt" style:font-style-complex="italic"/>
    </style:style>
    <style:style style:name="TextAfterSubtitleCIT_20_Char" style:display-name="TextAfterSubtitleCIT Char" style:family="text" style:parent-style-name="Text_20_Char" loext:linked-style-name="TextAfterSubtitleCIT">
      <style:text-properties fo:font-size="11pt" fo:language="en" fo:country="GB" style:font-size-asian="11pt" style:font-size-complex="11pt" style:font-style-complex="italic"/>
    </style:style>
    <style:style style:name="TextCIT_20_Char" style:display-name="TextCIT Char" style:family="text" style:parent-style-name="Text_20_Char" loext:linked-style-name="TextCIT">
      <style:text-properties fo:font-size="11pt" fo:language="en" fo:country="GB" style:font-size-asian="11pt" style:font-size-complex="11pt" style:font-style-complex="italic"/>
    </style:style>
    <style:style style:name="Subtitle2CIT_20_Char" style:display-name="Subtitle2CIT Char" style:family="text" style:parent-style-name="Subsection_20_Title_20_Char_20_Char" loext:linked-style-name="Subtitle2CIT">
      <style:text-properties fo:font-size="11pt" fo:language="en" fo:country="GB" style:font-size-asian="11pt" style:font-size-complex="11pt"/>
    </style:style>
    <style:style style:name="Institutes-and-Emails_20_Char1" style:display-name="Institutes-and-Emails Char1" style:family="text" loext:linked-style-name="Institutes-and-Emails">
      <style:text-properties fo:font-size="9pt" fo:language="en" fo:country="GB" fo:font-style="italic" style:font-size-asian="9pt" style:font-style-asian="italic" style:font-size-complex="9pt" style:font-style-complex="italic"/>
    </style:style>
    <style:style style:name="AuthorAdressesCIT_20_Char" style:display-name="AuthorAdressesCIT Char" style:family="text" style:parent-style-name="Institutes-and-Emails_20_Char1" loext:linked-style-name="AuthorAdressesCIT">
      <style:text-properties fo:font-size="9pt" fo:language="en" fo:country="GB" fo:font-style="italic" style:font-size-asian="9pt" style:font-style-asian="italic" style:font-size-complex="9pt" style:font-style-complex="italic"/>
    </style:style>
    <style:style style:name="AbstractCIT_20_Char" style:display-name="AbstractCIT Char" style:family="text" style:parent-style-name="Style1_20_Char" loext:linked-style-name="AbstractCIT">
      <style:text-properties fo:font-size="11pt" fo:language="en" fo:country="US" fo:font-style="italic" fo:font-weight="bold" style:font-size-asian="11pt" style:language-asian="en" style:country-asian="US" style:font-style-asian="italic" style:font-weight-asian="bold" style:font-size-complex="11pt" style:language-complex="ar" style:country-complex="SA" style:font-weight-complex="bold"/>
    </style:style>
    <style:style style:name="NumberingCIT_20_Char" style:display-name="NumberingCIT Char" style:family="text" loext:linked-style-name="NumberingCIT">
      <style:text-properties fo:font-size="11pt" fo:language="en" fo:country="GB" style:font-size-asian="11pt" style:font-size-complex="11pt"/>
    </style:style>
    <style:style style:name="BulletsCIT_20_Char" style:display-name="BulletsCIT Char" style:family="text" loext:linked-style-name="BulletsCIT">
      <style:text-properties fo:font-size="11pt" fo:language="en" fo:country="GB" style:font-size-asian="11pt" style:font-size-complex="11pt"/>
    </style:style>
    <style:style style:name="ReferencesCIT_20_Char" style:display-name="ReferencesCIT Char" style:family="text" loext:linked-style-name="ReferencesCIT">
      <style:text-properties fo:font-size="9pt" fo:language="en" fo:country="GB" style:font-size-asian="9pt" style:font-size-complex="9pt"/>
    </style:style>
    <style:style style:name="st1"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text-properties fo:font-weight="normal" style:font-weight-asian="normal"/>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5" style:display-name="ListLabel 7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6" style:display-name="ListLabel 7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7" style:display-name="ListLabel 7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8" style:display-name="ListLabel 7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79" style:display-name="ListLabel 7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0" style:display-name="ListLabel 8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1" style:display-name="ListLabel 8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2" style:display-name="ListLabel 8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3" style:display-name="ListLabel 8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4" style:display-name="ListLabel 8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5" style:display-name="ListLabel 8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6" style:display-name="ListLabel 8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7" style:display-name="ListLabel 8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8" style:display-name="ListLabel 8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89" style:display-name="ListLabel 8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0" style:display-name="ListLabel 9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1" style:display-name="ListLabel 91"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2" style:display-name="ListLabel 92"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3" style:display-name="ListLabel 93"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4" style:display-name="ListLabel 94"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5" style:display-name="ListLabel 95"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6" style:display-name="ListLabel 96"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7" style:display-name="ListLabel 97"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8" style:display-name="ListLabel 98"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99" style:display-name="ListLabel 99"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ListLabel_20_100" style:display-name="ListLabel 100" style:family="text">
      <style:text-properties fo:color="#000000" loext:opacity="1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loext:padding="0cm" loext:border="none"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Subtitle1CIT_20_Char" loext:num-list-format="%1%." style:num-suffix="." style:num-format="1">
        <style:list-level-properties text:list-level-position-and-space-mode="label-alignment">
          <style:list-level-label-alignment text:label-followed-by="space"/>
        </style:list-level-properties>
      </text:outline-level-style>
      <text:outline-level-style text:level="2" text:style-name="Subtitle2CIT_20_Char"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2" loext:num-list-format="%1%.%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1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4"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5" loext:num-list-format="%1%.%2%.%3%.%4%.%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ListLabel_20_16"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17" loext:num-list-format="%1%.%2%.%3%.%4%.%5%.%6%.%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ListLabel_20_1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9" loext:num-list-format="%1%.%2%.%3%.%4%.%5%.%6%.%7%.%8%.%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0.501cm" fo:text-indent="-1.199cm" fo:margin-left="1.199cm"/>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4" loext:num-list-format="%1%." style:num-suffix="." style:num-format="1">
        <style:list-level-properties text:list-level-position-and-space-mode="label-alignment">
          <style:list-level-label-alignment text:label-followed-by="listtab" fo:margin-left="1.032cm"/>
        </style:list-level-properties>
      </text:list-level-style-number>
      <text:list-level-style-number text:level="2" text:style-name="ListLabel_20_75" loext:num-list-format="%2%" style:num-format="a" style:num-letter-sync="true">
        <style:list-level-properties text:list-level-position-and-space-mode="label-alignment">
          <style:list-level-label-alignment text:label-followed-by="listtab" fo:margin-left="2.409cm"/>
        </style:list-level-properties>
      </text:list-level-style-number>
      <text:list-level-style-number text:level="3" text:style-name="ListLabel_20_76" loext:num-list-format="%3%" style:num-format="i">
        <style:list-level-properties text:list-level-position-and-space-mode="label-alignment">
          <style:list-level-label-alignment text:label-followed-by="listtab" fo:margin-left="3.679cm"/>
        </style:list-level-properties>
      </text:list-level-style-number>
      <text:list-level-style-number text:level="4" text:style-name="ListLabel_20_77" loext:num-list-format="%4%" style:num-format="1">
        <style:list-level-properties text:list-level-position-and-space-mode="label-alignment">
          <style:list-level-label-alignment text:label-followed-by="listtab" fo:margin-left="4.949cm"/>
        </style:list-level-properties>
      </text:list-level-style-number>
      <text:list-level-style-number text:level="5" text:style-name="ListLabel_20_78" loext:num-list-format="%5%" style:num-format="a" style:num-letter-sync="true">
        <style:list-level-properties text:list-level-position-and-space-mode="label-alignment">
          <style:list-level-label-alignment text:label-followed-by="listtab" fo:margin-left="6.219cm"/>
        </style:list-level-properties>
      </text:list-level-style-number>
      <text:list-level-style-number text:level="6" text:style-name="ListLabel_20_79" loext:num-list-format="%6%" style:num-format="i">
        <style:list-level-properties text:list-level-position-and-space-mode="label-alignment">
          <style:list-level-label-alignment text:label-followed-by="listtab" fo:margin-left="7.489cm"/>
        </style:list-level-properties>
      </text:list-level-style-number>
      <text:list-level-style-number text:level="7" text:style-name="ListLabel_20_80" loext:num-list-format="%7%" style:num-format="1">
        <style:list-level-properties text:list-level-position-and-space-mode="label-alignment">
          <style:list-level-label-alignment text:label-followed-by="listtab" fo:margin-left="8.759cm"/>
        </style:list-level-properties>
      </text:list-level-style-number>
      <text:list-level-style-number text:level="8" text:style-name="ListLabel_20_81" loext:num-list-format="%8%" style:num-format="a" style:num-letter-sync="true">
        <style:list-level-properties text:list-level-position-and-space-mode="label-alignment">
          <style:list-level-label-alignment text:label-followed-by="listtab" fo:margin-left="10.029cm"/>
        </style:list-level-properties>
      </text:list-level-style-number>
      <text:list-level-style-number text:level="9" text:style-name="ListLabel_20_82" loext:num-list-format="%9%" style:num-format="i">
        <style:list-level-properties text:list-level-position-and-space-mode="label-alignment">
          <style:list-level-label-alignment text:label-followed-by="listtab" fo:margin-left="11.2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margin-left="1.032cm"/>
        </style:list-level-properties>
      </text:list-level-style-number>
      <text:list-level-style-number text:level="2" text:style-name="ListLabel_20_84" loext:num-list-format="%1%.%2%." style:num-suffix="." style:num-format="1" text:display-levels="2">
        <style:list-level-properties text:list-level-position-and-space-mode="label-alignment">
          <style:list-level-label-alignment text:label-followed-by="listtab" fo:margin-left="1.94cm"/>
        </style:list-level-properties>
      </text:list-level-style-number>
      <text:list-level-style-number text:level="3" text:style-name="ListLabel_20_85" loext:num-list-format="%3%" style:num-format="i">
        <style:list-level-properties text:list-level-position-and-space-mode="label-alignment">
          <style:list-level-label-alignment text:label-followed-by="listtab" fo:margin-left="2.997cm"/>
        </style:list-level-properties>
      </text:list-level-style-number>
      <text:list-level-style-number text:level="4" text:style-name="ListLabel_20_86" loext:num-list-format="%4%" style:num-format="1">
        <style:list-level-properties text:list-level-position-and-space-mode="label-alignment">
          <style:list-level-label-alignment text:label-followed-by="listtab" fo:margin-left="4.267cm"/>
        </style:list-level-properties>
      </text:list-level-style-number>
      <text:list-level-style-number text:level="5" text:style-name="ListLabel_20_87" loext:num-list-format="%5%" style:num-format="a" style:num-letter-sync="true">
        <style:list-level-properties text:list-level-position-and-space-mode="label-alignment">
          <style:list-level-label-alignment text:label-followed-by="listtab" fo:margin-left="5.537cm"/>
        </style:list-level-properties>
      </text:list-level-style-number>
      <text:list-level-style-number text:level="6" text:style-name="ListLabel_20_88" loext:num-list-format="%6%" style:num-format="i">
        <style:list-level-properties text:list-level-position-and-space-mode="label-alignment">
          <style:list-level-label-alignment text:label-followed-by="listtab" fo:margin-left="6.807cm"/>
        </style:list-level-properties>
      </text:list-level-style-number>
      <text:list-level-style-number text:level="7" text:style-name="ListLabel_20_89" loext:num-list-format="%7%" style:num-format="1">
        <style:list-level-properties text:list-level-position-and-space-mode="label-alignment">
          <style:list-level-label-alignment text:label-followed-by="listtab" fo:margin-left="8.077cm"/>
        </style:list-level-properties>
      </text:list-level-style-number>
      <text:list-level-style-number text:level="8" text:style-name="ListLabel_20_90" loext:num-list-format="%8%" style:num-format="a" style:num-letter-sync="true">
        <style:list-level-properties text:list-level-position-and-space-mode="label-alignment">
          <style:list-level-label-alignment text:label-followed-by="listtab" fo:margin-left="9.347cm"/>
        </style:list-level-properties>
      </text:list-level-style-number>
      <text:list-level-style-number text:level="9" text:style-name="ListLabel_20_91" loext:num-list-format="%9%" style:num-format="i">
        <style:list-level-properties text:list-level-position-and-space-mode="label-alignment">
          <style:list-level-label-alignment text:label-followed-by="listtab" fo:margin-left="10.6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1%." style:num-suffix="." style:num-format="1">
        <style:list-level-properties text:list-level-position-and-space-mode="label-alignment">
          <style:list-level-label-alignment text:label-followed-by="listtab" fo:margin-left="1.032cm"/>
        </style:list-level-properties>
      </text:list-level-style-number>
      <text:list-level-style-number text:level="2" text:style-name="ListLabel_20_93" loext:num-list-format="%2%" style:num-format="a" style:num-letter-sync="true">
        <style:list-level-properties text:list-level-position-and-space-mode="label-alignment">
          <style:list-level-label-alignment text:label-followed-by="listtab" fo:margin-left="2.409cm"/>
        </style:list-level-properties>
      </text:list-level-style-number>
      <text:list-level-style-number text:level="3" text:style-name="ListLabel_20_94" loext:num-list-format="%3%" style:num-format="i">
        <style:list-level-properties text:list-level-position-and-space-mode="label-alignment">
          <style:list-level-label-alignment text:label-followed-by="listtab" fo:margin-left="3.679cm"/>
        </style:list-level-properties>
      </text:list-level-style-number>
      <text:list-level-style-number text:level="4" text:style-name="ListLabel_20_95" loext:num-list-format="%4%" style:num-format="1">
        <style:list-level-properties text:list-level-position-and-space-mode="label-alignment">
          <style:list-level-label-alignment text:label-followed-by="listtab" fo:margin-left="4.949cm"/>
        </style:list-level-properties>
      </text:list-level-style-number>
      <text:list-level-style-number text:level="5" text:style-name="ListLabel_20_96" loext:num-list-format="%5%" style:num-format="a" style:num-letter-sync="true">
        <style:list-level-properties text:list-level-position-and-space-mode="label-alignment">
          <style:list-level-label-alignment text:label-followed-by="listtab" fo:margin-left="6.219cm"/>
        </style:list-level-properties>
      </text:list-level-style-number>
      <text:list-level-style-number text:level="6" text:style-name="ListLabel_20_97" loext:num-list-format="%6%" style:num-format="i">
        <style:list-level-properties text:list-level-position-and-space-mode="label-alignment">
          <style:list-level-label-alignment text:label-followed-by="listtab" fo:margin-left="7.489cm"/>
        </style:list-level-properties>
      </text:list-level-style-number>
      <text:list-level-style-number text:level="7" text:style-name="ListLabel_20_98" loext:num-list-format="%7%" style:num-format="1">
        <style:list-level-properties text:list-level-position-and-space-mode="label-alignment">
          <style:list-level-label-alignment text:label-followed-by="listtab" fo:margin-left="8.759cm"/>
        </style:list-level-properties>
      </text:list-level-style-number>
      <text:list-level-style-number text:level="8" text:style-name="ListLabel_20_99" loext:num-list-format="%8%" style:num-format="a" style:num-letter-sync="true">
        <style:list-level-properties text:list-level-position-and-space-mode="label-alignment">
          <style:list-level-label-alignment text:label-followed-by="listtab" fo:margin-left="10.029cm"/>
        </style:list-level-properties>
      </text:list-level-style-number>
      <text:list-level-style-number text:level="9" text:style-name="ListLabel_20_100" loext:num-list-format="%9%" style:num-format="i">
        <style:list-level-properties text:list-level-position-and-space-mode="label-alignment">
          <style:list-level-label-alignment text:label-followed-by="listtab" fo:margin-left="11.2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usage="mirrored">
      <style:page-layout-properties fo:page-width="21.001cm" fo:page-height="29.7cm" style:num-format="1" style:print-orientation="portrait" fo:margin-top="1.251cm" fo:margin-bottom="4.6cm" fo:margin-left="3.951cm" fo:margin-right="3.951cm" style:writing-mode="lr-tb" style:layout-grid-color="#c0c0c0" style:layout-grid-lines="35"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35cm" fo:margin-left="0cm" fo:margin-right="0cm" fo:margin-bottom="3.2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paragraph" svg:y="0.002cm" draw:z-index="10"><draw:text-box fo:min-height="0.041cm" fo:min-width="0.041cm"><text:p text:style-name="MP2"/></draw:text-box></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IONS TO AUTHORS FOR THE PREPARATION OF MANUSCRIPTS</dc:title>
    <meta:initial-creator>Martin Ruck</meta:initial-creator>
    <meta:editing-cycles>94</meta:editing-cycles>
    <meta:print-date>2007-11-21T15:37:00</meta:print-date>
    <meta:creation-date>2020-09-14T17:55:00</meta:creation-date>
    <dc:date>2024-04-11T13:35:23.062540955</dc:date>
    <meta:editing-duration>PT12H25M45S</meta:editing-duration>
    <meta:generator>LibreOffice/24.2.1.2$Linux_X86_64 LibreOffice_project/420$Build-2</meta:generator>
    <meta:document-statistic meta:table-count="3" meta:image-count="0" meta:object-count="73" meta:page-count="10" meta:paragraph-count="196" meta:word-count="3402" meta:character-count="21897" meta:non-whitespace-character-count="18651"/>
    <meta:user-defined meta:name="AppVersion">16.0000</meta:user-defined>
    <meta:user-defined meta:name="Company">Elsevier Science</meta:user-defined>
    <meta:user-defined meta:name="ZOTERO_PREF_1">&lt;data data-version="3" zotero-version="6.0.26.SOURCE.f68dc7c90"&gt;&lt;session id="xo4N7zWZ"/&gt;&lt;style id="http://www.zotero.org/styles/ieee" locale="en-US" hasBibliography="1" bibliographyStyleHasBeenSet="0"/&gt;&lt;prefs&gt;&lt;pref name="fieldType" value="ReferenceMark"/&gt;</meta:user-defined>
    <meta:user-defined meta:name="ZOTERO_PREF_2">&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10/content.xml><?xml version="1.0" encoding="utf-8"?>
<math xmlns="http://www.w3.org/1998/Math/MathML" display="block">
  <semantics>
    <mi>k</mi>
    <annotation encoding="StarMath 5.0">k</annotation>
  </semantics>
</math>
</file>

<file path=Object 11/content.xml><?xml version="1.0" encoding="utf-8"?>
<math xmlns="http://www.w3.org/1998/Math/MathML" display="block">
  <semantics>
    <mrow>
      <mn>0</mn>
      <mo stretchy="false">≤</mo>
      <mi>k</mi>
      <mo stretchy="false">&lt;</mo>
      <mi>n</mi>
    </mrow>
    <annotation encoding="StarMath 5.0">0 le k&lt;n</annotation>
  </semantics>
</math>
</file>

<file path=Object 12/content.xml><?xml version="1.0" encoding="utf-8"?>
<math xmlns="http://www.w3.org/1998/Math/MathML" display="block">
  <semantics>
    <msub>
      <mi>d</mi>
      <mi>k</mi>
    </msub>
    <annotation encoding="StarMath 5.0">d_k</annotation>
  </semantics>
</math>
</file>

<file path=Object 13/content.xml><?xml version="1.0" encoding="utf-8"?>
<math xmlns="http://www.w3.org/1998/Math/MathML" display="block">
  <semantics>
    <mover accent="true">
      <msub>
        <mi>e</mi>
        <mi>k</mi>
      </msub>
      <mo stretchy="false">⃗</mo>
    </mover>
    <annotation encoding="StarMath 5.0">vec e_k</annotation>
  </semantics>
</math>
</file>

<file path=Object 14/content.xml><?xml version="1.0" encoding="utf-8"?>
<math xmlns="http://www.w3.org/1998/Math/MathML" display="block">
  <semantics>
    <mrow>
      <mi>θ</mi>
      <mo stretchy="false">&lt;</mo>
      <msup>
        <mn>90</mn>
        <mo stretchy="false">∘</mo>
      </msup>
    </mrow>
    <annotation encoding="StarMath 5.0">%theta &lt; 90^circ</annotation>
  </semantics>
</math>
</file>

<file path=Object 15/content.xml><?xml version="1.0" encoding="utf-8"?>
<math xmlns="http://www.w3.org/1998/Math/MathML" display="block">
  <semantics>
    <mi>θ</mi>
    <annotation encoding="StarMath 5.0">%theta</annotation>
  </semantics>
</math>
</file>

<file path=Object 16/content.xml><?xml version="1.0" encoding="utf-8"?>
<math xmlns="http://www.w3.org/1998/Math/MathML" display="block">
  <semantics>
    <mover accent="true">
      <msub>
        <mi>e</mi>
        <mi>k</mi>
      </msub>
      <mo stretchy="false">⃗</mo>
    </mover>
    <annotation encoding="StarMath 5.0">vec e_k</annotation>
  </semantics>
</math>
</file>

<file path=Object 17/content.xml><?xml version="1.0" encoding="utf-8"?>
<math xmlns="http://www.w3.org/1998/Math/MathML" display="block">
  <semantics>
    <mover accent="true">
      <msub>
        <mi>e</mi>
        <mi>c</mi>
      </msub>
      <mo stretchy="false">⃗</mo>
    </mover>
    <annotation encoding="StarMath 5.0">vec e_c</annotation>
  </semantics>
</math>
</file>

<file path=Object 18/content.xml><?xml version="1.0" encoding="utf-8"?>
<math xmlns="http://www.w3.org/1998/Math/MathML" display="block">
  <semantics>
    <mi>m</mi>
    <annotation encoding="StarMath 5.0">m</annotation>
  </semantics>
</math>
</file>

<file path=Object 19/content.xml><?xml version="1.0" encoding="utf-8"?>
<math xmlns="http://www.w3.org/1998/Math/MathML" display="block">
  <semantics>
    <mrow>
      <msub>
        <mi>d</mi>
        <mi>k</mi>
      </msub>
      <mo stretchy="false">=</mo>
      <mrow>
        <mn>1</mn>
        <mo stretchy="false">+</mo>
        <mrow>
          <munderover>
            <mo stretchy="false">∑</mo>
            <mrow>
              <mi>i</mi>
              <mo stretchy="false">=</mo>
              <mn>1</mn>
            </mrow>
            <mi>m</mi>
          </munderover>
          <mfrac>
            <mrow>
              <msub>
                <mi>S</mi>
                <mi>i</mi>
              </msub>
              <msub>
                <mi>θ</mi>
                <mi>k</mi>
              </msub>
            </mrow>
            <msup>
              <mrow>
                <mo fence="true" form="prefix" stretchy="true">|</mo>
                <mrow>
                  <mrow>
                    <mover accent="true">
                      <mi>r</mi>
                      <mo stretchy="false">⃗</mo>
                    </mover>
                    <mo stretchy="false">−</mo>
                    <mover accent="true">
                      <msub>
                        <mi>r</mi>
                        <mi>i</mi>
                      </msub>
                      <mo stretchy="false">⃗</mo>
                    </mover>
                  </mrow>
                </mrow>
                <mo fence="true" form="postfix" stretchy="true">|</mo>
              </mrow>
              <mn>2</mn>
            </msup>
          </mfrac>
        </mrow>
      </mrow>
    </mrow>
    <annotation encoding="StarMath 5.0">d_k = 1 + sum from i=1 to m {{S_i %theta_k} over {abs{vec r-vec r_i}}^2}</annotation>
  </semantics>
</math>
</file>

<file path=Object 2/content.xml><?xml version="1.0" encoding="utf-8"?>
<math xmlns="http://www.w3.org/1998/Math/MathML" display="block">
  <semantics>
    <mi>S</mi>
    <annotation encoding="StarMath 5.0">S</annotation>
  </semantics>
</math>
</file>

<file path=Object 20/content.xml><?xml version="1.0" encoding="utf-8"?>
<math xmlns="http://www.w3.org/1998/Math/MathML" display="block">
  <semantics>
    <msub>
      <mi>S</mi>
      <mi>i</mi>
    </msub>
    <annotation encoding="StarMath 5.0">S_i</annotation>
  </semantics>
</math>
</file>

<file path=Object 21/content.xml><?xml version="1.0" encoding="utf-8"?>
<math xmlns="http://www.w3.org/1998/Math/MathML" display="block">
  <semantics>
    <mi>i</mi>
    <annotation encoding="StarMath 5.0">i</annotation>
  </semantics>
</math>
</file>

<file path=Object 22/content.xml><?xml version="1.0" encoding="utf-8"?>
<math xmlns="http://www.w3.org/1998/Math/MathML" display="block">
  <semantics>
    <mover accent="true">
      <msub>
        <mi>r</mi>
        <mi>i</mi>
      </msub>
      <mo stretchy="false">⃗</mo>
    </mover>
    <annotation encoding="StarMath 5.0">vec r_i</annotation>
  </semantics>
</math>
</file>

<file path=Object 23/content.xml><?xml version="1.0" encoding="utf-8"?>
<math xmlns="http://www.w3.org/1998/Math/MathML" display="block">
  <semantics>
    <msub>
      <mi>θ</mi>
      <mi>k</mi>
    </msub>
    <annotation encoding="StarMath 5.0">%theta_k</annotation>
  </semantics>
</math>
</file>

<file path=Object 24/content.xml><?xml version="1.0" encoding="utf-8"?>
<math xmlns="http://www.w3.org/1998/Math/MathML" display="block">
  <semantics>
    <mrow>
      <mrow>
        <mover accent="true">
          <msub>
            <mi>p</mi>
            <mi>i</mi>
          </msub>
          <mo stretchy="false">⃗</mo>
        </mover>
        <mo stretchy="false">=</mo>
        <mover accent="true">
          <msub>
            <mi>r</mi>
            <mi>i</mi>
          </msub>
          <mo stretchy="false">⃗</mo>
        </mover>
      </mrow>
      <mi>–</mi>
      <mover accent="true">
        <mi>r</mi>
        <mo stretchy="false">⃗</mo>
      </mover>
    </mrow>
    <annotation encoding="StarMath 5.0">vec p_i=vec r_i – vec r</annotation>
  </semantics>
</math>
</file>

<file path=Object 25/content.xml><?xml version="1.0" encoding="utf-8"?>
<math xmlns="http://www.w3.org/1998/Math/MathML" display="block">
  <semantics>
    <mover accent="true">
      <msub>
        <mi>e</mi>
        <mi>k</mi>
      </msub>
      <mo stretchy="false">⃗</mo>
    </mover>
    <annotation encoding="StarMath 5.0">vec e_k</annotation>
  </semantics>
</math>
</file>

<file path=Object 26/content.xml><?xml version="1.0" encoding="utf-8"?>
<math xmlns="http://www.w3.org/1998/Math/MathML" display="block">
  <semantics>
    <mover accent="true">
      <msub>
        <mi>e</mi>
        <mi>k</mi>
      </msub>
      <mo stretchy="false">⃗</mo>
    </mover>
    <annotation encoding="StarMath 5.0">vec e_k</annotation>
  </semantics>
</math>
</file>

<file path=Object 27/content.xml><?xml version="1.0" encoding="utf-8"?>
<math xmlns="http://www.w3.org/1998/Math/MathML" display="block">
  <semantics>
    <mover accent="true">
      <msub>
        <mi>e</mi>
        <mi>c</mi>
      </msub>
      <mo stretchy="false">⃗</mo>
    </mover>
    <annotation encoding="StarMath 5.0">vec e_c</annotation>
  </semantics>
</math>
</file>

<file path=Object 28/content.xml><?xml version="1.0" encoding="utf-8"?>
<math xmlns="http://www.w3.org/1998/Math/MathML" display="block">
  <semantics>
    <mover accent="true">
      <msub>
        <mi>e</mi>
        <mi>c</mi>
      </msub>
      <mo stretchy="false">⃗</mo>
    </mover>
    <annotation encoding="StarMath 5.0">vec e_c</annotation>
  </semantics>
</math>
</file>

<file path=Object 29/content.xml><?xml version="1.0" encoding="utf-8"?>
<math xmlns="http://www.w3.org/1998/Math/MathML" display="block">
  <semantics>
    <mrow>
      <mrow>
        <mover accent="true">
          <mi>r</mi>
          <mo stretchy="false">⃗</mo>
        </mover>
        <mo stretchy="false">=</mo>
        <mrow>
          <mi>r</mi>
          <mo stretchy="false">+</mo>
          <mi>v</mi>
        </mrow>
      </mrow>
      <mover accent="true">
        <msub>
          <mi>e</mi>
          <mi>c</mi>
        </msub>
        <mo stretchy="false">⃗</mo>
      </mover>
    </mrow>
    <annotation encoding="StarMath 5.0">vec r = r + v vec e_c</annotation>
  </semantics>
</math>
</file>

<file path=Object 3/content.xml><?xml version="1.0" encoding="utf-8"?>
<math xmlns="http://www.w3.org/1998/Math/MathML" display="block">
  <semantics>
    <mrow>
      <mi>S</mi>
      <mo stretchy="false">≤</mo>
      <mn>0.1</mn>
    </mrow>
    <annotation encoding="StarMath 5.0">S le 0.1</annotation>
  </semantics>
</math>
</file>

<file path=Object 30/content.xml><?xml version="1.0" encoding="utf-8"?>
<math xmlns="http://www.w3.org/1998/Math/MathML" display="block">
  <semantics>
    <mi>T</mi>
    <annotation encoding="StarMath 5.0">T</annotation>
  </semantics>
</math>
</file>

<file path=Object 31/content.xml><?xml version="1.0" encoding="utf-8"?>
<math xmlns="http://www.w3.org/1998/Math/MathML" display="block">
  <semantics>
    <mi>W</mi>
    <annotation encoding="StarMath 5.0">W</annotation>
  </semantics>
</math>
</file>

<file path=Object 32/content.xml><?xml version="1.0" encoding="utf-8"?>
<math xmlns="http://www.w3.org/1998/Math/MathML" display="block">
  <semantics>
    <mi>H</mi>
    <annotation encoding="StarMath 5.0">H</annotation>
  </semantics>
</math>
</file>

<file path=Object 33/content.xml><?xml version="1.0" encoding="utf-8"?>
<math xmlns="http://www.w3.org/1998/Math/MathML" display="block">
  <semantics>
    <msub>
      <mi>n</mi>
      <mi>r</mi>
    </msub>
    <annotation encoding="StarMath 5.0">n_r</annotation>
  </semantics>
</math>
</file>

<file path=Object 34/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sub>
      <mi>R</mi>
      <mi mathvariant="italic">comm</mi>
    </msub>
    <annotation encoding="StarMath 5.0">R_{comm}</annotation>
  </semantics>
</math>
</file>

<file path=Object 37/content.xml><?xml version="1.0" encoding="utf-8"?>
<math xmlns="http://www.w3.org/1998/Math/MathML" display="block">
  <semantics>
    <msub>
      <mi>R</mi>
      <mi mathvariant="italic">sens</mi>
    </msub>
    <annotation encoding="StarMath 5.0">R_{sens}</annotation>
  </semantics>
</math>
</file>

<file path=Object 38/content.xml><?xml version="1.0" encoding="utf-8"?>
<math xmlns="http://www.w3.org/1998/Math/MathML" display="block">
  <semantics>
    <msub>
      <mi>d</mi>
      <mi mathvariant="italic">ij</mi>
    </msub>
    <annotation encoding="StarMath 5.0">d_{ij}</annotation>
  </semantics>
</math>
</file>

<file path=Object 39/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row>
      <mrow>
        <mi>S</mi>
        <mo stretchy="false">=</mo>
        <mn>0.98</mn>
      </mrow>
      <msub>
        <mi>S</mi>
        <mi mathvariant="italic">initial</mi>
      </msub>
      <msup>
        <mi>e</mi>
        <mrow>
          <mrow>
            <mo stretchy="false">−</mo>
            <mi>λ</mi>
          </mrow>
          <mi>t</mi>
        </mrow>
      </msup>
    </mrow>
    <annotation encoding="StarMath 5.0">S=0.98 S_{initial} e^{- %lambda t}</annotation>
  </semantics>
</math>
</file>

<file path=Object 40/content.xml><?xml version="1.0" encoding="utf-8"?>
<math xmlns="http://www.w3.org/1998/Math/MathML" display="block">
  <semantics>
    <msub>
      <mi>N</mi>
      <mi>p</mi>
    </msub>
    <annotation encoding="StarMath 5.0">N_p</annotation>
  </semantics>
</math>
</file>

<file path=Object 41/content.xml><?xml version="1.0" encoding="utf-8"?>
<math xmlns="http://www.w3.org/1998/Math/MathML" display="block">
  <semantics>
    <msub>
      <mi>S</mi>
      <mi mathvariant="italic">initial</mi>
    </msub>
    <annotation encoding="StarMath 5.0">S_{initial}</annotation>
  </semantics>
</math>
</file>

<file path=Object 42/content.xml><?xml version="1.0" encoding="utf-8"?>
<math xmlns="http://www.w3.org/1998/Math/MathML" display="block">
  <semantics>
    <mi>α</mi>
    <annotation encoding="StarMath 5.0">%alpha</annotation>
  </semantics>
</math>
</file>

<file path=Object 43/content.xml><?xml version="1.0" encoding="utf-8"?>
<math xmlns="http://www.w3.org/1998/Math/MathML" display="block">
  <semantics>
    <mi>λ</mi>
    <annotation encoding="StarMath 5.0">%lambda</annotation>
  </semantics>
</math>
</file>

<file path=Object 44/content.xml><?xml version="1.0" encoding="utf-8"?>
<math xmlns="http://www.w3.org/1998/Math/MathML" display="block">
  <semantics>
    <msub>
      <mi>R</mi>
      <mi mathvariant="italic">comm</mi>
    </msub>
    <annotation encoding="StarMath 5.0">R_{comm}</annotation>
  </semantics>
</math>
</file>

<file path=Object 45/content.xml><?xml version="1.0" encoding="utf-8"?>
<math xmlns="http://www.w3.org/1998/Math/MathML" display="block">
  <semantics>
    <mrow>
      <msub>
        <mi>d</mi>
        <mi mathvariant="italic">ij</mi>
      </msub>
      <mo stretchy="false">&lt;</mo>
      <msub>
        <mi>R</mi>
        <mi mathvariant="italic">comm</mi>
      </msub>
    </mrow>
    <annotation encoding="StarMath 5.0">d_{ij}&lt;R_{comm}</annotation>
  </semantics>
</math>
</file>

<file path=Object 46/content.xml><?xml version="1.0" encoding="utf-8"?>
<math xmlns="http://www.w3.org/1998/Math/MathML" display="block">
  <semantics>
    <mover accent="true">
      <msub>
        <mi>e</mi>
        <mi>f</mi>
      </msub>
      <mo stretchy="false">⃗</mo>
    </mover>
    <annotation encoding="StarMath 5.0">vec e_f</annotation>
  </semantics>
</math>
</file>

<file path=Object 47/content.xml><?xml version="1.0" encoding="utf-8"?>
<math xmlns="http://www.w3.org/1998/Math/MathML" display="block">
  <semantics>
    <mrow>
      <mi>θ</mi>
      <mo stretchy="false">&lt;</mo>
      <msup>
        <mn>90</mn>
        <mo stretchy="false">∘</mo>
      </msup>
    </mrow>
    <annotation encoding="StarMath 5.0">%theta &lt; 90^{circ}</annotation>
  </semantics>
</math>
</file>

<file path=Object 48/content.xml><?xml version="1.0" encoding="utf-8"?>
<math xmlns="http://www.w3.org/1998/Math/MathML" display="block">
  <semantics>
    <mi>N</mi>
    <annotation encoding="StarMath 5.0">N</annotation>
  </semantics>
</math>
</file>

<file path=Object 49/content.xml><?xml version="1.0" encoding="utf-8"?>
<math xmlns="http://www.w3.org/1998/Math/MathML" display="block">
  <semantics>
    <mover accent="true">
      <msub>
        <mi>e</mi>
        <mi>c</mi>
      </msub>
      <mo stretchy="false">⃗</mo>
    </mover>
    <annotation encoding="StarMath 5.0">vec e_c</annotation>
  </semantics>
</math>
</file>

<file path=Object 5/content.xml><?xml version="1.0" encoding="utf-8"?>
<math xmlns="http://www.w3.org/1998/Math/MathML" display="block">
  <semantics>
    <msub>
      <mi>N</mi>
      <mi>p</mi>
    </msub>
    <annotation encoding="StarMath 5.0">N_p</annotation>
  </semantics>
</math>
</file>

<file path=Object 50/content.xml><?xml version="1.0" encoding="utf-8"?>
<math xmlns="http://www.w3.org/1998/Math/MathML" display="block">
  <semantics>
    <mover accent="true">
      <msub>
        <mi>e</mi>
        <mi>f</mi>
      </msub>
      <mo stretchy="false">⃗</mo>
    </mover>
    <annotation encoding="StarMath 5.0">vec e_f</annotation>
  </semantics>
</math>
</file>

<file path=Object 51/content.xml><?xml version="1.0" encoding="utf-8"?>
<math xmlns="http://www.w3.org/1998/Math/MathML" display="block">
  <semantics>
    <mi>λ</mi>
    <annotation encoding="StarMath 5.0">%lambda</annotation>
  </semantics>
</math>
</file>

<file path=Object 52/content.xml><?xml version="1.0" encoding="utf-8"?>
<math xmlns="http://www.w3.org/1998/Math/MathML" display="block">
  <semantics>
    <mi>α</mi>
    <annotation encoding="StarMath 5.0">%alpha</annotation>
  </semantics>
</math>
</file>

<file path=Object 53/content.xml><?xml version="1.0" encoding="utf-8"?>
<math xmlns="http://www.w3.org/1998/Math/MathML" display="block">
  <semantics>
    <msup>
      <mn>90</mn>
      <mo stretchy="false">∘</mo>
    </msup>
    <annotation encoding="StarMath 5.0">90^{circ}</annotation>
  </semantics>
</math>
</file>

<file path=Object 54/content.xml><?xml version="1.0" encoding="utf-8"?>
<math xmlns="http://www.w3.org/1998/Math/MathML" display="block">
  <semantics>
    <mrow>
      <mi>W</mi>
      <mo stretchy="false">×</mo>
      <mi>H</mi>
    </mrow>
    <annotation encoding="StarMath 5.0">W times H</annotation>
  </semantics>
</math>
</file>

<file path=Object 55/content.xml><?xml version="1.0" encoding="utf-8"?>
<math xmlns="http://www.w3.org/1998/Math/MathML" display="block">
  <semantics>
    <msub>
      <mi>R</mi>
      <mi mathvariant="italic">sens</mi>
    </msub>
    <annotation encoding="StarMath 5.0">R_{sens}</annotation>
  </semantics>
</math>
</file>

<file path=Object 56/content.xml><?xml version="1.0" encoding="utf-8"?>
<math xmlns="http://www.w3.org/1998/Math/MathML" display="block">
  <semantics>
    <mi>μ</mi>
    <annotation encoding="StarMath 5.0">%mu</annotation>
  </semantics>
</math>
</file>

<file path=Object 57/content.xml><?xml version="1.0" encoding="utf-8"?>
<math xmlns="http://www.w3.org/1998/Math/MathML" display="block">
  <semantics>
    <mrow>
      <munderover>
        <mo stretchy="false">∑</mo>
        <mrow>
          <mi>i</mi>
          <mo stretchy="false">=</mo>
          <mn>0</mn>
        </mrow>
        <mi>T</mi>
      </munderover>
      <msqrt>
        <mrow>
          <munderover>
            <mo stretchy="false">∑</mo>
            <mrow>
              <mi>j</mi>
              <mo stretchy="false">=</mo>
              <mn>0</mn>
            </mrow>
            <mi>M</mi>
          </munderover>
          <mfrac>
            <msup>
              <mrow>
                <mo fence="true" form="prefix" stretchy="false">(</mo>
                <mrow>
                  <mrow>
                    <msub>
                      <mi>μ</mi>
                      <mi mathvariant="italic">ij</mi>
                    </msub>
                    <mo stretchy="false">−</mo>
                    <mover accent="true">
                      <msub>
                        <mi>μ</mi>
                        <mi>i</mi>
                      </msub>
                      <mo stretchy="false">¯</mo>
                    </mover>
                  </mrow>
                </mrow>
                <mo fence="true" form="postfix" stretchy="false">)</mo>
              </mrow>
              <mn>2</mn>
            </msup>
            <mi>T</mi>
          </mfrac>
        </mrow>
      </msqrt>
    </mrow>
    <annotation encoding="StarMath 5.0">sum from{i=0} to{T} sqrt{ sum from{j=0}to{M} frac {(%mu_ij-bar %mu_i)^2} {T}  }</annotation>
  </semantics>
</math>
</file>

<file path=Object 58/content.xml><?xml version="1.0" encoding="utf-8"?>
<math xmlns="http://www.w3.org/1998/Math/MathML" display="block">
  <semantics>
    <mi>M</mi>
    <annotation encoding="StarMath 5.0">M</annotation>
  </semantics>
</math>
</file>

<file path=Object 59/content.xml><?xml version="1.0" encoding="utf-8"?>
<math xmlns="http://www.w3.org/1998/Math/MathML" display="block">
  <semantics>
    <msub>
      <mi>μ</mi>
      <mi mathvariant="italic">ij</mi>
    </msub>
    <annotation encoding="StarMath 5.0">%mu_ij</annotation>
  </semantics>
</math>
</file>

<file path=Object 6/content.xml><?xml version="1.0" encoding="utf-8"?>
<math xmlns="http://www.w3.org/1998/Math/MathML" display="block">
  <semantics>
    <mrow>
      <mi>S</mi>
      <mo stretchy="false">=</mo>
      <msub>
        <mi>S</mi>
        <mi mathvariant="italic">initial</mi>
      </msub>
    </mrow>
    <annotation encoding="StarMath 5.0">S=S_{initial}</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j</mi>
    <annotation encoding="StarMath 5.0">j</annotation>
  </semantics>
</math>
</file>

<file path=Object 62/content.xml><?xml version="1.0" encoding="utf-8"?>
<math xmlns="http://www.w3.org/1998/Math/MathML" display="block">
  <semantics>
    <mover accent="true">
      <msub>
        <mi>μ</mi>
        <mi>i</mi>
      </msub>
      <mo stretchy="false">¯</mo>
    </mover>
    <annotation encoding="StarMath 5.0">bar %mu_i </annotation>
  </semantics>
</math>
</file>

<file path=Object 63/content.xml><?xml version="1.0" encoding="utf-8"?>
<math xmlns="http://www.w3.org/1998/Math/MathML" display="block">
  <semantics>
    <mi>v</mi>
    <annotation encoding="StarMath 5.0">v</annotation>
  </semantics>
</math>
</file>

<file path=Object 64/content.xml><?xml version="1.0" encoding="utf-8"?>
<math xmlns="http://www.w3.org/1998/Math/MathML" display="block">
  <semantics>
    <mi>H</mi>
    <annotation encoding="StarMath 5.0">H</annotation>
  </semantics>
</math>
</file>

<file path=Object 65/content.xml><?xml version="1.0" encoding="utf-8"?>
<math xmlns="http://www.w3.org/1998/Math/MathML" display="block">
  <semantics>
    <mi>W</mi>
    <annotation encoding="StarMath 5.0">W</annotation>
  </semantics>
</math>
</file>

<file path=Object 66/content.xml><?xml version="1.0" encoding="utf-8"?>
<math xmlns="http://www.w3.org/1998/Math/MathML" display="block">
  <semantics>
    <msub>
      <mi>R</mi>
      <mi mathvariant="italic">sens</mi>
    </msub>
    <annotation encoding="StarMath 5.0">R_{sens}</annotation>
  </semantics>
</math>
</file>

<file path=Object 67/content.xml><?xml version="1.0" encoding="utf-8"?>
<math xmlns="http://www.w3.org/1998/Math/MathML" display="block">
  <semantics>
    <msub>
      <mi>R</mi>
      <mi mathvariant="italic">comm</mi>
    </msub>
    <annotation encoding="StarMath 5.0">R_{comm}</annotation>
  </semantics>
</math>
</file>

<file path=Object 68/content.xml><?xml version="1.0" encoding="utf-8"?>
<math xmlns="http://www.w3.org/1998/Math/MathML" display="block">
  <semantics>
    <msub>
      <mi>N</mi>
      <mi>p</mi>
    </msub>
    <annotation encoding="StarMath 5.0">N_p</annotation>
  </semantics>
</math>
</file>

<file path=Object 69/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over accent="true">
      <mi>r</mi>
      <mo stretchy="false">⃗</mo>
    </mover>
    <annotation encoding="StarMath 5.0">vec r</annotation>
  </semantics>
</math>
</file>

<file path=Object 70/content.xml><?xml version="1.0" encoding="utf-8"?>
<math xmlns="http://www.w3.org/1998/Math/MathML" display="block">
  <semantics>
    <mi>N</mi>
    <annotation encoding="StarMath 5.0">N</annotation>
  </semantics>
</math>
</file>

<file path=Object 71/content.xml><?xml version="1.0" encoding="utf-8"?>
<math xmlns="http://www.w3.org/1998/Math/MathML" display="block">
  <semantics>
    <mi>λ</mi>
    <annotation encoding="StarMath 5.0">%lambda</annotation>
  </semantics>
</math>
</file>

<file path=Object 72/content.xml><?xml version="1.0" encoding="utf-8"?>
<math xmlns="http://www.w3.org/1998/Math/MathML" display="block">
  <semantics>
    <msub>
      <mi>S</mi>
      <mi mathvariant="italic">initial</mi>
    </msub>
    <annotation encoding="StarMath 5.0">S_{initial}</annotation>
  </semantics>
</math>
</file>

<file path=Object 73/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n</mi>
    <annotation encoding="StarMath 5.0">n</annotation>
  </semantics>
</math>
</file>